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rbit_from_weird_foldContin_sample_at_epsH1e-1_zeta1e-5_Omeg5_UZ1" table:style-name="ta1">
        <table:shapes>
          <draw:frame draw:z-index="0" draw:style-name="gr1" draw:text-style-name="P1" svg:width="16.008cm" svg:height="9.005cm" svg:x="20.787cm" svg:y="4.037cm">
            <draw:object draw:notify-on-update-of-ranges="'orbit_from_weird_foldContin_sample_at_epsH1e-1_zeta1e-5_Omeg5_UZ1'.B1:'orbit_from_weird_foldContin_sample_at_epsH1e-1_zeta1e-5_Omeg5_UZ1'.B1 'orbit_from_weird_foldContin_sample_at_epsH1e-1_zeta1e-5_Omeg5_UZ1'.B2:'orbit_from_weird_foldContin_sample_at_epsH1e-1_zeta1e-5_Omeg5_UZ1'.B256 'orbit_from_weird_foldContin_sample_at_epsH1e-1_zeta1e-5_Omeg5_UZ1'.C1:'orbit_from_weird_foldContin_sample_at_epsH1e-1_zeta1e-5_Omeg5_UZ1'.C1 'orbit_from_weird_foldContin_sample_at_epsH1e-1_zeta1e-5_Omeg5_UZ1'.C2:'orbit_from_weird_foldContin_sample_at_epsH1e-1_zeta1e-5_Omeg5_UZ1'.C2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960895288" calcext:value-type="float">
            <text:p>-4.960895288</text:p>
          </table:table-cell>
          <table:table-cell office:value-type="float" office:value="0.4311626343" calcext:value-type="float">
            <text:p>0.4311626343</text:p>
          </table:table-cell>
          <table:table-cell office:value-type="float" office:value="2.5076138562" calcext:value-type="float">
            <text:p>2.5076138562</text:p>
          </table:table-cell>
          <table:table-cell office:value-type="float" office:value="20.175516163" calcext:value-type="float">
            <text:p>20.175516163</text:p>
          </table:table-cell>
          <table:table-cell table:number-columns-repeated="2"/>
        </table:table-row>
        <table:table-row table:style-name="ro1">
          <table:table-cell office:value-type="float" office:value="0.0014614117517" calcext:value-type="float">
            <text:p>0.0014614117517</text:p>
          </table:table-cell>
          <table:table-cell office:value-type="float" office:value="-4.9504008203" calcext:value-type="float">
            <text:p>-4.9504008203</text:p>
          </table:table-cell>
          <table:table-cell office:value-type="float" office:value="0.50842816543" calcext:value-type="float">
            <text:p>0.50842816543</text:p>
          </table:table-cell>
          <table:table-cell office:value-type="float" office:value="2.9631654737" calcext:value-type="float">
            <text:p>2.9631654737</text:p>
          </table:table-cell>
          <table:table-cell office:value-type="float" office:value="20.103722729" calcext:value-type="float">
            <text:p>20.103722729</text:p>
          </table:table-cell>
          <table:table-cell table:number-columns-repeated="2"/>
        </table:table-row>
        <table:table-row table:style-name="ro1">
          <table:table-cell office:value-type="float" office:value="0.0029228235034" calcext:value-type="float">
            <text:p>0.0029228235034</text:p>
          </table:table-cell>
          <table:table-cell office:value-type="float" office:value="-4.9381630393" calcext:value-type="float">
            <text:p>-4.9381630393</text:p>
          </table:table-cell>
          <table:table-cell office:value-type="float" office:value="0.58539531128" calcext:value-type="float">
            <text:p>0.58539531128</text:p>
          </table:table-cell>
          <table:table-cell office:value-type="float" office:value="3.416405288" calcext:value-type="float">
            <text:p>3.416405288</text:p>
          </table:table-cell>
          <table:table-cell office:value-type="float" office:value="20.019970515" calcext:value-type="float">
            <text:p>20.019970515</text:p>
          </table:table-cell>
          <table:table-cell/>
          <table:table-cell office:value-type="string" calcext:value-type="string">
            <text:p>Starts from left and goes towards the right.</text:p>
          </table:table-cell>
        </table:table-row>
        <table:table-row table:style-name="ro1">
          <table:table-cell office:value-type="float" office:value="0.0043842352552" calcext:value-type="float">
            <text:p>0.0043842352552</text:p>
          </table:table-cell>
          <table:table-cell office:value-type="float" office:value="-4.9241914941" calcext:value-type="float">
            <text:p>-4.9241914941</text:p>
          </table:table-cell>
          <table:table-cell office:value-type="float" office:value="0.66201834454" calcext:value-type="float">
            <text:p>0.66201834454</text:p>
          </table:table-cell>
          <table:table-cell office:value-type="float" office:value="3.8669789613" calcext:value-type="float">
            <text:p>3.8669789613</text:p>
          </table:table-cell>
          <table:table-cell office:value-type="float" office:value="19.924338902" calcext:value-type="float">
            <text:p>19.924338902</text:p>
          </table:table-cell>
          <table:table-cell/>
          <table:table-cell office:value-type="string" calcext:value-type="string">
            <text:p>The same orbit as UZ2 of regular one. </text:p>
          </table:table-cell>
        </table:table-row>
        <table:table-row table:style-name="ro1">
          <table:table-cell office:value-type="float" office:value="0.0058456470069" calcext:value-type="float">
            <text:p>0.0058456470069</text:p>
          </table:table-cell>
          <table:table-cell office:value-type="float" office:value="-4.9084970871" calcext:value-type="float">
            <text:p>-4.9084970871</text:p>
          </table:table-cell>
          <table:table-cell office:value-type="float" office:value="0.73825186396" calcext:value-type="float">
            <text:p>0.73825186396</text:p>
          </table:table-cell>
          <table:table-cell office:value-type="float" office:value="4.3145351448" calcext:value-type="float">
            <text:p>4.3145351448</text:p>
          </table:table-cell>
          <table:table-cell office:value-type="float" office:value="19.816918485" calcext:value-type="float">
            <text:p>19.816918485</text:p>
          </table:table-cell>
          <table:table-cell table:number-columns-repeated="2"/>
        </table:table-row>
        <table:table-row table:style-name="ro1">
          <table:table-cell office:value-type="float" office:value="0.0072758885125" calcext:value-type="float">
            <text:p>0.0072758885125</text:p>
          </table:table-cell>
          <table:table-cell office:value-type="float" office:value="-4.8914810554" calcext:value-type="float">
            <text:p>-4.8914810554</text:p>
          </table:table-cell>
          <table:table-cell office:value-type="float" office:value="0.81243897177" calcext:value-type="float">
            <text:p>0.81243897177</text:p>
          </table:table-cell>
          <table:table-cell office:value-type="float" office:value="4.7492892613" calcext:value-type="float">
            <text:p>4.7492892613</text:p>
          </table:table-cell>
          <table:table-cell office:value-type="float" office:value="19.700472608" calcext:value-type="float">
            <text:p>19.700472608</text:p>
          </table:table-cell>
          <table:table-cell table:number-columns-repeated="2"/>
        </table:table-row>
        <table:table-row table:style-name="ro1">
          <table:table-cell office:value-type="float" office:value="0.0087061300182" calcext:value-type="float">
            <text:p>0.0087061300182</text:p>
          </table:table-cell>
          <table:table-cell office:value-type="float" office:value="-4.8728393053" calcext:value-type="float">
            <text:p>-4.8728393053</text:p>
          </table:table-cell>
          <table:table-cell office:value-type="float" office:value="0.88616803437" calcext:value-type="float">
            <text:p>0.88616803437</text:p>
          </table:table-cell>
          <table:table-cell office:value-type="float" office:value="5.1804971973" calcext:value-type="float">
            <text:p>5.1804971973</text:p>
          </table:table-cell>
          <table:table-cell office:value-type="float" office:value="19.572938305" calcext:value-type="float">
            <text:p>19.572938305</text:p>
          </table:table-cell>
          <table:table-cell table:number-columns-repeated="2"/>
        </table:table-row>
        <table:table-row table:style-name="ro1">
          <table:table-cell office:value-type="float" office:value="0.010136371524" calcext:value-type="float">
            <text:p>0.010136371524</text:p>
          </table:table-cell>
          <table:table-cell office:value-type="float" office:value="-4.8525857504" calcext:value-type="float">
            <text:p>-4.8525857504</text:p>
          </table:table-cell>
          <table:table-cell office:value-type="float" office:value="0.95939763538" calcext:value-type="float">
            <text:p>0.95939763538</text:p>
          </table:table-cell>
          <table:table-cell office:value-type="float" office:value="5.6078400552" calcext:value-type="float">
            <text:p>5.6078400552</text:p>
          </table:table-cell>
          <table:table-cell office:value-type="float" office:value="19.434430968" calcext:value-type="float">
            <text:p>19.434430968</text:p>
          </table:table-cell>
          <table:table-cell table:number-columns-repeated="2"/>
        </table:table-row>
        <table:table-row table:style-name="ro1">
          <table:table-cell office:value-type="float" office:value="0.01156661303" calcext:value-type="float">
            <text:p>0.01156661303</text:p>
          </table:table-cell>
          <table:table-cell office:value-type="float" office:value="-4.8307354935" calcext:value-type="float">
            <text:p>-4.8307354935</text:p>
          </table:table-cell>
          <table:table-cell office:value-type="float" office:value="1.03208681" calcext:value-type="float">
            <text:p>1.03208681</text:p>
          </table:table-cell>
          <table:table-cell office:value-type="float" office:value="6.0310030623" calcext:value-type="float">
            <text:p>6.0310030623</text:p>
          </table:table-cell>
          <table:table-cell office:value-type="float" office:value="19.285075752" calcext:value-type="float">
            <text:p>19.285075752</text:p>
          </table:table-cell>
          <table:table-cell table:number-columns-repeated="2"/>
        </table:table-row>
        <table:table-row table:style-name="ro1">
          <table:table-cell office:value-type="float" office:value="0.012982619582" calcext:value-type="float">
            <text:p>0.012982619582</text:p>
          </table:table-cell>
          <table:table-cell office:value-type="float" office:value="-4.8075457447" calcext:value-type="float">
            <text:p>-4.8075457447</text:p>
          </table:table-cell>
          <table:table-cell office:value-type="float" office:value="1.1034803903" calcext:value-type="float">
            <text:p>1.1034803903</text:p>
          </table:table-cell>
          <table:table-cell office:value-type="float" office:value="6.4455320197" calcext:value-type="float">
            <text:p>6.4455320197</text:p>
          </table:table-cell>
          <table:table-cell office:value-type="float" office:value="19.12665288" calcext:value-type="float">
            <text:p>19.12665288</text:p>
          </table:table-cell>
          <table:table-cell table:number-columns-repeated="2"/>
        </table:table-row>
        <table:table-row table:style-name="ro1">
          <table:table-cell office:value-type="float" office:value="0.014398626134" calcext:value-type="float">
            <text:p>0.014398626134</text:p>
          </table:table-cell>
          <table:table-cell office:value-type="float" office:value="-4.7828237861" calcext:value-type="float">
            <text:p>-4.7828237861</text:p>
          </table:table-cell>
          <table:table-cell office:value-type="float" office:value="1.1742657925" calcext:value-type="float">
            <text:p>1.1742657925</text:p>
          </table:table-cell>
          <table:table-cell office:value-type="float" office:value="6.8553631488" calcext:value-type="float">
            <text:p>6.8553631488</text:p>
          </table:table-cell>
          <table:table-cell office:value-type="float" office:value="18.957868968" calcext:value-type="float">
            <text:p>18.957868968</text:p>
          </table:table-cell>
          <table:table-cell table:number-columns-repeated="2"/>
        </table:table-row>
        <table:table-row table:style-name="ro1">
          <table:table-cell office:value-type="float" office:value="0.015814632686" calcext:value-type="float">
            <text:p>0.015814632686</text:p>
          </table:table-cell>
          <table:table-cell office:value-type="float" office:value="-4.756587623" calcext:value-type="float">
            <text:p>-4.756587623</text:p>
          </table:table-cell>
          <table:table-cell office:value-type="float" office:value="1.2444047786" calcext:value-type="float">
            <text:p>1.2444047786</text:p>
          </table:table-cell>
          <table:table-cell office:value-type="float" office:value="7.2602047901" calcext:value-type="float">
            <text:p>7.2602047901</text:p>
          </table:table-cell>
          <table:table-cell office:value-type="float" office:value="18.77887278" calcext:value-type="float">
            <text:p>18.77887278</text:p>
          </table:table-cell>
          <table:table-cell table:number-columns-repeated="2"/>
        </table:table-row>
        <table:table-row table:style-name="ro1">
          <table:table-cell office:value-type="float" office:value="0.017230639239" calcext:value-type="float">
            <text:p>0.017230639239</text:p>
          </table:table-cell>
          <table:table-cell office:value-type="float" office:value="-4.7288563352" calcext:value-type="float">
            <text:p>-4.7288563352</text:p>
          </table:table-cell>
          <table:table-cell office:value-type="float" office:value="1.3138596794" calcext:value-type="float">
            <text:p>1.3138596794</text:p>
          </table:table-cell>
          <table:table-cell office:value-type="float" office:value="7.6597704543" calcext:value-type="float">
            <text:p>7.6597704543</text:p>
          </table:table-cell>
          <table:table-cell office:value-type="float" office:value="18.589821776" calcext:value-type="float">
            <text:p>18.589821776</text:p>
          </table:table-cell>
          <table:table-cell table:number-columns-repeated="2"/>
        </table:table-row>
        <table:table-row table:style-name="ro1">
          <table:table-cell office:value-type="float" office:value="0.018644891554" calcext:value-type="float">
            <text:p>0.018644891554</text:p>
          </table:table-cell>
          <table:table-cell office:value-type="float" office:value="-4.6996871454" calcext:value-type="float">
            <text:p>-4.6996871454</text:p>
          </table:table-cell>
          <table:table-cell office:value-type="float" office:value="1.3825087343" calcext:value-type="float">
            <text:p>1.3825087343</text:p>
          </table:table-cell>
          <table:table-cell office:value-type="float" office:value="8.0532945132" calcext:value-type="float">
            <text:p>8.0532945132</text:p>
          </table:table-cell>
          <table:table-cell office:value-type="float" office:value="18.391134437" calcext:value-type="float">
            <text:p>18.391134437</text:p>
          </table:table-cell>
          <table:table-cell table:number-columns-repeated="2"/>
        </table:table-row>
        <table:table-row table:style-name="ro1">
          <table:table-cell office:value-type="float" office:value="0.02005914387" calcext:value-type="float">
            <text:p>0.02005914387</text:p>
          </table:table-cell>
          <table:table-cell office:value-type="float" office:value="-4.6690677106" calcext:value-type="float">
            <text:p>-4.6690677106</text:p>
          </table:table-cell>
          <table:table-cell office:value-type="float" office:value="1.4504021167" calcext:value-type="float">
            <text:p>1.4504021167</text:p>
          </table:table-cell>
          <table:table-cell office:value-type="float" office:value="8.4410009838" calcext:value-type="float">
            <text:p>8.4410009838</text:p>
          </table:table-cell>
          <table:table-cell office:value-type="float" office:value="18.182756362" calcext:value-type="float">
            <text:p>18.182756362</text:p>
          </table:table-cell>
          <table:table-cell table:number-columns-repeated="2"/>
        </table:table-row>
        <table:table-row table:style-name="ro1">
          <table:table-cell office:value-type="float" office:value="0.021473396186" calcext:value-type="float">
            <text:p>0.021473396186</text:p>
          </table:table-cell>
          <table:table-cell office:value-type="float" office:value="-4.6370201277" calcext:value-type="float">
            <text:p>-4.6370201277</text:p>
          </table:table-cell>
          <table:table-cell office:value-type="float" office:value="1.5175041852" calcext:value-type="float">
            <text:p>1.5175041852</text:p>
          </table:table-cell>
          <table:table-cell office:value-type="float" office:value="8.8226215302" calcext:value-type="float">
            <text:p>8.8226215302</text:p>
          </table:table-cell>
          <table:table-cell office:value-type="float" office:value="17.964869194" calcext:value-type="float">
            <text:p>17.964869194</text:p>
          </table:table-cell>
          <table:table-cell table:number-columns-repeated="2"/>
        </table:table-row>
        <table:table-row table:style-name="ro1">
          <table:table-cell office:value-type="float" office:value="0.022887648502" calcext:value-type="float">
            <text:p>0.022887648502</text:p>
          </table:table-cell>
          <table:table-cell office:value-type="float" office:value="-4.6035674786" calcext:value-type="float">
            <text:p>-4.6035674786</text:p>
          </table:table-cell>
          <table:table-cell office:value-type="float" office:value="1.5837799878" calcext:value-type="float">
            <text:p>1.5837799878</text:p>
          </table:table-cell>
          <table:table-cell office:value-type="float" office:value="9.1978940284" calcext:value-type="float">
            <text:p>9.1978940284</text:p>
          </table:table-cell>
          <table:table-cell office:value-type="float" office:value="17.737662393" calcext:value-type="float">
            <text:p>17.737662393</text:p>
          </table:table-cell>
          <table:table-cell table:number-columns-repeated="2"/>
        </table:table-row>
        <table:table-row table:style-name="ro1">
          <table:table-cell office:value-type="float" office:value="0.024311654479" calcext:value-type="float">
            <text:p>0.024311654479</text:p>
          </table:table-cell>
          <table:table-cell office:value-type="float" office:value="-4.568488833" calcext:value-type="float">
            <text:p>-4.568488833</text:p>
          </table:table-cell>
          <table:table-cell office:value-type="float" office:value="1.6496433707" calcext:value-type="float">
            <text:p>1.6496433707</text:p>
          </table:table-cell>
          <table:table-cell office:value-type="float" office:value="9.5690818764" calcext:value-type="float">
            <text:p>9.5690818764</text:p>
          </table:table-cell>
          <table:table-cell office:value-type="float" office:value="17.499671925" calcext:value-type="float">
            <text:p>17.499671925</text:p>
          </table:table-cell>
          <table:table-cell table:number-columns-repeated="2"/>
        </table:table-row>
        <table:table-row table:style-name="ro1">
          <table:table-cell office:value-type="float" office:value="0.025735660455" calcext:value-type="float">
            <text:p>0.025735660455</text:p>
          </table:table-cell>
          <table:table-cell office:value-type="float" office:value="-4.5320355576" calcext:value-type="float">
            <text:p>-4.5320355576</text:p>
          </table:table-cell>
          <table:table-cell office:value-type="float" office:value="1.7146001551" calcext:value-type="float">
            <text:p>1.7146001551</text:p>
          </table:table-cell>
          <table:table-cell office:value-type="float" office:value="9.9333204413" calcext:value-type="float">
            <text:p>9.9333204413</text:p>
          </table:table-cell>
          <table:table-cell office:value-type="float" office:value="17.252641317" calcext:value-type="float">
            <text:p>17.252641317</text:p>
          </table:table-cell>
          <table:table-cell table:number-columns-repeated="2"/>
        </table:table-row>
        <table:table-row table:style-name="ro1">
          <table:table-cell office:value-type="float" office:value="0.027159666432" calcext:value-type="float">
            <text:p>0.027159666432</text:p>
          </table:table-cell>
          <table:table-cell office:value-type="float" office:value="-4.4942340925" calcext:value-type="float">
            <text:p>-4.4942340925</text:p>
          </table:table-cell>
          <table:table-cell office:value-type="float" office:value="1.7786169505" calcext:value-type="float">
            <text:p>1.7786169505</text:p>
          </table:table-cell>
          <table:table-cell office:value-type="float" office:value="10.290362693" calcext:value-type="float">
            <text:p>10.290362693</text:p>
          </table:table-cell>
          <table:table-cell office:value-type="float" office:value="16.996786536" calcext:value-type="float">
            <text:p>16.996786536</text:p>
          </table:table-cell>
          <table:table-cell table:number-columns-repeated="2"/>
        </table:table-row>
        <table:table-row table:style-name="ro1">
          <table:table-cell office:value-type="float" office:value="0.028583672409" calcext:value-type="float">
            <text:p>0.028583672409</text:p>
          </table:table-cell>
          <table:table-cell office:value-type="float" office:value="-4.4551117877" calcext:value-type="float">
            <text:p>-4.4551117877</text:p>
          </table:table-cell>
          <table:table-cell office:value-type="float" office:value="1.8416611866" calcext:value-type="float">
            <text:p>1.8416611866</text:p>
          </table:table-cell>
          <table:table-cell office:value-type="float" office:value="10.639968932" calcext:value-type="float">
            <text:p>10.639968932</text:p>
          </table:table-cell>
          <table:table-cell office:value-type="float" office:value="16.732330579" calcext:value-type="float">
            <text:p>16.732330579</text:p>
          </table:table-cell>
          <table:table-cell table:number-columns-repeated="2"/>
        </table:table-row>
        <table:table-row table:style-name="ro1">
          <table:table-cell office:value-type="float" office:value="0.030030507485" calcext:value-type="float">
            <text:p>0.030030507485</text:p>
          </table:table-cell>
          <table:table-cell office:value-type="float" office:value="-4.4140385919" calcext:value-type="float">
            <text:p>-4.4140385919</text:p>
          </table:table-cell>
          <table:table-cell office:value-type="float" office:value="1.9046873884" calcext:value-type="float">
            <text:p>1.9046873884</text:p>
          </table:table-cell>
          <table:table-cell office:value-type="float" office:value="10.987325108" calcext:value-type="float">
            <text:p>10.987325108</text:p>
          </table:table-cell>
          <table:table-cell office:value-type="float" office:value="16.455062464" calcext:value-type="float">
            <text:p>16.455062464</text:p>
          </table:table-cell>
          <table:table-cell table:number-columns-repeated="2"/>
        </table:table-row>
        <table:table-row table:style-name="ro1">
          <table:table-cell office:value-type="float" office:value="0.03147734256" calcext:value-type="float">
            <text:p>0.03147734256</text:p>
          </table:table-cell>
          <table:table-cell office:value-type="float" office:value="-4.3716615313" calcext:value-type="float">
            <text:p>-4.3716615313</text:p>
          </table:table-cell>
          <table:table-cell office:value-type="float" office:value="1.9666444942" calcext:value-type="float">
            <text:p>1.9666444942</text:p>
          </table:table-cell>
          <table:table-cell office:value-type="float" office:value="11.32652995" calcext:value-type="float">
            <text:p>11.32652995</text:p>
          </table:table-cell>
          <table:table-cell office:value-type="float" office:value="16.169400259" calcext:value-type="float">
            <text:p>16.169400259</text:p>
          </table:table-cell>
          <table:table-cell table:number-columns-repeated="2"/>
        </table:table-row>
        <table:table-row table:style-name="ro1">
          <table:table-cell office:value-type="float" office:value="0.032924177636" calcext:value-type="float">
            <text:p>0.032924177636</text:p>
          </table:table-cell>
          <table:table-cell office:value-type="float" office:value="-4.3280119975" calcext:value-type="float">
            <text:p>-4.3280119975</text:p>
          </table:table-cell>
          <table:table-cell office:value-type="float" office:value="2.0275011049" calcext:value-type="float">
            <text:p>2.0275011049</text:p>
          </table:table-cell>
          <table:table-cell office:value-type="float" office:value="11.657356593" calcext:value-type="float">
            <text:p>11.657356593</text:p>
          </table:table-cell>
          <table:table-cell office:value-type="float" office:value="15.875598403" calcext:value-type="float">
            <text:p>15.875598403</text:p>
          </table:table-cell>
          <table:table-cell table:number-columns-repeated="2"/>
        </table:table-row>
        <table:table-row table:style-name="ro1">
          <table:table-cell office:value-type="float" office:value="0.034371012712" calcext:value-type="float">
            <text:p>0.034371012712</text:p>
          </table:table-cell>
          <table:table-cell office:value-type="float" office:value="-4.2831222271" calcext:value-type="float">
            <text:p>-4.2831222271</text:p>
          </table:table-cell>
          <table:table-cell office:value-type="float" office:value="2.0872267998" calcext:value-type="float">
            <text:p>2.0872267998</text:p>
          </table:table-cell>
          <table:table-cell office:value-type="float" office:value="11.979586817" calcext:value-type="float">
            <text:p>11.979586817</text:p>
          </table:table-cell>
          <table:table-cell office:value-type="float" office:value="15.573917627" calcext:value-type="float">
            <text:p>15.573917627</text:p>
          </table:table-cell>
          <table:table-cell table:number-columns-repeated="2"/>
        </table:table-row>
        <table:table-row table:style-name="ro1">
          <table:table-cell office:value-type="float" office:value="0.035859693863" calcext:value-type="float">
            <text:p>0.035859693863</text:p>
          </table:table-cell>
          <table:table-cell office:value-type="float" office:value="-4.2356744087" calcext:value-type="float">
            <text:p>-4.2356744087</text:p>
          </table:table-cell>
          <table:table-cell office:value-type="float" office:value="2.147468461" calcext:value-type="float">
            <text:p>2.147468461</text:p>
          </table:table-cell>
          <table:table-cell office:value-type="float" office:value="12.30194316" calcext:value-type="float">
            <text:p>12.30194316</text:p>
          </table:table-cell>
          <table:table-cell office:value-type="float" office:value="15.255568596" calcext:value-type="float">
            <text:p>15.255568596</text:p>
          </table:table-cell>
          <table:table-cell table:number-columns-repeated="2"/>
        </table:table-row>
        <table:table-row table:style-name="ro1">
          <table:table-cell office:value-type="float" office:value="0.037348375015" calcext:value-type="float">
            <text:p>0.037348375015</text:p>
          </table:table-cell>
          <table:table-cell office:value-type="float" office:value="-4.186985432" calcext:value-type="float">
            <text:p>-4.186985432</text:p>
          </table:table-cell>
          <table:table-cell office:value-type="float" office:value="2.2064507849" calcext:value-type="float">
            <text:p>2.2064507849</text:p>
          </table:table-cell>
          <table:table-cell office:value-type="float" office:value="12.614758804" calcext:value-type="float">
            <text:p>12.614758804</text:p>
          </table:table-cell>
          <table:table-cell office:value-type="float" office:value="14.929457493" calcext:value-type="float">
            <text:p>14.929457493</text:p>
          </table:table-cell>
          <table:table-cell table:number-columns-repeated="2"/>
        </table:table-row>
        <table:table-row table:style-name="ro1">
          <table:table-cell office:value-type="float" office:value="0.038837056167" calcext:value-type="float">
            <text:p>0.038837056167</text:p>
          </table:table-cell>
          <table:table-cell office:value-type="float" office:value="-4.137092989" calcext:value-type="float">
            <text:p>-4.137092989</text:p>
          </table:table-cell>
          <table:table-cell office:value-type="float" office:value="2.2641440285" calcext:value-type="float">
            <text:p>2.2641440285</text:p>
          </table:table-cell>
          <table:table-cell office:value-type="float" office:value="12.917825836" calcext:value-type="float">
            <text:p>12.917825836</text:p>
          </table:table-cell>
          <table:table-cell office:value-type="float" office:value="14.595887037" calcext:value-type="float">
            <text:p>14.595887037</text:p>
          </table:table-cell>
          <table:table-cell table:number-columns-repeated="2"/>
        </table:table-row>
        <table:table-row table:style-name="ro1">
          <table:table-cell office:value-type="float" office:value="0.040325737319" calcext:value-type="float">
            <text:p>0.040325737319</text:p>
          </table:table-cell>
          <table:table-cell office:value-type="float" office:value="-4.0860355643" calcext:value-type="float">
            <text:p>-4.0860355643</text:p>
          </table:table-cell>
          <table:table-cell office:value-type="float" office:value="2.320519643" calcext:value-type="float">
            <text:p>2.320519643</text:p>
          </table:table-cell>
          <table:table-cell office:value-type="float" office:value="13.210946746" calcext:value-type="float">
            <text:p>13.210946746</text:p>
          </table:table-cell>
          <table:table-cell office:value-type="float" office:value="14.255165521" calcext:value-type="float">
            <text:p>14.255165521</text:p>
          </table:table-cell>
          <table:table-cell table:number-columns-repeated="2"/>
        </table:table-row>
        <table:table-row table:style-name="ro1">
          <table:table-cell office:value-type="float" office:value="0.041897347519" calcext:value-type="float">
            <text:p>0.041897347519</text:p>
          </table:table-cell>
          <table:table-cell office:value-type="float" office:value="-4.0309131597" calcext:value-type="float">
            <text:p>-4.0309131597</text:p>
          </table:table-cell>
          <table:table-cell office:value-type="float" office:value="2.3785757714" calcext:value-type="float">
            <text:p>2.3785757714</text:p>
          </table:table-cell>
          <table:table-cell office:value-type="float" office:value="13.509397234" calcext:value-type="float">
            <text:p>13.509397234</text:p>
          </table:table-cell>
          <table:table-cell office:value-type="float" office:value="13.888050531" calcext:value-type="float">
            <text:p>13.888050531</text:p>
          </table:table-cell>
          <table:table-cell table:number-columns-repeated="2"/>
        </table:table-row>
        <table:table-row table:style-name="ro1">
          <table:table-cell office:value-type="float" office:value="0.04346895772" calcext:value-type="float">
            <text:p>0.04346895772</text:p>
          </table:table-cell>
          <table:table-cell office:value-type="float" office:value="-3.9745831292" calcext:value-type="float">
            <text:p>-3.9745831292</text:p>
          </table:table-cell>
          <table:table-cell office:value-type="float" office:value="2.4351022597" calcext:value-type="float">
            <text:p>2.4351022597</text:p>
          </table:table-cell>
          <table:table-cell office:value-type="float" office:value="13.796347289" calcext:value-type="float">
            <text:p>13.796347289</text:p>
          </table:table-cell>
          <table:table-cell office:value-type="float" office:value="13.513689714" calcext:value-type="float">
            <text:p>13.513689714</text:p>
          </table:table-cell>
          <table:table-cell table:number-columns-repeated="2"/>
        </table:table-row>
        <table:table-row table:style-name="ro1">
          <table:table-cell office:value-type="float" office:value="0.045040567921" calcext:value-type="float">
            <text:p>0.045040567921</text:p>
          </table:table-cell>
          <table:table-cell office:value-type="float" office:value="-3.917093321" calcext:value-type="float">
            <text:p>-3.917093321</text:p>
          </table:table-cell>
          <table:table-cell office:value-type="float" office:value="2.4900699977" calcext:value-type="float">
            <text:p>2.4900699977</text:p>
          </table:table-cell>
          <table:table-cell office:value-type="float" office:value="14.071603273" calcext:value-type="float">
            <text:p>14.071603273</text:p>
          </table:table-cell>
          <table:table-cell office:value-type="float" office:value="13.13246317" calcext:value-type="float">
            <text:p>13.13246317</text:p>
          </table:table-cell>
          <table:table-cell table:number-columns-repeated="2"/>
        </table:table-row>
        <table:table-row table:style-name="ro1">
          <table:table-cell office:value-type="float" office:value="0.046612178121" calcext:value-type="float">
            <text:p>0.046612178121</text:p>
          </table:table-cell>
          <table:table-cell office:value-type="float" office:value="-3.858492354" calcext:value-type="float">
            <text:p>-3.858492354</text:p>
          </table:table-cell>
          <table:table-cell office:value-type="float" office:value="2.5434514536" calcext:value-type="float">
            <text:p>2.5434514536</text:p>
          </table:table-cell>
          <table:table-cell office:value-type="float" office:value="14.334985085" calcext:value-type="float">
            <text:p>14.334985085</text:p>
          </table:table-cell>
          <table:table-cell office:value-type="float" office:value="12.744755937" calcext:value-type="float">
            <text:p>12.744755937</text:p>
          </table:table-cell>
          <table:table-cell table:number-columns-repeated="2"/>
        </table:table-row>
        <table:table-row table:style-name="ro1">
          <table:table-cell office:value-type="float" office:value="0.04833214676" calcext:value-type="float">
            <text:p>0.04833214676</text:p>
          </table:table-cell>
          <table:table-cell office:value-type="float" office:value="-3.7931444072" calcext:value-type="float">
            <text:p>-3.7931444072</text:p>
          </table:table-cell>
          <table:table-cell office:value-type="float" office:value="2.600023487" calcext:value-type="float">
            <text:p>2.600023487</text:p>
          </table:table-cell>
          <table:table-cell office:value-type="float" office:value="14.609425038" calcext:value-type="float">
            <text:p>14.609425038</text:p>
          </table:table-cell>
          <table:table-cell office:value-type="float" office:value="12.313482856" calcext:value-type="float">
            <text:p>12.313482856</text:p>
          </table:table-cell>
          <table:table-cell table:number-columns-repeated="2"/>
        </table:table-row>
        <table:table-row table:style-name="ro1">
          <table:table-cell office:value-type="float" office:value="0.050052115399" calcext:value-type="float">
            <text:p>0.050052115399</text:p>
          </table:table-cell>
          <table:table-cell office:value-type="float" office:value="-3.7265902925" calcext:value-type="float">
            <text:p>-3.7265902925</text:p>
          </table:table-cell>
          <table:table-cell office:value-type="float" office:value="2.6546328078" calcext:value-type="float">
            <text:p>2.6546328078</text:p>
          </table:table-cell>
          <table:table-cell office:value-type="float" office:value="14.869244733" calcext:value-type="float">
            <text:p>14.869244733</text:p>
          </table:table-cell>
          <table:table-cell office:value-type="float" office:value="11.87543028" calcext:value-type="float">
            <text:p>11.87543028</text:p>
          </table:table-cell>
          <table:table-cell table:number-columns-repeated="2"/>
        </table:table-row>
        <table:table-row table:style-name="ro1">
          <table:table-cell office:value-type="float" office:value="0.051772084037" calcext:value-type="float">
            <text:p>0.051772084037</text:p>
          </table:table-cell>
          <table:table-cell office:value-type="float" office:value="-3.6588964303" calcext:value-type="float">
            <text:p>-3.6588964303</text:p>
          </table:table-cell>
          <table:table-cell office:value-type="float" office:value="2.7072499807" calcext:value-type="float">
            <text:p>2.7072499807</text:p>
          </table:table-cell>
          <table:table-cell office:value-type="float" office:value="15.11426461" calcext:value-type="float">
            <text:p>15.11426461</text:p>
          </table:table-cell>
          <table:table-cell office:value-type="float" office:value="11.431118855" calcext:value-type="float">
            <text:p>11.431118855</text:p>
          </table:table-cell>
          <table:table-cell table:number-columns-repeated="2"/>
        </table:table-row>
        <table:table-row table:style-name="ro1">
          <table:table-cell office:value-type="float" office:value="0.053492052676" calcext:value-type="float">
            <text:p>0.053492052676</text:p>
          </table:table-cell>
          <table:table-cell office:value-type="float" office:value="-3.5901300072" calcext:value-type="float">
            <text:p>-3.5901300072</text:p>
          </table:table-cell>
          <table:table-cell office:value-type="float" office:value="2.7578479304" calcext:value-type="float">
            <text:p>2.7578479304</text:p>
          </table:table-cell>
          <table:table-cell office:value-type="float" office:value="15.344324946" calcext:value-type="float">
            <text:p>15.344324946</text:p>
          </table:table-cell>
          <table:table-cell office:value-type="float" office:value="10.981073229" calcext:value-type="float">
            <text:p>10.981073229</text:p>
          </table:table-cell>
          <table:table-cell table:number-columns-repeated="2"/>
        </table:table-row>
        <table:table-row table:style-name="ro1">
          <table:table-cell office:value-type="float" office:value="0.05515953068" calcext:value-type="float">
            <text:p>0.05515953068</text:p>
          </table:table-cell>
          <table:table-cell office:value-type="float" office:value="-3.5225023926" calcext:value-type="float">
            <text:p>-3.5225023926</text:p>
          </table:table-cell>
          <table:table-cell office:value-type="float" office:value="2.8049506266" calcext:value-type="float">
            <text:p>2.8049506266</text:p>
          </table:table-cell>
          <table:table-cell office:value-type="float" office:value="15.552950212" calcext:value-type="float">
            <text:p>15.552950212</text:p>
          </table:table-cell>
          <table:table-cell office:value-type="float" office:value="10.539786734" calcext:value-type="float">
            <text:p>10.539786734</text:p>
          </table:table-cell>
          <table:table-cell table:number-columns-repeated="2"/>
        </table:table-row>
        <table:table-row table:style-name="ro1">
          <table:table-cell office:value-type="float" office:value="0.056827008683" calcext:value-type="float">
            <text:p>0.056827008683</text:p>
          </table:table-cell>
          <table:table-cell office:value-type="float" office:value="-3.4539928414" calcext:value-type="float">
            <text:p>-3.4539928414</text:p>
          </table:table-cell>
          <table:table-cell office:value-type="float" office:value="2.8501118764" calcext:value-type="float">
            <text:p>2.8501118764</text:p>
          </table:table-cell>
          <table:table-cell office:value-type="float" office:value="15.747273918" calcext:value-type="float">
            <text:p>15.747273918</text:p>
          </table:table-cell>
          <table:table-cell office:value-type="float" office:value="10.094090076" calcext:value-type="float">
            <text:p>10.094090076</text:p>
          </table:table-cell>
          <table:table-cell table:number-columns-repeated="2"/>
        </table:table-row>
        <table:table-row table:style-name="ro1">
          <table:table-cell office:value-type="float" office:value="0.058494486687" calcext:value-type="float">
            <text:p>0.058494486687</text:p>
          </table:table-cell>
          <table:table-cell office:value-type="float" office:value="-3.3846641604" calcext:value-type="float">
            <text:p>-3.3846641604</text:p>
          </table:table-cell>
          <table:table-cell office:value-type="float" office:value="2.8933134359" calcext:value-type="float">
            <text:p>2.8933134359</text:p>
          </table:table-cell>
          <table:table-cell office:value-type="float" office:value="15.927203941" calcext:value-type="float">
            <text:p>15.927203941</text:p>
          </table:table-cell>
          <table:table-cell office:value-type="float" office:value="9.6444678766" calcext:value-type="float">
            <text:p>9.6444678766</text:p>
          </table:table-cell>
          <table:table-cell table:number-columns-repeated="2"/>
        </table:table-row>
        <table:table-row table:style-name="ro1">
          <table:table-cell office:value-type="float" office:value="0.060161964691" calcext:value-type="float">
            <text:p>0.060161964691</text:p>
          </table:table-cell>
          <table:table-cell office:value-type="float" office:value="-3.3145795212" calcext:value-type="float">
            <text:p>-3.3145795212</text:p>
          </table:table-cell>
          <table:table-cell office:value-type="float" office:value="2.9345391843" calcext:value-type="float">
            <text:p>2.9345391843</text:p>
          </table:table-cell>
          <table:table-cell office:value-type="float" office:value="16.092665587" calcext:value-type="float">
            <text:p>16.092665587</text:p>
          </table:table-cell>
          <table:table-cell office:value-type="float" office:value="9.1914055589" calcext:value-type="float">
            <text:p>9.1914055589</text:p>
          </table:table-cell>
          <table:table-cell table:number-columns-repeated="2"/>
        </table:table-row>
        <table:table-row table:style-name="ro1">
          <table:table-cell office:value-type="float" office:value="0.061715843025" calcext:value-type="float">
            <text:p>0.061715843025</text:p>
          </table:table-cell>
          <table:table-cell office:value-type="float" office:value="-3.2486448791" calcext:value-type="float">
            <text:p>-3.2486448791</text:p>
          </table:table-cell>
          <table:table-cell office:value-type="float" office:value="2.9711655294" calcext:value-type="float">
            <text:p>2.9711655294</text:p>
          </table:table-cell>
          <table:table-cell office:value-type="float" office:value="16.233780753" calcext:value-type="float">
            <text:p>16.233780753</text:p>
          </table:table-cell>
          <table:table-cell office:value-type="float" office:value="8.766539492" calcext:value-type="float">
            <text:p>8.766539492</text:p>
          </table:table-cell>
          <table:table-cell table:number-columns-repeated="2"/>
        </table:table-row>
        <table:table-row table:style-name="ro1">
          <table:table-cell office:value-type="float" office:value="0.06326972136" calcext:value-type="float">
            <text:p>0.06326972136</text:p>
          </table:table-cell>
          <table:table-cell office:value-type="float" office:value="-3.1821604102" calcext:value-type="float">
            <text:p>-3.1821604102</text:p>
          </table:table-cell>
          <table:table-cell office:value-type="float" office:value="3.0060542659" calcext:value-type="float">
            <text:p>3.0060542659</text:p>
          </table:table-cell>
          <table:table-cell office:value-type="float" office:value="16.362248857" calcext:value-type="float">
            <text:p>16.362248857</text:p>
          </table:table-cell>
          <table:table-cell office:value-type="float" office:value="8.3395003596" calcext:value-type="float">
            <text:p>8.3395003596</text:p>
          </table:table-cell>
          <table:table-cell table:number-columns-repeated="2"/>
        </table:table-row>
        <table:table-row table:style-name="ro1">
          <table:table-cell office:value-type="float" office:value="0.064823599694" calcext:value-type="float">
            <text:p>0.064823599694</text:p>
          </table:table-cell>
          <table:table-cell office:value-type="float" office:value="-3.1151777456" calcext:value-type="float">
            <text:p>-3.1151777456</text:p>
          </table:table-cell>
          <table:table-cell office:value-type="float" office:value="3.039197329" calcext:value-type="float">
            <text:p>3.039197329</text:p>
          </table:table-cell>
          <table:table-cell office:value-type="float" office:value="16.478049843" calcext:value-type="float">
            <text:p>16.478049843</text:p>
          </table:table-cell>
          <table:table-cell office:value-type="float" office:value="7.9106798961" calcext:value-type="float">
            <text:p>7.9106798961</text:p>
          </table:table-cell>
          <table:table-cell table:number-columns-repeated="2"/>
        </table:table-row>
        <table:table-row table:style-name="ro1">
          <table:table-cell office:value-type="float" office:value="0.066377478029" calcext:value-type="float">
            <text:p>0.066377478029</text:p>
          </table:table-cell>
          <table:table-cell office:value-type="float" office:value="-3.0477485722" calcext:value-type="float">
            <text:p>-3.0477485722</text:p>
          </table:table-cell>
          <table:table-cell office:value-type="float" office:value="3.0705882492" calcext:value-type="float">
            <text:p>3.0705882492</text:p>
          </table:table-cell>
          <table:table-cell office:value-type="float" office:value="16.581176421" calcext:value-type="float">
            <text:p>16.581176421</text:p>
          </table:table-cell>
          <table:table-cell office:value-type="float" office:value="7.4804685756" calcext:value-type="float">
            <text:p>7.4804685756</text:p>
          </table:table-cell>
          <table:table-cell table:number-columns-repeated="2"/>
        </table:table-row>
        <table:table-row table:style-name="ro1">
          <table:table-cell office:value-type="float" office:value="0.067892737848" calcext:value-type="float">
            <text:p>0.067892737848</text:p>
          </table:table-cell>
          <table:table-cell office:value-type="float" office:value="-2.9816145854" calcext:value-type="float">
            <text:p>-2.9816145854</text:p>
          </table:table-cell>
          <table:table-cell office:value-type="float" office:value="3.0995069767" calcext:value-type="float">
            <text:p>3.0995069767</text:p>
          </table:table-cell>
          <table:table-cell office:value-type="float" office:value="16.669539214" calcext:value-type="float">
            <text:p>16.669539214</text:p>
          </table:table-cell>
          <table:table-cell office:value-type="float" office:value="7.0599812063" calcext:value-type="float">
            <text:p>7.0599812063</text:p>
          </table:table-cell>
          <table:table-cell table:number-columns-repeated="2"/>
        </table:table-row>
        <table:table-row table:style-name="ro1">
          <table:table-cell office:value-type="float" office:value="0.069407997667" calcext:value-type="float">
            <text:p>0.069407997667</text:p>
          </table:table-cell>
          <table:table-cell office:value-type="float" office:value="-2.9151530576" calcext:value-type="float">
            <text:p>-2.9151530576</text:p>
          </table:table-cell>
          <table:table-cell office:value-type="float" office:value="3.126751849" calcext:value-type="float">
            <text:p>3.126751849</text:p>
          </table:table-cell>
          <table:table-cell office:value-type="float" office:value="16.745871225" calcext:value-type="float">
            <text:p>16.745871225</text:p>
          </table:table-cell>
          <table:table-cell office:value-type="float" office:value="6.6388996036" calcext:value-type="float">
            <text:p>6.6388996036</text:p>
          </table:table-cell>
          <table:table-cell table:number-columns-repeated="2"/>
        </table:table-row>
        <table:table-row table:style-name="ro1">
          <table:table-cell office:value-type="float" office:value="0.070923257486" calcext:value-type="float">
            <text:p>0.070923257486</text:p>
          </table:table-cell>
          <table:table-cell office:value-type="float" office:value="-2.8484117905" calcext:value-type="float">
            <text:p>-2.8484117905</text:p>
          </table:table-cell>
          <table:table-cell office:value-type="float" office:value="3.1523212117" calcext:value-type="float">
            <text:p>3.1523212117</text:p>
          </table:table-cell>
          <table:table-cell office:value-type="float" office:value="16.810200007" calcext:value-type="float">
            <text:p>16.810200007</text:p>
          </table:table-cell>
          <table:table-cell office:value-type="float" office:value="6.2175800861" calcext:value-type="float">
            <text:p>6.2175800861</text:p>
          </table:table-cell>
          <table:table-cell table:number-columns-repeated="2"/>
        </table:table-row>
        <table:table-row table:style-name="ro1">
          <table:table-cell office:value-type="float" office:value="0.072438517305" calcext:value-type="float">
            <text:p>0.072438517305</text:p>
          </table:table-cell>
          <table:table-cell office:value-type="float" office:value="-2.7814384542" calcext:value-type="float">
            <text:p>-2.7814384542</text:p>
          </table:table-cell>
          <table:table-cell office:value-type="float" office:value="3.1762148224" calcext:value-type="float">
            <text:p>3.1762148224</text:p>
          </table:table-cell>
          <table:table-cell office:value-type="float" office:value="16.86256411" calcext:value-type="float">
            <text:p>16.86256411</text:p>
          </table:table-cell>
          <table:table-cell office:value-type="float" office:value="5.7963763524" calcext:value-type="float">
            <text:p>5.7963763524</text:p>
          </table:table-cell>
          <table:table-cell table:number-columns-repeated="2"/>
        </table:table-row>
        <table:table-row table:style-name="ro1">
          <table:table-cell office:value-type="float" office:value="0.07393842785" calcext:value-type="float">
            <text:p>0.07393842785</text:p>
          </table:table-cell>
          <table:table-cell office:value-type="float" office:value="-2.7149616109" calcext:value-type="float">
            <text:p>-2.7149616109</text:p>
          </table:table-cell>
          <table:table-cell office:value-type="float" office:value="3.1982171549" calcext:value-type="float">
            <text:p>3.1982171549</text:p>
          </table:table-cell>
          <table:table-cell office:value-type="float" office:value="16.902662738" calcext:value-type="float">
            <text:p>16.902662738</text:p>
          </table:table-cell>
          <table:table-cell office:value-type="float" office:value="5.3798976472" calcext:value-type="float">
            <text:p>5.3798976472</text:p>
          </table:table-cell>
          <table:table-cell table:number-columns-repeated="2"/>
        </table:table-row>
        <table:table-row table:style-name="ro1">
          <table:table-cell office:value-type="float" office:value="0.075438338395" calcext:value-type="float">
            <text:p>0.075438338395</text:p>
          </table:table-cell>
          <table:table-cell office:value-type="float" office:value="-2.6483497769" calcext:value-type="float">
            <text:p>-2.6483497769</text:p>
          </table:table-cell>
          <table:table-cell office:value-type="float" office:value="3.2185811123" calcext:value-type="float">
            <text:p>3.2185811123</text:p>
          </table:table-cell>
          <table:table-cell office:value-type="float" office:value="16.931144435" calcext:value-type="float">
            <text:p>16.931144435</text:p>
          </table:table-cell>
          <table:table-cell office:value-type="float" office:value="4.9642131112" calcext:value-type="float">
            <text:p>4.9642131112</text:p>
          </table:table-cell>
          <table:table-cell table:number-columns-repeated="2"/>
        </table:table-row>
        <table:table-row table:style-name="ro1">
          <table:table-cell office:value-type="float" office:value="0.07693824894" calcext:value-type="float">
            <text:p>0.07693824894</text:p>
          </table:table-cell>
          <table:table-cell office:value-type="float" office:value="-2.5816485598" calcext:value-type="float">
            <text:p>-2.5816485598</text:p>
          </table:table-cell>
          <table:table-cell office:value-type="float" office:value="3.2373104791" calcext:value-type="float">
            <text:p>3.2373104791</text:p>
          </table:table-cell>
          <table:table-cell office:value-type="float" office:value="16.948077434" calcext:value-type="float">
            <text:p>16.948077434</text:p>
          </table:table-cell>
          <table:table-cell office:value-type="float" office:value="4.5496562735" calcext:value-type="float">
            <text:p>4.5496562735</text:p>
          </table:table-cell>
          <table:table-cell table:number-columns-repeated="2"/>
        </table:table-row>
        <table:table-row table:style-name="ro1">
          <table:table-cell office:value-type="float" office:value="0.078438159485" calcext:value-type="float">
            <text:p>0.078438159485</text:p>
          </table:table-cell>
          <table:table-cell office:value-type="float" office:value="-2.5149032791" calcext:value-type="float">
            <text:p>-2.5149032791</text:p>
          </table:table-cell>
          <table:table-cell office:value-type="float" office:value="3.2544103452" calcext:value-type="float">
            <text:p>3.2544103452</text:p>
          </table:table-cell>
          <table:table-cell office:value-type="float" office:value="16.953539836" calcext:value-type="float">
            <text:p>16.953539836</text:p>
          </table:table-cell>
          <table:table-cell office:value-type="float" office:value="4.1365568906" calcext:value-type="float">
            <text:p>4.1365568906</text:p>
          </table:table-cell>
          <table:table-cell table:number-columns-repeated="2"/>
        </table:table-row>
        <table:table-row table:style-name="ro1">
          <table:table-cell office:value-type="float" office:value="0.079936863958" calcext:value-type="float">
            <text:p>0.079936863958</text:p>
          </table:table-cell>
          <table:table-cell office:value-type="float" office:value="-2.4482125869" calcext:value-type="float">
            <text:p>-2.4482125869</text:p>
          </table:table-cell>
          <table:table-cell office:value-type="float" office:value="3.2698752976" calcext:value-type="float">
            <text:p>3.2698752976</text:p>
          </table:table-cell>
          <table:table-cell office:value-type="float" office:value="16.947628736" calcext:value-type="float">
            <text:p>16.947628736</text:p>
          </table:table-cell>
          <table:table-cell office:value-type="float" office:value="3.7255706132" calcext:value-type="float">
            <text:p>3.7255706132</text:p>
          </table:table-cell>
          <table:table-cell table:number-columns-repeated="2"/>
        </table:table-row>
        <table:table-row table:style-name="ro1">
          <table:table-cell office:value-type="float" office:value="0.081435568432" calcext:value-type="float">
            <text:p>0.081435568432</text:p>
          </table:table-cell>
          <table:table-cell office:value-type="float" office:value="-2.3815673491" calcext:value-type="float">
            <text:p>-2.3815673491</text:p>
          </table:table-cell>
          <table:table-cell office:value-type="float" office:value="3.283727377" calcext:value-type="float">
            <text:p>3.283727377</text:p>
          </table:table-cell>
          <table:table-cell office:value-type="float" office:value="16.930450138" calcext:value-type="float">
            <text:p>16.930450138</text:p>
          </table:table-cell>
          <table:table-cell office:value-type="float" office:value="3.3166852395" calcext:value-type="float">
            <text:p>3.3166852395</text:p>
          </table:table-cell>
          <table:table-cell table:number-columns-repeated="2"/>
        </table:table-row>
        <table:table-row table:style-name="ro1">
          <table:table-cell office:value-type="float" office:value="0.082934272905" calcext:value-type="float">
            <text:p>0.082934272905</text:p>
          </table:table-cell>
          <table:table-cell office:value-type="float" office:value="-2.315011687" calcext:value-type="float">
            <text:p>-2.315011687</text:p>
          </table:table-cell>
          <table:table-cell office:value-type="float" office:value="3.2959754712" calcext:value-type="float">
            <text:p>3.2959754712</text:p>
          </table:table-cell>
          <table:table-cell office:value-type="float" office:value="16.902110274" calcext:value-type="float">
            <text:p>16.902110274</text:p>
          </table:table-cell>
          <table:table-cell office:value-type="float" office:value="2.9102167554" calcext:value-type="float">
            <text:p>2.9102167554</text:p>
          </table:table-cell>
          <table:table-cell table:number-columns-repeated="2"/>
        </table:table-row>
        <table:table-row table:style-name="ro1">
          <table:table-cell office:value-type="float" office:value="0.084432977379" calcext:value-type="float">
            <text:p>0.084432977379</text:p>
          </table:table-cell>
          <table:table-cell office:value-type="float" office:value="-2.2485892861" calcext:value-type="float">
            <text:p>-2.2485892861</text:p>
          </table:table-cell>
          <table:table-cell office:value-type="float" office:value="3.3066297016" calcext:value-type="float">
            <text:p>3.3066297016</text:p>
          </table:table-cell>
          <table:table-cell office:value-type="float" office:value="16.862724382" calcext:value-type="float">
            <text:p>16.862724382</text:p>
          </table:table-cell>
          <table:table-cell office:value-type="float" office:value="2.5064762949" calcext:value-type="float">
            <text:p>2.5064762949</text:p>
          </table:table-cell>
          <table:table-cell table:number-columns-repeated="2"/>
        </table:table-row>
        <table:table-row table:style-name="ro1">
          <table:table-cell office:value-type="float" office:value="0.08594184882" calcext:value-type="float">
            <text:p>0.08594184882</text:p>
          </table:table-cell>
          <table:table-cell office:value-type="float" office:value="-2.181894663" calcext:value-type="float">
            <text:p>-2.181894663</text:p>
          </table:table-cell>
          <table:table-cell office:value-type="float" office:value="3.31575757" calcext:value-type="float">
            <text:p>3.31575757</text:p>
          </table:table-cell>
          <table:table-cell office:value-type="float" office:value="16.812038223" calcext:value-type="float">
            <text:p>16.812038223</text:p>
          </table:table-cell>
          <table:table-cell office:value-type="float" office:value="2.1030626337" calcext:value-type="float">
            <text:p>2.1030626337</text:p>
          </table:table-cell>
          <table:table-cell table:number-columns-repeated="2"/>
        </table:table-row>
        <table:table-row table:style-name="ro1">
          <table:table-cell office:value-type="float" office:value="0.087450720262" calcext:value-type="float">
            <text:p>0.087450720262</text:p>
          </table:table-cell>
          <table:table-cell office:value-type="float" office:value="-2.1154225061" calcext:value-type="float">
            <text:p>-2.1154225061</text:p>
          </table:table-cell>
          <table:table-cell office:value-type="float" office:value="3.3232941607" calcext:value-type="float">
            <text:p>3.3232941607</text:p>
          </table:table-cell>
          <table:table-cell office:value-type="float" office:value="16.750416743" calcext:value-type="float">
            <text:p>16.750416743</text:p>
          </table:table-cell>
          <table:table-cell office:value-type="float" office:value="1.7030312012" calcext:value-type="float">
            <text:p>1.7030312012</text:p>
          </table:table-cell>
          <table:table-cell table:number-columns-repeated="2"/>
        </table:table-row>
        <table:table-row table:style-name="ro1">
          <table:table-cell office:value-type="float" office:value="0.088959591703" calcext:value-type="float">
            <text:p>0.088959591703</text:p>
          </table:table-cell>
          <table:table-cell office:value-type="float" office:value="-2.0492158458" calcext:value-type="float">
            <text:p>-2.0492158458</text:p>
          </table:table-cell>
          <table:table-cell office:value-type="float" office:value="3.3292534677" calcext:value-type="float">
            <text:p>3.3292534677</text:p>
          </table:table-cell>
          <table:table-cell office:value-type="float" office:value="16.678003815" calcext:value-type="float">
            <text:p>16.678003815</text:p>
          </table:table-cell>
          <table:table-cell office:value-type="float" office:value="1.3066831186" calcext:value-type="float">
            <text:p>1.3066831186</text:p>
          </table:table-cell>
          <table:table-cell table:number-columns-repeated="2"/>
        </table:table-row>
        <table:table-row table:style-name="ro1">
          <table:table-cell office:value-type="float" office:value="0.090468463144" calcext:value-type="float">
            <text:p>0.090468463144</text:p>
          </table:table-cell>
          <table:table-cell office:value-type="float" office:value="-1.9833171259" calcext:value-type="float">
            <text:p>-1.9833171259</text:p>
          </table:table-cell>
          <table:table-cell office:value-type="float" office:value="3.3336506661" calcext:value-type="float">
            <text:p>3.3336506661</text:p>
          </table:table-cell>
          <table:table-cell office:value-type="float" office:value="16.594951611" calcext:value-type="float">
            <text:p>16.594951611</text:p>
          </table:table-cell>
          <table:table-cell office:value-type="float" office:value="0.91431356778" calcext:value-type="float">
            <text:p>0.91431356778</text:p>
          </table:table-cell>
          <table:table-cell table:number-columns-repeated="2"/>
        </table:table-row>
        <table:table-row table:style-name="ro1">
          <table:table-cell office:value-type="float" office:value="0.091998720153" calcext:value-type="float">
            <text:p>0.091998720153</text:p>
          </table:table-cell>
          <table:table-cell office:value-type="float" office:value="-1.9168418474" calcext:value-type="float">
            <text:p>-1.9168418474</text:p>
          </table:table-cell>
          <table:table-cell office:value-type="float" office:value="3.336531477" calcext:value-type="float">
            <text:p>3.336531477</text:p>
          </table:table-cell>
          <table:table-cell office:value-type="float" office:value="16.500020212" calcext:value-type="float">
            <text:p>16.500020212</text:p>
          </table:table-cell>
          <table:table-cell office:value-type="float" office:value="0.52074298141" calcext:value-type="float">
            <text:p>0.52074298141</text:p>
          </table:table-cell>
          <table:table-cell table:number-columns-repeated="2"/>
        </table:table-row>
        <table:table-row table:style-name="ro1">
          <table:table-cell office:value-type="float" office:value="0.093528977161" calcext:value-type="float">
            <text:p>0.093528977161</text:p>
          </table:table-cell>
          <table:table-cell office:value-type="float" office:value="-1.8507692681" calcext:value-type="float">
            <text:p>-1.8507692681</text:p>
          </table:table-cell>
          <table:table-cell office:value-type="float" office:value="3.3378406159" calcext:value-type="float">
            <text:p>3.3378406159</text:p>
          </table:table-cell>
          <table:table-cell office:value-type="float" office:value="16.394485961" calcext:value-type="float">
            <text:p>16.394485961</text:p>
          </table:table-cell>
          <table:table-cell office:value-type="float" office:value="0.13185661513" calcext:value-type="float">
            <text:p>0.13185661513</text:p>
          </table:table-cell>
          <table:table-cell table:number-columns-repeated="2"/>
        </table:table-row>
        <table:table-row table:style-name="ro1">
          <table:table-cell office:value-type="float" office:value="0.09505923417" calcext:value-type="float">
            <text:p>0.09505923417</text:p>
          </table:table-cell>
          <table:table-cell office:value-type="float" office:value="-1.7851416133" calcext:value-type="float">
            <text:p>-1.7851416133</text:p>
          </table:table-cell>
          <table:table-cell office:value-type="float" office:value="3.3375974792" calcext:value-type="float">
            <text:p>3.3375974792</text:p>
          </table:table-cell>
          <table:table-cell office:value-type="float" office:value="16.278532114" calcext:value-type="float">
            <text:p>16.278532114</text:p>
          </table:table-cell>
          <table:table-cell office:value-type="float" office:value="-0.25205763795" calcext:value-type="float">
            <text:p>-0.25205763795</text:p>
          </table:table-cell>
          <table:table-cell table:number-columns-repeated="2"/>
        </table:table-row>
        <table:table-row table:style-name="ro1">
          <table:table-cell office:value-type="float" office:value="0.096589491178" calcext:value-type="float">
            <text:p>0.096589491178</text:p>
          </table:table-cell>
          <table:table-cell office:value-type="float" office:value="-1.7200003567" calcext:value-type="float">
            <text:p>-1.7200003567</text:p>
          </table:table-cell>
          <table:table-cell office:value-type="float" office:value="3.3358226052" calcext:value-type="float">
            <text:p>3.3358226052</text:p>
          </table:table-cell>
          <table:table-cell office:value-type="float" office:value="16.152349597" calcext:value-type="float">
            <text:p>16.152349597</text:p>
          </table:table-cell>
          <table:table-cell office:value-type="float" office:value="-0.63071899991" calcext:value-type="float">
            <text:p>-0.63071899991</text:p>
          </table:table-cell>
          <table:table-cell table:number-columns-repeated="2"/>
        </table:table-row>
        <table:table-row table:style-name="ro1">
          <table:table-cell office:value-type="float" office:value="0.098154595808" calcext:value-type="float">
            <text:p>0.098154595808</text:p>
          </table:table-cell>
          <table:table-cell office:value-type="float" office:value="-1.6539212259" calcext:value-type="float">
            <text:p>-1.6539212259</text:p>
          </table:table-cell>
          <table:table-cell office:value-type="float" office:value="3.3324454322" calcext:value-type="float">
            <text:p>3.3324454322</text:p>
          </table:table-cell>
          <table:table-cell office:value-type="float" office:value="16.012919637" calcext:value-type="float">
            <text:p>16.012919637</text:p>
          </table:table-cell>
          <table:table-cell office:value-type="float" office:value="-1.0122846931" calcext:value-type="float">
            <text:p>-1.0122846931</text:p>
          </table:table-cell>
          <table:table-cell table:number-columns-repeated="2"/>
        </table:table-row>
        <table:table-row table:style-name="ro1">
          <table:table-cell office:value-type="float" office:value="0.099719700438" calcext:value-type="float">
            <text:p>0.099719700438</text:p>
          </table:table-cell>
          <table:table-cell office:value-type="float" office:value="-1.5884361236" calcext:value-type="float">
            <text:p>-1.5884361236</text:p>
          </table:table-cell>
          <table:table-cell office:value-type="float" office:value="3.32751296" calcext:value-type="float">
            <text:p>3.32751296</text:p>
          </table:table-cell>
          <table:table-cell office:value-type="float" office:value="15.863217193" calcext:value-type="float">
            <text:p>15.863217193</text:p>
          </table:table-cell>
          <table:table-cell office:value-type="float" office:value="-1.3877849382" calcext:value-type="float">
            <text:p>-1.3877849382</text:p>
          </table:table-cell>
          <table:table-cell table:number-columns-repeated="2"/>
        </table:table-row>
        <table:table-row table:style-name="ro1">
          <table:table-cell office:value-type="float" office:value="0.10128480507" calcext:value-type="float">
            <text:p>0.10128480507</text:p>
          </table:table-cell>
          <table:table-cell office:value-type="float" office:value="-1.523586789" calcext:value-type="float">
            <text:p>-1.523586789</text:p>
          </table:table-cell>
          <table:table-cell office:value-type="float" office:value="3.3210506776" calcext:value-type="float">
            <text:p>3.3210506776</text:p>
          </table:table-cell>
          <table:table-cell office:value-type="float" office:value="15.703469539" calcext:value-type="float">
            <text:p>15.703469539</text:p>
          </table:table-cell>
          <table:table-cell office:value-type="float" office:value="-1.7569435596" calcext:value-type="float">
            <text:p>-1.7569435596</text:p>
          </table:table-cell>
          <table:table-cell table:number-columns-repeated="2"/>
        </table:table-row>
        <table:table-row table:style-name="ro1">
          <table:table-cell office:value-type="float" office:value="0.1028499097" calcext:value-type="float">
            <text:p>0.1028499097</text:p>
          </table:table-cell>
          <table:table-cell office:value-type="float" office:value="-1.4594140126" calcext:value-type="float">
            <text:p>-1.4594140126</text:p>
          </table:table-cell>
          <table:table-cell office:value-type="float" office:value="3.3130851911" calcext:value-type="float">
            <text:p>3.3130851911</text:p>
          </table:table-cell>
          <table:table-cell office:value-type="float" office:value="15.533911047" calcext:value-type="float">
            <text:p>15.533911047</text:p>
          </table:table-cell>
          <table:table-cell office:value-type="float" office:value="-2.1194928821" calcext:value-type="float">
            <text:p>-2.1194928821</text:p>
          </table:table-cell>
          <table:table-cell table:number-columns-repeated="2"/>
        </table:table-row>
        <table:table-row table:style-name="ro1">
          <table:table-cell office:value-type="float" office:value="0.10447058883" calcext:value-type="float">
            <text:p>0.10447058883</text:p>
          </table:table-cell>
          <table:table-cell office:value-type="float" office:value="-1.3937180266" calcext:value-type="float">
            <text:p>-1.3937180266</text:p>
          </table:table-cell>
          <table:table-cell office:value-type="float" office:value="3.303282184" calcext:value-type="float">
            <text:p>3.303282184</text:p>
          </table:table-cell>
          <table:table-cell office:value-type="float" office:value="15.348249453" calcext:value-type="float">
            <text:p>15.348249453</text:p>
          </table:table-cell>
          <table:table-cell office:value-type="float" office:value="-2.4876741443" calcext:value-type="float">
            <text:p>-2.4876741443</text:p>
          </table:table-cell>
          <table:table-cell table:number-columns-repeated="2"/>
        </table:table-row>
        <table:table-row table:style-name="ro1">
          <table:table-cell office:value-type="float" office:value="0.10609126796" calcext:value-type="float">
            <text:p>0.10609126796</text:p>
          </table:table-cell>
          <table:table-cell office:value-type="float" office:value="-1.3288332601" calcext:value-type="float">
            <text:p>-1.3288332601</text:p>
          </table:table-cell>
          <table:table-cell office:value-type="float" office:value="3.2919289516" calcext:value-type="float">
            <text:p>3.2919289516</text:p>
          </table:table-cell>
          <table:table-cell office:value-type="float" office:value="15.152601623" calcext:value-type="float">
            <text:p>15.152601623</text:p>
          </table:table-cell>
          <table:table-cell office:value-type="float" office:value="-2.8482130087" calcext:value-type="float">
            <text:p>-2.8482130087</text:p>
          </table:table-cell>
          <table:table-cell table:number-columns-repeated="2"/>
        </table:table-row>
        <table:table-row table:style-name="ro1">
          <table:table-cell office:value-type="float" office:value="0.1077119471" calcext:value-type="float">
            <text:p>0.1077119471</text:p>
          </table:table-cell>
          <table:table-cell office:value-type="float" office:value="-1.2648016" calcext:value-type="float">
            <text:p>-1.2648016</text:p>
          </table:table-cell>
          <table:table-cell office:value-type="float" office:value="3.2790585786" calcext:value-type="float">
            <text:p>3.2790585786</text:p>
          </table:table-cell>
          <table:table-cell office:value-type="float" office:value="14.9472496" calcext:value-type="float">
            <text:p>14.9472496</text:p>
          </table:table-cell>
          <table:table-cell office:value-type="float" office:value="-3.2008420379" calcext:value-type="float">
            <text:p>-3.2008420379</text:p>
          </table:table-cell>
          <table:table-cell table:number-columns-repeated="2"/>
        </table:table-row>
        <table:table-row table:style-name="ro1">
          <table:table-cell office:value-type="float" office:value="0.10933262623" calcext:value-type="float">
            <text:p>0.10933262623</text:p>
          </table:table-cell>
          <table:table-cell office:value-type="float" office:value="-1.2016637188" calcext:value-type="float">
            <text:p>-1.2016637188</text:p>
          </table:table-cell>
          <table:table-cell office:value-type="float" office:value="3.2647052655" calcext:value-type="float">
            <text:p>3.2647052655</text:p>
          </table:table-cell>
          <table:table-cell office:value-type="float" office:value="14.732482051" calcext:value-type="float">
            <text:p>14.732482051</text:p>
          </table:table-cell>
          <table:table-cell office:value-type="float" office:value="-3.5453041654" calcext:value-type="float">
            <text:p>-3.5453041654</text:p>
          </table:table-cell>
          <table:table-cell table:number-columns-repeated="2"/>
        </table:table-row>
        <table:table-row table:style-name="ro1">
          <table:table-cell office:value-type="float" office:value="0.11105710551" calcext:value-type="float">
            <text:p>0.11105710551</text:p>
          </table:table-cell>
          <table:table-cell office:value-type="float" office:value="-1.1355077085" calcext:value-type="float">
            <text:p>-1.1355077085</text:p>
          </table:table-cell>
          <table:table-cell office:value-type="float" office:value="3.2478437937" calcext:value-type="float">
            <text:p>3.2478437937</text:p>
          </table:table-cell>
          <table:table-cell office:value-type="float" office:value="14.493950696" calcext:value-type="float">
            <text:p>14.493950696</text:p>
          </table:table-cell>
          <table:table-cell office:value-type="float" office:value="-3.9025835379" calcext:value-type="float">
            <text:p>-3.9025835379</text:p>
          </table:table-cell>
          <table:table-cell table:number-columns-repeated="2"/>
        </table:table-row>
        <table:table-row table:style-name="ro1">
          <table:table-cell office:value-type="float" office:value="0.11278158479" calcext:value-type="float">
            <text:p>0.11278158479</text:p>
          </table:table-cell>
          <table:table-cell office:value-type="float" office:value="-1.0704541908" calcext:value-type="float">
            <text:p>-1.0704541908</text:p>
          </table:table-cell>
          <table:table-cell office:value-type="float" office:value="3.2293870642" calcext:value-type="float">
            <text:p>3.2293870642</text:p>
          </table:table-cell>
          <table:table-cell office:value-type="float" office:value="14.245455626" calcext:value-type="float">
            <text:p>14.245455626</text:p>
          </table:table-cell>
          <table:table-cell office:value-type="float" office:value="-4.2500534176" calcext:value-type="float">
            <text:p>-4.2500534176</text:p>
          </table:table-cell>
          <table:table-cell table:number-columns-repeated="2"/>
        </table:table-row>
        <table:table-row table:style-name="ro1">
          <table:table-cell office:value-type="float" office:value="0.11450606406" calcext:value-type="float">
            <text:p>0.11450606406</text:p>
          </table:table-cell>
          <table:table-cell office:value-type="float" office:value="-1.0065474355" calcext:value-type="float">
            <text:p>-1.0065474355</text:p>
          </table:table-cell>
          <table:table-cell office:value-type="float" office:value="3.2093800979" calcext:value-type="float">
            <text:p>3.2093800979</text:p>
          </table:table-cell>
          <table:table-cell office:value-type="float" office:value="13.987366283" calcext:value-type="float">
            <text:p>13.987366283</text:p>
          </table:table-cell>
          <table:table-cell office:value-type="float" office:value="-4.5874435947" calcext:value-type="float">
            <text:p>-4.5874435947</text:p>
          </table:table-cell>
          <table:table-cell table:number-columns-repeated="2"/>
        </table:table-row>
        <table:table-row table:style-name="ro1">
          <table:table-cell office:value-type="float" office:value="0.11623054334" calcext:value-type="float">
            <text:p>0.11623054334</text:p>
          </table:table-cell>
          <table:table-cell office:value-type="float" office:value="-0.94383002533" calcext:value-type="float">
            <text:p>-0.94383002533</text:p>
          </table:table-cell>
          <table:table-cell office:value-type="float" office:value="3.1878691078" calcext:value-type="float">
            <text:p>3.1878691078</text:p>
          </table:table-cell>
          <table:table-cell office:value-type="float" office:value="13.720058535" calcext:value-type="float">
            <text:p>13.720058535</text:p>
          </table:table-cell>
          <table:table-cell office:value-type="float" office:value="-4.9144976339" calcext:value-type="float">
            <text:p>-4.9144976339</text:p>
          </table:table-cell>
          <table:table-cell table:number-columns-repeated="2"/>
        </table:table-row>
        <table:table-row table:style-name="ro1">
          <table:table-cell office:value-type="float" office:value="0.1180313093" calcext:value-type="float">
            <text:p>0.1180313093</text:p>
          </table:table-cell>
          <table:table-cell office:value-type="float" office:value="-0.87965182579" calcext:value-type="float">
            <text:p>-0.87965182579</text:p>
          </table:table-cell>
          <table:table-cell office:value-type="float" office:value="3.1638525209" calcext:value-type="float">
            <text:p>3.1638525209</text:p>
          </table:table-cell>
          <table:table-cell office:value-type="float" office:value="13.431500216" calcext:value-type="float">
            <text:p>13.431500216</text:p>
          </table:table-cell>
          <table:table-cell office:value-type="float" office:value="-5.2447250361" calcext:value-type="float">
            <text:p>-5.2447250361</text:p>
          </table:table-cell>
          <table:table-cell table:number-columns-repeated="2"/>
        </table:table-row>
        <table:table-row table:style-name="ro1">
          <table:table-cell office:value-type="float" office:value="0.11983207526" calcext:value-type="float">
            <text:p>0.11983207526</text:p>
          </table:table-cell>
          <table:table-cell office:value-type="float" office:value="-0.81685958731" calcext:value-type="float">
            <text:p>-0.81685958731</text:p>
          </table:table-cell>
          <table:table-cell office:value-type="float" office:value="3.1383026884" calcext:value-type="float">
            <text:p>3.1383026884</text:p>
          </table:table-cell>
          <table:table-cell office:value-type="float" office:value="13.133747227" calcext:value-type="float">
            <text:p>13.133747227</text:p>
          </table:table-cell>
          <table:table-cell office:value-type="float" office:value="-5.5631571275" calcext:value-type="float">
            <text:p>-5.5631571275</text:p>
          </table:table-cell>
          <table:table-cell table:number-columns-repeated="2"/>
        </table:table-row>
        <table:table-row table:style-name="ro1">
          <table:table-cell office:value-type="float" office:value="0.12163284122" calcext:value-type="float">
            <text:p>0.12163284122</text:p>
          </table:table-cell>
          <table:table-cell office:value-type="float" office:value="-0.75549571961" calcext:value-type="float">
            <text:p>-0.75549571961</text:p>
          </table:table-cell>
          <table:table-cell office:value-type="float" office:value="3.1112759474" calcext:value-type="float">
            <text:p>3.1112759474</text:p>
          </table:table-cell>
          <table:table-cell office:value-type="float" office:value="12.82724629" calcext:value-type="float">
            <text:p>12.82724629</text:p>
          </table:table-cell>
          <table:table-cell office:value-type="float" office:value="-5.8695504448" calcext:value-type="float">
            <text:p>-5.8695504448</text:p>
          </table:table-cell>
          <table:table-cell table:number-columns-repeated="2"/>
        </table:table-row>
        <table:table-row table:style-name="ro1">
          <table:table-cell office:value-type="float" office:value="0.12343360718" calcext:value-type="float">
            <text:p>0.12343360718</text:p>
          </table:table-cell>
          <table:table-cell office:value-type="float" office:value="-0.69560050851" calcext:value-type="float">
            <text:p>-0.69560050851</text:p>
          </table:table-cell>
          <table:table-cell office:value-type="float" office:value="3.0828297467" calcext:value-type="float">
            <text:p>3.0828297467</text:p>
          </table:table-cell>
          <table:table-cell office:value-type="float" office:value="12.512449272" calcext:value-type="float">
            <text:p>12.512449272</text:p>
          </table:table-cell>
          <table:table-cell office:value-type="float" office:value="-6.1636781189" calcext:value-type="float">
            <text:p>-6.1636781189</text:p>
          </table:table-cell>
          <table:table-cell table:number-columns-repeated="2"/>
        </table:table-row>
        <table:table-row table:style-name="ro1">
          <table:table-cell office:value-type="float" office:value="0.12520256299" calcext:value-type="float">
            <text:p>0.12520256299</text:p>
          </table:table-cell>
          <table:table-cell office:value-type="float" office:value="-0.63823023036" calcext:value-type="float">
            <text:p>-0.63823023036</text:p>
          </table:table-cell>
          <table:table-cell office:value-type="float" office:value="3.0535605804" calcext:value-type="float">
            <text:p>3.0535605804</text:p>
          </table:table-cell>
          <table:table-cell office:value-type="float" office:value="12.1955773" calcext:value-type="float">
            <text:p>12.1955773</text:p>
          </table:table-cell>
          <table:table-cell office:value-type="float" office:value="-6.4404639376" calcext:value-type="float">
            <text:p>-6.4404639376</text:p>
          </table:table-cell>
          <table:table-cell table:number-columns-repeated="2"/>
        </table:table-row>
        <table:table-row table:style-name="ro1">
          <table:table-cell office:value-type="float" office:value="0.12697151881" calcext:value-type="float">
            <text:p>0.12697151881</text:p>
          </table:table-cell>
          <table:table-cell office:value-type="float" office:value="-0.58234810925" calcext:value-type="float">
            <text:p>-0.58234810925</text:p>
          </table:table-cell>
          <table:table-cell office:value-type="float" office:value="3.0230344373" calcext:value-type="float">
            <text:p>3.0230344373</text:p>
          </table:table-cell>
          <table:table-cell office:value-type="float" office:value="11.871576554" calcext:value-type="float">
            <text:p>11.871576554</text:p>
          </table:table-cell>
          <table:table-cell office:value-type="float" office:value="-6.7050269141" calcext:value-type="float">
            <text:p>-6.7050269141</text:p>
          </table:table-cell>
          <table:table-cell table:number-columns-repeated="2"/>
        </table:table-row>
        <table:table-row table:style-name="ro1">
          <table:table-cell office:value-type="float" office:value="0.12874047462" calcext:value-type="float">
            <text:p>0.12874047462</text:p>
          </table:table-cell>
          <table:table-cell office:value-type="float" office:value="-0.52798622884" calcext:value-type="float">
            <text:p>-0.52798622884</text:p>
          </table:table-cell>
          <table:table-cell office:value-type="float" office:value="2.9913084703" calcext:value-type="float">
            <text:p>2.9913084703</text:p>
          </table:table-cell>
          <table:table-cell office:value-type="float" office:value="11.540886459" calcext:value-type="float">
            <text:p>11.540886459</text:p>
          </table:table-cell>
          <table:table-cell office:value-type="float" office:value="-6.9571986798" calcext:value-type="float">
            <text:p>-6.9571986798</text:p>
          </table:table-cell>
          <table:table-cell table:number-columns-repeated="2"/>
        </table:table-row>
        <table:table-row table:style-name="ro1">
          <table:table-cell office:value-type="float" office:value="0.13050943044" calcext:value-type="float">
            <text:p>0.13050943044</text:p>
          </table:table-cell>
          <table:table-cell office:value-type="float" office:value="-0.47517462631" calcext:value-type="float">
            <text:p>-0.47517462631</text:p>
          </table:table-cell>
          <table:table-cell office:value-type="float" office:value="2.9584405782" calcext:value-type="float">
            <text:p>2.9584405782</text:p>
          </table:table-cell>
          <table:table-cell office:value-type="float" office:value="11.203949017" calcext:value-type="float">
            <text:p>11.203949017</text:p>
          </table:table-cell>
          <table:table-cell office:value-type="float" office:value="-7.1968261947" calcext:value-type="float">
            <text:p>-7.1968261947</text:p>
          </table:table-cell>
          <table:table-cell table:number-columns-repeated="2"/>
        </table:table-row>
        <table:table-row table:style-name="ro1">
          <table:table-cell office:value-type="float" office:value="0.1323151472" calcext:value-type="float">
            <text:p>0.1323151472</text:p>
          </table:table-cell>
          <table:table-cell office:value-type="float" office:value="-0.42289352254" calcext:value-type="float">
            <text:p>-0.42289352254</text:p>
          </table:table-cell>
          <table:table-cell office:value-type="float" office:value="2.9237727254" calcext:value-type="float">
            <text:p>2.9237727254</text:p>
          </table:table-cell>
          <table:table-cell office:value-type="float" office:value="10.854027398" calcext:value-type="float">
            <text:p>10.854027398</text:p>
          </table:table-cell>
          <table:table-cell office:value-type="float" office:value="-7.4283524542" calcext:value-type="float">
            <text:p>-7.4283524542</text:p>
          </table:table-cell>
          <table:table-cell table:number-columns-repeated="2"/>
        </table:table-row>
        <table:table-row table:style-name="ro1">
          <table:table-cell office:value-type="float" office:value="0.13412086395" calcext:value-type="float">
            <text:p>0.13412086395</text:p>
          </table:table-cell>
          <table:table-cell office:value-type="float" office:value="-0.37228448771" calcext:value-type="float">
            <text:p>-0.37228448771</text:p>
          </table:table-cell>
          <table:table-cell office:value-type="float" office:value="2.8880389912" calcext:value-type="float">
            <text:p>2.8880389912</text:p>
          </table:table-cell>
          <table:table-cell office:value-type="float" office:value="10.498532827" calcext:value-type="float">
            <text:p>10.498532827</text:p>
          </table:table-cell>
          <table:table-cell office:value-type="float" office:value="-7.6465339169" calcext:value-type="float">
            <text:p>-7.6465339169</text:p>
          </table:table-cell>
          <table:table-cell table:number-columns-repeated="2"/>
        </table:table-row>
        <table:table-row table:style-name="ro1">
          <table:table-cell office:value-type="float" office:value="0.13592658071" calcext:value-type="float">
            <text:p>0.13592658071</text:p>
          </table:table-cell>
          <table:table-cell office:value-type="float" office:value="-0.32337281247" calcext:value-type="float">
            <text:p>-0.32337281247</text:p>
          </table:table-cell>
          <table:table-cell office:value-type="float" office:value="2.8513029053" calcext:value-type="float">
            <text:p>2.8513029053</text:p>
          </table:table-cell>
          <table:table-cell office:value-type="float" office:value="10.137940383" calcext:value-type="float">
            <text:p>10.137940383</text:p>
          </table:table-cell>
          <table:table-cell office:value-type="float" office:value="-7.8512566668" calcext:value-type="float">
            <text:p>-7.8512566668</text:p>
          </table:table-cell>
          <table:table-cell table:number-columns-repeated="2"/>
        </table:table-row>
        <table:table-row table:style-name="ro1">
          <table:table-cell office:value-type="float" office:value="0.13773229747" calcext:value-type="float">
            <text:p>0.13773229747</text:p>
          </table:table-cell>
          <table:table-cell office:value-type="float" office:value="-0.27618153418" calcext:value-type="float">
            <text:p>-0.27618153418</text:p>
          </table:table-cell>
          <table:table-cell office:value-type="float" office:value="2.813628499" calcext:value-type="float">
            <text:p>2.813628499</text:p>
          </table:table-cell>
          <table:table-cell office:value-type="float" office:value="9.7727257239" calcext:value-type="float">
            <text:p>9.7727257239</text:p>
          </table:table-cell>
          <table:table-cell office:value-type="float" office:value="-8.0424229946" calcext:value-type="float">
            <text:p>-8.0424229946</text:p>
          </table:table-cell>
          <table:table-cell table:number-columns-repeated="2"/>
        </table:table-row>
        <table:table-row table:style-name="ro1">
          <table:table-cell office:value-type="float" office:value="0.13945317531" calcext:value-type="float">
            <text:p>0.13945317531</text:p>
          </table:table-cell>
          <table:table-cell office:value-type="float" office:value="-0.23282758044" calcext:value-type="float">
            <text:p>-0.23282758044</text:p>
          </table:table-cell>
          <table:table-cell office:value-type="float" office:value="2.7769099877" calcext:value-type="float">
            <text:p>2.7769099877</text:p>
          </table:table-cell>
          <table:table-cell office:value-type="float" office:value="9.4208043835" calcext:value-type="float">
            <text:p>9.4208043835</text:p>
          </table:table-cell>
          <table:table-cell office:value-type="float" office:value="-8.2119167061" calcext:value-type="float">
            <text:p>-8.2119167061</text:p>
          </table:table-cell>
          <table:table-cell table:number-columns-repeated="2"/>
        </table:table-row>
        <table:table-row table:style-name="ro1">
          <table:table-cell office:value-type="float" office:value="0.14117405315" calcext:value-type="float">
            <text:p>0.14117405315</text:p>
          </table:table-cell>
          <table:table-cell office:value-type="float" office:value="-0.19107113465" calcext:value-type="float">
            <text:p>-0.19107113465</text:p>
          </table:table-cell>
          <table:table-cell office:value-type="float" office:value="2.7394538926" calcext:value-type="float">
            <text:p>2.7394538926</text:p>
          </table:table-cell>
          <table:table-cell office:value-type="float" office:value="9.0655284598" calcext:value-type="float">
            <text:p>9.0655284598</text:p>
          </table:table-cell>
          <table:table-cell office:value-type="float" office:value="-8.3689664397" calcext:value-type="float">
            <text:p>-8.3689664397</text:p>
          </table:table-cell>
          <table:table-cell table:number-columns-repeated="2"/>
        </table:table-row>
        <table:table-row table:style-name="ro1">
          <table:table-cell office:value-type="float" office:value="0.14289493099" calcext:value-type="float">
            <text:p>0.14289493099</text:p>
          </table:table-cell>
          <table:table-cell office:value-type="float" office:value="-0.15092642319" calcext:value-type="float">
            <text:p>-0.15092642319</text:p>
          </table:table-cell>
          <table:table-cell office:value-type="float" office:value="2.7013165309" calcext:value-type="float">
            <text:p>2.7013165309</text:p>
          </table:table-cell>
          <table:table-cell office:value-type="float" office:value="8.7073085556" calcext:value-type="float">
            <text:p>8.7073085556</text:p>
          </table:table-cell>
          <table:table-cell office:value-type="float" office:value="-8.5135279258" calcext:value-type="float">
            <text:p>-8.5135279258</text:p>
          </table:table-cell>
          <table:table-cell table:number-columns-repeated="2"/>
        </table:table-row>
        <table:table-row table:style-name="ro1">
          <table:table-cell office:value-type="float" office:value="0.14461580883" calcext:value-type="float">
            <text:p>0.14461580883</text:p>
          </table:table-cell>
          <table:table-cell office:value-type="float" office:value="-0.1124058202" calcext:value-type="float">
            <text:p>-0.1124058202</text:p>
          </table:table-cell>
          <table:table-cell office:value-type="float" office:value="2.6625543913" calcext:value-type="float">
            <text:p>2.6625543913</text:p>
          </table:table-cell>
          <table:table-cell office:value-type="float" office:value="8.3465541179" calcext:value-type="float">
            <text:p>8.3465541179</text:p>
          </table:table-cell>
          <table:table-cell office:value-type="float" office:value="-8.6455697117" calcext:value-type="float">
            <text:p>-8.6455697117</text:p>
          </table:table-cell>
          <table:table-cell table:number-columns-repeated="2"/>
        </table:table-row>
        <table:table-row table:style-name="ro1">
          <table:table-cell office:value-type="float" office:value="0.14631123068" calcext:value-type="float">
            <text:p>0.14631123068</text:p>
          </table:table-cell>
          <table:table-cell office:value-type="float" office:value="-0.076053531262" calcext:value-type="float">
            <text:p>-0.076053531262</text:p>
          </table:table-cell>
          <table:table-cell office:value-type="float" office:value="2.6238097383" calcext:value-type="float">
            <text:p>2.6238097383</text:p>
          </table:table-cell>
          <table:table-cell office:value-type="float" office:value="7.9890545281" calcext:value-type="float">
            <text:p>7.9890545281</text:p>
          </table:table-cell>
          <table:table-cell office:value-type="float" office:value="-8.7633966807" calcext:value-type="float">
            <text:p>-8.7633966807</text:p>
          </table:table-cell>
          <table:table-cell table:number-columns-repeated="2"/>
        </table:table-row>
        <table:table-row table:style-name="ro1">
          <table:table-cell office:value-type="float" office:value="0.14800665252" calcext:value-type="float">
            <text:p>0.14800665252</text:p>
          </table:table-cell>
          <table:table-cell office:value-type="float" office:value="-0.041296200981" calcext:value-type="float">
            <text:p>-0.041296200981</text:p>
          </table:table-cell>
          <table:table-cell office:value-type="float" office:value="2.5845677829" calcext:value-type="float">
            <text:p>2.5845677829</text:p>
          </table:table-cell>
          <table:table-cell office:value-type="float" office:value="7.6298791242" calcext:value-type="float">
            <text:p>7.6298791242</text:p>
          </table:table-cell>
          <table:table-cell office:value-type="float" office:value="-8.8690472425" calcext:value-type="float">
            <text:p>-8.8690472425</text:p>
          </table:table-cell>
          <table:table-cell table:number-columns-repeated="2"/>
        </table:table-row>
        <table:table-row table:style-name="ro1">
          <table:table-cell office:value-type="float" office:value="0.14970207436" calcext:value-type="float">
            <text:p>0.14970207436</text:p>
          </table:table-cell>
          <table:table-cell office:value-type="float" office:value="-0.0081404278194" calcext:value-type="float">
            <text:p>-0.0081404278194</text:p>
          </table:table-cell>
          <table:table-cell office:value-type="float" office:value="2.5448827076" calcext:value-type="float">
            <text:p>2.5448827076</text:p>
          </table:table-cell>
          <table:table-cell office:value-type="float" office:value="7.2694141011" calcext:value-type="float">
            <text:p>7.2694141011</text:p>
          </table:table-cell>
          <table:table-cell office:value-type="float" office:value="-8.9625268892" calcext:value-type="float">
            <text:p>-8.9625268892</text:p>
          </table:table-cell>
          <table:table-cell table:number-columns-repeated="2"/>
        </table:table-row>
        <table:table-row table:style-name="ro1">
          <table:table-cell office:value-type="float" office:value="0.15139749621" calcext:value-type="float">
            <text:p>0.15139749621</text:p>
          </table:table-cell>
          <table:table-cell office:value-type="float" office:value="0.023408903184" calcext:value-type="float">
            <text:p>0.023408903184</text:p>
          </table:table-cell>
          <table:table-cell office:value-type="float" office:value="2.504808645" calcext:value-type="float">
            <text:p>2.504808645</text:p>
          </table:table-cell>
          <table:table-cell office:value-type="float" office:value="6.9080432384" calcext:value-type="float">
            <text:p>6.9080432384</text:p>
          </table:table-cell>
          <table:table-cell office:value-type="float" office:value="-9.0438525474" calcext:value-type="float">
            <text:p>-9.0438525474</text:p>
          </table:table-cell>
          <table:table-cell table:number-columns-repeated="2"/>
        </table:table-row>
        <table:table-row table:style-name="ro1">
          <table:table-cell office:value-type="float" office:value="0.15308608645" calcext:value-type="float">
            <text:p>0.15308608645</text:p>
          </table:table-cell>
          <table:table-cell office:value-type="float" office:value="0.053231202095" calcext:value-type="float">
            <text:p>0.053231202095</text:p>
          </table:table-cell>
          <table:table-cell office:value-type="float" office:value="2.4645630567" calcext:value-type="float">
            <text:p>2.4645630567</text:p>
          </table:table-cell>
          <table:table-cell office:value-type="float" office:value="6.5476064027" calcext:value-type="float">
            <text:p>6.5476064027</text:p>
          </table:table-cell>
          <table:table-cell office:value-type="float" office:value="-9.1127978632" calcext:value-type="float">
            <text:p>-9.1127978632</text:p>
          </table:table-cell>
          <table:table-cell table:number-columns-repeated="2"/>
        </table:table-row>
        <table:table-row table:style-name="ro1">
          <table:table-cell office:value-type="float" office:value="0.15477467669" calcext:value-type="float">
            <text:p>0.15477467669</text:p>
          </table:table-cell>
          <table:table-cell office:value-type="float" office:value="0.081455343504" calcext:value-type="float">
            <text:p>0.081455343504</text:p>
          </table:table-cell>
          <table:table-cell office:value-type="float" office:value="2.4240384478" calcext:value-type="float">
            <text:p>2.4240384478</text:p>
          </table:table-cell>
          <table:table-cell office:value-type="float" office:value="6.1870225526" calcext:value-type="float">
            <text:p>6.1870225526</text:p>
          </table:table-cell>
          <table:table-cell office:value-type="float" office:value="-9.1697536915" calcext:value-type="float">
            <text:p>-9.1697536915</text:p>
          </table:table-cell>
          <table:table-cell table:number-columns-repeated="2"/>
        </table:table-row>
        <table:table-row table:style-name="ro1">
          <table:table-cell office:value-type="float" office:value="0.15646326694" calcext:value-type="float">
            <text:p>0.15646326694</text:p>
          </table:table-cell>
          <table:table-cell office:value-type="float" office:value="0.1080814971" calcext:value-type="float">
            <text:p>0.1080814971</text:p>
          </table:table-cell>
          <table:table-cell office:value-type="float" office:value="2.3832878562" calcext:value-type="float">
            <text:p>2.3832878562</text:p>
          </table:table-cell>
          <table:table-cell office:value-type="float" office:value="5.8266619454" calcext:value-type="float">
            <text:p>5.8266619454</text:p>
          </table:table-cell>
          <table:table-cell office:value-type="float" office:value="-9.2147695226" calcext:value-type="float">
            <text:p>-9.2147695226</text:p>
          </table:table-cell>
          <table:table-cell table:number-columns-repeated="2"/>
        </table:table-row>
        <table:table-row table:style-name="ro1">
          <table:table-cell office:value-type="float" office:value="0.15815185718" calcext:value-type="float">
            <text:p>0.15815185718</text:p>
          </table:table-cell>
          <table:table-cell office:value-type="float" office:value="0.13311146601" calcext:value-type="float">
            <text:p>0.13311146601</text:p>
          </table:table-cell>
          <table:table-cell office:value-type="float" office:value="2.342364077" calcext:value-type="float">
            <text:p>2.342364077</text:p>
          </table:table-cell>
          <table:table-cell office:value-type="float" office:value="5.4668913259" calcext:value-type="float">
            <text:p>5.4668913259</text:p>
          </table:table-cell>
          <table:table-cell office:value-type="float" office:value="-9.2479053773" calcext:value-type="float">
            <text:p>-9.2479053773</text:p>
          </table:table-cell>
          <table:table-cell table:number-columns-repeated="2"/>
        </table:table-row>
        <table:table-row table:style-name="ro1">
          <table:table-cell office:value-type="float" office:value="0.15984426287" calcext:value-type="float">
            <text:p>0.15984426287</text:p>
          </table:table-cell>
          <table:table-cell office:value-type="float" office:value="0.15659982943" calcext:value-type="float">
            <text:p>0.15659982943</text:p>
          </table:table-cell>
          <table:table-cell office:value-type="float" office:value="2.3012267805" calcext:value-type="float">
            <text:p>2.3012267805</text:p>
          </table:table-cell>
          <table:table-cell office:value-type="float" office:value="5.1072642696" calcext:value-type="float">
            <text:p>5.1072642696</text:p>
          </table:table-cell>
          <table:table-cell office:value-type="float" office:value="-9.2692665048" calcext:value-type="float">
            <text:p>-9.2692665048</text:p>
          </table:table-cell>
          <table:table-cell table:number-columns-repeated="2"/>
        </table:table-row>
        <table:table-row table:style-name="ro1">
          <table:table-cell office:value-type="float" office:value="0.16153666857" calcext:value-type="float">
            <text:p>0.16153666857</text:p>
          </table:table-cell>
          <table:table-cell office:value-type="float" office:value="0.1784932825" calcext:value-type="float">
            <text:p>0.1784932825</text:p>
          </table:table-cell>
          <table:table-cell office:value-type="float" office:value="2.2600207885" calcext:value-type="float">
            <text:p>2.2600207885</text:p>
          </table:table-cell>
          <table:table-cell office:value-type="float" office:value="4.7489559003" calcext:value-type="float">
            <text:p>4.7489559003</text:p>
          </table:table-cell>
          <table:table-cell office:value-type="float" office:value="-9.2788456835" calcext:value-type="float">
            <text:p>-9.2788456835</text:p>
          </table:table-cell>
          <table:table-cell table:number-columns-repeated="2"/>
        </table:table-row>
        <table:table-row table:style-name="ro1">
          <table:table-cell office:value-type="float" office:value="0.16322907426" calcext:value-type="float">
            <text:p>0.16322907426</text:p>
          </table:table-cell>
          <table:table-cell office:value-type="float" office:value="0.19879847786" calcext:value-type="float">
            <text:p>0.19879847786</text:p>
          </table:table-cell>
          <table:table-cell office:value-type="float" office:value="2.2187982442" calcext:value-type="float">
            <text:p>2.2187982442</text:p>
          </table:table-cell>
          <table:table-cell office:value-type="float" office:value="4.3923232959" calcext:value-type="float">
            <text:p>4.3923232959</text:p>
          </table:table-cell>
          <table:table-cell office:value-type="float" office:value="-9.2767340131" calcext:value-type="float">
            <text:p>-9.2767340131</text:p>
          </table:table-cell>
          <table:table-cell table:number-columns-repeated="2"/>
        </table:table-row>
        <table:table-row table:style-name="ro1">
          <table:table-cell office:value-type="float" office:value="0.16492147996" calcext:value-type="float">
            <text:p>0.16492147996</text:p>
          </table:table-cell>
          <table:table-cell office:value-type="float" office:value="0.21752364447" calcext:value-type="float">
            <text:p>0.21752364447</text:p>
          </table:table-cell>
          <table:table-cell office:value-type="float" office:value="2.1776108642" calcext:value-type="float">
            <text:p>2.1776108642</text:p>
          </table:table-cell>
          <table:table-cell office:value-type="float" office:value="4.0377189963" calcext:value-type="float">
            <text:p>4.0377189963</text:p>
          </table:table-cell>
          <table:table-cell office:value-type="float" office:value="-9.2630324241" calcext:value-type="float">
            <text:p>-9.2630324241</text:p>
          </table:table-cell>
          <table:table-cell table:number-columns-repeated="2"/>
        </table:table-row>
        <table:table-row table:style-name="ro1">
          <table:table-cell office:value-type="float" office:value="0.16662524696" calcext:value-type="float">
            <text:p>0.16662524696</text:p>
          </table:table-cell>
          <table:table-cell office:value-type="float" office:value="0.23478845013" calcext:value-type="float">
            <text:p>0.23478845013</text:p>
          </table:table-cell>
          <table:table-cell office:value-type="float" office:value="2.1362343898" calcext:value-type="float">
            <text:p>2.1362343898</text:p>
          </table:table-cell>
          <table:table-cell office:value-type="float" office:value="3.6831350528" calcext:value-type="float">
            <text:p>3.6831350528</text:p>
          </table:table-cell>
          <table:table-cell office:value-type="float" office:value="-9.2376439213" calcext:value-type="float">
            <text:p>-9.2376439213</text:p>
          </table:table-cell>
          <table:table-cell table:number-columns-repeated="2"/>
        </table:table-row>
        <table:table-row table:style-name="ro1">
          <table:table-cell office:value-type="float" office:value="0.16832901396" calcext:value-type="float">
            <text:p>0.16832901396</text:p>
          </table:table-cell>
          <table:table-cell office:value-type="float" office:value="0.25047341697" calcext:value-type="float">
            <text:p>0.25047341697</text:p>
          </table:table-cell>
          <table:table-cell office:value-type="float" office:value="2.0949972572" calcext:value-type="float">
            <text:p>2.0949972572</text:p>
          </table:table-cell>
          <table:table-cell office:value-type="float" office:value="3.3313089484" calcext:value-type="float">
            <text:p>3.3313089484</text:p>
          </table:table-cell>
          <table:table-cell office:value-type="float" office:value="-9.2007438921" calcext:value-type="float">
            <text:p>-9.2007438921</text:p>
          </table:table-cell>
          <table:table-cell table:number-columns-repeated="2"/>
        </table:table-row>
        <table:table-row table:style-name="ro1">
          <table:table-cell office:value-type="float" office:value="0.17003278096" calcext:value-type="float">
            <text:p>0.17003278096</text:p>
          </table:table-cell>
          <table:table-cell office:value-type="float" office:value="0.26459165076" calcext:value-type="float">
            <text:p>0.26459165076</text:p>
          </table:table-cell>
          <table:table-cell office:value-type="float" office:value="2.0539506586" calcext:value-type="float">
            <text:p>2.0539506586</text:p>
          </table:table-cell>
          <table:table-cell office:value-type="float" office:value="2.9825850754" calcext:value-type="float">
            <text:p>2.9825850754</text:p>
          </table:table-cell>
          <table:table-cell office:value-type="float" office:value="-9.1524642265" calcext:value-type="float">
            <text:p>-9.1524642265</text:p>
          </table:table-cell>
          <table:table-cell table:number-columns-repeated="2"/>
        </table:table-row>
        <table:table-row table:style-name="ro1">
          <table:table-cell office:value-type="float" office:value="0.17173654796" calcext:value-type="float">
            <text:p>0.17173654796</text:p>
          </table:table-cell>
          <table:table-cell office:value-type="float" office:value="0.27715778517" calcext:value-type="float">
            <text:p>0.27715778517</text:p>
          </table:table-cell>
          <table:table-cell office:value-type="float" office:value="2.0131451759" calcext:value-type="float">
            <text:p>2.0131451759</text:p>
          </table:table-cell>
          <table:table-cell office:value-type="float" office:value="2.6373022873" calcext:value-type="float">
            <text:p>2.6373022873</text:p>
          </table:table-cell>
          <table:table-cell office:value-type="float" office:value="-9.0929460481" calcext:value-type="float">
            <text:p>-9.0929460481</text:p>
          </table:table-cell>
          <table:table-cell table:number-columns-repeated="2"/>
        </table:table-row>
        <table:table-row table:style-name="ro1">
          <table:table-cell office:value-type="float" office:value="0.17345765462" calcext:value-type="float">
            <text:p>0.17345765462</text:p>
          </table:table-cell>
          <table:table-cell office:value-type="float" office:value="0.28829237921" calcext:value-type="float">
            <text:p>0.28829237921</text:p>
          </table:table-cell>
          <table:table-cell office:value-type="float" office:value="1.9722200833" calcext:value-type="float">
            <text:p>1.9722200833</text:p>
          </table:table-cell>
          <table:table-cell office:value-type="float" office:value="2.2923386293" calcext:value-type="float">
            <text:p>2.2923386293</text:p>
          </table:table-cell>
          <table:table-cell office:value-type="float" office:value="-9.0215644701" calcext:value-type="float">
            <text:p>-9.0215644701</text:p>
          </table:table-cell>
          <table:table-cell table:number-columns-repeated="2"/>
        </table:table-row>
        <table:table-row table:style-name="ro1">
          <table:table-cell office:value-type="float" office:value="0.17517876128" calcext:value-type="float">
            <text:p>0.17517876128</text:p>
          </table:table-cell>
          <table:table-cell office:value-type="float" office:value="0.297877758" calcext:value-type="float">
            <text:p>0.297877758</text:p>
          </table:table-cell>
          <table:table-cell office:value-type="float" office:value="1.9316427498" calcext:value-type="float">
            <text:p>1.9316427498</text:p>
          </table:table-cell>
          <table:table-cell office:value-type="float" office:value="1.9515636488" calcext:value-type="float">
            <text:p>1.9515636488</text:p>
          </table:table-cell>
          <table:table-cell office:value-type="float" office:value="-8.9390315902" calcext:value-type="float">
            <text:p>-8.9390315902</text:p>
          </table:table-cell>
          <table:table-cell table:number-columns-repeated="2"/>
        </table:table-row>
        <table:table-row table:style-name="ro1">
          <table:table-cell office:value-type="float" office:value="0.17689986794" calcext:value-type="float">
            <text:p>0.17689986794</text:p>
          </table:table-cell>
          <table:table-cell office:value-type="float" office:value="0.30593359494" calcext:value-type="float">
            <text:p>0.30593359494</text:p>
          </table:table-cell>
          <table:table-cell office:value-type="float" office:value="1.8914631688" calcext:value-type="float">
            <text:p>1.8914631688</text:p>
          </table:table-cell>
          <table:table-cell office:value-type="float" office:value="1.6153082289" calcext:value-type="float">
            <text:p>1.6153082289</text:p>
          </table:table-cell>
          <table:table-cell office:value-type="float" office:value="-8.8455202006" calcext:value-type="float">
            <text:p>-8.8455202006</text:p>
          </table:table-cell>
          <table:table-cell table:number-columns-repeated="2"/>
        </table:table-row>
        <table:table-row table:style-name="ro1">
          <table:table-cell office:value-type="float" office:value="0.1786209746" calcext:value-type="float">
            <text:p>0.1786209746</text:p>
          </table:table-cell>
          <table:table-cell office:value-type="float" office:value="0.31248104358" calcext:value-type="float">
            <text:p>0.31248104358</text:p>
          </table:table-cell>
          <table:table-cell office:value-type="float" office:value="1.8517305333" calcext:value-type="float">
            <text:p>1.8517305333</text:p>
          </table:table-cell>
          <table:table-cell office:value-type="float" office:value="1.2838967066" calcext:value-type="float">
            <text:p>1.2838967066</text:p>
          </table:table-cell>
          <table:table-cell office:value-type="float" office:value="-8.7412117754" calcext:value-type="float">
            <text:p>-8.7412117754</text:p>
          </table:table-cell>
          <table:table-cell table:number-columns-repeated="2"/>
        </table:table-row>
        <table:table-row table:style-name="ro1">
          <table:table-cell office:value-type="float" office:value="0.18036451467" calcext:value-type="float">
            <text:p>0.18036451467</text:p>
          </table:table-cell>
          <table:table-cell office:value-type="float" office:value="0.31759898074" calcext:value-type="float">
            <text:p>0.31759898074</text:p>
          </table:table-cell>
          <table:table-cell office:value-type="float" office:value="1.8119852503" calcext:value-type="float">
            <text:p>1.8119852503</text:p>
          </table:table-cell>
          <table:table-cell office:value-type="float" office:value="0.95342973165" calcext:value-type="float">
            <text:p>0.95342973165</text:p>
          </table:table-cell>
          <table:table-cell office:value-type="float" office:value="-8.6247292501" calcext:value-type="float">
            <text:p>-8.6247292501</text:p>
          </table:table-cell>
          <table:table-cell table:number-columns-repeated="2"/>
        </table:table-row>
        <table:table-row table:style-name="ro1">
          <table:table-cell office:value-type="float" office:value="0.18210805475" calcext:value-type="float">
            <text:p>0.18210805475</text:p>
          </table:table-cell>
          <table:table-cell office:value-type="float" office:value="0.32121714092" calcext:value-type="float">
            <text:p>0.32121714092</text:p>
          </table:table-cell>
          <table:table-cell office:value-type="float" office:value="1.772797618" calcext:value-type="float">
            <text:p>1.772797618</text:p>
          </table:table-cell>
          <table:table-cell office:value-type="float" office:value="0.62858269749" calcext:value-type="float">
            <text:p>0.62858269749</text:p>
          </table:table-cell>
          <table:table-cell office:value-type="float" office:value="-8.4975673848" calcext:value-type="float">
            <text:p>-8.4975673848</text:p>
          </table:table-cell>
          <table:table-cell table:number-columns-repeated="2"/>
        </table:table-row>
        <table:table-row table:style-name="ro1">
          <table:table-cell office:value-type="float" office:value="0.18385159482" calcext:value-type="float">
            <text:p>0.18385159482</text:p>
          </table:table-cell>
          <table:table-cell office:value-type="float" office:value="0.32336196988" calcext:value-type="float">
            <text:p>0.32336196988</text:p>
          </table:table-cell>
          <table:table-cell office:value-type="float" office:value="1.7342160259" calcext:value-type="float">
            <text:p>1.7342160259</text:p>
          </table:table-cell>
          <table:table-cell office:value-type="float" office:value="0.30967116859" calcext:value-type="float">
            <text:p>0.30967116859</text:p>
          </table:table-cell>
          <table:table-cell office:value-type="float" office:value="-8.3599406094" calcext:value-type="float">
            <text:p>-8.3599406094</text:p>
          </table:table-cell>
          <table:table-cell table:number-columns-repeated="2"/>
        </table:table-row>
        <table:table-row table:style-name="ro1">
          <table:table-cell office:value-type="float" office:value="0.18559513489" calcext:value-type="float">
            <text:p>0.18559513489</text:p>
          </table:table-cell>
          <table:table-cell office:value-type="float" office:value="0.32406134035" calcext:value-type="float">
            <text:p>0.32406134035</text:p>
          </table:table-cell>
          <table:table-cell office:value-type="float" office:value="1.6962878633" calcext:value-type="float">
            <text:p>1.6962878633</text:p>
          </table:table-cell>
          <table:table-cell office:value-type="float" office:value="-0.0029968755964" calcext:value-type="float">
            <text:p>-0.0029968755964</text:p>
          </table:table-cell>
          <table:table-cell office:value-type="float" office:value="-8.2120714965" calcext:value-type="float">
            <text:p>-8.2120714965</text:p>
          </table:table-cell>
          <table:table-cell table:number-columns-repeated="2"/>
        </table:table-row>
        <table:table-row table:style-name="ro1">
          <table:table-cell office:value-type="float" office:value="0.18736571792" calcext:value-type="float">
            <text:p>0.18736571792</text:p>
          </table:table-cell>
          <table:table-cell office:value-type="float" office:value="0.32332240841" calcext:value-type="float">
            <text:p>0.32332240841</text:p>
          </table:table-cell>
          <table:table-cell office:value-type="float" office:value="1.6584878114" calcext:value-type="float">
            <text:p>1.6584878114</text:p>
          </table:table-cell>
          <table:table-cell office:value-type="float" office:value="-0.31381619445" calcext:value-type="float">
            <text:p>-0.31381619445</text:p>
          </table:table-cell>
          <table:table-cell office:value-type="float" office:value="-8.0516641374" calcext:value-type="float">
            <text:p>-8.0516641374</text:p>
          </table:table-cell>
          <table:table-cell table:number-columns-repeated="2"/>
        </table:table-row>
        <table:table-row table:style-name="ro1">
          <table:table-cell office:value-type="float" office:value="0.18913630095" calcext:value-type="float">
            <text:p>0.18913630095</text:p>
          </table:table-cell>
          <table:table-cell office:value-type="float" office:value="0.32115509824" calcext:value-type="float">
            <text:p>0.32115509824</text:p>
          </table:table-cell>
          <table:table-cell office:value-type="float" office:value="1.6214568309" calcext:value-type="float">
            <text:p>1.6214568309</text:p>
          </table:table-cell>
          <table:table-cell office:value-type="float" office:value="-0.61758111962" calcext:value-type="float">
            <text:p>-0.61758111962</text:p>
          </table:table-cell>
          <table:table-cell office:value-type="float" office:value="-7.881181395" calcext:value-type="float">
            <text:p>-7.881181395</text:p>
          </table:table-cell>
          <table:table-cell table:number-columns-repeated="2"/>
        </table:table-row>
        <table:table-row table:style-name="ro1">
          <table:table-cell office:value-type="float" office:value="0.19090688398" calcext:value-type="float">
            <text:p>0.19090688398</text:p>
          </table:table-cell>
          <table:table-cell office:value-type="float" office:value="0.31759289141" calcext:value-type="float">
            <text:p>0.31759289141</text:p>
          </table:table-cell>
          <table:table-cell office:value-type="float" office:value="1.5852411548" calcext:value-type="float">
            <text:p>1.5852411548</text:p>
          </table:table-cell>
          <table:table-cell office:value-type="float" office:value="-0.91399408504" calcext:value-type="float">
            <text:p>-0.91399408504</text:p>
          </table:table-cell>
          <table:table-cell office:value-type="float" office:value="-7.7008805409" calcext:value-type="float">
            <text:p>-7.7008805409</text:p>
          </table:table-cell>
          <table:table-cell table:number-columns-repeated="2"/>
        </table:table-row>
        <table:table-row table:style-name="ro1">
          <table:table-cell office:value-type="float" office:value="0.19267746702" calcext:value-type="float">
            <text:p>0.19267746702</text:p>
          </table:table-cell>
          <table:table-cell office:value-type="float" office:value="0.31267063235" calcext:value-type="float">
            <text:p>0.31267063235</text:p>
          </table:table-cell>
          <table:table-cell office:value-type="float" office:value="1.5498858029" calcext:value-type="float">
            <text:p>1.5498858029</text:p>
          </table:table-cell>
          <table:table-cell office:value-type="float" office:value="-1.2027662041" calcext:value-type="float">
            <text:p>-1.2027662041</text:p>
          </table:table-cell>
          <table:table-cell office:value-type="float" office:value="-7.5110264319" calcext:value-type="float">
            <text:p>-7.5110264319</text:p>
          </table:table-cell>
          <table:table-cell table:number-columns-repeated="2"/>
        </table:table-row>
        <table:table-row table:style-name="ro1">
          <table:table-cell office:value-type="float" office:value="0.19447957363" calcext:value-type="float">
            <text:p>0.19447957363</text:p>
          </table:table-cell>
          <table:table-cell office:value-type="float" office:value="0.30630151519" calcext:value-type="float">
            <text:p>0.30630151519</text:p>
          </table:table-cell>
          <table:table-cell office:value-type="float" office:value="1.5148296293" calcext:value-type="float">
            <text:p>1.5148296293</text:p>
          </table:table-cell>
          <table:table-cell office:value-type="float" office:value="-1.488544257" calcext:value-type="float">
            <text:p>-1.488544257</text:p>
          </table:table-cell>
          <table:table-cell office:value-type="float" office:value="-7.3082634447" calcext:value-type="float">
            <text:p>-7.3082634447</text:p>
          </table:table-cell>
          <table:table-cell table:number-columns-repeated="2"/>
        </table:table-row>
        <table:table-row table:style-name="ro1">
          <table:table-cell office:value-type="float" office:value="0.19628168024" calcext:value-type="float">
            <text:p>0.19628168024</text:p>
          </table:table-cell>
          <table:table-cell office:value-type="float" office:value="0.29860045741" calcext:value-type="float">
            <text:p>0.29860045741</text:p>
          </table:table-cell>
          <table:table-cell office:value-type="float" office:value="1.48075482" calcext:value-type="float">
            <text:p>1.48075482</text:p>
          </table:table-cell>
          <table:table-cell office:value-type="float" office:value="-1.7658310596" calcext:value-type="float">
            <text:p>-1.7658310596</text:p>
          </table:table-cell>
          <table:table-cell office:value-type="float" office:value="-7.0961804836" calcext:value-type="float">
            <text:p>-7.0961804836</text:p>
          </table:table-cell>
          <table:table-cell table:number-columns-repeated="2"/>
        </table:table-row>
        <table:table-row table:style-name="ro1">
          <table:table-cell office:value-type="float" office:value="0.19808378686" calcext:value-type="float">
            <text:p>0.19808378686</text:p>
          </table:table-cell>
          <table:table-cell office:value-type="float" office:value="0.28960828332" calcext:value-type="float">
            <text:p>0.28960828332</text:p>
          </table:table-cell>
          <table:table-cell office:value-type="float" office:value="1.4477047525" calcext:value-type="float">
            <text:p>1.4477047525</text:p>
          </table:table-cell>
          <table:table-cell office:value-type="float" office:value="-2.0343505616" calcext:value-type="float">
            <text:p>-2.0343505616</text:p>
          </table:table-cell>
          <table:table-cell office:value-type="float" office:value="-6.8750792917" calcext:value-type="float">
            <text:p>-6.8750792917</text:p>
          </table:table-cell>
          <table:table-cell table:number-columns-repeated="2"/>
        </table:table-row>
        <table:table-row table:style-name="ro1">
          <table:table-cell office:value-type="float" office:value="0.19988589347" calcext:value-type="float">
            <text:p>0.19988589347</text:p>
          </table:table-cell>
          <table:table-cell office:value-type="float" office:value="0.27936709982" calcext:value-type="float">
            <text:p>0.27936709982</text:p>
          </table:table-cell>
          <table:table-cell office:value-type="float" office:value="1.4157213601" calcext:value-type="float">
            <text:p>1.4157213601</text:p>
          </table:table-cell>
          <table:table-cell office:value-type="float" office:value="-2.2938365689" calcext:value-type="float">
            <text:p>-2.2938365689</text:p>
          </table:table-cell>
          <table:table-cell office:value-type="float" office:value="-6.6452685976" calcext:value-type="float">
            <text:p>-6.6452685976</text:p>
          </table:table-cell>
          <table:table-cell table:number-columns-repeated="2"/>
        </table:table-row>
        <table:table-row table:style-name="ro1">
          <table:table-cell office:value-type="float" office:value="0.20172439247" calcext:value-type="float">
            <text:p>0.20172439247</text:p>
          </table:table-cell>
          <table:table-cell office:value-type="float" office:value="0.26767697837" calcext:value-type="float">
            <text:p>0.26767697837</text:p>
          </table:table-cell>
          <table:table-cell office:value-type="float" office:value="1.3842332534" calcext:value-type="float">
            <text:p>1.3842332534</text:p>
          </table:table-cell>
          <table:table-cell office:value-type="float" office:value="-2.5489879904" calcext:value-type="float">
            <text:p>-2.5489879904</text:p>
          </table:table-cell>
          <table:table-cell office:value-type="float" office:value="-6.4021692093" calcext:value-type="float">
            <text:p>-6.4021692093</text:p>
          </table:table-cell>
          <table:table-cell table:number-columns-repeated="2"/>
        </table:table-row>
        <table:table-row table:style-name="ro1">
          <table:table-cell office:value-type="float" office:value="0.20356289147" calcext:value-type="float">
            <text:p>0.20356289147</text:p>
          </table:table-cell>
          <table:table-cell office:value-type="float" office:value="0.25477931033" calcext:value-type="float">
            <text:p>0.25477931033</text:p>
          </table:table-cell>
          <table:table-cell office:value-type="float" office:value="1.3539387858" calcext:value-type="float">
            <text:p>1.3539387858</text:p>
          </table:table-cell>
          <table:table-cell office:value-type="float" office:value="-2.7942094969" calcext:value-type="float">
            <text:p>-2.7942094969</text:p>
          </table:table-cell>
          <table:table-cell office:value-type="float" office:value="-6.1506751592" calcext:value-type="float">
            <text:p>-6.1506751592</text:p>
          </table:table-cell>
          <table:table-cell table:number-columns-repeated="2"/>
        </table:table-row>
        <table:table-row table:style-name="ro1">
          <table:table-cell office:value-type="float" office:value="0.20540139047" calcext:value-type="float">
            <text:p>0.20540139047</text:p>
          </table:table-cell>
          <table:table-cell office:value-type="float" office:value="0.24072262559" calcext:value-type="float">
            <text:p>0.24072262559</text:p>
          </table:table-cell>
          <table:table-cell office:value-type="float" office:value="1.3248776322" calcext:value-type="float">
            <text:p>1.3248776322</text:p>
          </table:table-cell>
          <table:table-cell office:value-type="float" office:value="-3.0292509005" calcext:value-type="float">
            <text:p>-3.0292509005</text:p>
          </table:table-cell>
          <table:table-cell office:value-type="float" office:value="-5.8911348748" calcext:value-type="float">
            <text:p>-5.8911348748</text:p>
          </table:table-cell>
          <table:table-cell table:number-columns-repeated="2"/>
        </table:table-row>
        <table:table-row table:style-name="ro1">
          <table:table-cell office:value-type="float" office:value="0.20723988948" calcext:value-type="float">
            <text:p>0.20723988948</text:p>
          </table:table-cell>
          <table:table-cell office:value-type="float" office:value="0.22555663455" calcext:value-type="float">
            <text:p>0.22555663455</text:p>
          </table:table-cell>
          <table:table-cell office:value-type="float" office:value="1.2970877706" calcext:value-type="float">
            <text:p>1.2970877706</text:p>
          </table:table-cell>
          <table:table-cell office:value-type="float" office:value="-3.2538731685" calcext:value-type="float">
            <text:p>-3.2538731685</text:p>
          </table:table-cell>
          <table:table-cell office:value-type="float" office:value="-5.6239031005" calcext:value-type="float">
            <text:p>-5.6239031005</text:p>
          </table:table-cell>
          <table:table-cell table:number-columns-repeated="2"/>
        </table:table-row>
        <table:table-row table:style-name="ro1">
          <table:table-cell office:value-type="float" office:value="0.20912107965" calcext:value-type="float">
            <text:p>0.20912107965</text:p>
          </table:table-cell>
          <table:table-cell office:value-type="float" office:value="0.20894327459" calcext:value-type="float">
            <text:p>0.20894327459</text:p>
          </table:table-cell>
          <table:table-cell office:value-type="float" office:value="1.2700063308" calcext:value-type="float">
            <text:p>1.2700063308</text:p>
          </table:table-cell>
          <table:table-cell office:value-type="float" office:value="-3.4726889307" calcext:value-type="float">
            <text:p>-3.4726889307</text:p>
          </table:table-cell>
          <table:table-cell office:value-type="float" office:value="-5.3428809223" calcext:value-type="float">
            <text:p>-5.3428809223</text:p>
          </table:table-cell>
          <table:table-cell table:number-columns-repeated="2"/>
        </table:table-row>
        <table:table-row table:style-name="ro1">
          <table:table-cell office:value-type="float" office:value="0.21100226982" calcext:value-type="float">
            <text:p>0.21100226982</text:p>
          </table:table-cell>
          <table:table-cell office:value-type="float" office:value="0.19127735274" calcext:value-type="float">
            <text:p>0.19127735274</text:p>
          </table:table-cell>
          <table:table-cell office:value-type="float" office:value="1.2443307939" calcext:value-type="float">
            <text:p>1.2443307939</text:p>
          </table:table-cell>
          <table:table-cell office:value-type="float" office:value="-3.6801259194" calcext:value-type="float">
            <text:p>-3.6801259194</text:p>
          </table:table-cell>
          <table:table-cell office:value-type="float" office:value="-5.0545763126" calcext:value-type="float">
            <text:p>-5.0545763126</text:p>
          </table:table-cell>
          <table:table-cell table:number-columns-repeated="2"/>
        </table:table-row>
        <table:table-row table:style-name="ro1">
          <table:table-cell office:value-type="float" office:value="0.21288345999" calcext:value-type="float">
            <text:p>0.21288345999</text:p>
          </table:table-cell>
          <table:table-cell office:value-type="float" office:value="0.17261560429" calcext:value-type="float">
            <text:p>0.17261560429</text:p>
          </table:table-cell>
          <table:table-cell office:value-type="float" office:value="1.2200961396" calcext:value-type="float">
            <text:p>1.2200961396</text:p>
          </table:table-cell>
          <table:table-cell office:value-type="float" office:value="-3.8759649876" calcext:value-type="float">
            <text:p>-3.8759649876</text:p>
          </table:table-cell>
          <table:table-cell office:value-type="float" office:value="-4.7593878086" calcext:value-type="float">
            <text:p>-4.7593878086</text:p>
          </table:table-cell>
          <table:table-cell table:number-columns-repeated="2"/>
        </table:table-row>
        <table:table-row table:style-name="ro1">
          <table:table-cell office:value-type="float" office:value="0.21476465016" calcext:value-type="float">
            <text:p>0.21476465016</text:p>
          </table:table-cell>
          <table:table-cell office:value-type="float" office:value="0.15301581552" calcext:value-type="float">
            <text:p>0.15301581552</text:p>
          </table:table-cell>
          <table:table-cell office:value-type="float" office:value="1.1973353658" calcext:value-type="float">
            <text:p>1.1973353658</text:p>
          </table:table-cell>
          <table:table-cell office:value-type="float" office:value="-4.0599996371" calcext:value-type="float">
            <text:p>-4.0599996371</text:p>
          </table:table-cell>
          <table:table-cell office:value-type="float" office:value="-4.4577195023" calcext:value-type="float">
            <text:p>-4.4577195023</text:p>
          </table:table-cell>
          <table:table-cell table:number-columns-repeated="2"/>
        </table:table-row>
        <table:table-row table:style-name="ro1">
          <table:table-cell office:value-type="float" office:value="0.21669883031" calcext:value-type="float">
            <text:p>0.21669883031</text:p>
          </table:table-cell>
          <table:table-cell office:value-type="float" office:value="0.1319477547" calcext:value-type="float">
            <text:p>0.1319477547</text:p>
          </table:table-cell>
          <table:table-cell office:value-type="float" office:value="1.1755028009" calcext:value-type="float">
            <text:p>1.1755028009</text:p>
          </table:table-cell>
          <table:table-cell office:value-type="float" office:value="-4.2367065362" calcext:value-type="float">
            <text:p>-4.2367065362</text:p>
          </table:table-cell>
          <table:table-cell office:value-type="float" office:value="-4.1412283741" calcext:value-type="float">
            <text:p>-4.1412283741</text:p>
          </table:table-cell>
          <table:table-cell table:number-columns-repeated="2"/>
        </table:table-row>
        <table:table-row table:style-name="ro1">
          <table:table-cell office:value-type="float" office:value="0.21863301046" calcext:value-type="float">
            <text:p>0.21863301046</text:p>
          </table:table-cell>
          <table:table-cell office:value-type="float" office:value="0.1100151115" calcext:value-type="float">
            <text:p>0.1100151115</text:p>
          </table:table-cell>
          <table:table-cell office:value-type="float" office:value="1.1552925138" calcext:value-type="float">
            <text:p>1.1552925138</text:p>
          </table:table-cell>
          <table:table-cell office:value-type="float" office:value="-4.4005333917" calcext:value-type="float">
            <text:p>-4.4005333917</text:p>
          </table:table-cell>
          <table:table-cell office:value-type="float" office:value="-3.8187702598" calcext:value-type="float">
            <text:p>-3.8187702598</text:p>
          </table:table-cell>
          <table:table-cell table:number-columns-repeated="2"/>
        </table:table-row>
        <table:table-row table:style-name="ro1">
          <table:table-cell office:value-type="float" office:value="0.22056719061" calcext:value-type="float">
            <text:p>0.22056719061</text:p>
          </table:table-cell>
          <table:table-cell office:value-type="float" office:value="0.087283748069" calcext:value-type="float">
            <text:p>0.087283748069</text:p>
          </table:table-cell>
          <table:table-cell office:value-type="float" office:value="1.1367336461" calcext:value-type="float">
            <text:p>1.1367336461</text:p>
          </table:table-cell>
          <table:table-cell office:value-type="float" office:value="-4.5512981643" calcext:value-type="float">
            <text:p>-4.5512981643</text:p>
          </table:table-cell>
          <table:table-cell office:value-type="float" office:value="-3.4908004565" calcext:value-type="float">
            <text:p>-3.4908004565</text:p>
          </table:table-cell>
          <table:table-cell table:number-columns-repeated="2"/>
        </table:table-row>
        <table:table-row table:style-name="ro1">
          <table:table-cell office:value-type="float" office:value="0.22250137076" calcext:value-type="float">
            <text:p>0.22250137076</text:p>
          </table:table-cell>
          <table:table-cell office:value-type="float" office:value="0.063820414038" calcext:value-type="float">
            <text:p>0.063820414038</text:p>
          </table:table-cell>
          <table:table-cell office:value-type="float" office:value="1.1198530161" calcext:value-type="float">
            <text:p>1.1198530161</text:p>
          </table:table-cell>
          <table:table-cell office:value-type="float" office:value="-4.6888333183" calcext:value-type="float">
            <text:p>-4.6888333183</text:p>
          </table:table-cell>
          <table:table-cell office:value-type="float" office:value="-3.1577789286" calcext:value-type="float">
            <text:p>-3.1577789286</text:p>
          </table:table-cell>
          <table:table-cell table:number-columns-repeated="2"/>
        </table:table-row>
        <table:table-row table:style-name="ro1">
          <table:table-cell office:value-type="float" office:value="0.22451139895" calcext:value-type="float">
            <text:p>0.22451139895</text:p>
          </table:table-cell>
          <table:table-cell office:value-type="float" office:value="0.038733924625" calcext:value-type="float">
            <text:p>0.038733924625</text:p>
          </table:table-cell>
          <table:table-cell office:value-type="float" office:value="1.1041149103" calcext:value-type="float">
            <text:p>1.1041149103</text:p>
          </table:table-cell>
          <table:table-cell office:value-type="float" office:value="-4.8175798359" calcext:value-type="float">
            <text:p>-4.8175798359</text:p>
          </table:table-cell>
          <table:table-cell office:value-type="float" office:value="-2.8068437535" calcext:value-type="float">
            <text:p>-2.8068437535</text:p>
          </table:table-cell>
          <table:table-cell table:number-columns-repeated="2"/>
        </table:table-row>
        <table:table-row table:style-name="ro1">
          <table:table-cell office:value-type="float" office:value="0.22652142715" calcext:value-type="float">
            <text:p>0.22652142715</text:p>
          </table:table-cell>
          <table:table-cell office:value-type="float" office:value="0.013006586468" calcext:value-type="float">
            <text:p>0.013006586468</text:p>
          </table:table-cell>
          <table:table-cell office:value-type="float" office:value="1.0902404163" calcext:value-type="float">
            <text:p>1.0902404163</text:p>
          </table:table-cell>
          <table:table-cell office:value-type="float" office:value="-4.9317188218" calcext:value-type="float">
            <text:p>-4.9317188218</text:p>
          </table:table-cell>
          <table:table-cell office:value-type="float" office:value="-2.451479823" calcext:value-type="float">
            <text:p>-2.451479823</text:p>
          </table:table-cell>
          <table:table-cell table:number-columns-repeated="2"/>
        </table:table-row>
        <table:table-row table:style-name="ro1">
          <table:table-cell office:value-type="float" office:value="0.22853145535" calcext:value-type="float">
            <text:p>0.22853145535</text:p>
          </table:table-cell>
          <table:table-cell office:value-type="float" office:value="-0.013284156727" calcext:value-type="float">
            <text:p>-0.013284156727</text:p>
          </table:table-cell>
          <table:table-cell office:value-type="float" office:value="1.0782515059" calcext:value-type="float">
            <text:p>1.0782515059</text:p>
          </table:table-cell>
          <table:table-cell office:value-type="float" office:value="-5.0311125556" calcext:value-type="float">
            <text:p>-5.0311125556</text:p>
          </table:table-cell>
          <table:table-cell office:value-type="float" office:value="-2.0922166936" calcext:value-type="float">
            <text:p>-2.0922166936</text:p>
          </table:table-cell>
          <table:table-cell table:number-columns-repeated="2"/>
        </table:table-row>
        <table:table-row table:style-name="ro1">
          <table:table-cell office:value-type="float" office:value="0.23054148355" calcext:value-type="float">
            <text:p>0.23054148355</text:p>
          </table:table-cell>
          <table:table-cell office:value-type="float" office:value="-0.040060180062" calcext:value-type="float">
            <text:p>-0.040060180062</text:p>
          </table:table-cell>
          <table:table-cell office:value-type="float" office:value="1.0681673474" calcext:value-type="float">
            <text:p>1.0681673474</text:p>
          </table:table-cell>
          <table:table-cell office:value-type="float" office:value="-5.1156405574" calcext:value-type="float">
            <text:p>-5.1156405574</text:p>
          </table:table-cell>
          <table:table-cell office:value-type="float" office:value="-1.7295875342" calcext:value-type="float">
            <text:p>-1.7295875342</text:p>
          </table:table-cell>
          <table:table-cell table:number-columns-repeated="2"/>
        </table:table-row>
        <table:table-row table:style-name="ro1">
          <table:table-cell office:value-type="float" office:value="0.23271021487" calcext:value-type="float">
            <text:p>0.23271021487</text:p>
          </table:table-cell>
          <table:table-cell office:value-type="float" office:value="-0.069403963599" calcext:value-type="float">
            <text:p>-0.069403963599</text:p>
          </table:table-cell>
          <table:table-cell office:value-type="float" office:value="1.0594420158" calcext:value-type="float">
            <text:p>1.0594420158</text:p>
          </table:table-cell>
          <table:table-cell office:value-type="float" office:value="-5.1900514865" calcext:value-type="float">
            <text:p>-5.1900514865</text:p>
          </table:table-cell>
          <table:table-cell office:value-type="float" office:value="-1.3351690097" calcext:value-type="float">
            <text:p>-1.3351690097</text:p>
          </table:table-cell>
          <table:table-cell table:number-columns-repeated="2"/>
        </table:table-row>
        <table:table-row table:style-name="ro1">
          <table:table-cell office:value-type="float" office:value="0.23487894619" calcext:value-type="float">
            <text:p>0.23487894619</text:p>
          </table:table-cell>
          <table:table-cell office:value-type="float" office:value="-0.099121506513" calcext:value-type="float">
            <text:p>-0.099121506513</text:p>
          </table:table-cell>
          <table:table-cell office:value-type="float" office:value="1.0529699062" calcext:value-type="float">
            <text:p>1.0529699062</text:p>
          </table:table-cell>
          <table:table-cell office:value-type="float" office:value="-5.2469297887" calcext:value-type="float">
            <text:p>-5.2469297887</text:p>
          </table:table-cell>
          <table:table-cell office:value-type="float" office:value="-0.93813354199" calcext:value-type="float">
            <text:p>-0.93813354199</text:p>
          </table:table-cell>
          <table:table-cell table:number-columns-repeated="2"/>
        </table:table-row>
        <table:table-row table:style-name="ro1">
          <table:table-cell office:value-type="float" office:value="0.2370476775" calcext:value-type="float">
            <text:p>0.2370476775</text:p>
          </table:table-cell>
          <table:table-cell office:value-type="float" office:value="-0.12911275088" calcext:value-type="float">
            <text:p>-0.12911275088</text:p>
          </table:table-cell>
          <table:table-cell office:value-type="float" office:value="1.0487639818" calcext:value-type="float">
            <text:p>1.0487639818</text:p>
          </table:table-cell>
          <table:table-cell office:value-type="float" office:value="-5.2861921597" calcext:value-type="float">
            <text:p>-5.2861921597</text:p>
          </table:table-cell>
          <table:table-cell office:value-type="float" office:value="-0.53916121384" calcext:value-type="float">
            <text:p>-0.53916121384</text:p>
          </table:table-cell>
          <table:table-cell table:number-columns-repeated="2"/>
        </table:table-row>
        <table:table-row table:style-name="ro1">
          <table:table-cell office:value-type="float" office:value="0.23921640882" calcext:value-type="float">
            <text:p>0.23921640882</text:p>
          </table:table-cell>
          <table:table-cell office:value-type="float" office:value="-0.15927723189" calcext:value-type="float">
            <text:p>-0.15927723189</text:p>
          </table:table-cell>
          <table:table-cell office:value-type="float" office:value="1.0468333275" calcext:value-type="float">
            <text:p>1.0468333275</text:p>
          </table:table-cell>
          <table:table-cell office:value-type="float" office:value="-5.3077789661" calcext:value-type="float">
            <text:p>-5.3077789661</text:p>
          </table:table-cell>
          <table:table-cell office:value-type="float" office:value="-0.13893438785" calcext:value-type="float">
            <text:p>-0.13893438785</text:p>
          </table:table-cell>
          <table:table-cell table:number-columns-repeated="2"/>
        </table:table-row>
        <table:table-row table:style-name="ro1">
          <table:table-cell office:value-type="float" office:value="0.24145896902" calcext:value-type="float">
            <text:p>0.24145896902</text:p>
          </table:table-cell>
          <table:table-cell office:value-type="float" office:value="-0.19054361558" calcext:value-type="float">
            <text:p>-0.19054361558</text:p>
          </table:table-cell>
          <table:table-cell office:value-type="float" office:value="1.0472352122" calcext:value-type="float">
            <text:p>1.0472352122</text:p>
          </table:table-cell>
          <table:table-cell office:value-type="float" office:value="-5.3114742771" calcext:value-type="float">
            <text:p>-5.3114742771</text:p>
          </table:table-cell>
          <table:table-cell office:value-type="float" office:value="0.27550890946" calcext:value-type="float">
            <text:p>0.27550890946</text:p>
          </table:table-cell>
          <table:table-cell table:number-columns-repeated="2"/>
        </table:table-row>
        <table:table-row table:style-name="ro1">
          <table:table-cell office:value-type="float" office:value="0.24370152921" calcext:value-type="float">
            <text:p>0.24370152921</text:p>
          </table:table-cell>
          <table:table-cell office:value-type="float" office:value="-0.22177596687" calcext:value-type="float">
            <text:p>-0.22177596687</text:p>
          </table:table-cell>
          <table:table-cell office:value-type="float" office:value="1.050076809" calcext:value-type="float">
            <text:p>1.050076809</text:p>
          </table:table-cell>
          <table:table-cell office:value-type="float" office:value="-5.296218879" calcext:value-type="float">
            <text:p>-5.296218879</text:p>
          </table:table-cell>
          <table:table-cell office:value-type="float" office:value="0.68980489633" calcext:value-type="float">
            <text:p>0.68980489633</text:p>
          </table:table-cell>
          <table:table-cell table:number-columns-repeated="2"/>
        </table:table-row>
        <table:table-row table:style-name="ro1">
          <table:table-cell office:value-type="float" office:value="0.24594408941" calcext:value-type="float">
            <text:p>0.24594408941</text:p>
          </table:table-cell>
          <table:table-cell office:value-type="float" office:value="-0.25286275967" calcext:value-type="float">
            <text:p>-0.25286275967</text:p>
          </table:table-cell>
          <table:table-cell office:value-type="float" office:value="1.0553550209" calcext:value-type="float">
            <text:p>1.0553550209</text:p>
          </table:table-cell>
          <table:table-cell office:value-type="float" office:value="-5.2620270152" calcext:value-type="float">
            <text:p>-5.2620270152</text:p>
          </table:table-cell>
          <table:table-cell office:value-type="float" office:value="1.1031960946" calcext:value-type="float">
            <text:p>1.1031960946</text:p>
          </table:table-cell>
          <table:table-cell table:number-columns-repeated="2"/>
        </table:table-row>
        <table:table-row table:style-name="ro1">
          <table:table-cell office:value-type="float" office:value="0.24818664961" calcext:value-type="float">
            <text:p>0.24818664961</text:p>
          </table:table-cell>
          <table:table-cell office:value-type="float" office:value="-0.28369263192" calcext:value-type="float">
            <text:p>-0.28369263192</text:p>
          </table:table-cell>
          <table:table-cell office:value-type="float" office:value="1.0630622935" calcext:value-type="float">
            <text:p>1.0630622935</text:p>
          </table:table-cell>
          <table:table-cell office:value-type="float" office:value="-5.2089401636" calcext:value-type="float">
            <text:p>-5.2089401636</text:p>
          </table:table-cell>
          <table:table-cell office:value-type="float" office:value="1.5149255956" calcext:value-type="float">
            <text:p>1.5149255956</text:p>
          </table:table-cell>
          <table:table-cell table:number-columns-repeated="2"/>
        </table:table-row>
        <table:table-row table:style-name="ro1">
          <table:table-cell office:value-type="float" office:value="0.2502038407" calcext:value-type="float">
            <text:p>0.2502038407</text:p>
          </table:table-cell>
          <table:table-cell office:value-type="float" office:value="-0.31111302384" calcext:value-type="float">
            <text:p>-0.31111302384</text:p>
          </table:table-cell>
          <table:table-cell office:value-type="float" office:value="1.0720603506" calcext:value-type="float">
            <text:p>1.0720603506</text:p>
          </table:table-cell>
          <table:table-cell office:value-type="float" office:value="-5.145102441" calcext:value-type="float">
            <text:p>-5.145102441</text:p>
          </table:table-cell>
          <table:table-cell office:value-type="float" office:value="1.8832342671" calcext:value-type="float">
            <text:p>1.8832342671</text:p>
          </table:table-cell>
          <table:table-cell table:number-columns-repeated="2"/>
        </table:table-row>
        <table:table-row table:style-name="ro1">
          <table:table-cell office:value-type="float" office:value="0.25222103179" calcext:value-type="float">
            <text:p>0.25222103179</text:p>
          </table:table-cell>
          <table:table-cell office:value-type="float" office:value="-0.33815519208" calcext:value-type="float">
            <text:p>-0.33815519208</text:p>
          </table:table-cell>
          <table:table-cell office:value-type="float" office:value="1.0830023094" calcext:value-type="float">
            <text:p>1.0830023094</text:p>
          </table:table-cell>
          <table:table-cell office:value-type="float" office:value="-5.066100765" calcext:value-type="float">
            <text:p>-5.066100765</text:p>
          </table:table-cell>
          <table:table-cell office:value-type="float" office:value="2.2490386611" calcext:value-type="float">
            <text:p>2.2490386611</text:p>
          </table:table-cell>
          <table:table-cell table:number-columns-repeated="2"/>
        </table:table-row>
        <table:table-row table:style-name="ro1">
          <table:table-cell office:value-type="float" office:value="0.25423822288" calcext:value-type="float">
            <text:p>0.25423822288</text:p>
          </table:table-cell>
          <table:table-cell office:value-type="float" office:value="-0.36473906455" calcext:value-type="float">
            <text:p>-0.36473906455</text:p>
          </table:table-cell>
          <table:table-cell office:value-type="float" office:value="1.0958734614" calcext:value-type="float">
            <text:p>1.0958734614</text:p>
          </table:table-cell>
          <table:table-cell office:value-type="float" office:value="-4.9720218148" calcext:value-type="float">
            <text:p>-4.9720218148</text:p>
          </table:table-cell>
          <table:table-cell office:value-type="float" office:value="2.6117923285" calcext:value-type="float">
            <text:p>2.6117923285</text:p>
          </table:table-cell>
          <table:table-cell table:number-columns-repeated="2"/>
        </table:table-row>
        <table:table-row table:style-name="ro1">
          <table:table-cell office:value-type="float" office:value="0.25625541397" calcext:value-type="float">
            <text:p>0.25625541397</text:p>
          </table:table-cell>
          <table:table-cell office:value-type="float" office:value="-0.39078507528" calcext:value-type="float">
            <text:p>-0.39078507528</text:p>
          </table:table-cell>
          <table:table-cell office:value-type="float" office:value="1.1106562115" calcext:value-type="float">
            <text:p>1.1106562115</text:p>
          </table:table-cell>
          <table:table-cell office:value-type="float" office:value="-4.8629700768" calcext:value-type="float">
            <text:p>-4.8629700768</text:p>
          </table:table-cell>
          <table:table-cell office:value-type="float" office:value="2.9709512355" calcext:value-type="float">
            <text:p>2.9709512355</text:p>
          </table:table-cell>
          <table:table-cell table:number-columns-repeated="2"/>
        </table:table-row>
        <table:table-row table:style-name="ro1">
          <table:table-cell office:value-type="float" office:value="0.25817829945" calcext:value-type="float">
            <text:p>0.25817829945</text:p>
          </table:table-cell>
          <table:table-cell office:value-type="float" office:value="-0.41504029656" calcext:value-type="float">
            <text:p>-0.41504029656</text:p>
          </table:table-cell>
          <table:table-cell office:value-type="float" office:value="1.1265087582" calcext:value-type="float">
            <text:p>1.1265087582</text:p>
          </table:table-cell>
          <table:table-cell office:value-type="float" office:value="-4.7451893157" calcext:value-type="float">
            <text:p>-4.7451893157</text:p>
          </table:table-cell>
          <table:table-cell office:value-type="float" office:value="3.3094765294" calcext:value-type="float">
            <text:p>3.3094765294</text:p>
          </table:table-cell>
          <table:table-cell table:number-columns-repeated="2"/>
        </table:table-row>
        <table:table-row table:style-name="ro1">
          <table:table-cell office:value-type="float" office:value="0.26010118493" calcext:value-type="float">
            <text:p>0.26010118493</text:p>
          </table:table-cell>
          <table:table-cell office:value-type="float" office:value="-0.43866718591" calcext:value-type="float">
            <text:p>-0.43866718591</text:p>
          </table:table-cell>
          <table:table-cell office:value-type="float" office:value="1.1440596136" calcext:value-type="float">
            <text:p>1.1440596136</text:p>
          </table:table-cell>
          <table:table-cell office:value-type="float" office:value="-4.6140349362" calcext:value-type="float">
            <text:p>-4.6140349362</text:p>
          </table:table-cell>
          <table:table-cell office:value-type="float" office:value="3.6437776644" calcext:value-type="float">
            <text:p>3.6437776644</text:p>
          </table:table-cell>
          <table:table-cell table:number-columns-repeated="2"/>
        </table:table-row>
        <table:table-row table:style-name="ro1">
          <table:table-cell office:value-type="float" office:value="0.26202407041" calcext:value-type="float">
            <text:p>0.26202407041</text:p>
          </table:table-cell>
          <table:table-cell office:value-type="float" office:value="-0.46159857589" calcext:value-type="float">
            <text:p>-0.46159857589</text:p>
          </table:table-cell>
          <table:table-cell office:value-type="float" office:value="1.1632862869" calcext:value-type="float">
            <text:p>1.1632862869</text:p>
          </table:table-cell>
          <table:table-cell office:value-type="float" office:value="-4.4696424837" calcext:value-type="float">
            <text:p>-4.4696424837</text:p>
          </table:table-cell>
          <table:table-cell office:value-type="float" office:value="3.9733919788" calcext:value-type="float">
            <text:p>3.9733919788</text:p>
          </table:table-cell>
          <table:table-cell table:number-columns-repeated="2"/>
        </table:table-row>
        <table:table-row table:style-name="ro1">
          <table:table-cell office:value-type="float" office:value="0.2639469559" calcext:value-type="float">
            <text:p>0.2639469559</text:p>
          </table:table-cell>
          <table:table-cell office:value-type="float" office:value="-0.48376802002" calcext:value-type="float">
            <text:p>-0.48376802002</text:p>
          </table:table-cell>
          <table:table-cell office:value-type="float" office:value="1.184163961" calcext:value-type="float">
            <text:p>1.184163961</text:p>
          </table:table-cell>
          <table:table-cell office:value-type="float" office:value="-4.3121620815" calcext:value-type="float">
            <text:p>-4.3121620815</text:p>
          </table:table-cell>
          <table:table-cell office:value-type="float" office:value="4.297860404" calcext:value-type="float">
            <text:p>4.297860404</text:p>
          </table:table-cell>
          <table:table-cell table:number-columns-repeated="2"/>
        </table:table-row>
        <table:table-row table:style-name="ro1">
          <table:table-cell office:value-type="float" office:value="0.26580587053" calcext:value-type="float">
            <text:p>0.26580587053</text:p>
          </table:table-cell>
          <table:table-cell office:value-type="float" office:value="-0.5044138511" calcext:value-type="float">
            <text:p>-0.5044138511</text:p>
          </table:table-cell>
          <table:table-cell office:value-type="float" office:value="1.2058911156" calcext:value-type="float">
            <text:p>1.2058911156</text:p>
          </table:table-cell>
          <table:table-cell office:value-type="float" office:value="-4.1476333707" calcext:value-type="float">
            <text:p>-4.1476333707</text:p>
          </table:table-cell>
          <table:table-cell office:value-type="float" office:value="4.6062145337" calcext:value-type="float">
            <text:p>4.6062145337</text:p>
          </table:table-cell>
          <table:table-cell table:number-columns-repeated="2"/>
        </table:table-row>
        <table:table-row table:style-name="ro1">
          <table:table-cell office:value-type="float" office:value="0.26766478516" calcext:value-type="float">
            <text:p>0.26766478516</text:p>
          </table:table-cell>
          <table:table-cell office:value-type="float" office:value="-0.52422767444" calcext:value-type="float">
            <text:p>-0.52422767444</text:p>
          </table:table-cell>
          <table:table-cell office:value-type="float" office:value="1.2291093677" calcext:value-type="float">
            <text:p>1.2291093677</text:p>
          </table:table-cell>
          <table:table-cell office:value-type="float" office:value="-3.9711884871" calcext:value-type="float">
            <text:p>-3.9711884871</text:p>
          </table:table-cell>
          <table:table-cell office:value-type="float" office:value="4.9089268319" calcext:value-type="float">
            <text:p>4.9089268319</text:p>
          </table:table-cell>
          <table:table-cell table:number-columns-repeated="2"/>
        </table:table-row>
        <table:table-row table:style-name="ro1">
          <table:table-cell office:value-type="float" office:value="0.26952369979" calcext:value-type="float">
            <text:p>0.26952369979</text:p>
          </table:table-cell>
          <table:table-cell office:value-type="float" office:value="-0.54315176394" calcext:value-type="float">
            <text:p>-0.54315176394</text:p>
          </table:table-cell>
          <table:table-cell office:value-type="float" office:value="1.2537902019" calcext:value-type="float">
            <text:p>1.2537902019</text:p>
          </table:table-cell>
          <table:table-cell office:value-type="float" office:value="-3.7830016432" calcext:value-type="float">
            <text:p>-3.7830016432</text:p>
          </table:table-cell>
          <table:table-cell office:value-type="float" office:value="5.2055942138" calcext:value-type="float">
            <text:p>5.2055942138</text:p>
          </table:table-cell>
          <table:table-cell table:number-columns-repeated="2"/>
        </table:table-row>
        <table:table-row table:style-name="ro1">
          <table:table-cell office:value-type="float" office:value="0.27138261442" calcext:value-type="float">
            <text:p>0.27138261442</text:p>
          </table:table-cell>
          <table:table-cell office:value-type="float" office:value="-0.56112927419" calcext:value-type="float">
            <text:p>-0.56112927419</text:p>
          </table:table-cell>
          <table:table-cell office:value-type="float" office:value="1.2799031468" calcext:value-type="float">
            <text:p>1.2799031468</text:p>
          </table:table-cell>
          <table:table-cell office:value-type="float" office:value="-3.583259579" calcext:value-type="float">
            <text:p>-3.583259579</text:p>
          </table:table-cell>
          <table:table-cell office:value-type="float" office:value="5.4958181119" calcext:value-type="float">
            <text:p>5.4958181119</text:p>
          </table:table-cell>
          <table:table-cell table:number-columns-repeated="2"/>
        </table:table-row>
        <table:table-row table:style-name="ro1">
          <table:table-cell office:value-type="float" office:value="0.27319262515" calcext:value-type="float">
            <text:p>0.27319262515</text:p>
          </table:table-cell>
          <table:table-cell office:value-type="float" office:value="-0.57767102657" calcext:value-type="float">
            <text:p>-0.57767102657</text:p>
          </table:table-cell>
          <table:table-cell office:value-type="float" office:value="1.3066743576" calcext:value-type="float">
            <text:p>1.3066743576</text:p>
          </table:table-cell>
          <table:table-cell office:value-type="float" office:value="-3.3778587098" calcext:value-type="float">
            <text:p>-3.3778587098</text:p>
          </table:table-cell>
          <table:table-cell office:value-type="float" office:value="5.7718403796" calcext:value-type="float">
            <text:p>5.7718403796</text:p>
          </table:table-cell>
          <table:table-cell table:number-columns-repeated="2"/>
        </table:table-row>
        <table:table-row table:style-name="ro1">
          <table:table-cell office:value-type="float" office:value="0.27500263588" calcext:value-type="float">
            <text:p>0.27500263588</text:p>
          </table:table-cell>
          <table:table-cell office:value-type="float" office:value="-0.59321164196" calcext:value-type="float">
            <text:p>-0.59321164196</text:p>
          </table:table-cell>
          <table:table-cell office:value-type="float" office:value="1.3347409486" calcext:value-type="float">
            <text:p>1.3347409486</text:p>
          </table:table-cell>
          <table:table-cell office:value-type="float" office:value="-3.1618865984" calcext:value-type="float">
            <text:p>-3.1618865984</text:p>
          </table:table-cell>
          <table:table-cell office:value-type="float" office:value="6.0410217001" calcext:value-type="float">
            <text:p>6.0410217001</text:p>
          </table:table-cell>
          <table:table-cell table:number-columns-repeated="2"/>
        </table:table-row>
        <table:table-row table:style-name="ro1">
          <table:table-cell office:value-type="float" office:value="0.27681264661" calcext:value-type="float">
            <text:p>0.27681264661</text:p>
          </table:table-cell>
          <table:table-cell office:value-type="float" office:value="-0.60770137963" calcext:value-type="float">
            <text:p>-0.60770137963</text:p>
          </table:table-cell>
          <table:table-cell office:value-type="float" office:value="1.3640695742" calcext:value-type="float">
            <text:p>1.3640695742</text:p>
          </table:table-cell>
          <table:table-cell office:value-type="float" office:value="-2.9355494801" calcext:value-type="float">
            <text:p>-2.9355494801</text:p>
          </table:table-cell>
          <table:table-cell office:value-type="float" office:value="6.3030083612" calcext:value-type="float">
            <text:p>6.3030083612</text:p>
          </table:table-cell>
          <table:table-cell table:number-columns-repeated="2"/>
        </table:table-row>
        <table:table-row table:style-name="ro1">
          <table:table-cell office:value-type="float" office:value="0.27862265734" calcext:value-type="float">
            <text:p>0.27862265734</text:p>
          </table:table-cell>
          <table:table-cell office:value-type="float" office:value="-0.62109150486" calcext:value-type="float">
            <text:p>-0.62109150486</text:p>
          </table:table-cell>
          <table:table-cell office:value-type="float" office:value="1.3946252207" calcext:value-type="float">
            <text:p>1.3946252207</text:p>
          </table:table-cell>
          <table:table-cell office:value-type="float" office:value="-2.6990645715" calcext:value-type="float">
            <text:p>-2.6990645715</text:p>
          </table:table-cell>
          <table:table-cell office:value-type="float" office:value="6.5574519472" calcext:value-type="float">
            <text:p>6.5574519472</text:p>
          </table:table-cell>
          <table:table-cell table:number-columns-repeated="2"/>
        </table:table-row>
        <table:table-row table:style-name="ro1">
          <table:table-cell office:value-type="float" office:value="0.28039358036" calcext:value-type="float">
            <text:p>0.28039358036</text:p>
          </table:table-cell>
          <table:table-cell office:value-type="float" office:value="-0.63308239653" calcext:value-type="float">
            <text:p>-0.63308239653</text:p>
          </table:table-cell>
          <table:table-cell office:value-type="float" office:value="1.4256733541" calcext:value-type="float">
            <text:p>1.4256733541</text:p>
          </table:table-cell>
          <table:table-cell office:value-type="float" office:value="-2.4580843228" calcext:value-type="float">
            <text:p>-2.4580843228</text:p>
          </table:table-cell>
          <table:table-cell office:value-type="float" office:value="6.7987708099" calcext:value-type="float">
            <text:p>6.7987708099</text:p>
          </table:table-cell>
          <table:table-cell table:number-columns-repeated="2"/>
        </table:table-row>
        <table:table-row table:style-name="ro1">
          <table:table-cell office:value-type="float" office:value="0.28216450337" calcext:value-type="float">
            <text:p>0.28216450337</text:p>
          </table:table-cell>
          <table:table-cell office:value-type="float" office:value="-0.64393137878" calcext:value-type="float">
            <text:p>-0.64393137878</text:p>
          </table:table-cell>
          <table:table-cell office:value-type="float" office:value="1.4578251683" calcext:value-type="float">
            <text:p>1.4578251683</text:p>
          </table:table-cell>
          <table:table-cell office:value-type="float" office:value="-2.2078318447" calcext:value-type="float">
            <text:p>-2.2078318447</text:p>
          </table:table-cell>
          <table:table-cell office:value-type="float" office:value="7.0322250527" calcext:value-type="float">
            <text:p>7.0322250527</text:p>
          </table:table-cell>
          <table:table-cell table:number-columns-repeated="2"/>
        </table:table-row>
        <table:table-row table:style-name="ro1">
          <table:table-cell office:value-type="float" office:value="0.28393542638" calcext:value-type="float">
            <text:p>0.28393542638</text:p>
          </table:table-cell>
          <table:table-cell office:value-type="float" office:value="-0.65359588747" calcext:value-type="float">
            <text:p>-0.65359588747</text:p>
          </table:table-cell>
          <table:table-cell office:value-type="float" office:value="1.4910433807" calcext:value-type="float">
            <text:p>1.4910433807</text:p>
          </table:table-cell>
          <table:table-cell office:value-type="float" office:value="-1.9485406076" calcext:value-type="float">
            <text:p>-1.9485406076</text:p>
          </table:table-cell>
          <table:table-cell office:value-type="float" office:value="7.257504788" calcext:value-type="float">
            <text:p>7.257504788</text:p>
          </table:table-cell>
          <table:table-cell table:number-columns-repeated="2"/>
        </table:table-row>
        <table:table-row table:style-name="ro1">
          <table:table-cell office:value-type="float" office:value="0.28570634939" calcext:value-type="float">
            <text:p>0.28570634939</text:p>
          </table:table-cell>
          <table:table-cell office:value-type="float" office:value="-0.66203446641" calcext:value-type="float">
            <text:p>-0.66203446641</text:p>
          </table:table-cell>
          <table:table-cell office:value-type="float" office:value="1.525289282" calcext:value-type="float">
            <text:p>1.525289282</text:p>
          </table:table-cell>
          <table:table-cell office:value-type="float" office:value="-1.6804537931" calcext:value-type="float">
            <text:p>-1.6804537931</text:p>
          </table:table-cell>
          <table:table-cell office:value-type="float" office:value="7.474306117" calcext:value-type="float">
            <text:p>7.474306117</text:p>
          </table:table-cell>
          <table:table-cell table:number-columns-repeated="2"/>
        </table:table-row>
        <table:table-row table:style-name="ro1">
          <table:table-cell office:value-type="float" office:value="0.2874457683" calcext:value-type="float">
            <text:p>0.2874457683</text:p>
          </table:table-cell>
          <table:table-cell office:value-type="float" office:value="-0.66909050566" calcext:value-type="float">
            <text:p>-0.66909050566</text:p>
          </table:table-cell>
          <table:table-cell office:value-type="float" office:value="1.5598875804" calcext:value-type="float">
            <text:p>1.5598875804</text:p>
          </table:table-cell>
          <table:table-cell office:value-type="float" office:value="-1.4088184765" calcext:value-type="float">
            <text:p>-1.4088184765</text:p>
          </table:table-cell>
          <table:table-cell office:value-type="float" office:value="7.6787090596" calcext:value-type="float">
            <text:p>7.6787090596</text:p>
          </table:table-cell>
          <table:table-cell table:number-columns-repeated="2"/>
        </table:table-row>
        <table:table-row table:style-name="ro1">
          <table:table-cell office:value-type="float" office:value="0.2891851872" calcext:value-type="float">
            <text:p>0.2891851872</text:p>
          </table:table-cell>
          <table:table-cell office:value-type="float" office:value="-0.67488788708" calcext:value-type="float">
            <text:p>-0.67488788708</text:p>
          </table:table-cell>
          <table:table-cell office:value-type="float" office:value="1.5953993446" calcext:value-type="float">
            <text:p>1.5953993446</text:p>
          </table:table-cell>
          <table:table-cell office:value-type="float" office:value="-1.1291900578" calcext:value-type="float">
            <text:p>-1.1291900578</text:p>
          </table:table-cell>
          <table:table-cell office:value-type="float" office:value="7.8743695166" calcext:value-type="float">
            <text:p>7.8743695166</text:p>
          </table:table-cell>
          <table:table-cell table:number-columns-repeated="2"/>
        </table:table-row>
        <table:table-row table:style-name="ro1">
          <table:table-cell office:value-type="float" office:value="0.29092460611" calcext:value-type="float">
            <text:p>0.29092460611</text:p>
          </table:table-cell>
          <table:table-cell office:value-type="float" office:value="-0.67939069873" calcext:value-type="float">
            <text:p>-0.67939069873</text:p>
          </table:table-cell>
          <table:table-cell office:value-type="float" office:value="1.6317840387" calcext:value-type="float">
            <text:p>1.6317840387</text:p>
          </table:table-cell>
          <table:table-cell office:value-type="float" office:value="-0.84182572055" calcext:value-type="float">
            <text:p>-0.84182572055</text:p>
          </table:table-cell>
          <table:table-cell office:value-type="float" office:value="8.0610179905" calcext:value-type="float">
            <text:p>8.0610179905</text:p>
          </table:table-cell>
          <table:table-cell table:number-columns-repeated="2"/>
        </table:table-row>
        <table:table-row table:style-name="ro1">
          <table:table-cell office:value-type="float" office:value="0.29266402502" calcext:value-type="float">
            <text:p>0.29266402502</text:p>
          </table:table-cell>
          <table:table-cell office:value-type="float" office:value="-0.68256422265" calcext:value-type="float">
            <text:p>-0.68256422265</text:p>
          </table:table-cell>
          <table:table-cell office:value-type="float" office:value="1.6689999117" calcext:value-type="float">
            <text:p>1.6689999117</text:p>
          </table:table-cell>
          <table:table-cell office:value-type="float" office:value="-0.54699125865" calcext:value-type="float">
            <text:p>-0.54699125865</text:p>
          </table:table-cell>
          <table:table-cell office:value-type="float" office:value="8.2383916135" calcext:value-type="float">
            <text:p>8.2383916135</text:p>
          </table:table-cell>
          <table:table-cell table:number-columns-repeated="2"/>
        </table:table-row>
        <table:table-row table:style-name="ro1">
          <table:table-cell office:value-type="float" office:value="0.29437853501" calcext:value-type="float">
            <text:p>0.29437853501</text:p>
          </table:table-cell>
          <table:table-cell office:value-type="float" office:value="-0.68435881069" calcext:value-type="float">
            <text:p>-0.68435881069</text:p>
          </table:table-cell>
          <table:table-cell office:value-type="float" office:value="1.7064544388" calcext:value-type="float">
            <text:p>1.7064544388</text:p>
          </table:table-cell>
          <table:table-cell office:value-type="float" office:value="-0.24933558634" calcext:value-type="float">
            <text:p>-0.24933558634</text:p>
          </table:table-cell>
          <table:table-cell office:value-type="float" office:value="8.4038992785" calcext:value-type="float">
            <text:p>8.4038992785</text:p>
          </table:table-cell>
          <table:table-cell table:number-columns-repeated="2"/>
        </table:table-row>
        <table:table-row table:style-name="ro1">
          <table:table-cell office:value-type="float" office:value="0.29609304501" calcext:value-type="float">
            <text:p>0.29609304501</text:p>
          </table:table-cell>
          <table:table-cell office:value-type="float" office:value="-0.68479851086" calcext:value-type="float">
            <text:p>-0.68479851086</text:p>
          </table:table-cell>
          <table:table-cell office:value-type="float" office:value="1.7446325794" calcext:value-type="float">
            <text:p>1.7446325794</text:p>
          </table:table-cell>
          <table:table-cell office:value-type="float" office:value="0.055040700163" calcext:value-type="float">
            <text:p>0.055040700163</text:p>
          </table:table-cell>
          <table:table-cell office:value-type="float" office:value="8.5599087502" calcext:value-type="float">
            <text:p>8.5599087502</text:p>
          </table:table-cell>
          <table:table-cell table:number-columns-repeated="2"/>
        </table:table-row>
        <table:table-row table:style-name="ro1">
          <table:table-cell office:value-type="float" office:value="0.29780755501" calcext:value-type="float">
            <text:p>0.29780755501</text:p>
          </table:table-cell>
          <table:table-cell office:value-type="float" office:value="-0.68385370047" calcext:value-type="float">
            <text:p>-0.68385370047</text:p>
          </table:table-cell>
          <table:table-cell office:value-type="float" office:value="1.783491063" calcext:value-type="float">
            <text:p>1.783491063</text:p>
          </table:table-cell>
          <table:table-cell office:value-type="float" office:value="0.36585923016" calcext:value-type="float">
            <text:p>0.36585923016</text:p>
          </table:table-cell>
          <table:table-cell office:value-type="float" office:value="8.706188703" calcext:value-type="float">
            <text:p>8.706188703</text:p>
          </table:table-cell>
          <table:table-cell table:number-columns-repeated="2"/>
        </table:table-row>
        <table:table-row table:style-name="ro1">
          <table:table-cell office:value-type="float" office:value="0.299522065" calcext:value-type="float">
            <text:p>0.299522065</text:p>
          </table:table-cell>
          <table:table-cell office:value-type="float" office:value="-0.68149602683" calcext:value-type="float">
            <text:p>-0.68149602683</text:p>
          </table:table-cell>
          <table:table-cell office:value-type="float" office:value="1.8229855941" calcext:value-type="float">
            <text:p>1.8229855941</text:p>
          </table:table-cell>
          <table:table-cell office:value-type="float" office:value="0.68283401267" calcext:value-type="float">
            <text:p>0.68283401267</text:p>
          </table:table-cell>
          <table:table-cell office:value-type="float" office:value="8.8425150608" calcext:value-type="float">
            <text:p>8.8425150608</text:p>
          </table:table-cell>
          <table:table-cell table:number-columns-repeated="2"/>
        </table:table-row>
        <table:table-row table:style-name="ro1">
          <table:table-cell office:value-type="float" office:value="0.30121797407" calcext:value-type="float">
            <text:p>0.30121797407</text:p>
          </table:table-cell>
          <table:table-cell office:value-type="float" office:value="-0.67774745823" calcext:value-type="float">
            <text:p>-0.67774745823</text:p>
          </table:table-cell>
          <table:table-cell office:value-type="float" office:value="1.8626329866" calcext:value-type="float">
            <text:p>1.8626329866</text:p>
          </table:table-cell>
          <table:table-cell office:value-type="float" office:value="1.0021386713" calcext:value-type="float">
            <text:p>1.0021386713</text:p>
          </table:table-cell>
          <table:table-cell office:value-type="float" office:value="8.9673578634" calcext:value-type="float">
            <text:p>8.9673578634</text:p>
          </table:table-cell>
          <table:table-cell table:number-columns-repeated="2"/>
        </table:table-row>
        <table:table-row table:style-name="ro1">
          <table:table-cell office:value-type="float" office:value="0.30291388314" calcext:value-type="float">
            <text:p>0.30291388314</text:p>
          </table:table-cell>
          <table:table-cell office:value-type="float" office:value="-0.67256515428" calcext:value-type="float">
            <text:p>-0.67256515428</text:p>
          </table:table-cell>
          <table:table-cell office:value-type="float" office:value="1.9028136362" calcext:value-type="float">
            <text:p>1.9028136362</text:p>
          </table:table-cell>
          <table:table-cell office:value-type="float" office:value="1.3268885145" calcext:value-type="float">
            <text:p>1.3268885145</text:p>
          </table:table-cell>
          <table:table-cell office:value-type="float" office:value="9.0820477679" calcext:value-type="float">
            <text:p>9.0820477679</text:p>
          </table:table-cell>
          <table:table-cell table:number-columns-repeated="2"/>
        </table:table-row>
        <table:table-row table:style-name="ro1">
          <table:table-cell office:value-type="float" office:value="0.3046097922" calcext:value-type="float">
            <text:p>0.3046097922</text:p>
          </table:table-cell>
          <table:table-cell office:value-type="float" office:value="-0.66592553544" calcext:value-type="float">
            <text:p>-0.66592553544</text:p>
          </table:table-cell>
          <table:table-cell office:value-type="float" office:value="1.943481909" calcext:value-type="float">
            <text:p>1.943481909</text:p>
          </table:table-cell>
          <table:table-cell office:value-type="float" office:value="1.6567856133" calcext:value-type="float">
            <text:p>1.6567856133</text:p>
          </table:table-cell>
          <table:table-cell office:value-type="float" office:value="9.186390265" calcext:value-type="float">
            <text:p>9.186390265</text:p>
          </table:table-cell>
          <table:table-cell table:number-columns-repeated="2"/>
        </table:table-row>
        <table:table-row table:style-name="ro1">
          <table:table-cell office:value-type="float" office:value="0.30630570127" calcext:value-type="float">
            <text:p>0.30630570127</text:p>
          </table:table-cell>
          <table:table-cell office:value-type="float" office:value="-0.65780636344" calcext:value-type="float">
            <text:p>-0.65780636344</text:p>
          </table:table-cell>
          <table:table-cell office:value-type="float" office:value="1.9845913225" calcext:value-type="float">
            <text:p>1.9845913225</text:p>
          </table:table-cell>
          <table:table-cell office:value-type="float" office:value="1.9915253397" calcext:value-type="float">
            <text:p>1.9915253397</text:p>
          </table:table-cell>
          <table:table-cell office:value-type="float" office:value="9.2801987227" calcext:value-type="float">
            <text:p>9.2801987227</text:p>
          </table:table-cell>
          <table:table-cell table:number-columns-repeated="2"/>
        </table:table-row>
        <table:table-row table:style-name="ro1">
          <table:table-cell office:value-type="float" office:value="0.30798960005" calcext:value-type="float">
            <text:p>0.30798960005</text:p>
          </table:table-cell>
          <table:table-cell office:value-type="float" office:value="-0.64826021547" calcext:value-type="float">
            <text:p>-0.64826021547</text:p>
          </table:table-cell>
          <table:table-cell office:value-type="float" office:value="2.0257993831" calcext:value-type="float">
            <text:p>2.0257993831</text:p>
          </table:table-cell>
          <table:table-cell office:value-type="float" office:value="2.3283786368" calcext:value-type="float">
            <text:p>2.3283786368</text:p>
          </table:table-cell>
          <table:table-cell office:value-type="float" office:value="9.3627441898" calcext:value-type="float">
            <text:p>9.3627441898</text:p>
          </table:table-cell>
          <table:table-cell table:number-columns-repeated="2"/>
        </table:table-row>
        <table:table-row table:style-name="ro1">
          <table:table-cell office:value-type="float" office:value="0.30967349883" calcext:value-type="float">
            <text:p>0.30967349883</text:p>
          </table:table-cell>
          <table:table-cell office:value-type="float" office:value="-0.63721575547" calcext:value-type="float">
            <text:p>-0.63721575547</text:p>
          </table:table-cell>
          <table:table-cell office:value-type="float" office:value="2.067348671" calcext:value-type="float">
            <text:p>2.067348671</text:p>
          </table:table-cell>
          <table:table-cell office:value-type="float" office:value="2.6693886307" calcext:value-type="float">
            <text:p>2.6693886307</text:p>
          </table:table-cell>
          <table:table-cell office:value-type="float" office:value="9.4345616228" calcext:value-type="float">
            <text:p>9.4345616228</text:p>
          </table:table-cell>
          <table:table-cell table:number-columns-repeated="2"/>
        </table:table-row>
        <table:table-row table:style-name="ro1">
          <table:table-cell office:value-type="float" office:value="0.31135739761" calcext:value-type="float">
            <text:p>0.31135739761</text:p>
          </table:table-cell>
          <table:table-cell office:value-type="float" office:value="-0.62465530837" calcext:value-type="float">
            <text:p>-0.62465530837</text:p>
          </table:table-cell>
          <table:table-cell office:value-type="float" office:value="2.109191413" calcext:value-type="float">
            <text:p>2.109191413</text:p>
          </table:table-cell>
          <table:table-cell office:value-type="float" office:value="3.014238523" calcext:value-type="float">
            <text:p>3.014238523</text:p>
          </table:table-cell>
          <table:table-cell office:value-type="float" office:value="9.4954927242" calcext:value-type="float">
            <text:p>9.4954927242</text:p>
          </table:table-cell>
          <table:table-cell table:number-columns-repeated="2"/>
        </table:table-row>
        <table:table-row table:style-name="ro1">
          <table:table-cell office:value-type="float" office:value="0.31304129638" calcext:value-type="float">
            <text:p>0.31304129638</text:p>
          </table:table-cell>
          <table:table-cell office:value-type="float" office:value="-0.61056261228" calcext:value-type="float">
            <text:p>-0.61056261228</text:p>
          </table:table-cell>
          <table:table-cell office:value-type="float" office:value="2.1512791548" calcext:value-type="float">
            <text:p>2.1512791548</text:p>
          </table:table-cell>
          <table:table-cell office:value-type="float" office:value="3.3626057002" calcext:value-type="float">
            <text:p>3.3626057002</text:p>
          </table:table-cell>
          <table:table-cell office:value-type="float" office:value="9.5453877411" calcext:value-type="float">
            <text:p>9.5453877411</text:p>
          </table:table-cell>
          <table:table-cell table:number-columns-repeated="2"/>
        </table:table-row>
        <table:table-row table:style-name="ro1">
          <table:table-cell office:value-type="float" office:value="0.31472076508" calcext:value-type="float">
            <text:p>0.31472076508</text:p>
          </table:table-cell>
          <table:table-cell office:value-type="float" office:value="-0.59496602972" calcext:value-type="float">
            <text:p>-0.59496602972</text:p>
          </table:table-cell>
          <table:table-cell office:value-type="float" office:value="2.1934513413" calcext:value-type="float">
            <text:p>2.1934513413</text:p>
          </table:table-cell>
          <table:table-cell office:value-type="float" office:value="3.7132331266" calcext:value-type="float">
            <text:p>3.7132331266</text:p>
          </table:table-cell>
          <table:table-cell office:value-type="float" office:value="9.5840185884" calcext:value-type="float">
            <text:p>9.5840185884</text:p>
          </table:table-cell>
          <table:table-cell table:number-columns-repeated="2"/>
        </table:table-row>
        <table:table-row table:style-name="ro1">
          <table:table-cell office:value-type="float" office:value="0.31640023377" calcext:value-type="float">
            <text:p>0.31640023377</text:p>
          </table:table-cell>
          <table:table-cell office:value-type="float" office:value="-0.57781724331" calcext:value-type="float">
            <text:p>-0.57781724331</text:p>
          </table:table-cell>
          <table:table-cell office:value-type="float" office:value="2.2357690877" calcext:value-type="float">
            <text:p>2.2357690877</text:p>
          </table:table-cell>
          <table:table-cell office:value-type="float" office:value="4.0667017938" calcext:value-type="float">
            <text:p>4.0667017938</text:p>
          </table:table-cell>
          <table:table-cell office:value-type="float" office:value="9.6114000751" calcext:value-type="float">
            <text:p>9.6114000751</text:p>
          </table:table-cell>
          <table:table-cell table:number-columns-repeated="2"/>
        </table:table-row>
        <table:table-row table:style-name="ro1">
          <table:table-cell office:value-type="float" office:value="0.31807970246" calcext:value-type="float">
            <text:p>0.31807970246</text:p>
          </table:table-cell>
          <table:table-cell office:value-type="float" office:value="-0.55910446686" calcext:value-type="float">
            <text:p>-0.55910446686</text:p>
          </table:table-cell>
          <table:table-cell office:value-type="float" office:value="2.278182528" calcext:value-type="float">
            <text:p>2.278182528</text:p>
          </table:table-cell>
          <table:table-cell office:value-type="float" office:value="4.4226755221" calcext:value-type="float">
            <text:p>4.4226755221</text:p>
          </table:table-cell>
          <table:table-cell office:value-type="float" office:value="9.6274103096" calcext:value-type="float">
            <text:p>9.6274103096</text:p>
          </table:table-cell>
          <table:table-cell table:number-columns-repeated="2"/>
        </table:table-row>
        <table:table-row table:style-name="ro1">
          <table:table-cell office:value-type="float" office:value="0.31975917115" calcext:value-type="float">
            <text:p>0.31975917115</text:p>
          </table:table-cell>
          <table:table-cell office:value-type="float" office:value="-0.53881740717" calcext:value-type="float">
            <text:p>-0.53881740717</text:p>
          </table:table-cell>
          <table:table-cell office:value-type="float" office:value="2.3206412796" calcext:value-type="float">
            <text:p>2.3206412796</text:p>
          </table:table-cell>
          <table:table-cell office:value-type="float" office:value="4.7808131917" calcext:value-type="float">
            <text:p>4.7808131917</text:p>
          </table:table-cell>
          <table:table-cell office:value-type="float" office:value="9.6319367006" calcext:value-type="float">
            <text:p>9.6319367006</text:p>
          </table:table-cell>
          <table:table-cell table:number-columns-repeated="2"/>
        </table:table-row>
        <table:table-row table:style-name="ro1">
          <table:table-cell office:value-type="float" office:value="0.32144406297" calcext:value-type="float">
            <text:p>0.32144406297</text:p>
          </table:table-cell>
          <table:table-cell office:value-type="float" office:value="-0.51687409116" calcext:value-type="float">
            <text:p>-0.51687409116</text:p>
          </table:table-cell>
          <table:table-cell office:value-type="float" office:value="2.3632315015" calcext:value-type="float">
            <text:p>2.3632315015</text:p>
          </table:table-cell>
          <table:table-cell office:value-type="float" office:value="5.141933843" calcext:value-type="float">
            <text:p>5.141933843</text:p>
          </table:table-cell>
          <table:table-cell office:value-type="float" office:value="9.6248344758" calcext:value-type="float">
            <text:p>9.6248344758</text:p>
          </table:table-cell>
          <table:table-cell table:number-columns-repeated="2"/>
        </table:table-row>
        <table:table-row table:style-name="ro1">
          <table:table-cell office:value-type="float" office:value="0.3231289548" calcext:value-type="float">
            <text:p>0.3231289548</text:p>
          </table:table-cell>
          <table:table-cell office:value-type="float" office:value="-0.49333015899" calcext:value-type="float">
            <text:p>-0.49333015899</text:p>
          </table:table-cell>
          <table:table-cell office:value-type="float" office:value="2.4057643434" calcext:value-type="float">
            <text:p>2.4057643434</text:p>
          </table:table-cell>
          <table:table-cell office:value-type="float" office:value="5.5045305922" calcext:value-type="float">
            <text:p>5.5045305922</text:p>
          </table:table-cell>
          <table:table-cell office:value-type="float" office:value="9.6059760732" calcext:value-type="float">
            <text:p>9.6059760732</text:p>
          </table:table-cell>
          <table:table-cell table:number-columns-repeated="2"/>
        </table:table-row>
        <table:table-row table:style-name="ro1">
          <table:table-cell office:value-type="float" office:value="0.32481384663" calcext:value-type="float">
            <text:p>0.32481384663</text:p>
          </table:table-cell>
          <table:table-cell office:value-type="float" office:value="-0.46817987285" calcext:value-type="float">
            <text:p>-0.46817987285</text:p>
          </table:table-cell>
          <table:table-cell office:value-type="float" office:value="2.4481876197" calcext:value-type="float">
            <text:p>2.4481876197</text:p>
          </table:table-cell>
          <table:table-cell office:value-type="float" office:value="5.8682454121" calcext:value-type="float">
            <text:p>5.8682454121</text:p>
          </table:table-cell>
          <table:table-cell office:value-type="float" office:value="9.5752772511" calcext:value-type="float">
            <text:p>9.5752772511</text:p>
          </table:table-cell>
          <table:table-cell table:number-columns-repeated="2"/>
        </table:table-row>
        <table:table-row table:style-name="ro1">
          <table:table-cell office:value-type="float" office:value="0.32649873845" calcext:value-type="float">
            <text:p>0.32649873845</text:p>
          </table:table-cell>
          <table:table-cell office:value-type="float" office:value="-0.44141908742" calcext:value-type="float">
            <text:p>-0.44141908742</text:p>
          </table:table-cell>
          <table:table-cell office:value-type="float" office:value="2.4904487952" calcext:value-type="float">
            <text:p>2.4904487952</text:p>
          </table:table-cell>
          <table:table-cell office:value-type="float" office:value="6.2327162345" calcext:value-type="float">
            <text:p>6.2327162345</text:p>
          </table:table-cell>
          <table:table-cell office:value-type="float" office:value="9.5326639941" calcext:value-type="float">
            <text:p>9.5326639941</text:p>
          </table:table-cell>
          <table:table-cell table:number-columns-repeated="2"/>
        </table:table-row>
        <table:table-row table:style-name="ro1">
          <table:table-cell office:value-type="float" office:value="0.3282045395" calcext:value-type="float">
            <text:p>0.3282045395</text:p>
          </table:table-cell>
          <table:table-cell office:value-type="float" office:value="-0.41268301333" calcext:value-type="float">
            <text:p>-0.41268301333</text:p>
          </table:table-cell>
          <table:table-cell office:value-type="float" office:value="2.5330152392" calcext:value-type="float">
            <text:p>2.5330152392</text:p>
          </table:table-cell>
          <table:table-cell office:value-type="float" office:value="6.6021059535" calcext:value-type="float">
            <text:p>6.6021059535</text:p>
          </table:table-cell>
          <table:table-cell office:value-type="float" office:value="9.4773197431" calcext:value-type="float">
            <text:p>9.4773197431</text:p>
          </table:table-cell>
          <table:table-cell table:number-columns-repeated="2"/>
        </table:table-row>
        <table:table-row table:style-name="ro1">
          <table:table-cell office:value-type="float" office:value="0.32991034054" calcext:value-type="float">
            <text:p>0.32991034054</text:p>
          </table:table-cell>
          <table:table-cell office:value-type="float" office:value="-0.3822926892" calcext:value-type="float">
            <text:p>-0.3822926892</text:p>
          </table:table-cell>
          <table:table-cell office:value-type="float" office:value="2.5753062665" calcext:value-type="float">
            <text:p>2.5753062665</text:p>
          </table:table-cell>
          <table:table-cell office:value-type="float" office:value="6.9715122273" calcext:value-type="float">
            <text:p>6.9715122273</text:p>
          </table:table-cell>
          <table:table-cell office:value-type="float" office:value="9.4096433993" calcext:value-type="float">
            <text:p>9.4096433993</text:p>
          </table:table-cell>
          <table:table-cell table:number-columns-repeated="2"/>
        </table:table-row>
        <table:table-row table:style-name="ro1">
          <table:table-cell office:value-type="float" office:value="0.33161614158" calcext:value-type="float">
            <text:p>0.33161614158</text:p>
          </table:table-cell>
          <table:table-cell office:value-type="float" office:value="-0.350248906" calcext:value-type="float">
            <text:p>-0.350248906</text:p>
          </table:table-cell>
          <table:table-cell office:value-type="float" office:value="2.6172665557" calcext:value-type="float">
            <text:p>2.6172665557</text:p>
          </table:table-cell>
          <table:table-cell office:value-type="float" office:value="7.3405483765" calcext:value-type="float">
            <text:p>7.3405483765</text:p>
          </table:table-cell>
          <table:table-cell office:value-type="float" office:value="9.3295913747" calcext:value-type="float">
            <text:p>9.3295913747</text:p>
          </table:table-cell>
          <table:table-cell table:number-columns-repeated="2"/>
        </table:table-row>
        <table:table-row table:style-name="ro1">
          <table:table-cell office:value-type="float" office:value="0.33332194263" calcext:value-type="float">
            <text:p>0.33332194263</text:p>
          </table:table-cell>
          <table:table-cell office:value-type="float" office:value="-0.31655419306" calcext:value-type="float">
            <text:p>-0.31655419306</text:p>
          </table:table-cell>
          <table:table-cell office:value-type="float" office:value="2.6588406163" calcext:value-type="float">
            <text:p>2.6588406163</text:p>
          </table:table-cell>
          <table:table-cell office:value-type="float" office:value="7.7088246471" calcext:value-type="float">
            <text:p>7.7088246471</text:p>
          </table:table-cell>
          <table:table-cell office:value-type="float" office:value="9.2371315994" calcext:value-type="float">
            <text:p>9.2371315994</text:p>
          </table:table-cell>
          <table:table-cell table:number-columns-repeated="2"/>
        </table:table-row>
        <table:table-row table:style-name="ro1">
          <table:table-cell office:value-type="float" office:value="0.33508374075" calcext:value-type="float">
            <text:p>0.33508374075</text:p>
          </table:table-cell>
          <table:table-cell office:value-type="float" office:value="-0.28002481354" calcext:value-type="float">
            <text:p>-0.28002481354</text:p>
          </table:table-cell>
          <table:table-cell office:value-type="float" office:value="2.7013149722" calcext:value-type="float">
            <text:p>2.7013149722</text:p>
          </table:table-cell>
          <table:table-cell office:value-type="float" office:value="8.0879761761" calcext:value-type="float">
            <text:p>8.0879761761</text:p>
          </table:table-cell>
          <table:table-cell office:value-type="float" office:value="9.1285896681" calcext:value-type="float">
            <text:p>9.1285896681</text:p>
          </table:table-cell>
          <table:table-cell table:number-columns-repeated="2"/>
        </table:table-row>
        <table:table-row table:style-name="ro1">
          <table:table-cell office:value-type="float" office:value="0.33684553887" calcext:value-type="float">
            <text:p>0.33684553887</text:p>
          </table:table-cell>
          <table:table-cell office:value-type="float" office:value="-0.24174560013" calcext:value-type="float">
            <text:p>-0.24174560013</text:p>
          </table:table-cell>
          <table:table-cell office:value-type="float" office:value="2.7432566601" calcext:value-type="float">
            <text:p>2.7432566601</text:p>
          </table:table-cell>
          <table:table-cell office:value-type="float" office:value="8.4654631863" calcext:value-type="float">
            <text:p>8.4654631863</text:p>
          </table:table-cell>
          <table:table-cell office:value-type="float" office:value="9.0067811489" calcext:value-type="float">
            <text:p>9.0067811489</text:p>
          </table:table-cell>
          <table:table-cell table:number-columns-repeated="2"/>
        </table:table-row>
        <table:table-row table:style-name="ro1">
          <table:table-cell office:value-type="float" office:value="0.338607337" calcext:value-type="float">
            <text:p>0.338607337</text:p>
          </table:table-cell>
          <table:table-cell office:value-type="float" office:value="-0.20172526226" calcext:value-type="float">
            <text:p>-0.20172526226</text:p>
          </table:table-cell>
          <table:table-cell office:value-type="float" office:value="2.7846043315" calcext:value-type="float">
            <text:p>2.7846043315</text:p>
          </table:table-cell>
          <table:table-cell office:value-type="float" office:value="8.8408481522" calcext:value-type="float">
            <text:p>8.8408481522</text:p>
          </table:table-cell>
          <table:table-cell office:value-type="float" office:value="8.8717105932" calcext:value-type="float">
            <text:p>8.8717105932</text:p>
          </table:table-cell>
          <table:table-cell table:number-columns-repeated="2"/>
        </table:table-row>
        <table:table-row table:style-name="ro1">
          <table:table-cell office:value-type="float" office:value="0.34036913512" calcext:value-type="float">
            <text:p>0.34036913512</text:p>
          </table:table-cell>
          <table:table-cell office:value-type="float" office:value="-0.15997453739" calcext:value-type="float">
            <text:p>-0.15997453739</text:p>
          </table:table-cell>
          <table:table-cell office:value-type="float" office:value="2.8252966911" calcext:value-type="float">
            <text:p>2.8252966911</text:p>
          </table:table-cell>
          <table:table-cell office:value-type="float" office:value="9.213691593" calcext:value-type="float">
            <text:p>9.213691593</text:p>
          </table:table-cell>
          <table:table-cell office:value-type="float" office:value="8.7233964336" calcext:value-type="float">
            <text:p>8.7233964336</text:p>
          </table:table-cell>
          <table:table-cell table:number-columns-repeated="2"/>
        </table:table-row>
        <table:table-row table:style-name="ro1">
          <table:table-cell office:value-type="float" office:value="0.34217297099" calcext:value-type="float">
            <text:p>0.34217297099</text:p>
          </table:table-cell>
          <table:table-cell office:value-type="float" office:value="-0.11544815068" calcext:value-type="float">
            <text:p>-0.11544815068</text:p>
          </table:table-cell>
          <table:table-cell office:value-type="float" office:value="2.8662171544" calcext:value-type="float">
            <text:p>2.8662171544</text:p>
          </table:table-cell>
          <table:table-cell office:value-type="float" office:value="9.5923375306" calcext:value-type="float">
            <text:p>9.5923375306</text:p>
          </table:table-cell>
          <table:table-cell office:value-type="float" office:value="8.5578560207" calcext:value-type="float">
            <text:p>8.5578560207</text:p>
          </table:table-cell>
          <table:table-cell table:number-columns-repeated="2"/>
        </table:table-row>
        <table:table-row table:style-name="ro1">
          <table:table-cell office:value-type="float" office:value="0.34397680686" calcext:value-type="float">
            <text:p>0.34397680686</text:p>
          </table:table-cell>
          <table:table-cell office:value-type="float" office:value="-0.069137142174" calcext:value-type="float">
            <text:p>-0.069137142174</text:p>
          </table:table-cell>
          <table:table-cell office:value-type="float" office:value="2.9063210569" calcext:value-type="float">
            <text:p>2.9063210569</text:p>
          </table:table-cell>
          <table:table-cell office:value-type="float" office:value="9.9673822874" calcext:value-type="float">
            <text:p>9.9673822874</text:p>
          </table:table-cell>
          <table:table-cell office:value-type="float" office:value="8.3785168659" calcext:value-type="float">
            <text:p>8.3785168659</text:p>
          </table:table-cell>
          <table:table-cell table:number-columns-repeated="2"/>
        </table:table-row>
        <table:table-row table:style-name="ro1">
          <table:table-cell office:value-type="float" office:value="0.34578064273" calcext:value-type="float">
            <text:p>0.34578064273</text:p>
          </table:table-cell>
          <table:table-cell office:value-type="float" office:value="-0.021059689294" calcext:value-type="float">
            <text:p>-0.021059689294</text:p>
          </table:table-cell>
          <table:table-cell office:value-type="float" office:value="2.945543212" calcext:value-type="float">
            <text:p>2.945543212</text:p>
          </table:table-cell>
          <table:table-cell office:value-type="float" office:value="10.338350612" calcext:value-type="float">
            <text:p>10.338350612</text:p>
          </table:table-cell>
          <table:table-cell office:value-type="float" office:value="8.1854450722" calcext:value-type="float">
            <text:p>8.1854450722</text:p>
          </table:table-cell>
          <table:table-cell table:number-columns-repeated="2"/>
        </table:table-row>
        <table:table-row table:style-name="ro1">
          <table:table-cell office:value-type="float" office:value="0.3475844786" calcext:value-type="float">
            <text:p>0.3475844786</text:p>
          </table:table-cell>
          <table:table-cell office:value-type="float" office:value="0.028763779636" calcext:value-type="float">
            <text:p>0.028763779636</text:p>
          </table:table-cell>
          <table:table-cell office:value-type="float" office:value="2.9838187835" calcext:value-type="float">
            <text:p>2.9838187835</text:p>
          </table:table-cell>
          <table:table-cell office:value-type="float" office:value="10.704767048" calcext:value-type="float">
            <text:p>10.704767048</text:p>
          </table:table-cell>
          <table:table-cell office:value-type="float" office:value="7.9787226843" calcext:value-type="float">
            <text:p>7.9787226843</text:p>
          </table:table-cell>
          <table:table-cell table:number-columns-repeated="2"/>
        </table:table-row>
        <table:table-row table:style-name="ro1">
          <table:table-cell office:value-type="float" office:value="0.34939516976" calcext:value-type="float">
            <text:p>0.34939516976</text:p>
          </table:table-cell>
          <table:table-cell office:value-type="float" office:value="0.080509739561" calcext:value-type="float">
            <text:p>0.080509739561</text:p>
          </table:table-cell>
          <table:table-cell office:value-type="float" office:value="3.0212229666" calcext:value-type="float">
            <text:p>3.0212229666</text:p>
          </table:table-cell>
          <table:table-cell office:value-type="float" office:value="11.067519652" calcext:value-type="float">
            <text:p>11.067519652</text:p>
          </table:table-cell>
          <table:table-cell office:value-type="float" office:value="7.7575849779" calcext:value-type="float">
            <text:p>7.7575849779</text:p>
          </table:table-cell>
          <table:table-cell table:number-columns-repeated="2"/>
        </table:table-row>
        <table:table-row table:style-name="ro1">
          <table:table-cell office:value-type="float" office:value="0.35120586091" calcext:value-type="float">
            <text:p>0.35120586091</text:p>
          </table:table-cell>
          <table:table-cell office:value-type="float" office:value="0.13396694097" calcext:value-type="float">
            <text:p>0.13396694097</text:p>
          </table:table-cell>
          <table:table-cell office:value-type="float" office:value="3.0575438102" calcext:value-type="float">
            <text:p>3.0575438102</text:p>
          </table:table-cell>
          <table:table-cell office:value-type="float" office:value="11.424727167" calcext:value-type="float">
            <text:p>11.424727167</text:p>
          </table:table-cell>
          <table:table-cell office:value-type="float" office:value="7.5229072622" calcext:value-type="float">
            <text:p>7.5229072622</text:p>
          </table:table-cell>
          <table:table-cell table:number-columns-repeated="2"/>
        </table:table-row>
        <table:table-row table:style-name="ro1">
          <table:table-cell office:value-type="float" office:value="0.35301655207" calcext:value-type="float">
            <text:p>0.35301655207</text:p>
          </table:table-cell>
          <table:table-cell office:value-type="float" office:value="0.1891078899" calcext:value-type="float">
            <text:p>0.1891078899</text:p>
          </table:table-cell>
          <table:table-cell office:value-type="float" office:value="3.0927172665" calcext:value-type="float">
            <text:p>3.0927172665</text:p>
          </table:table-cell>
          <table:table-cell office:value-type="float" office:value="11.77591131" calcext:value-type="float">
            <text:p>11.77591131</text:p>
          </table:table-cell>
          <table:table-cell office:value-type="float" office:value="7.2748217658" calcext:value-type="float">
            <text:p>7.2748217658</text:p>
          </table:table-cell>
          <table:table-cell table:number-columns-repeated="2"/>
        </table:table-row>
        <table:table-row table:style-name="ro1">
          <table:table-cell office:value-type="float" office:value="0.35482724322" calcext:value-type="float">
            <text:p>0.35482724322</text:p>
          </table:table-cell>
          <table:table-cell office:value-type="float" office:value="0.24590282375" calcext:value-type="float">
            <text:p>0.24590282375</text:p>
          </table:table-cell>
          <table:table-cell office:value-type="float" office:value="3.1266799561" calcext:value-type="float">
            <text:p>3.1266799561</text:p>
          </table:table-cell>
          <table:table-cell office:value-type="float" office:value="12.120595792" calcext:value-type="float">
            <text:p>12.120595792</text:p>
          </table:table-cell>
          <table:table-cell office:value-type="float" office:value="7.0134773629" calcext:value-type="float">
            <text:p>7.0134773629</text:p>
          </table:table-cell>
          <table:table-cell table:number-columns-repeated="2"/>
        </table:table-row>
        <table:table-row table:style-name="ro1">
          <table:table-cell office:value-type="float" office:value="0.35658935869" calcext:value-type="float">
            <text:p>0.35658935869</text:p>
          </table:table-cell>
          <table:table-cell office:value-type="float" office:value="0.30273167879" calcext:value-type="float">
            <text:p>0.30273167879</text:p>
          </table:table-cell>
          <table:table-cell office:value-type="float" office:value="3.1585094356" calcext:value-type="float">
            <text:p>3.1585094356</text:p>
          </table:table-cell>
          <table:table-cell office:value-type="float" office:value="12.449342106" calcext:value-type="float">
            <text:p>12.449342106</text:p>
          </table:table-cell>
          <table:table-cell office:value-type="float" office:value="6.7465714104" calcext:value-type="float">
            <text:p>6.7465714104</text:p>
          </table:table-cell>
          <table:table-cell table:number-columns-repeated="2"/>
        </table:table-row>
        <table:table-row table:style-name="ro1">
          <table:table-cell office:value-type="float" office:value="0.35835147417" calcext:value-type="float">
            <text:p>0.35835147417</text:p>
          </table:table-cell>
          <table:table-cell office:value-type="float" office:value="0.36106509423" calcext:value-type="float">
            <text:p>0.36106509423</text:p>
          </table:table-cell>
          <table:table-cell office:value-type="float" office:value="3.1890759343" calcext:value-type="float">
            <text:p>3.1890759343</text:p>
          </table:table-cell>
          <table:table-cell office:value-type="float" office:value="12.771050343" calcext:value-type="float">
            <text:p>12.771050343</text:p>
          </table:table-cell>
          <table:table-cell office:value-type="float" office:value="6.4674330251" calcext:value-type="float">
            <text:p>6.4674330251</text:p>
          </table:table-cell>
          <table:table-cell table:number-columns-repeated="2"/>
        </table:table-row>
        <table:table-row table:style-name="ro1">
          <table:table-cell office:value-type="float" office:value="0.36011358964" calcext:value-type="float">
            <text:p>0.36011358964</text:p>
          </table:table-cell>
          <table:table-cell office:value-type="float" office:value="0.42086951799" calcext:value-type="float">
            <text:p>0.42086951799</text:p>
          </table:table-cell>
          <table:table-cell office:value-type="float" office:value="3.2183232887" calcext:value-type="float">
            <text:p>3.2183232887</text:p>
          </table:table-cell>
          <table:table-cell office:value-type="float" office:value="13.085290122" calcext:value-type="float">
            <text:p>13.085290122</text:p>
          </table:table-cell>
          <table:table-cell office:value-type="float" office:value="6.1762451419" calcext:value-type="float">
            <text:p>6.1762451419</text:p>
          </table:table-cell>
          <table:table-cell table:number-columns-repeated="2"/>
        </table:table-row>
        <table:table-row table:style-name="ro1">
          <table:table-cell office:value-type="float" office:value="0.36187570511" calcext:value-type="float">
            <text:p>0.36187570511</text:p>
          </table:table-cell>
          <table:table-cell office:value-type="float" office:value="0.48210941615" calcext:value-type="float">
            <text:p>0.48210941615</text:p>
          </table:table-cell>
          <table:table-cell office:value-type="float" office:value="3.2461962164" calcext:value-type="float">
            <text:p>3.2461962164</text:p>
          </table:table-cell>
          <table:table-cell office:value-type="float" office:value="13.391634945" calcext:value-type="float">
            <text:p>13.391634945</text:p>
          </table:table-cell>
          <table:table-cell office:value-type="float" office:value="5.8732057707" calcext:value-type="float">
            <text:p>5.8732057707</text:p>
          </table:table-cell>
          <table:table-cell table:number-columns-repeated="2"/>
        </table:table-row>
        <table:table-row table:style-name="ro1">
          <table:table-cell office:value-type="float" office:value="0.36352522726" calcext:value-type="float">
            <text:p>0.36352522726</text:p>
          </table:table-cell>
          <table:table-cell office:value-type="float" office:value="0.54070388052" calcext:value-type="float">
            <text:p>0.54070388052</text:p>
          </table:table-cell>
          <table:table-cell office:value-type="float" office:value="3.2709944509" calcext:value-type="float">
            <text:p>3.2709944509</text:p>
          </table:table-cell>
          <table:table-cell office:value-type="float" office:value="13.670876534" calcext:value-type="float">
            <text:p>13.670876534</text:p>
          </table:table-cell>
          <table:table-cell office:value-type="float" office:value="5.5789785973" calcext:value-type="float">
            <text:p>5.5789785973</text:p>
          </table:table-cell>
          <table:table-cell table:number-columns-repeated="2"/>
        </table:table-row>
        <table:table-row table:style-name="ro1">
          <table:table-cell office:value-type="float" office:value="0.36517474941" calcext:value-type="float">
            <text:p>0.36517474941</text:p>
          </table:table-cell>
          <table:table-cell office:value-type="float" office:value="0.60049109221" calcext:value-type="float">
            <text:p>0.60049109221</text:p>
          </table:table-cell>
          <table:table-cell office:value-type="float" office:value="3.2944969026" calcext:value-type="float">
            <text:p>3.2944969026</text:p>
          </table:table-cell>
          <table:table-cell office:value-type="float" office:value="13.9424876" calcext:value-type="float">
            <text:p>13.9424876</text:p>
          </table:table-cell>
          <table:table-cell office:value-type="float" office:value="5.2747394049" calcext:value-type="float">
            <text:p>5.2747394049</text:p>
          </table:table-cell>
          <table:table-cell table:number-columns-repeated="2"/>
        </table:table-row>
        <table:table-row table:style-name="ro1">
          <table:table-cell office:value-type="float" office:value="0.36682427155" calcext:value-type="float">
            <text:p>0.36682427155</text:p>
          </table:table-cell>
          <table:table-cell office:value-type="float" office:value="0.66143727731" calcext:value-type="float">
            <text:p>0.66143727731</text:p>
          </table:table-cell>
          <table:table-cell office:value-type="float" office:value="3.3166606455" calcext:value-type="float">
            <text:p>3.3166606455</text:p>
          </table:table-cell>
          <table:table-cell office:value-type="float" office:value="14.206130057" calcext:value-type="float">
            <text:p>14.206130057</text:p>
          </table:table-cell>
          <table:table-cell office:value-type="float" office:value="4.9606864363" calcext:value-type="float">
            <text:p>4.9606864363</text:p>
          </table:table-cell>
          <table:table-cell table:number-columns-repeated="2"/>
        </table:table-row>
        <table:table-row table:style-name="ro1">
          <table:table-cell office:value-type="float" office:value="0.3684737937" calcext:value-type="float">
            <text:p>0.3684737937</text:p>
          </table:table-cell>
          <table:table-cell office:value-type="float" office:value="0.72350720797" calcext:value-type="float">
            <text:p>0.72350720797</text:p>
          </table:table-cell>
          <table:table-cell office:value-type="float" office:value="3.3374436364" calcext:value-type="float">
            <text:p>3.3374436364</text:p>
          </table:table-cell>
          <table:table-cell office:value-type="float" office:value="14.461470427" calcext:value-type="float">
            <text:p>14.461470427</text:p>
          </table:table-cell>
          <table:table-cell office:value-type="float" office:value="4.6370293982" calcext:value-type="float">
            <text:p>4.6370293982</text:p>
          </table:table-cell>
          <table:table-cell table:number-columns-repeated="2"/>
        </table:table-row>
        <table:table-row table:style-name="ro1">
          <table:table-cell office:value-type="float" office:value="0.37006496431" calcext:value-type="float">
            <text:p>0.37006496431</text:p>
          </table:table-cell>
          <table:table-cell office:value-type="float" office:value="0.78441192749" calcext:value-type="float">
            <text:p>0.78441192749</text:p>
          </table:table-cell>
          <table:table-cell office:value-type="float" office:value="3.356144576" calcext:value-type="float">
            <text:p>3.356144576</text:p>
          </table:table-cell>
          <table:table-cell office:value-type="float" office:value="14.699603779" calcext:value-type="float">
            <text:p>14.699603779</text:p>
          </table:table-cell>
          <table:table-cell office:value-type="float" office:value="4.3159281588" calcext:value-type="float">
            <text:p>4.3159281588</text:p>
          </table:table-cell>
          <table:table-cell table:number-columns-repeated="2"/>
        </table:table-row>
        <table:table-row table:style-name="ro1">
          <table:table-cell office:value-type="float" office:value="0.37165613491" calcext:value-type="float">
            <text:p>0.37165613491</text:p>
          </table:table-cell>
          <table:table-cell office:value-type="float" office:value="0.84629403466" calcext:value-type="float">
            <text:p>0.84629403466</text:p>
          </table:table-cell>
          <table:table-cell office:value-type="float" office:value="3.3734864239" calcext:value-type="float">
            <text:p>3.3734864239</text:p>
          </table:table-cell>
          <table:table-cell office:value-type="float" office:value="14.929416242" calcext:value-type="float">
            <text:p>14.929416242</text:p>
          </table:table-cell>
          <table:table-cell office:value-type="float" office:value="3.9863044621" calcext:value-type="float">
            <text:p>3.9863044621</text:p>
          </table:table-cell>
          <table:table-cell table:number-columns-repeated="2"/>
        </table:table-row>
        <table:table-row table:style-name="ro1">
          <table:table-cell office:value-type="float" office:value="0.37324730551" calcext:value-type="float">
            <text:p>0.37324730551</text:p>
          </table:table-cell>
          <table:table-cell office:value-type="float" office:value="0.90911817734" calcext:value-type="float">
            <text:p>0.90911817734</text:p>
          </table:table-cell>
          <table:table-cell office:value-type="float" office:value="3.389434036" calcext:value-type="float">
            <text:p>3.389434036</text:p>
          </table:table-cell>
          <table:table-cell office:value-type="float" office:value="15.150622777" calcext:value-type="float">
            <text:p>15.150622777</text:p>
          </table:table-cell>
          <table:table-cell office:value-type="float" office:value="3.6483764928" calcext:value-type="float">
            <text:p>3.6483764928</text:p>
          </table:table-cell>
          <table:table-cell table:number-columns-repeated="2"/>
        </table:table-row>
        <table:table-row table:style-name="ro1">
          <table:table-cell office:value-type="float" office:value="0.37483847612" calcext:value-type="float">
            <text:p>0.37483847612</text:p>
          </table:table-cell>
          <table:table-cell office:value-type="float" office:value="0.97284782404" calcext:value-type="float">
            <text:p>0.97284782404</text:p>
          </table:table-cell>
          <table:table-cell office:value-type="float" office:value="3.4039532" calcext:value-type="float">
            <text:p>3.4039532</text:p>
          </table:table-cell>
          <table:table-cell office:value-type="float" office:value="15.362943711" calcext:value-type="float">
            <text:p>15.362943711</text:p>
          </table:table-cell>
          <table:table-cell office:value-type="float" office:value="3.3023720777" calcext:value-type="float">
            <text:p>3.3023720777</text:p>
          </table:table-cell>
          <table:table-cell table:number-columns-repeated="2"/>
        </table:table-row>
        <table:table-row table:style-name="ro1">
          <table:table-cell office:value-type="float" office:value="0.37639252221" calcext:value-type="float">
            <text:p>0.37639252221</text:p>
          </table:table-cell>
          <table:table-cell office:value-type="float" office:value="1.0359285268" calcext:value-type="float">
            <text:p>1.0359285268</text:p>
          </table:table-cell>
          <table:table-cell office:value-type="float" office:value="3.4167229186" calcext:value-type="float">
            <text:p>3.4167229186</text:p>
          </table:table-cell>
          <table:table-cell office:value-type="float" office:value="15.561471363" calcext:value-type="float">
            <text:p>15.561471363</text:p>
          </table:table-cell>
          <table:table-cell office:value-type="float" office:value="2.9568717977" calcext:value-type="float">
            <text:p>2.9568717977</text:p>
          </table:table-cell>
          <table:table-cell table:number-columns-repeated="2"/>
        </table:table-row>
        <table:table-row table:style-name="ro1">
          <table:table-cell office:value-type="float" office:value="0.37794656831" calcext:value-type="float">
            <text:p>0.37794656831</text:p>
          </table:table-cell>
          <table:table-cell office:value-type="float" office:value="1.0998008703" calcext:value-type="float">
            <text:p>1.0998008703</text:p>
          </table:table-cell>
          <table:table-cell office:value-type="float" office:value="3.4280683132" calcext:value-type="float">
            <text:p>3.4280683132</text:p>
          </table:table-cell>
          <table:table-cell office:value-type="float" office:value="15.751012134" calcext:value-type="float">
            <text:p>15.751012134</text:p>
          </table:table-cell>
          <table:table-cell office:value-type="float" office:value="2.6041237752" calcext:value-type="float">
            <text:p>2.6041237752</text:p>
          </table:table-cell>
          <table:table-cell table:number-columns-repeated="2"/>
        </table:table-row>
        <table:table-row table:style-name="ro1">
          <table:table-cell office:value-type="float" office:value="0.37950061441" calcext:value-type="float">
            <text:p>0.37950061441</text:p>
          </table:table-cell>
          <table:table-cell office:value-type="float" office:value="1.1644276942" calcext:value-type="float">
            <text:p>1.1644276942</text:p>
          </table:table-cell>
          <table:table-cell office:value-type="float" office:value="3.4379603011" calcext:value-type="float">
            <text:p>3.4379603011</text:p>
          </table:table-cell>
          <table:table-cell office:value-type="float" office:value="15.931322156" calcext:value-type="float">
            <text:p>15.931322156</text:p>
          </table:table-cell>
          <table:table-cell office:value-type="float" office:value="2.2443663035" calcext:value-type="float">
            <text:p>2.2443663035</text:p>
          </table:table-cell>
          <table:table-cell table:number-columns-repeated="2"/>
        </table:table-row>
        <table:table-row table:style-name="ro1">
          <table:table-cell office:value-type="float" office:value="0.3810546605" calcext:value-type="float">
            <text:p>0.3810546605</text:p>
          </table:table-cell>
          <table:table-cell office:value-type="float" office:value="1.2297708557" calcext:value-type="float">
            <text:p>1.2297708557</text:p>
          </table:table-cell>
          <table:table-cell office:value-type="float" office:value="3.4463707891" calcext:value-type="float">
            <text:p>3.4463707891</text:p>
          </table:table-cell>
          <table:table-cell office:value-type="float" office:value="16.102163667" calcext:value-type="float">
            <text:p>16.102163667</text:p>
          </table:table-cell>
          <table:table-cell office:value-type="float" office:value="1.8778460211" calcext:value-type="float">
            <text:p>1.8778460211</text:p>
          </table:table-cell>
          <table:table-cell table:number-columns-repeated="2"/>
        </table:table-row>
        <table:table-row table:style-name="ro1">
          <table:table-cell office:value-type="float" office:value="0.38258501022" calcext:value-type="float">
            <text:p>0.38258501022</text:p>
          </table:table-cell>
          <table:table-cell office:value-type="float" office:value="1.2947796752" calcext:value-type="float">
            <text:p>1.2947796752</text:p>
          </table:table-cell>
          <table:table-cell office:value-type="float" office:value="3.4531789191" calcext:value-type="float">
            <text:p>3.4531789191</text:p>
          </table:table-cell>
          <table:table-cell office:value-type="float" office:value="16.260922124" calcext:value-type="float">
            <text:p>16.260922124</text:p>
          </table:table-cell>
          <table:table-cell office:value-type="float" office:value="1.5105533573" calcext:value-type="float">
            <text:p>1.5105533573</text:p>
          </table:table-cell>
          <table:table-cell table:number-columns-repeated="2"/>
        </table:table-row>
        <table:table-row table:style-name="ro1">
          <table:table-cell office:value-type="float" office:value="0.38411535993" calcext:value-type="float">
            <text:p>0.38411535993</text:p>
          </table:table-cell>
          <table:table-cell office:value-type="float" office:value="1.3604070151" calcext:value-type="float">
            <text:p>1.3604070151</text:p>
          </table:table-cell>
          <table:table-cell office:value-type="float" office:value="3.4584992765" calcext:value-type="float">
            <text:p>3.4584992765</text:p>
          </table:table-cell>
          <table:table-cell office:value-type="float" office:value="16.410059635" calcext:value-type="float">
            <text:p>16.410059635</text:p>
          </table:table-cell>
          <table:table-cell office:value-type="float" office:value="1.1372007081" calcext:value-type="float">
            <text:p>1.1372007081</text:p>
          </table:table-cell>
          <table:table-cell table:number-columns-repeated="2"/>
        </table:table-row>
        <table:table-row table:style-name="ro1">
          <table:table-cell office:value-type="float" office:value="0.38564570965" calcext:value-type="float">
            <text:p>0.38564570965</text:p>
          </table:table-cell>
          <table:table-cell office:value-type="float" office:value="1.4266138065" calcext:value-type="float">
            <text:p>1.4266138065</text:p>
          </table:table-cell>
          <table:table-cell office:value-type="float" office:value="3.4623080345" calcext:value-type="float">
            <text:p>3.4623080345</text:p>
          </table:table-cell>
          <table:table-cell office:value-type="float" office:value="16.549368205" calcext:value-type="float">
            <text:p>16.549368205</text:p>
          </table:table-cell>
          <table:table-cell office:value-type="float" office:value="0.75804653191" calcext:value-type="float">
            <text:p>0.75804653191</text:p>
          </table:table-cell>
          <table:table-cell table:number-columns-repeated="2"/>
        </table:table-row>
        <table:table-row table:style-name="ro1">
          <table:table-cell office:value-type="float" office:value="0.38717605937" calcext:value-type="float">
            <text:p>0.38717605937</text:p>
          </table:table-cell>
          <table:table-cell office:value-type="float" office:value="1.4933601585" calcext:value-type="float">
            <text:p>1.4933601585</text:p>
          </table:table-cell>
          <table:table-cell office:value-type="float" office:value="3.4645824191" calcext:value-type="float">
            <text:p>3.4645824191</text:p>
          </table:table-cell>
          <table:table-cell office:value-type="float" office:value="16.678646695" calcext:value-type="float">
            <text:p>16.678646695</text:p>
          </table:table-cell>
          <table:table-cell office:value-type="float" office:value="0.37335657252" calcext:value-type="float">
            <text:p>0.37335657252</text:p>
          </table:table-cell>
          <table:table-cell table:number-columns-repeated="2"/>
        </table:table-row>
        <table:table-row table:style-name="ro1">
          <table:table-cell office:value-type="float" office:value="0.38869345702" calcext:value-type="float">
            <text:p>0.38869345702</text:p>
          </table:table-cell>
          <table:table-cell office:value-type="float" office:value="1.5600342783" calcext:value-type="float">
            <text:p>1.5600342783</text:p>
          </table:table-cell>
          <table:table-cell office:value-type="float" office:value="3.4653012441" calcext:value-type="float">
            <text:p>3.4653012441</text:p>
          </table:table-cell>
          <table:table-cell office:value-type="float" office:value="16.796736886" calcext:value-type="float">
            <text:p>16.796736886</text:p>
          </table:table-cell>
          <table:table-cell office:value-type="float" office:value="-0.013274633682" calcext:value-type="float">
            <text:p>-0.013274633682</text:p>
          </table:table-cell>
          <table:table-cell table:number-columns-repeated="2"/>
        </table:table-row>
        <table:table-row table:style-name="ro1">
          <table:table-cell office:value-type="float" office:value="0.39021085467" calcext:value-type="float">
            <text:p>0.39021085467</text:p>
          </table:table-cell>
          <table:table-cell office:value-type="float" office:value="1.6271584596" calcext:value-type="float">
            <text:p>1.6271584596</text:p>
          </table:table-cell>
          <table:table-cell office:value-type="float" office:value="3.464470158" calcext:value-type="float">
            <text:p>3.464470158</text:p>
          </table:table-cell>
          <table:table-cell office:value-type="float" office:value="16.904593319" calcext:value-type="float">
            <text:p>16.904593319</text:p>
          </table:table-cell>
          <table:table-cell office:value-type="float" office:value="-0.40480730192" calcext:value-type="float">
            <text:p>-0.40480730192</text:p>
          </table:table-cell>
          <table:table-cell table:number-columns-repeated="2"/>
        </table:table-row>
        <table:table-row table:style-name="ro1">
          <table:table-cell office:value-type="float" office:value="0.39172825232" calcext:value-type="float">
            <text:p>0.39172825232</text:p>
          </table:table-cell>
          <table:table-cell office:value-type="float" office:value="1.6946915893" calcext:value-type="float">
            <text:p>1.6946915893</text:p>
          </table:table-cell>
          <table:table-cell office:value-type="float" office:value="3.4620701919" calcext:value-type="float">
            <text:p>3.4620701919</text:p>
          </table:table-cell>
          <table:table-cell office:value-type="float" office:value="17.002041446" calcext:value-type="float">
            <text:p>17.002041446</text:p>
          </table:table-cell>
          <table:table-cell office:value-type="float" office:value="-0.80096216713" calcext:value-type="float">
            <text:p>-0.80096216713</text:p>
          </table:table-cell>
          <table:table-cell table:number-columns-repeated="2"/>
        </table:table-row>
        <table:table-row table:style-name="ro1">
          <table:table-cell office:value-type="float" office:value="0.39324564997" calcext:value-type="float">
            <text:p>0.39324564997</text:p>
          </table:table-cell>
          <table:table-cell office:value-type="float" office:value="1.7625918744" calcext:value-type="float">
            <text:p>1.7625918744</text:p>
          </table:table-cell>
          <table:table-cell office:value-type="float" office:value="3.458083502" calcext:value-type="float">
            <text:p>3.458083502</text:p>
          </table:table-cell>
          <table:table-cell office:value-type="float" office:value="17.08891437" calcext:value-type="float">
            <text:p>17.08891437</text:p>
          </table:table-cell>
          <table:table-cell office:value-type="float" office:value="-1.201453624" calcext:value-type="float">
            <text:p>-1.201453624</text:p>
          </table:table-cell>
          <table:table-cell table:number-columns-repeated="2"/>
        </table:table-row>
        <table:table-row table:style-name="ro1">
          <table:table-cell office:value-type="float" office:value="0.39476042521" calcext:value-type="float">
            <text:p>0.39476042521</text:p>
          </table:table-cell>
          <table:table-cell office:value-type="float" office:value="1.830698707" calcext:value-type="float">
            <text:p>1.830698707</text:p>
          </table:table-cell>
          <table:table-cell office:value-type="float" office:value="3.4525044458" calcext:value-type="float">
            <text:p>3.4525044458</text:p>
          </table:table-cell>
          <table:table-cell office:value-type="float" office:value="17.164930836" calcext:value-type="float">
            <text:p>17.164930836</text:p>
          </table:table-cell>
          <table:table-cell office:value-type="float" office:value="-1.6052874615" calcext:value-type="float">
            <text:p>-1.6052874615</text:p>
          </table:table-cell>
          <table:table-cell table:number-columns-repeated="2"/>
        </table:table-row>
        <table:table-row table:style-name="ro1">
          <table:table-cell office:value-type="float" office:value="0.39627520046" calcext:value-type="float">
            <text:p>0.39627520046</text:p>
          </table:table-cell>
          <table:table-cell office:value-type="float" office:value="1.899086291" calcext:value-type="float">
            <text:p>1.899086291</text:p>
          </table:table-cell>
          <table:table-cell office:value-type="float" office:value="3.4453120651" calcext:value-type="float">
            <text:p>3.4453120651</text:p>
          </table:table-cell>
          <table:table-cell office:value-type="float" office:value="17.230100046" calcext:value-type="float">
            <text:p>17.230100046</text:p>
          </table:table-cell>
          <table:table-cell office:value-type="float" office:value="-2.0128560148" calcext:value-type="float">
            <text:p>-2.0128560148</text:p>
          </table:table-cell>
          <table:table-cell table:number-columns-repeated="2"/>
        </table:table-row>
        <table:table-row table:style-name="ro1">
          <table:table-cell office:value-type="float" office:value="0.3977899757" calcext:value-type="float">
            <text:p>0.3977899757</text:p>
          </table:table-cell>
          <table:table-cell office:value-type="float" office:value="1.9677112104" calcext:value-type="float">
            <text:p>1.9677112104</text:p>
          </table:table-cell>
          <table:table-cell office:value-type="float" office:value="3.4364921081" calcext:value-type="float">
            <text:p>3.4364921081</text:p>
          </table:table-cell>
          <table:table-cell office:value-type="float" office:value="17.28428023" calcext:value-type="float">
            <text:p>17.28428023</text:p>
          </table:table-cell>
          <table:table-cell office:value-type="float" office:value="-2.4238574804" calcext:value-type="float">
            <text:p>-2.4238574804</text:p>
          </table:table-cell>
          <table:table-cell table:number-columns-repeated="2"/>
        </table:table-row>
        <table:table-row table:style-name="ro1">
          <table:table-cell office:value-type="float" office:value="0.39930475094" calcext:value-type="float">
            <text:p>0.39930475094</text:p>
          </table:table-cell>
          <table:table-cell office:value-type="float" office:value="2.0365295018" calcext:value-type="float">
            <text:p>2.0365295018</text:p>
          </table:table-cell>
          <table:table-cell office:value-type="float" office:value="3.4260315341" calcext:value-type="float">
            <text:p>3.4260315341</text:p>
          </table:table-cell>
          <table:table-cell office:value-type="float" office:value="17.327338159" calcext:value-type="float">
            <text:p>17.327338159</text:p>
          </table:table-cell>
          <table:table-cell office:value-type="float" office:value="-2.8379846119" calcext:value-type="float">
            <text:p>-2.8379846119</text:p>
          </table:table-cell>
          <table:table-cell table:number-columns-repeated="2"/>
        </table:table-row>
        <table:table-row table:style-name="ro1">
          <table:table-cell office:value-type="float" office:value="0.4008288456" calcext:value-type="float">
            <text:p>0.4008288456</text:p>
          </table:table-cell>
          <table:table-cell office:value-type="float" office:value="2.1059213652" calcext:value-type="float">
            <text:p>2.1059213652</text:p>
          </table:table-cell>
          <table:table-cell office:value-type="float" office:value="3.4138388728" calcext:value-type="float">
            <text:p>3.4138388728</text:p>
          </table:table-cell>
          <table:table-cell office:value-type="float" office:value="17.359310019" calcext:value-type="float">
            <text:p>17.359310019</text:p>
          </table:table-cell>
          <table:table-cell office:value-type="float" office:value="-3.257498154" calcext:value-type="float">
            <text:p>-3.257498154</text:p>
          </table:table-cell>
          <table:table-cell table:number-columns-repeated="2"/>
        </table:table-row>
        <table:table-row table:style-name="ro1">
          <table:table-cell office:value-type="float" office:value="0.40235294026" calcext:value-type="float">
            <text:p>0.40235294026</text:p>
          </table:table-cell>
          <table:table-cell office:value-type="float" office:value="2.1754181685" calcext:value-type="float">
            <text:p>2.1754181685</text:p>
          </table:table-cell>
          <table:table-cell office:value-type="float" office:value="3.399962641" calcext:value-type="float">
            <text:p>3.399962641</text:p>
          </table:table-cell>
          <table:table-cell office:value-type="float" office:value="17.379778739" calcext:value-type="float">
            <text:p>17.379778739</text:p>
          </table:table-cell>
          <table:table-cell office:value-type="float" office:value="-3.6795362713" calcext:value-type="float">
            <text:p>-3.6795362713</text:p>
          </table:table-cell>
          <table:table-cell table:number-columns-repeated="2"/>
        </table:table-row>
        <table:table-row table:style-name="ro1">
          <table:table-cell office:value-type="float" office:value="0.40387703492" calcext:value-type="float">
            <text:p>0.40387703492</text:p>
          </table:table-cell>
          <table:table-cell office:value-type="float" office:value="2.2449736709" calcext:value-type="float">
            <text:p>2.2449736709</text:p>
          </table:table-cell>
          <table:table-cell office:value-type="float" office:value="3.3843933938" calcext:value-type="float">
            <text:p>3.3843933938</text:p>
          </table:table-cell>
          <table:table-cell office:value-type="float" office:value="17.388636154" calcext:value-type="float">
            <text:p>17.388636154</text:p>
          </table:table-cell>
          <table:table-cell office:value-type="float" office:value="-4.103770829" calcext:value-type="float">
            <text:p>-4.103770829</text:p>
          </table:table-cell>
          <table:table-cell table:number-columns-repeated="2"/>
        </table:table-row>
        <table:table-row table:style-name="ro1">
          <table:table-cell office:value-type="float" office:value="0.40540112958" calcext:value-type="float">
            <text:p>0.40540112958</text:p>
          </table:table-cell>
          <table:table-cell office:value-type="float" office:value="2.3145412185" calcext:value-type="float">
            <text:p>2.3145412185</text:p>
          </table:table-cell>
          <table:table-cell office:value-type="float" office:value="3.3671230082" calcext:value-type="float">
            <text:p>3.3671230082</text:p>
          </table:table-cell>
          <table:table-cell office:value-type="float" office:value="17.385783725" calcext:value-type="float">
            <text:p>17.385783725</text:p>
          </table:table-cell>
          <table:table-cell office:value-type="float" office:value="-4.529869152" calcext:value-type="float">
            <text:p>-4.529869152</text:p>
          </table:table-cell>
          <table:table-cell table:number-columns-repeated="2"/>
        </table:table-row>
        <table:table-row table:style-name="ro1">
          <table:table-cell office:value-type="float" office:value="0.40695192865" calcext:value-type="float">
            <text:p>0.40695192865</text:p>
          </table:table-cell>
          <table:table-cell office:value-type="float" office:value="2.3852914985" calcext:value-type="float">
            <text:p>2.3852914985</text:p>
          </table:table-cell>
          <table:table-cell office:value-type="float" office:value="3.3477969119" calcext:value-type="float">
            <text:p>3.3477969119</text:p>
          </table:table-cell>
          <table:table-cell office:value-type="float" office:value="17.370770369" calcext:value-type="float">
            <text:p>17.370770369</text:p>
          </table:table-cell>
          <table:table-cell office:value-type="float" office:value="-4.9649984908" calcext:value-type="float">
            <text:p>-4.9649984908</text:p>
          </table:table-cell>
          <table:table-cell table:number-columns-repeated="2"/>
        </table:table-row>
        <table:table-row table:style-name="ro1">
          <table:table-cell office:value-type="float" office:value="0.40850272772" calcext:value-type="float">
            <text:p>0.40850272772</text:p>
          </table:table-cell>
          <table:table-cell office:value-type="float" office:value="2.4559556513" calcext:value-type="float">
            <text:p>2.4559556513</text:p>
          </table:table-cell>
          <table:table-cell office:value-type="float" office:value="3.3266968157" calcext:value-type="float">
            <text:p>3.3266968157</text:p>
          </table:table-cell>
          <table:table-cell office:value-type="float" office:value="17.343458601" calcext:value-type="float">
            <text:p>17.343458601</text:p>
          </table:table-cell>
          <table:table-cell office:value-type="float" office:value="-5.4013494177" calcext:value-type="float">
            <text:p>-5.4013494177</text:p>
          </table:table-cell>
          <table:table-cell table:number-columns-repeated="2"/>
        </table:table-row>
        <table:table-row table:style-name="ro1">
          <table:table-cell office:value-type="float" office:value="0.41005352679" calcext:value-type="float">
            <text:p>0.41005352679</text:p>
          </table:table-cell>
          <table:table-cell office:value-type="float" office:value="2.5264834624" calcext:value-type="float">
            <text:p>2.5264834624</text:p>
          </table:table-cell>
          <table:table-cell office:value-type="float" office:value="3.3038184849" calcext:value-type="float">
            <text:p>3.3038184849</text:p>
          </table:table-cell>
          <table:table-cell office:value-type="float" office:value="17.303776577" calcext:value-type="float">
            <text:p>17.303776577</text:p>
          </table:table-cell>
          <table:table-cell office:value-type="float" office:value="-5.8385588539" calcext:value-type="float">
            <text:p>-5.8385588539</text:p>
          </table:table-cell>
          <table:table-cell table:number-columns-repeated="2"/>
        </table:table-row>
        <table:table-row table:style-name="ro1">
          <table:table-cell office:value-type="float" office:value="0.41160432586" calcext:value-type="float">
            <text:p>0.41160432586</text:p>
          </table:table-cell>
          <table:table-cell office:value-type="float" office:value="2.5968244473" calcext:value-type="float">
            <text:p>2.5968244473</text:p>
          </table:table-cell>
          <table:table-cell office:value-type="float" office:value="3.2791591701" calcext:value-type="float">
            <text:p>3.2791591701</text:p>
          </table:table-cell>
          <table:table-cell office:value-type="float" office:value="17.251663591" calcext:value-type="float">
            <text:p>17.251663591</text:p>
          </table:table-cell>
          <table:table-cell office:value-type="float" office:value="-6.2762601446" calcext:value-type="float">
            <text:p>-6.2762601446</text:p>
          </table:table-cell>
          <table:table-cell table:number-columns-repeated="2"/>
        </table:table-row>
        <table:table-row table:style-name="ro1">
          <table:table-cell office:value-type="float" office:value="0.41321877035" calcext:value-type="float">
            <text:p>0.41321877035</text:p>
          </table:table-cell>
          <table:table-cell office:value-type="float" office:value="2.6697991546" calcext:value-type="float">
            <text:p>2.6697991546</text:p>
          </table:table-cell>
          <table:table-cell office:value-type="float" office:value="3.2515943743" calcext:value-type="float">
            <text:p>3.2515943743</text:p>
          </table:table-cell>
          <table:table-cell office:value-type="float" office:value="17.1841521" calcext:value-type="float">
            <text:p>17.1841521</text:p>
          </table:table-cell>
          <table:table-cell office:value-type="float" office:value="-6.7320490233" calcext:value-type="float">
            <text:p>-6.7320490233</text:p>
          </table:table-cell>
          <table:table-cell table:number-columns-repeated="2"/>
        </table:table-row>
        <table:table-row table:style-name="ro1">
          <table:table-cell office:value-type="float" office:value="0.41483321484" calcext:value-type="float">
            <text:p>0.41483321484</text:p>
          </table:table-cell>
          <table:table-cell office:value-type="float" office:value="2.7424590057" calcext:value-type="float">
            <text:p>2.7424590057</text:p>
          </table:table-cell>
          <table:table-cell office:value-type="float" office:value="3.2220983957" calcext:value-type="float">
            <text:p>3.2220983957</text:p>
          </table:table-cell>
          <table:table-cell office:value-type="float" office:value="17.103072399" calcext:value-type="float">
            <text:p>17.103072399</text:p>
          </table:table-cell>
          <table:table-cell office:value-type="float" office:value="-7.1875494024" calcext:value-type="float">
            <text:p>-7.1875494024</text:p>
          </table:table-cell>
          <table:table-cell table:number-columns-repeated="2"/>
        </table:table-row>
        <table:table-row table:style-name="ro1">
          <table:table-cell office:value-type="float" office:value="0.41644765933" calcext:value-type="float">
            <text:p>0.41644765933</text:p>
          </table:table-cell>
          <table:table-cell office:value-type="float" office:value="2.8147464346" calcext:value-type="float">
            <text:p>2.8147464346</text:p>
          </table:table-cell>
          <table:table-cell office:value-type="float" office:value="3.190673354" calcext:value-type="float">
            <text:p>3.190673354</text:p>
          </table:table-cell>
          <table:table-cell office:value-type="float" office:value="17.00839567" calcext:value-type="float">
            <text:p>17.00839567</text:p>
          </table:table-cell>
          <table:table-cell office:value-type="float" office:value="-7.642337756" calcext:value-type="float">
            <text:p>-7.642337756</text:p>
          </table:table-cell>
          <table:table-cell table:number-columns-repeated="2"/>
        </table:table-row>
        <table:table-row table:style-name="ro1">
          <table:table-cell office:value-type="float" office:value="0.41806210381" calcext:value-type="float">
            <text:p>0.41806210381</text:p>
          </table:table-cell>
          <table:table-cell office:value-type="float" office:value="2.886603782" calcext:value-type="float">
            <text:p>2.886603782</text:p>
          </table:table-cell>
          <table:table-cell office:value-type="float" office:value="3.1573231689" calcext:value-type="float">
            <text:p>3.1573231689</text:p>
          </table:table-cell>
          <table:table-cell office:value-type="float" office:value="16.900106947" calcext:value-type="float">
            <text:p>16.900106947</text:p>
          </table:table-cell>
          <table:table-cell office:value-type="float" office:value="-8.095988102" calcext:value-type="float">
            <text:p>-8.095988102</text:p>
          </table:table-cell>
          <table:table-cell table:number-columns-repeated="2"/>
        </table:table-row>
        <table:table-row table:style-name="ro1">
          <table:table-cell office:value-type="float" office:value="0.41978147924" calcext:value-type="float">
            <text:p>0.41978147924</text:p>
          </table:table-cell>
          <table:table-cell office:value-type="float" office:value="2.9625937655" calcext:value-type="float">
            <text:p>2.9625937655</text:p>
          </table:table-cell>
          <table:table-cell office:value-type="float" office:value="3.1196949584" calcext:value-type="float">
            <text:p>3.1196949584</text:p>
          </table:table-cell>
          <table:table-cell office:value-type="float" office:value="16.769811349" calcext:value-type="float">
            <text:p>16.769811349</text:p>
          </table:table-cell>
          <table:table-cell office:value-type="float" office:value="-8.5773912706" calcext:value-type="float">
            <text:p>-8.5773912706</text:p>
          </table:table-cell>
          <table:table-cell table:number-columns-repeated="2"/>
        </table:table-row>
        <table:table-row table:style-name="ro1">
          <table:table-cell office:value-type="float" office:value="0.42150085466" calcext:value-type="float">
            <text:p>0.42150085466</text:p>
          </table:table-cell>
          <table:table-cell office:value-type="float" office:value="3.037960844" calcext:value-type="float">
            <text:p>3.037960844</text:p>
          </table:table-cell>
          <table:table-cell office:value-type="float" office:value="3.0798989302" calcext:value-type="float">
            <text:p>3.0798989302</text:p>
          </table:table-cell>
          <table:table-cell office:value-type="float" office:value="16.624092411" calcext:value-type="float">
            <text:p>16.624092411</text:p>
          </table:table-cell>
          <table:table-cell office:value-type="float" office:value="-9.0564993683" calcext:value-type="float">
            <text:p>-9.0564993683</text:p>
          </table:table-cell>
          <table:table-cell table:number-columns-repeated="2"/>
        </table:table-row>
        <table:table-row table:style-name="ro1">
          <table:table-cell office:value-type="float" office:value="0.42322023008" calcext:value-type="float">
            <text:p>0.42322023008</text:p>
          </table:table-cell>
          <table:table-cell office:value-type="float" office:value="3.1126354792" calcext:value-type="float">
            <text:p>3.1126354792</text:p>
          </table:table-cell>
          <table:table-cell office:value-type="float" office:value="3.0379466166" calcext:value-type="float">
            <text:p>3.0379466166</text:p>
          </table:table-cell>
          <table:table-cell office:value-type="float" office:value="16.462985014" calcext:value-type="float">
            <text:p>16.462985014</text:p>
          </table:table-cell>
          <table:table-cell office:value-type="float" office:value="-9.5327923172" calcext:value-type="float">
            <text:p>-9.5327923172</text:p>
          </table:table-cell>
          <table:table-cell table:number-columns-repeated="2"/>
        </table:table-row>
        <table:table-row table:style-name="ro1">
          <table:table-cell office:value-type="float" office:value="0.4249396055" calcext:value-type="float">
            <text:p>0.4249396055</text:p>
          </table:table-cell>
          <table:table-cell office:value-type="float" office:value="3.1865483324" calcext:value-type="float">
            <text:p>3.1865483324</text:p>
          </table:table-cell>
          <table:table-cell office:value-type="float" office:value="2.9938518987" calcext:value-type="float">
            <text:p>2.9938518987</text:p>
          </table:table-cell>
          <table:table-cell office:value-type="float" office:value="16.286542561" calcext:value-type="float">
            <text:p>16.286542561</text:p>
          </table:table-cell>
          <table:table-cell office:value-type="float" office:value="-10.005749457" calcext:value-type="float">
            <text:p>-10.005749457</text:p>
          </table:table-cell>
          <table:table-cell table:number-columns-repeated="2"/>
        </table:table-row>
        <table:table-row table:style-name="ro1">
          <table:table-cell office:value-type="float" office:value="0.42662319611" calcext:value-type="float">
            <text:p>0.42662319611</text:p>
          </table:table-cell>
          <table:table-cell office:value-type="float" office:value="3.2581182376" calcext:value-type="float">
            <text:p>3.2581182376</text:p>
          </table:table-cell>
          <table:table-cell office:value-type="float" office:value="2.9486145322" calcext:value-type="float">
            <text:p>2.9486145322</text:p>
          </table:table-cell>
          <table:table-cell office:value-type="float" office:value="16.098981934" calcext:value-type="float">
            <text:p>16.098981934</text:p>
          </table:table-cell>
          <table:table-cell office:value-type="float" office:value="-10.465129738" calcext:value-type="float">
            <text:p>-10.465129738</text:p>
          </table:table-cell>
          <table:table-cell table:number-columns-repeated="2"/>
        </table:table-row>
        <table:table-row table:style-name="ro1">
          <table:table-cell office:value-type="float" office:value="0.42830678673" calcext:value-type="float">
            <text:p>0.42830678673</text:p>
          </table:table-cell>
          <table:table-cell office:value-type="float" office:value="3.3288270237" calcext:value-type="float">
            <text:p>3.3288270237</text:p>
          </table:table-cell>
          <table:table-cell office:value-type="float" office:value="2.901355987" calcext:value-type="float">
            <text:p>2.901355987</text:p>
          </table:table-cell>
          <table:table-cell office:value-type="float" office:value="15.896871964" calcext:value-type="float">
            <text:p>15.896871964</text:p>
          </table:table-cell>
          <table:table-cell office:value-type="float" office:value="-10.920324447" calcext:value-type="float">
            <text:p>-10.920324447</text:p>
          </table:table-cell>
          <table:table-cell table:number-columns-repeated="2"/>
        </table:table-row>
        <table:table-row table:style-name="ro1">
          <table:table-cell office:value-type="float" office:value="0.42999037734" calcext:value-type="float">
            <text:p>0.42999037734</text:p>
          </table:table-cell>
          <table:table-cell office:value-type="float" office:value="3.3986106115" calcext:value-type="float">
            <text:p>3.3986106115</text:p>
          </table:table-cell>
          <table:table-cell office:value-type="float" office:value="2.852095837" calcext:value-type="float">
            <text:p>2.852095837</text:p>
          </table:table-cell>
          <table:table-cell office:value-type="float" office:value="15.680314949" calcext:value-type="float">
            <text:p>15.680314949</text:p>
          </table:table-cell>
          <table:table-cell office:value-type="float" office:value="-11.370847004" calcext:value-type="float">
            <text:p>-11.370847004</text:p>
          </table:table-cell>
          <table:table-cell table:number-columns-repeated="2"/>
        </table:table-row>
        <table:table-row table:style-name="ro1">
          <table:table-cell office:value-type="float" office:value="0.43167396795" calcext:value-type="float">
            <text:p>0.43167396795</text:p>
          </table:table-cell>
          <table:table-cell office:value-type="float" office:value="3.4674054126" calcext:value-type="float">
            <text:p>3.4674054126</text:p>
          </table:table-cell>
          <table:table-cell office:value-type="float" office:value="2.8008558022" calcext:value-type="float">
            <text:p>2.8008558022</text:p>
          </table:table-cell>
          <table:table-cell office:value-type="float" office:value="15.449430478" calcext:value-type="float">
            <text:p>15.449430478</text:p>
          </table:table-cell>
          <table:table-cell office:value-type="float" office:value="-11.816212866" calcext:value-type="float">
            <text:p>-11.816212866</text:p>
          </table:table-cell>
          <table:table-cell table:number-columns-repeated="2"/>
        </table:table-row>
        <table:table-row table:style-name="ro1">
          <table:table-cell office:value-type="float" office:value="0.43322633805" calcext:value-type="float">
            <text:p>0.43322633805</text:p>
          </table:table-cell>
          <table:table-cell office:value-type="float" office:value="3.529907687" calcext:value-type="float">
            <text:p>3.529907687</text:p>
          </table:table-cell>
          <table:table-cell office:value-type="float" office:value="2.7518755876" calcext:value-type="float">
            <text:p>2.7518755876</text:p>
          </table:table-cell>
          <table:table-cell office:value-type="float" office:value="15.223963272" calcext:value-type="float">
            <text:p>15.223963272</text:p>
          </table:table-cell>
          <table:table-cell office:value-type="float" office:value="-12.221881058" calcext:value-type="float">
            <text:p>-12.221881058</text:p>
          </table:table-cell>
          <table:table-cell table:number-columns-repeated="2"/>
        </table:table-row>
        <table:table-row table:style-name="ro1">
          <table:table-cell office:value-type="float" office:value="0.43477870814" calcext:value-type="float">
            <text:p>0.43477870814</text:p>
          </table:table-cell>
          <table:table-cell office:value-type="float" office:value="3.5914667833" calcext:value-type="float">
            <text:p>3.5914667833</text:p>
          </table:table-cell>
          <table:table-cell office:value-type="float" office:value="2.7012526504" calcext:value-type="float">
            <text:p>2.7012526504</text:p>
          </table:table-cell>
          <table:table-cell office:value-type="float" office:value="14.986551494" calcext:value-type="float">
            <text:p>14.986551494</text:p>
          </table:table-cell>
          <table:table-cell office:value-type="float" office:value="-12.622380052" calcext:value-type="float">
            <text:p>-12.622380052</text:p>
          </table:table-cell>
          <table:table-cell table:number-columns-repeated="2"/>
        </table:table-row>
        <table:table-row table:style-name="ro1">
          <table:table-cell office:value-type="float" office:value="0.43633107824" calcext:value-type="float">
            <text:p>0.43633107824</text:p>
          </table:table-cell>
          <table:table-cell office:value-type="float" office:value="3.6520342945" calcext:value-type="float">
            <text:p>3.6520342945</text:p>
          </table:table-cell>
          <table:table-cell office:value-type="float" office:value="2.6490088149" calcext:value-type="float">
            <text:p>2.6490088149</text:p>
          </table:table-cell>
          <table:table-cell office:value-type="float" office:value="14.737327923" calcext:value-type="float">
            <text:p>14.737327923</text:p>
          </table:table-cell>
          <table:table-cell office:value-type="float" office:value="-13.017337472" calcext:value-type="float">
            <text:p>-13.017337472</text:p>
          </table:table-cell>
          <table:table-cell table:number-columns-repeated="2"/>
        </table:table-row>
        <table:table-row table:style-name="ro1">
          <table:table-cell office:value-type="float" office:value="0.43788344833" calcext:value-type="float">
            <text:p>0.43788344833</text:p>
          </table:table-cell>
          <table:table-cell office:value-type="float" office:value="3.71156238" calcext:value-type="float">
            <text:p>3.71156238</text:p>
          </table:table-cell>
          <table:table-cell office:value-type="float" office:value="2.5951674161" calcext:value-type="float">
            <text:p>2.5951674161</text:p>
          </table:table-cell>
          <table:table-cell office:value-type="float" office:value="14.476437738" calcext:value-type="float">
            <text:p>14.476437738</text:p>
          </table:table-cell>
          <table:table-cell office:value-type="float" office:value="-13.406384238" calcext:value-type="float">
            <text:p>-13.406384238</text:p>
          </table:table-cell>
          <table:table-cell table:number-columns-repeated="2"/>
        </table:table-row>
        <table:table-row table:style-name="ro1">
          <table:table-cell office:value-type="float" office:value="0.43937843799" calcext:value-type="float">
            <text:p>0.43937843799</text:p>
          </table:table-cell>
          <table:table-cell office:value-type="float" office:value="3.76786352" calcext:value-type="float">
            <text:p>3.76786352</text:p>
          </table:table-cell>
          <table:table-cell office:value-type="float" office:value="2.5418292557" calcext:value-type="float">
            <text:p>2.5418292557</text:p>
          </table:table-cell>
          <table:table-cell office:value-type="float" office:value="14.214310089" calcext:value-type="float">
            <text:p>14.214310089</text:p>
          </table:table-cell>
          <table:table-cell office:value-type="float" office:value="-13.775122506" calcext:value-type="float">
            <text:p>-13.775122506</text:p>
          </table:table-cell>
          <table:table-cell table:number-columns-repeated="2"/>
        </table:table-row>
        <table:table-row table:style-name="ro1">
          <table:table-cell office:value-type="float" office:value="0.44087342765" calcext:value-type="float">
            <text:p>0.44087342765</text:p>
          </table:table-cell>
          <table:table-cell office:value-type="float" office:value="3.8231152532" calcext:value-type="float">
            <text:p>3.8231152532</text:p>
          </table:table-cell>
          <table:table-cell office:value-type="float" office:value="2.4870559515" calcext:value-type="float">
            <text:p>2.4870559515</text:p>
          </table:table-cell>
          <table:table-cell office:value-type="float" office:value="13.941659808" calcext:value-type="float">
            <text:p>13.941659808</text:p>
          </table:table-cell>
          <table:table-cell office:value-type="float" office:value="-14.137717451" calcext:value-type="float">
            <text:p>-14.137717451</text:p>
          </table:table-cell>
          <table:table-cell table:number-columns-repeated="2"/>
        </table:table-row>
        <table:table-row table:style-name="ro1">
          <table:table-cell office:value-type="float" office:value="0.4423684173" calcext:value-type="float">
            <text:p>0.4423684173</text:p>
          </table:table-cell>
          <table:table-cell office:value-type="float" office:value="3.8772765998" calcext:value-type="float">
            <text:p>3.8772765998</text:p>
          </table:table-cell>
          <table:table-cell office:value-type="float" office:value="2.4308722387" calcext:value-type="float">
            <text:p>2.4308722387</text:p>
          </table:table-cell>
          <table:table-cell office:value-type="float" office:value="13.658648771" calcext:value-type="float">
            <text:p>13.658648771</text:p>
          </table:table-cell>
          <table:table-cell office:value-type="float" office:value="-14.493850392" calcext:value-type="float">
            <text:p>-14.493850392</text:p>
          </table:table-cell>
          <table:table-cell table:number-columns-repeated="2"/>
        </table:table-row>
        <table:table-row table:style-name="ro1">
          <table:table-cell office:value-type="float" office:value="0.44386340696" calcext:value-type="float">
            <text:p>0.44386340696</text:p>
          </table:table-cell>
          <table:table-cell office:value-type="float" office:value="3.9303072356" calcext:value-type="float">
            <text:p>3.9303072356</text:p>
          </table:table-cell>
          <table:table-cell office:value-type="float" office:value="2.3733040947" calcext:value-type="float">
            <text:p>2.3733040947</text:p>
          </table:table-cell>
          <table:table-cell office:value-type="float" office:value="13.365449208" calcext:value-type="float">
            <text:p>13.365449208</text:p>
          </table:table-cell>
          <table:table-cell office:value-type="float" office:value="-14.843206978" calcext:value-type="float">
            <text:p>-14.843206978</text:p>
          </table:table-cell>
          <table:table-cell table:number-columns-repeated="2"/>
        </table:table-row>
        <table:table-row table:style-name="ro1">
          <table:table-cell office:value-type="float" office:value="0.44532564794" calcext:value-type="float">
            <text:p>0.44532564794</text:p>
          </table:table-cell>
          <table:table-cell office:value-type="float" office:value="3.9810443114" calcext:value-type="float">
            <text:p>3.9810443114</text:p>
          </table:table-cell>
          <table:table-cell office:value-type="float" office:value="2.315683861" calcext:value-type="float">
            <text:p>2.315683861</text:p>
          </table:table-cell>
          <table:table-cell office:value-type="float" office:value="13.068991354" calcext:value-type="float">
            <text:p>13.068991354</text:p>
          </table:table-cell>
          <table:table-cell office:value-type="float" office:value="-15.178057944" calcext:value-type="float">
            <text:p>-15.178057944</text:p>
          </table:table-cell>
          <table:table-cell table:number-columns-repeated="2"/>
        </table:table-row>
        <table:table-row table:style-name="ro1">
          <table:table-cell office:value-type="float" office:value="0.44678788892" calcext:value-type="float">
            <text:p>0.44678788892</text:p>
          </table:table-cell>
          <table:table-cell office:value-type="float" office:value="4.030625353" calcext:value-type="float">
            <text:p>4.030625353</text:p>
          </table:table-cell>
          <table:table-cell office:value-type="float" office:value="2.2567917764" calcext:value-type="float">
            <text:p>2.2567917764</text:p>
          </table:table-cell>
          <table:table-cell office:value-type="float" office:value="12.763141105" calcext:value-type="float">
            <text:p>12.763141105</text:p>
          </table:table-cell>
          <table:table-cell office:value-type="float" office:value="-15.505844785" calcext:value-type="float">
            <text:p>-15.505844785</text:p>
          </table:table-cell>
          <table:table-cell table:number-columns-repeated="2"/>
        </table:table-row>
        <table:table-row table:style-name="ro1">
          <table:table-cell office:value-type="float" office:value="0.4482501299" calcext:value-type="float">
            <text:p>0.4482501299</text:p>
          </table:table-cell>
          <table:table-cell office:value-type="float" office:value="4.0790146694" calcext:value-type="float">
            <text:p>4.0790146694</text:p>
          </table:table-cell>
          <table:table-cell office:value-type="float" office:value="2.1966554951" calcext:value-type="float">
            <text:p>2.1966554951</text:p>
          </table:table-cell>
          <table:table-cell office:value-type="float" office:value="12.448087695" calcext:value-type="float">
            <text:p>12.448087695</text:p>
          </table:table-cell>
          <table:table-cell office:value-type="float" office:value="-15.826287353" calcext:value-type="float">
            <text:p>-15.826287353</text:p>
          </table:table-cell>
          <table:table-cell table:number-columns-repeated="2"/>
        </table:table-row>
        <table:table-row table:style-name="ro1">
          <table:table-cell office:value-type="float" office:value="0.44971237088" calcext:value-type="float">
            <text:p>0.44971237088</text:p>
          </table:table-cell>
          <table:table-cell office:value-type="float" office:value="4.1261773131" calcext:value-type="float">
            <text:p>4.1261773131</text:p>
          </table:table-cell>
          <table:table-cell office:value-type="float" office:value="2.1353037365" calcext:value-type="float">
            <text:p>2.1353037365</text:p>
          </table:table-cell>
          <table:table-cell office:value-type="float" office:value="12.124029354" calcext:value-type="float">
            <text:p>12.124029354</text:p>
          </table:table-cell>
          <table:table-cell office:value-type="float" office:value="-16.139110752" calcext:value-type="float">
            <text:p>-16.139110752</text:p>
          </table:table-cell>
          <table:table-cell table:number-columns-repeated="2"/>
        </table:table-row>
        <table:table-row table:style-name="ro1">
          <table:table-cell office:value-type="float" office:value="0.45115658235" calcext:value-type="float">
            <text:p>0.45115658235</text:p>
          </table:table-cell>
          <table:table-cell office:value-type="float" office:value="4.1715209532" calcext:value-type="float">
            <text:p>4.1715209532</text:p>
          </table:table-cell>
          <table:table-cell office:value-type="float" office:value="2.0735444534" calcext:value-type="float">
            <text:p>2.0735444534</text:p>
          </table:table-cell>
          <table:table-cell office:value-type="float" office:value="11.795330013" calcext:value-type="float">
            <text:p>11.795330013</text:p>
          </table:table-cell>
          <table:table-cell office:value-type="float" office:value="-16.44033487" calcext:value-type="float">
            <text:p>-16.44033487</text:p>
          </table:table-cell>
          <table:table-cell table:number-columns-repeated="2"/>
        </table:table-row>
        <table:table-row table:style-name="ro1">
          <table:table-cell office:value-type="float" office:value="0.45260079381" calcext:value-type="float">
            <text:p>0.45260079381</text:p>
          </table:table-cell>
          <table:table-cell office:value-type="float" office:value="4.2156025019" calcext:value-type="float">
            <text:p>4.2156025019</text:p>
          </table:table-cell>
          <table:table-cell office:value-type="float" office:value="2.0106581736" calcext:value-type="float">
            <text:p>2.0106581736</text:p>
          </table:table-cell>
          <table:table-cell office:value-type="float" office:value="11.458256268" calcext:value-type="float">
            <text:p>11.458256268</text:p>
          </table:table-cell>
          <table:table-cell office:value-type="float" office:value="-16.733609902" calcext:value-type="float">
            <text:p>-16.733609902</text:p>
          </table:table-cell>
          <table:table-cell table:number-columns-repeated="2"/>
        </table:table-row>
        <table:table-row table:style-name="ro1">
          <table:table-cell office:value-type="float" office:value="0.45404500528" calcext:value-type="float">
            <text:p>0.45404500528</text:p>
          </table:table-cell>
          <table:table-cell office:value-type="float" office:value="4.2583906184" calcext:value-type="float">
            <text:p>4.2583906184</text:p>
          </table:table-cell>
          <table:table-cell office:value-type="float" office:value="1.9466755044" calcext:value-type="float">
            <text:p>1.9466755044</text:p>
          </table:table-cell>
          <table:table-cell office:value-type="float" office:value="11.113024047" calcext:value-type="float">
            <text:p>11.113024047</text:p>
          </table:table-cell>
          <table:table-cell office:value-type="float" office:value="-17.01868786" calcext:value-type="float">
            <text:p>-17.01868786</text:p>
          </table:table-cell>
          <table:table-cell table:number-columns-repeated="2"/>
        </table:table-row>
        <table:table-row table:style-name="ro1">
          <table:table-cell office:value-type="float" office:value="0.45548921674" calcext:value-type="float">
            <text:p>0.45548921674</text:p>
          </table:table-cell>
          <table:table-cell office:value-type="float" office:value="4.2998547956" calcext:value-type="float">
            <text:p>4.2998547956</text:p>
          </table:table-cell>
          <table:table-cell office:value-type="float" office:value="1.8816279817" calcext:value-type="float">
            <text:p>1.8816279817</text:p>
          </table:table-cell>
          <table:table-cell office:value-type="float" office:value="10.759857207" calcext:value-type="float">
            <text:p>10.759857207</text:p>
          </table:table-cell>
          <table:table-cell office:value-type="float" office:value="-17.295326905" calcext:value-type="float">
            <text:p>-17.295326905</text:p>
          </table:table-cell>
          <table:table-cell table:number-columns-repeated="2"/>
        </table:table-row>
        <table:table-row table:style-name="ro1">
          <table:table-cell office:value-type="float" office:value="0.45692686365" calcext:value-type="float">
            <text:p>0.45692686365</text:p>
          </table:table-cell>
          <table:table-cell office:value-type="float" office:value="4.3397861739" calcext:value-type="float">
            <text:p>4.3397861739</text:p>
          </table:table-cell>
          <table:table-cell office:value-type="float" office:value="1.8158506952" calcext:value-type="float">
            <text:p>1.8158506952</text:p>
          </table:table-cell>
          <table:table-cell office:value-type="float" office:value="10.400644738" calcext:value-type="float">
            <text:p>10.400644738</text:p>
          </table:table-cell>
          <table:table-cell office:value-type="float" office:value="-17.562093569" calcext:value-type="float">
            <text:p>-17.562093569</text:p>
          </table:table-cell>
          <table:table-cell table:number-columns-repeated="2"/>
        </table:table-row>
        <table:table-row table:style-name="ro1">
          <table:table-cell office:value-type="float" office:value="0.45836451056" calcext:value-type="float">
            <text:p>0.45836451056</text:p>
          </table:table-cell>
          <table:table-cell office:value-type="float" office:value="4.3783478787" calcext:value-type="float">
            <text:p>4.3783478787</text:p>
          </table:table-cell>
          <table:table-cell office:value-type="float" office:value="1.7490832293" calcext:value-type="float">
            <text:p>1.7490832293</text:p>
          </table:table-cell>
          <table:table-cell office:value-type="float" office:value="10.03403503" calcext:value-type="float">
            <text:p>10.03403503</text:p>
          </table:table-cell>
          <table:table-cell office:value-type="float" office:value="-17.820038928" calcext:value-type="float">
            <text:p>-17.820038928</text:p>
          </table:table-cell>
          <table:table-cell table:number-columns-repeated="2"/>
        </table:table-row>
        <table:table-row table:style-name="ro1">
          <table:table-cell office:value-type="float" office:value="0.45980215747" calcext:value-type="float">
            <text:p>0.45980215747</text:p>
          </table:table-cell>
          <table:table-cell office:value-type="float" office:value="4.415512451" calcext:value-type="float">
            <text:p>4.415512451</text:p>
          </table:table-cell>
          <table:table-cell office:value-type="float" office:value="1.681359289" calcext:value-type="float">
            <text:p>1.681359289</text:p>
          </table:table-cell>
          <table:table-cell office:value-type="float" office:value="9.6602711824" calcext:value-type="float">
            <text:p>9.6602711824</text:p>
          </table:table-cell>
          <table:table-cell office:value-type="float" office:value="-18.068944198" calcext:value-type="float">
            <text:p>-18.068944198</text:p>
          </table:table-cell>
          <table:table-cell table:number-columns-repeated="2"/>
        </table:table-row>
        <table:table-row table:style-name="ro1">
          <table:table-cell office:value-type="float" office:value="0.46123980438" calcext:value-type="float">
            <text:p>0.46123980438</text:p>
          </table:table-cell>
          <table:table-cell office:value-type="float" office:value="4.4512533621" calcext:value-type="float">
            <text:p>4.4512533621</text:p>
          </table:table-cell>
          <table:table-cell office:value-type="float" office:value="1.6127133916" calcext:value-type="float">
            <text:p>1.6127133916</text:p>
          </table:table-cell>
          <table:table-cell office:value-type="float" office:value="9.2796032989" calcext:value-type="float">
            <text:p>9.2796032989</text:p>
          </table:table-cell>
          <table:table-cell office:value-type="float" office:value="-18.308597675" calcext:value-type="float">
            <text:p>-18.308597675</text:p>
          </table:table-cell>
          <table:table-cell table:number-columns-repeated="2"/>
        </table:table-row>
        <table:table-row table:style-name="ro1">
          <table:table-cell office:value-type="float" office:value="0.46268181879" calcext:value-type="float">
            <text:p>0.46268181879</text:p>
          </table:table-cell>
          <table:table-cell office:value-type="float" office:value="4.4856469817" calcext:value-type="float">
            <text:p>4.4856469817</text:p>
          </table:table-cell>
          <table:table-cell office:value-type="float" office:value="1.5429682909" calcext:value-type="float">
            <text:p>1.5429682909</text:p>
          </table:table-cell>
          <table:table-cell office:value-type="float" office:value="8.8911017761" calcext:value-type="float">
            <text:p>8.8911017761</text:p>
          </table:table-cell>
          <table:table-cell office:value-type="float" office:value="-18.539479688" calcext:value-type="float">
            <text:p>-18.539479688</text:p>
          </table:table-cell>
          <table:table-cell table:number-columns-repeated="2"/>
        </table:table-row>
        <table:table-row table:style-name="ro1">
          <table:table-cell office:value-type="float" office:value="0.4641238332" calcext:value-type="float">
            <text:p>0.4641238332</text:p>
          </table:table-cell>
          <table:table-cell office:value-type="float" office:value="4.5185577337" calcext:value-type="float">
            <text:p>4.5185577337</text:p>
          </table:table-cell>
          <table:table-cell office:value-type="float" office:value="1.4723675352" calcext:value-type="float">
            <text:p>1.4723675352</text:p>
          </table:table-cell>
          <table:table-cell office:value-type="float" office:value="8.4961785484" calcext:value-type="float">
            <text:p>8.4961785484</text:p>
          </table:table-cell>
          <table:table-cell office:value-type="float" office:value="-18.76064937" calcext:value-type="float">
            <text:p>-18.76064937</text:p>
          </table:table-cell>
          <table:table-cell table:number-columns-repeated="2"/>
        </table:table-row>
        <table:table-row table:style-name="ro1">
          <table:table-cell office:value-type="float" office:value="0.4655658476" calcext:value-type="float">
            <text:p>0.4655658476</text:p>
          </table:table-cell>
          <table:table-cell office:value-type="float" office:value="4.5499618235" calcext:value-type="float">
            <text:p>4.5499618235</text:p>
          </table:table-cell>
          <table:table-cell office:value-type="float" office:value="1.4009482517" calcext:value-type="float">
            <text:p>1.4009482517</text:p>
          </table:table-cell>
          <table:table-cell office:value-type="float" office:value="8.095105864" calcext:value-type="float">
            <text:p>8.095105864</text:p>
          </table:table-cell>
          <table:table-cell office:value-type="float" office:value="-18.971916013" calcext:value-type="float">
            <text:p>-18.971916013</text:p>
          </table:table-cell>
          <table:table-cell table:number-columns-repeated="2"/>
        </table:table-row>
        <table:table-row table:style-name="ro1">
          <table:table-cell office:value-type="float" office:value="0.46700786201" calcext:value-type="float">
            <text:p>0.46700786201</text:p>
          </table:table-cell>
          <table:table-cell office:value-type="float" office:value="4.5798364991" calcext:value-type="float">
            <text:p>4.5798364991</text:p>
          </table:table-cell>
          <table:table-cell office:value-type="float" office:value="1.3287482744" calcext:value-type="float">
            <text:p>1.3287482744</text:p>
          </table:table-cell>
          <table:table-cell office:value-type="float" office:value="7.6881621108" calcext:value-type="float">
            <text:p>7.6881621108</text:p>
          </table:table-cell>
          <table:table-cell office:value-type="float" office:value="-19.173097024" calcext:value-type="float">
            <text:p>-19.173097024</text:p>
          </table:table-cell>
          <table:table-cell table:number-columns-repeated="2"/>
        </table:table-row>
        <table:table-row table:style-name="ro1">
          <table:table-cell office:value-type="float" office:value="0.46846694827" calcext:value-type="float">
            <text:p>0.46846694827</text:p>
          </table:table-cell>
          <table:table-cell office:value-type="float" office:value="4.6084860168" calcext:value-type="float">
            <text:p>4.6084860168</text:p>
          </table:table-cell>
          <table:table-cell office:value-type="float" office:value="1.254938272" calcext:value-type="float">
            <text:p>1.254938272</text:p>
          </table:table-cell>
          <table:table-cell office:value-type="float" office:value="7.2707153689" calcext:value-type="float">
            <text:p>7.2707153689</text:p>
          </table:table-cell>
          <table:table-cell office:value-type="float" office:value="-19.36621629" calcext:value-type="float">
            <text:p>-19.36621629</text:p>
          </table:table-cell>
          <table:table-cell table:number-columns-repeated="2"/>
        </table:table-row>
        <table:table-row table:style-name="ro1">
          <table:table-cell office:value-type="float" office:value="0.46992603452" calcext:value-type="float">
            <text:p>0.46992603452</text:p>
          </table:table-cell>
          <table:table-cell office:value-type="float" office:value="4.6355261541" calcext:value-type="float">
            <text:p>4.6355261541</text:p>
          </table:table-cell>
          <table:table-cell office:value-type="float" office:value="1.1804089778" calcext:value-type="float">
            <text:p>1.1804089778</text:p>
          </table:table-cell>
          <table:table-cell office:value-type="float" office:value="6.8478491423" calcext:value-type="float">
            <text:p>6.8478491423</text:p>
          </table:table-cell>
          <table:table-cell office:value-type="float" office:value="-19.548659644" calcext:value-type="float">
            <text:p>-19.548659644</text:p>
          </table:table-cell>
          <table:table-cell table:number-columns-repeated="2"/>
        </table:table-row>
        <table:table-row table:style-name="ro1">
          <table:table-cell office:value-type="float" office:value="0.47138512078" calcext:value-type="float">
            <text:p>0.47138512078</text:p>
          </table:table-cell>
          <table:table-cell office:value-type="float" office:value="4.6609367381" calcext:value-type="float">
            <text:p>4.6609367381</text:p>
          </table:table-cell>
          <table:table-cell office:value-type="float" office:value="1.1052015955" calcext:value-type="float">
            <text:p>1.1052015955</text:p>
          </table:table-cell>
          <table:table-cell office:value-type="float" office:value="6.4198693502" calcext:value-type="float">
            <text:p>6.4198693502</text:p>
          </table:table-cell>
          <table:table-cell office:value-type="float" office:value="-19.720264607" calcext:value-type="float">
            <text:p>-19.720264607</text:p>
          </table:table-cell>
          <table:table-cell table:number-columns-repeated="2"/>
        </table:table-row>
        <table:table-row table:style-name="ro1">
          <table:table-cell office:value-type="float" office:value="0.47284420703" calcext:value-type="float">
            <text:p>0.47284420703</text:p>
          </table:table-cell>
          <table:table-cell office:value-type="float" office:value="4.6846987778" calcext:value-type="float">
            <text:p>4.6846987778</text:p>
          </table:table-cell>
          <table:table-cell office:value-type="float" office:value="1.0293579331" calcext:value-type="float">
            <text:p>1.0293579331</text:p>
          </table:table-cell>
          <table:table-cell office:value-type="float" office:value="5.9870871992" calcext:value-type="float">
            <text:p>5.9870871992</text:p>
          </table:table-cell>
          <table:table-cell office:value-type="float" office:value="-19.880878055" calcext:value-type="float">
            <text:p>-19.880878055</text:p>
          </table:table-cell>
          <table:table-cell table:number-columns-repeated="2"/>
        </table:table-row>
        <table:table-row table:style-name="ro1">
          <table:table-cell office:value-type="float" office:value="0.47433921916" calcext:value-type="float">
            <text:p>0.47433921916</text:p>
          </table:table-cell>
          <table:table-cell office:value-type="float" office:value="4.7073173638" calcext:value-type="float">
            <text:p>4.7073173638</text:p>
          </table:table-cell>
          <table:table-cell office:value-type="float" office:value="0.95103118326" calcext:value-type="float">
            <text:p>0.95103118326</text:p>
          </table:table-cell>
          <table:table-cell office:value-type="float" office:value="5.5389985315" calcext:value-type="float">
            <text:p>5.5389985315</text:p>
          </table:table-cell>
          <table:table-cell office:value-type="float" office:value="-20.033895251" calcext:value-type="float">
            <text:p>-20.033895251</text:p>
          </table:table-cell>
          <table:table-cell table:number-columns-repeated="2"/>
        </table:table-row>
        <table:table-row table:style-name="ro1">
          <table:table-cell office:value-type="float" office:value="0.4758342313" calcext:value-type="float">
            <text:p>0.4758342313</text:p>
          </table:table-cell>
          <table:table-cell office:value-type="float" office:value="4.728168744" calcext:value-type="float">
            <text:p>4.728168744</text:p>
          </table:table-cell>
          <table:table-cell office:value-type="float" office:value="0.87212709402" calcext:value-type="float">
            <text:p>0.87212709402</text:p>
          </table:table-cell>
          <table:table-cell office:value-type="float" office:value="5.0865453132" calcext:value-type="float">
            <text:p>5.0865453132</text:p>
          </table:table-cell>
          <table:table-cell office:value-type="float" office:value="-20.175078404" calcext:value-type="float">
            <text:p>-20.175078404</text:p>
          </table:table-cell>
          <table:table-cell table:number-columns-repeated="2"/>
        </table:table-row>
        <table:table-row table:style-name="ro1">
          <table:table-cell office:value-type="float" office:value="0.47732924343" calcext:value-type="float">
            <text:p>0.47732924343</text:p>
          </table:table-cell>
          <table:table-cell office:value-type="float" office:value="4.7472364756" calcext:value-type="float">
            <text:p>4.7472364756</text:p>
          </table:table-cell>
          <table:table-cell office:value-type="float" office:value="0.79269237116" calcext:value-type="float">
            <text:p>0.79269237116</text:p>
          </table:table-cell>
          <table:table-cell office:value-type="float" office:value="4.6300775081" calcext:value-type="float">
            <text:p>4.6300775081</text:p>
          </table:table-cell>
          <table:table-cell office:value-type="float" office:value="-20.30429454" calcext:value-type="float">
            <text:p>-20.30429454</text:p>
          </table:table-cell>
          <table:table-cell table:number-columns-repeated="2"/>
        </table:table-row>
        <table:table-row table:style-name="ro1">
          <table:table-cell office:value-type="float" office:value="0.47882425556" calcext:value-type="float">
            <text:p>0.47882425556</text:p>
          </table:table-cell>
          <table:table-cell office:value-type="float" office:value="4.7645054979" calcext:value-type="float">
            <text:p>4.7645054979</text:p>
          </table:table-cell>
          <table:table-cell office:value-type="float" office:value="0.7127742206" calcext:value-type="float">
            <text:p>0.7127742206</text:p>
          </table:table-cell>
          <table:table-cell office:value-type="float" office:value="4.1699494789" calcext:value-type="float">
            <text:p>4.1699494789</text:p>
          </table:table-cell>
          <table:table-cell office:value-type="float" office:value="-20.421421757" calcext:value-type="float">
            <text:p>-20.421421757</text:p>
          </table:table-cell>
          <table:table-cell table:number-columns-repeated="2"/>
        </table:table-row>
        <table:table-row table:style-name="ro1">
          <table:table-cell office:value-type="float" office:value="0.48039982215" calcext:value-type="float">
            <text:p>0.48039982215</text:p>
          </table:table-cell>
          <table:table-cell office:value-type="float" office:value="4.7807432823" calcext:value-type="float">
            <text:p>4.7807432823</text:p>
          </table:table-cell>
          <table:table-cell office:value-type="float" office:value="0.62807922688" calcext:value-type="float">
            <text:p>0.62807922688</text:p>
          </table:table-cell>
          <table:table-cell office:value-type="float" office:value="3.6814623137" calcext:value-type="float">
            <text:p>3.6814623137</text:p>
          </table:table-cell>
          <table:table-cell office:value-type="float" office:value="-20.531654731" calcext:value-type="float">
            <text:p>-20.531654731</text:p>
          </table:table-cell>
          <table:table-cell table:number-columns-repeated="2"/>
        </table:table-row>
        <table:table-row table:style-name="ro1">
          <table:table-cell office:value-type="float" office:value="0.48197538875" calcext:value-type="float">
            <text:p>0.48197538875</text:p>
          </table:table-cell>
          <table:table-cell office:value-type="float" office:value="4.7949538451" calcext:value-type="float">
            <text:p>4.7949538451</text:p>
          </table:table-cell>
          <table:table-cell office:value-type="float" office:value="0.54295653772" calcext:value-type="float">
            <text:p>0.54295653772</text:p>
          </table:table-cell>
          <table:table-cell office:value-type="float" office:value="3.189731846" calcext:value-type="float">
            <text:p>3.189731846</text:p>
          </table:table-cell>
          <table:table-cell office:value-type="float" office:value="-20.628222233" calcext:value-type="float">
            <text:p>-20.628222233</text:p>
          </table:table-cell>
          <table:table-cell table:number-columns-repeated="2"/>
        </table:table-row>
        <table:table-row table:style-name="ro1">
          <table:table-cell office:value-type="float" office:value="0.48355095534" calcext:value-type="float">
            <text:p>0.48355095534</text:p>
          </table:table-cell>
          <table:table-cell office:value-type="float" office:value="4.8071246561" calcext:value-type="float">
            <text:p>4.8071246561</text:p>
          </table:table-cell>
          <table:table-cell office:value-type="float" office:value="0.45746288614" calcext:value-type="float">
            <text:p>0.45746288614</text:p>
          </table:table-cell>
          <table:table-cell office:value-type="float" office:value="2.6951858887" calcext:value-type="float">
            <text:p>2.6951858887</text:p>
          </table:table-cell>
          <table:table-cell office:value-type="float" office:value="-20.711022591" calcext:value-type="float">
            <text:p>-20.711022591</text:p>
          </table:table-cell>
          <table:table-cell table:number-columns-repeated="2"/>
        </table:table-row>
        <table:table-row table:style-name="ro1">
          <table:table-cell office:value-type="float" office:value="0.48512652193" calcext:value-type="float">
            <text:p>0.48512652193</text:p>
          </table:table-cell>
          <table:table-cell office:value-type="float" office:value="4.8172449618" calcext:value-type="float">
            <text:p>4.8172449618</text:p>
          </table:table-cell>
          <table:table-cell office:value-type="float" office:value="0.37165539604" calcext:value-type="float">
            <text:p>0.37165539604</text:p>
          </table:table-cell>
          <table:table-cell office:value-type="float" office:value="2.198255708" calcext:value-type="float">
            <text:p>2.198255708</text:p>
          </table:table-cell>
          <table:table-cell office:value-type="float" office:value="-20.779968475" calcext:value-type="float">
            <text:p>-20.779968475</text:p>
          </table:table-cell>
          <table:table-cell table:number-columns-repeated="2"/>
        </table:table-row>
        <table:table-row table:style-name="ro1">
          <table:table-cell office:value-type="float" office:value="0.48706885097" calcext:value-type="float">
            <text:p>0.48706885097</text:p>
          </table:table-cell>
          <table:table-cell office:value-type="float" office:value="4.8268859061" calcext:value-type="float">
            <text:p>4.8268859061</text:p>
          </table:table-cell>
          <table:table-cell office:value-type="float" office:value="0.26552683895" calcext:value-type="float">
            <text:p>0.26552683895</text:p>
          </table:table-cell>
          <table:table-cell office:value-type="float" office:value="1.5830123355" calcext:value-type="float">
            <text:p>1.5830123355</text:p>
          </table:table-cell>
          <table:table-cell office:value-type="float" office:value="-20.845789434" calcext:value-type="float">
            <text:p>-20.845789434</text:p>
          </table:table-cell>
          <table:table-cell table:number-columns-repeated="2"/>
        </table:table-row>
        <table:table-row table:style-name="ro1">
          <table:table-cell office:value-type="float" office:value="0.48901118001" calcext:value-type="float">
            <text:p>0.48901118001</text:p>
          </table:table-cell>
          <table:table-cell office:value-type="float" office:value="4.8333840646" calcext:value-type="float">
            <text:p>4.8333840646</text:p>
          </table:table-cell>
          <table:table-cell office:value-type="float" office:value="0.15911687394" calcext:value-type="float">
            <text:p>0.15911687394</text:p>
          </table:table-cell>
          <table:table-cell office:value-type="float" office:value="0.96562408342" calcext:value-type="float">
            <text:p>0.96562408342</text:p>
          </table:table-cell>
          <table:table-cell office:value-type="float" office:value="-20.890339294" calcext:value-type="float">
            <text:p>-20.890339294</text:p>
          </table:table-cell>
          <table:table-cell table:number-columns-repeated="2"/>
        </table:table-row>
        <table:table-row table:style-name="ro1">
          <table:table-cell office:value-type="float" office:value="0.49095350905" calcext:value-type="float">
            <text:p>0.49095350905</text:p>
          </table:table-cell>
          <table:table-cell office:value-type="float" office:value="4.8367305972" calcext:value-type="float">
            <text:p>4.8367305972</text:p>
          </table:table-cell>
          <table:table-cell office:value-type="float" office:value="0.052534148906" calcext:value-type="float">
            <text:p>0.052534148906</text:p>
          </table:table-cell>
          <table:table-cell office:value-type="float" office:value="0.34691332847" calcext:value-type="float">
            <text:p>0.34691332847</text:p>
          </table:table-cell>
          <table:table-cell office:value-type="float" office:value="-20.913545985" calcext:value-type="float">
            <text:p>-20.913545985</text:p>
          </table:table-cell>
          <table:table-cell table:number-columns-repeated="2"/>
        </table:table-row>
        <table:table-row table:style-name="ro1">
          <table:table-cell office:value-type="float" office:value="0.49289583808" calcext:value-type="float">
            <text:p>0.49289583808</text:p>
          </table:table-cell>
          <table:table-cell office:value-type="float" office:value="4.8369208631" calcext:value-type="float">
            <text:p>4.8369208631</text:p>
          </table:table-cell>
          <table:table-cell office:value-type="float" office:value="-0.054112407639" calcext:value-type="float">
            <text:p>-0.054112407639</text:p>
          </table:table-cell>
          <table:table-cell office:value-type="float" office:value="-0.27229505499" calcext:value-type="float">
            <text:p>-0.27229505499</text:p>
          </table:table-cell>
          <table:table-cell office:value-type="float" office:value="-20.915371498" calcext:value-type="float">
            <text:p>-20.915371498</text:p>
          </table:table-cell>
          <table:table-cell table:number-columns-repeated="2"/>
        </table:table-row>
        <table:table-row table:style-name="ro1">
          <table:table-cell office:value-type="float" office:value="0.49446666032" calcext:value-type="float">
            <text:p>0.49446666032</text:p>
          </table:table-cell>
          <table:table-cell office:value-type="float" office:value="4.834765845" calcext:value-type="float">
            <text:p>4.834765845</text:p>
          </table:table-cell>
          <table:table-cell office:value-type="float" office:value="-0.14033282497" calcext:value-type="float">
            <text:p>-0.14033282497</text:p>
          </table:table-cell>
          <table:table-cell office:value-type="float" office:value="-0.77286660434" calcext:value-type="float">
            <text:p>-0.77286660434</text:p>
          </table:table-cell>
          <table:table-cell office:value-type="float" office:value="-20.901206132" calcext:value-type="float">
            <text:p>-20.901206132</text:p>
          </table:table-cell>
          <table:table-cell table:number-columns-repeated="2"/>
        </table:table-row>
        <table:table-row table:style-name="ro1">
          <table:table-cell office:value-type="float" office:value="0.49603748256" calcext:value-type="float">
            <text:p>0.49603748256</text:p>
          </table:table-cell>
          <table:table-cell office:value-type="float" office:value="4.8305479067" calcext:value-type="float">
            <text:p>4.8305479067</text:p>
          </table:table-cell>
          <table:table-cell office:value-type="float" office:value="-0.22646601244" calcext:value-type="float">
            <text:p>-0.22646601244</text:p>
          </table:table-cell>
          <table:table-cell office:value-type="float" office:value="-1.2727867412" calcext:value-type="float">
            <text:p>-1.2727867412</text:p>
          </table:table-cell>
          <table:table-cell office:value-type="float" office:value="-20.87306763" calcext:value-type="float">
            <text:p>-20.87306763</text:p>
          </table:table-cell>
          <table:table-cell table:number-columns-repeated="2"/>
        </table:table-row>
        <table:table-row table:style-name="ro1">
          <table:table-cell office:value-type="float" office:value="0.4976083048" calcext:value-type="float">
            <text:p>0.4976083048</text:p>
          </table:table-cell>
          <table:table-cell office:value-type="float" office:value="4.8242706331" calcext:value-type="float">
            <text:p>4.8242706331</text:p>
          </table:table-cell>
          <table:table-cell office:value-type="float" office:value="-0.31245440837" calcext:value-type="float">
            <text:p>-0.31245440837</text:p>
          </table:table-cell>
          <table:table-cell office:value-type="float" office:value="-1.771619616" calcext:value-type="float">
            <text:p>-1.771619616</text:p>
          </table:table-cell>
          <table:table-cell office:value-type="float" office:value="-20.830984896" calcext:value-type="float">
            <text:p>-20.830984896</text:p>
          </table:table-cell>
          <table:table-cell table:number-columns-repeated="2"/>
        </table:table-row>
        <table:table-row table:style-name="ro1">
          <table:table-cell office:value-type="float" office:value="0.49917912704" calcext:value-type="float">
            <text:p>0.49917912704</text:p>
          </table:table-cell>
          <table:table-cell office:value-type="float" office:value="4.8159394037" calcext:value-type="float">
            <text:p>4.8159394037</text:p>
          </table:table-cell>
          <table:table-cell office:value-type="float" office:value="-0.39824060027" calcext:value-type="float">
            <text:p>-0.39824060027</text:p>
          </table:table-cell>
          <table:table-cell office:value-type="float" office:value="-2.2689306888" calcext:value-type="float">
            <text:p>-2.2689306888</text:p>
          </table:table-cell>
          <table:table-cell office:value-type="float" office:value="-20.775001387" calcext:value-type="float">
            <text:p>-20.775001387</text:p>
          </table:table-cell>
          <table:table-cell table:number-columns-repeated="2"/>
        </table:table-row>
        <table:table-row table:style-name="ro1">
          <table:table-cell office:value-type="float" office:value="0.50067648533" calcext:value-type="float">
            <text:p>0.50067648533</text:p>
          </table:table-cell>
          <table:table-cell office:value-type="float" office:value="4.8060922445" calcext:value-type="float">
            <text:p>4.8060922445</text:p>
          </table:table-cell>
          <table:table-cell office:value-type="float" office:value="-0.47977408774" calcext:value-type="float">
            <text:p>-0.47977408774</text:p>
          </table:table-cell>
          <table:table-cell office:value-type="float" office:value="-2.7411702886" calcext:value-type="float">
            <text:p>-2.7411702886</text:p>
          </table:table-cell>
          <table:table-cell office:value-type="float" office:value="-20.708748251" calcext:value-type="float">
            <text:p>-20.708748251</text:p>
          </table:table-cell>
          <table:table-cell table:number-columns-repeated="2"/>
        </table:table-row>
        <table:table-row table:style-name="ro1">
          <table:table-cell office:value-type="float" office:value="0.50217384361" calcext:value-type="float">
            <text:p>0.50217384361</text:p>
          </table:table-cell>
          <table:table-cell office:value-type="float" office:value="4.7943929712" calcext:value-type="float">
            <text:p>4.7943929712</text:p>
          </table:table-cell>
          <table:table-cell office:value-type="float" office:value="-0.56102253414" calcext:value-type="float">
            <text:p>-0.56102253414</text:p>
          </table:table-cell>
          <table:table-cell office:value-type="float" office:value="-3.2112610458" calcext:value-type="float">
            <text:p>-3.2112610458</text:p>
          </table:table-cell>
          <table:table-cell office:value-type="float" office:value="-20.62997911" calcext:value-type="float">
            <text:p>-20.62997911</text:p>
          </table:table-cell>
          <table:table-cell table:number-columns-repeated="2"/>
        </table:table-row>
        <table:table-row table:style-name="ro1">
          <table:table-cell office:value-type="float" office:value="0.50367120189" calcext:value-type="float">
            <text:p>0.50367120189</text:p>
          </table:table-cell>
          <table:table-cell office:value-type="float" office:value="4.7808507585" calcext:value-type="float">
            <text:p>4.7808507585</text:p>
          </table:table-cell>
          <table:table-cell office:value-type="float" office:value="-0.64193688686" calcext:value-type="float">
            <text:p>-0.64193688686</text:p>
          </table:table-cell>
          <table:table-cell office:value-type="float" office:value="-3.6788325222" calcext:value-type="float">
            <text:p>-3.6788325222</text:p>
          </table:table-cell>
          <table:table-cell office:value-type="float" office:value="-20.538768165" calcext:value-type="float">
            <text:p>-20.538768165</text:p>
          </table:table-cell>
          <table:table-cell table:number-columns-repeated="2"/>
        </table:table-row>
        <table:table-row table:style-name="ro1">
          <table:table-cell office:value-type="float" office:value="0.50516856017" calcext:value-type="float">
            <text:p>0.50516856017</text:p>
          </table:table-cell>
          <table:table-cell office:value-type="float" office:value="4.7654762322" calcext:value-type="float">
            <text:p>4.7654762322</text:p>
          </table:table-cell>
          <table:table-cell office:value-type="float" office:value="-0.72246840801" calcext:value-type="float">
            <text:p>-0.72246840801</text:p>
          </table:table-cell>
          <table:table-cell office:value-type="float" office:value="-4.1435170476" calcext:value-type="float">
            <text:p>-4.1435170476</text:p>
          </table:table-cell>
          <table:table-cell office:value-type="float" office:value="-20.435201338" calcext:value-type="float">
            <text:p>-20.435201338</text:p>
          </table:table-cell>
          <table:table-cell table:number-columns-repeated="2"/>
        </table:table-row>
        <table:table-row table:style-name="ro1">
          <table:table-cell office:value-type="float" office:value="0.50662950664" calcext:value-type="float">
            <text:p>0.50662950664</text:p>
          </table:table-cell>
          <table:table-cell office:value-type="float" office:value="4.7487210804" calcext:value-type="float">
            <text:p>4.7487210804</text:p>
          </table:table-cell>
          <table:table-cell office:value-type="float" office:value="-0.80062637906" calcext:value-type="float">
            <text:p>-0.80062637906</text:p>
          </table:table-cell>
          <table:table-cell office:value-type="float" office:value="-4.593770653" calcext:value-type="float">
            <text:p>-4.593770653</text:p>
          </table:table-cell>
          <table:table-cell office:value-type="float" office:value="-20.32233732" calcext:value-type="float">
            <text:p>-20.32233732</text:p>
          </table:table-cell>
          <table:table-cell table:number-columns-repeated="2"/>
        </table:table-row>
        <table:table-row table:style-name="ro1">
          <table:table-cell office:value-type="float" office:value="0.50809045311" calcext:value-type="float">
            <text:p>0.50809045311</text:p>
          </table:table-cell>
          <table:table-cell office:value-type="float" office:value="4.7302456413" calcext:value-type="float">
            <text:p>4.7302456413</text:p>
          </table:table-cell>
          <table:table-cell office:value-type="float" office:value="-0.8783292892" calcext:value-type="float">
            <text:p>-0.8783292892</text:p>
          </table:table-cell>
          <table:table-cell office:value-type="float" office:value="-5.0405936699" calcext:value-type="float">
            <text:p>-5.0405936699</text:p>
          </table:table-cell>
          <table:table-cell office:value-type="float" office:value="-20.197904972" calcext:value-type="float">
            <text:p>-20.197904972</text:p>
          </table:table-cell>
          <table:table-cell table:number-columns-repeated="2"/>
        </table:table-row>
        <table:table-row table:style-name="ro1">
          <table:table-cell office:value-type="float" office:value="0.50955139957" calcext:value-type="float">
            <text:p>0.50955139957</text:p>
          </table:table-cell>
          <table:table-cell office:value-type="float" office:value="4.7100637081" calcext:value-type="float">
            <text:p>4.7100637081</text:p>
          </table:table-cell>
          <table:table-cell office:value-type="float" office:value="-0.9555329847" calcext:value-type="float">
            <text:p>-0.9555329847</text:p>
          </table:table-cell>
          <table:table-cell office:value-type="float" office:value="-5.4836543943" calcext:value-type="float">
            <text:p>-5.4836543943</text:p>
          </table:table-cell>
          <table:table-cell office:value-type="float" office:value="-20.062015692" calcext:value-type="float">
            <text:p>-20.062015692</text:p>
          </table:table-cell>
          <table:table-cell table:number-columns-repeated="2"/>
        </table:table-row>
        <table:table-row table:style-name="ro1">
          <table:table-cell office:value-type="float" office:value="0.51101234604" calcext:value-type="float">
            <text:p>0.51101234604</text:p>
          </table:table-cell>
          <table:table-cell office:value-type="float" office:value="4.6881903388" calcext:value-type="float">
            <text:p>4.6881903388</text:p>
          </table:table-cell>
          <table:table-cell office:value-type="float" office:value="-1.0321937585" calcext:value-type="float">
            <text:p>-1.0321937585</text:p>
          </table:table-cell>
          <table:table-cell office:value-type="float" office:value="-5.9226250412" calcext:value-type="float">
            <text:p>-5.9226250412</text:p>
          </table:table-cell>
          <table:table-cell office:value-type="float" office:value="-19.914791014" calcext:value-type="float">
            <text:p>-19.914791014</text:p>
          </table:table-cell>
          <table:table-cell table:number-columns-repeated="2"/>
        </table:table-row>
        <table:table-row table:style-name="ro1">
          <table:table-cell office:value-type="float" office:value="0.51245512915" calcext:value-type="float">
            <text:p>0.51245512915</text:p>
          </table:table-cell>
          <table:table-cell office:value-type="float" office:value="4.664944824" calcext:value-type="float">
            <text:p>4.664944824</text:p>
          </table:table-cell>
          <table:table-cell office:value-type="float" office:value="-1.1073263539" calcext:value-type="float">
            <text:p>-1.1073263539</text:p>
          </table:table-cell>
          <table:table-cell office:value-type="float" office:value="-6.3518077841" calcext:value-type="float">
            <text:p>-6.3518077841</text:p>
          </table:table-cell>
          <table:table-cell office:value-type="float" office:value="-19.758400368" calcext:value-type="float">
            <text:p>-19.758400368</text:p>
          </table:table-cell>
          <table:table-cell table:number-columns-repeated="2"/>
        </table:table-row>
        <table:table-row table:style-name="ro1">
          <table:table-cell office:value-type="float" office:value="0.51389791227" calcext:value-type="float">
            <text:p>0.51389791227</text:p>
          </table:table-cell>
          <table:table-cell office:value-type="float" office:value="4.6400824592" calcext:value-type="float">
            <text:p>4.6400824592</text:p>
          </table:table-cell>
          <table:table-cell office:value-type="float" office:value="-1.1818461546" calcext:value-type="float">
            <text:p>-1.1818461546</text:p>
          </table:table-cell>
          <table:table-cell office:value-type="float" office:value="-6.7763786989" calcext:value-type="float">
            <text:p>-6.7763786989</text:p>
          </table:table-cell>
          <table:table-cell office:value-type="float" office:value="-19.591218797" calcext:value-type="float">
            <text:p>-19.591218797</text:p>
          </table:table-cell>
          <table:table-cell table:number-columns-repeated="2"/>
        </table:table-row>
        <table:table-row table:style-name="ro1">
          <table:table-cell office:value-type="float" office:value="0.51534069539" calcext:value-type="float">
            <text:p>0.51534069539</text:p>
          </table:table-cell>
          <table:table-cell office:value-type="float" office:value="4.6136212853" calcext:value-type="float">
            <text:p>4.6136212853</text:p>
          </table:table-cell>
          <table:table-cell office:value-type="float" office:value="-1.2557125646" calcext:value-type="float">
            <text:p>-1.2557125646</text:p>
          </table:table-cell>
          <table:table-cell office:value-type="float" office:value="-7.1960352175" calcext:value-type="float">
            <text:p>-7.1960352175</text:p>
          </table:table-cell>
          <table:table-cell office:value-type="float" office:value="-19.413391575" calcext:value-type="float">
            <text:p>-19.413391575</text:p>
          </table:table-cell>
          <table:table-cell table:number-columns-repeated="2"/>
        </table:table-row>
        <table:table-row table:style-name="ro1">
          <table:table-cell office:value-type="float" office:value="0.5167834785" calcext:value-type="float">
            <text:p>0.5167834785</text:p>
          </table:table-cell>
          <table:table-cell office:value-type="float" office:value="4.5855804796" calcext:value-type="float">
            <text:p>4.5855804796</text:p>
          </table:table-cell>
          <table:table-cell office:value-type="float" office:value="-1.3288855549" calcext:value-type="float">
            <text:p>-1.3288855549</text:p>
          </table:table-cell>
          <table:table-cell office:value-type="float" office:value="-7.6104797277" calcext:value-type="float">
            <text:p>-7.6104797277</text:p>
          </table:table-cell>
          <table:table-cell office:value-type="float" office:value="-19.225072987" calcext:value-type="float">
            <text:p>-19.225072987</text:p>
          </table:table-cell>
          <table:table-cell table:number-columns-repeated="2"/>
        </table:table-row>
        <table:table-row table:style-name="ro1">
          <table:table-cell office:value-type="float" office:value="0.51822075801" calcext:value-type="float">
            <text:p>0.51822075801</text:p>
          </table:table-cell>
          <table:table-cell office:value-type="float" office:value="4.5560961862" calcext:value-type="float">
            <text:p>4.5560961862</text:p>
          </table:table-cell>
          <table:table-cell office:value-type="float" office:value="-1.4010508082" calcext:value-type="float">
            <text:p>-1.4010508082</text:p>
          </table:table-cell>
          <table:table-cell office:value-type="float" office:value="-8.0178707281" calcext:value-type="float">
            <text:p>-8.0178707281</text:p>
          </table:table-cell>
          <table:table-cell office:value-type="float" office:value="-19.027203322" calcext:value-type="float">
            <text:p>-19.027203322</text:p>
          </table:table-cell>
          <table:table-cell table:number-columns-repeated="2"/>
        </table:table-row>
        <table:table-row table:style-name="ro1">
          <table:table-cell office:value-type="float" office:value="0.51965803751" calcext:value-type="float">
            <text:p>0.51965803751</text:p>
          </table:table-cell>
          <table:table-cell office:value-type="float" office:value="4.5250855773" calcext:value-type="float">
            <text:p>4.5250855773</text:p>
          </table:table-cell>
          <table:table-cell office:value-type="float" office:value="-1.4724504371" calcext:value-type="float">
            <text:p>-1.4724504371</text:p>
          </table:table-cell>
          <table:table-cell office:value-type="float" office:value="-8.4195156395" calcext:value-type="float">
            <text:p>-8.4195156395</text:p>
          </table:table-cell>
          <table:table-cell office:value-type="float" office:value="-18.819253843" calcext:value-type="float">
            <text:p>-18.819253843</text:p>
          </table:table-cell>
          <table:table-cell table:number-columns-repeated="2"/>
        </table:table-row>
        <table:table-row table:style-name="ro1">
          <table:table-cell office:value-type="float" office:value="0.52109531701" calcext:value-type="float">
            <text:p>0.52109531701</text:p>
          </table:table-cell>
          <table:table-cell office:value-type="float" office:value="4.492570858" calcext:value-type="float">
            <text:p>4.492570858</text:p>
          </table:table-cell>
          <table:table-cell office:value-type="float" office:value="-1.5430467453" calcext:value-type="float">
            <text:p>-1.5430467453</text:p>
          </table:table-cell>
          <table:table-cell office:value-type="float" office:value="-8.8151365868" calcext:value-type="float">
            <text:p>-8.8151365868</text:p>
          </table:table-cell>
          <table:table-cell office:value-type="float" office:value="-18.601402627" calcext:value-type="float">
            <text:p>-18.601402627</text:p>
          </table:table-cell>
          <table:table-cell table:number-columns-repeated="2"/>
        </table:table-row>
        <table:table-row table:style-name="ro1">
          <table:table-cell office:value-type="float" office:value="0.52253259652" calcext:value-type="float">
            <text:p>0.52253259652</text:p>
          </table:table-cell>
          <table:table-cell office:value-type="float" office:value="4.4585752703" calcext:value-type="float">
            <text:p>4.4585752703</text:p>
          </table:table-cell>
          <table:table-cell office:value-type="float" office:value="-1.6128027238" calcext:value-type="float">
            <text:p>-1.6128027238</text:p>
          </table:table-cell>
          <table:table-cell office:value-type="float" office:value="-9.2044616624" calcext:value-type="float">
            <text:p>-9.2044616624</text:p>
          </table:table-cell>
          <table:table-cell office:value-type="float" office:value="-18.373835842" calcext:value-type="float">
            <text:p>-18.373835842</text:p>
          </table:table-cell>
          <table:table-cell table:number-columns-repeated="2"/>
        </table:table-row>
        <table:table-row table:style-name="ro1">
          <table:table-cell office:value-type="float" office:value="0.52397536181" calcext:value-type="float">
            <text:p>0.52397536181</text:p>
          </table:table-cell>
          <table:table-cell office:value-type="float" office:value="4.4229850003" calcext:value-type="float">
            <text:p>4.4229850003</text:p>
          </table:table-cell>
          <table:table-cell office:value-type="float" office:value="-1.6819432518" calcext:value-type="float">
            <text:p>-1.6819432518</text:p>
          </table:table-cell>
          <table:table-cell office:value-type="float" office:value="-9.5886731842" calcext:value-type="float">
            <text:p>-9.5886731842</text:p>
          </table:table-cell>
          <table:table-cell office:value-type="float" office:value="-18.135824651" calcext:value-type="float">
            <text:p>-18.135824651</text:p>
          </table:table-cell>
          <table:table-cell table:number-columns-repeated="2"/>
        </table:table-row>
        <table:table-row table:style-name="ro1">
          <table:table-cell office:value-type="float" office:value="0.52541812711" calcext:value-type="float">
            <text:p>0.52541812711</text:p>
          </table:table-cell>
          <table:table-cell office:value-type="float" office:value="4.385952521" calcext:value-type="float">
            <text:p>4.385952521</text:p>
          </table:table-cell>
          <table:table-cell office:value-type="float" office:value="-1.7501644981" calcext:value-type="float">
            <text:p>-1.7501644981</text:p>
          </table:table-cell>
          <table:table-cell office:value-type="float" office:value="-9.9660107373" calcext:value-type="float">
            <text:p>-9.9660107373</text:p>
          </table:table-cell>
          <table:table-cell office:value-type="float" office:value="-17.88842319" calcext:value-type="float">
            <text:p>-17.88842319</text:p>
          </table:table-cell>
          <table:table-cell table:number-columns-repeated="2"/>
        </table:table-row>
        <table:table-row table:style-name="ro1">
          <table:table-cell office:value-type="float" office:value="0.52686089241" calcext:value-type="float">
            <text:p>0.52686089241</text:p>
          </table:table-cell>
          <table:table-cell office:value-type="float" office:value="4.3475043515" calcext:value-type="float">
            <text:p>4.3475043515</text:p>
          </table:table-cell>
          <table:table-cell office:value-type="float" office:value="-1.8174312976" calcext:value-type="float">
            <text:p>-1.8174312976</text:p>
          </table:table-cell>
          <table:table-cell office:value-type="float" office:value="-10.336218926" calcext:value-type="float">
            <text:p>-10.336218926</text:p>
          </table:table-cell>
          <table:table-cell office:value-type="float" office:value="-17.631843023" calcext:value-type="float">
            <text:p>-17.631843023</text:p>
          </table:table-cell>
          <table:table-cell table:number-columns-repeated="2"/>
        </table:table-row>
        <table:table-row table:style-name="ro1">
          <table:table-cell office:value-type="float" office:value="0.52830365771" calcext:value-type="float">
            <text:p>0.52830365771</text:p>
          </table:table-cell>
          <table:table-cell office:value-type="float" office:value="4.3076679648" calcext:value-type="float">
            <text:p>4.3076679648</text:p>
          </table:table-cell>
          <table:table-cell office:value-type="float" office:value="-1.8837093005" calcext:value-type="float">
            <text:p>-1.8837093005</text:p>
          </table:table-cell>
          <table:table-cell office:value-type="float" office:value="-10.699049379" calcext:value-type="float">
            <text:p>-10.699049379</text:p>
          </table:table-cell>
          <table:table-cell office:value-type="float" office:value="-17.366303003" calcext:value-type="float">
            <text:p>-17.366303003</text:p>
          </table:table-cell>
          <table:table-cell table:number-columns-repeated="2"/>
        </table:table-row>
        <table:table-row table:style-name="ro1">
          <table:table-cell office:value-type="float" office:value="0.52976351767" calcext:value-type="float">
            <text:p>0.52976351767</text:p>
          </table:table-cell>
          <table:table-cell office:value-type="float" office:value="4.2659756136" calcext:value-type="float">
            <text:p>4.2659756136</text:p>
          </table:table-cell>
          <table:table-cell office:value-type="float" office:value="-1.9497319219" calcext:value-type="float">
            <text:p>-1.9497319219</text:p>
          </table:table-cell>
          <table:table-cell office:value-type="float" office:value="-11.058423076" calcext:value-type="float">
            <text:p>-11.058423076</text:p>
          </table:table-cell>
          <table:table-cell office:value-type="float" office:value="-17.088727862" calcext:value-type="float">
            <text:p>-17.088727862</text:p>
          </table:table-cell>
          <table:table-cell table:number-columns-repeated="2"/>
        </table:table-row>
        <table:table-row table:style-name="ro1">
          <table:table-cell office:value-type="float" office:value="0.53122337763" calcext:value-type="float">
            <text:p>0.53122337763</text:p>
          </table:table-cell>
          <table:table-cell office:value-type="float" office:value="4.2229213951" calcext:value-type="float">
            <text:p>4.2229213951</text:p>
          </table:table-cell>
          <table:table-cell office:value-type="float" office:value="-2.0146740601" calcext:value-type="float">
            <text:p>-2.0146740601</text:p>
          </table:table-cell>
          <table:table-cell office:value-type="float" office:value="-11.409754251" calcext:value-type="float">
            <text:p>-11.409754251</text:p>
          </table:table-cell>
          <table:table-cell office:value-type="float" office:value="-16.802451683" calcext:value-type="float">
            <text:p>-16.802451683</text:p>
          </table:table-cell>
          <table:table-cell table:number-columns-repeated="2"/>
        </table:table-row>
        <table:table-row table:style-name="ro1">
          <table:table-cell office:value-type="float" office:value="0.5326832376" calcext:value-type="float">
            <text:p>0.5326832376</text:p>
          </table:table-cell>
          <table:table-cell office:value-type="float" office:value="4.1785365802" calcext:value-type="float">
            <text:p>4.1785365802</text:p>
          </table:table-cell>
          <table:table-cell office:value-type="float" office:value="-2.0785028448" calcext:value-type="float">
            <text:p>-2.0785028448</text:p>
          </table:table-cell>
          <table:table-cell office:value-type="float" office:value="-11.752808897" calcext:value-type="float">
            <text:p>-11.752808897</text:p>
          </table:table-cell>
          <table:table-cell office:value-type="float" office:value="-16.507722359" calcext:value-type="float">
            <text:p>-16.507722359</text:p>
          </table:table-cell>
          <table:table-cell table:number-columns-repeated="2"/>
        </table:table-row>
        <table:table-row table:style-name="ro1">
          <table:table-cell office:value-type="float" office:value="0.53414309756" calcext:value-type="float">
            <text:p>0.53414309756</text:p>
          </table:table-cell>
          <table:table-cell office:value-type="float" office:value="4.1328533203" calcext:value-type="float">
            <text:p>4.1328533203</text:p>
          </table:table-cell>
          <table:table-cell office:value-type="float" office:value="-2.1411863678" calcext:value-type="float">
            <text:p>-2.1411863678</text:p>
          </table:table-cell>
          <table:table-cell office:value-type="float" office:value="-12.087361226" calcext:value-type="float">
            <text:p>-12.087361226</text:p>
          </table:table-cell>
          <table:table-cell office:value-type="float" office:value="-16.204794312" calcext:value-type="float">
            <text:p>-16.204794312</text:p>
          </table:table-cell>
          <table:table-cell table:number-columns-repeated="2"/>
        </table:table-row>
        <table:table-row table:style-name="ro1">
          <table:table-cell office:value-type="float" office:value="0.53563519585" calcext:value-type="float">
            <text:p>0.53563519585</text:p>
          </table:table-cell>
          <table:table-cell office:value-type="float" office:value="4.0848538177" calcext:value-type="float">
            <text:p>4.0848538177</text:p>
          </table:table-cell>
          <table:table-cell office:value-type="float" office:value="-2.2040384799" calcext:value-type="float">
            <text:p>-2.2040384799</text:p>
          </table:table-cell>
          <table:table-cell office:value-type="float" office:value="-12.420289252" calcext:value-type="float">
            <text:p>-12.420289252</text:p>
          </table:table-cell>
          <table:table-cell office:value-type="float" office:value="-15.886975752" calcext:value-type="float">
            <text:p>-15.886975752</text:p>
          </table:table-cell>
          <table:table-cell table:number-columns-repeated="2"/>
        </table:table-row>
        <table:table-row table:style-name="ro1">
          <table:table-cell office:value-type="float" office:value="0.53712729414" calcext:value-type="float">
            <text:p>0.53712729414</text:p>
          </table:table-cell>
          <table:table-cell office:value-type="float" office:value="4.0355684892" calcext:value-type="float">
            <text:p>4.0355684892</text:p>
          </table:table-cell>
          <table:table-cell office:value-type="float" office:value="-2.2656299645" calcext:value-type="float">
            <text:p>-2.2656299645</text:p>
          </table:table-cell>
          <table:table-cell office:value-type="float" office:value="-12.74388539" calcext:value-type="float">
            <text:p>-12.74388539</text:p>
          </table:table-cell>
          <table:table-cell office:value-type="float" office:value="-15.561149459" calcext:value-type="float">
            <text:p>-15.561149459</text:p>
          </table:table-cell>
          <table:table-cell table:number-columns-repeated="2"/>
        </table:table-row>
        <table:table-row table:style-name="ro1">
          <table:table-cell office:value-type="float" office:value="0.53861939243" calcext:value-type="float">
            <text:p>0.53861939243</text:p>
          </table:table-cell>
          <table:table-cell office:value-type="float" office:value="3.9850343062" calcext:value-type="float">
            <text:p>3.9850343062</text:p>
          </table:table-cell>
          <table:table-cell office:value-type="float" office:value="-2.325930025" calcext:value-type="float">
            <text:p>-2.325930025</text:p>
          </table:table-cell>
          <table:table-cell office:value-type="float" office:value="-13.057936362" calcext:value-type="float">
            <text:p>-13.057936362</text:p>
          </table:table-cell>
          <table:table-cell office:value-type="float" office:value="-15.227606298" calcext:value-type="float">
            <text:p>-15.227606298</text:p>
          </table:table-cell>
          <table:table-cell table:number-columns-repeated="2"/>
        </table:table-row>
        <table:table-row table:style-name="ro1">
          <table:table-cell office:value-type="float" office:value="0.54011149072" calcext:value-type="float">
            <text:p>0.54011149072</text:p>
          </table:table-cell>
          <table:table-cell office:value-type="float" office:value="3.9332890562" calcext:value-type="float">
            <text:p>3.9332890562</text:p>
          </table:table-cell>
          <table:table-cell office:value-type="float" office:value="-2.3849090155" calcext:value-type="float">
            <text:p>-2.3849090155</text:p>
          </table:table-cell>
          <table:table-cell office:value-type="float" office:value="-13.36223861" calcext:value-type="float">
            <text:p>-13.36223861</text:p>
          </table:table-cell>
          <table:table-cell office:value-type="float" office:value="-14.886642933" calcext:value-type="float">
            <text:p>-14.886642933</text:p>
          </table:table-cell>
          <table:table-cell table:number-columns-repeated="2"/>
        </table:table-row>
        <table:table-row table:style-name="ro1">
          <table:table-cell office:value-type="float" office:value="0.54166270774" calcext:value-type="float">
            <text:p>0.54166270774</text:p>
          </table:table-cell>
          <table:table-cell office:value-type="float" office:value="3.878251042" calcext:value-type="float">
            <text:p>3.878251042</text:p>
          </table:table-cell>
          <table:table-cell office:value-type="float" office:value="-2.4447936287" calcext:value-type="float">
            <text:p>-2.4447936287</text:p>
          </table:table-cell>
          <table:table-cell office:value-type="float" office:value="-13.668053959" calcext:value-type="float">
            <text:p>-13.668053959</text:p>
          </table:table-cell>
          <table:table-cell office:value-type="float" office:value="-14.524627778" calcext:value-type="float">
            <text:p>-14.524627778</text:p>
          </table:table-cell>
          <table:table-cell table:number-columns-repeated="2"/>
        </table:table-row>
        <table:table-row table:style-name="ro1">
          <table:table-cell office:value-type="float" office:value="0.54321392476" calcext:value-type="float">
            <text:p>0.54321392476</text:p>
          </table:table-cell>
          <table:table-cell office:value-type="float" office:value="3.8219899651" calcext:value-type="float">
            <text:p>3.8219899651</text:p>
          </table:table-cell>
          <table:table-cell office:value-type="float" office:value="-2.5031890191" calcext:value-type="float">
            <text:p>-2.5031890191</text:p>
          </table:table-cell>
          <table:table-cell office:value-type="float" office:value="-13.962917347" calcext:value-type="float">
            <text:p>-13.962917347</text:p>
          </table:table-cell>
          <table:table-cell office:value-type="float" office:value="-14.155264694" calcext:value-type="float">
            <text:p>-14.155264694</text:p>
          </table:table-cell>
          <table:table-cell table:number-columns-repeated="2"/>
        </table:table-row>
        <table:table-row table:style-name="ro1">
          <table:table-cell office:value-type="float" office:value="0.54476514179" calcext:value-type="float">
            <text:p>0.54476514179</text:p>
          </table:table-cell>
          <table:table-cell office:value-type="float" office:value="3.7645508203" calcext:value-type="float">
            <text:p>3.7645508203</text:p>
          </table:table-cell>
          <table:table-cell office:value-type="float" office:value="-2.560065979" calcext:value-type="float">
            <text:p>-2.560065979</text:p>
          </table:table-cell>
          <table:table-cell office:value-type="float" office:value="-14.246634492" calcext:value-type="float">
            <text:p>-14.246634492</text:p>
          </table:table-cell>
          <table:table-cell office:value-type="float" office:value="-13.778904498" calcext:value-type="float">
            <text:p>-13.778904498</text:p>
          </table:table-cell>
          <table:table-cell table:number-columns-repeated="2"/>
        </table:table-row>
        <table:table-row table:style-name="ro1">
          <table:table-cell office:value-type="float" office:value="0.54631635881" calcext:value-type="float">
            <text:p>0.54631635881</text:p>
          </table:table-cell>
          <table:table-cell office:value-type="float" office:value="3.7059793691" calcext:value-type="float">
            <text:p>3.7059793691</text:p>
          </table:table-cell>
          <table:table-cell office:value-type="float" office:value="-2.6153967393" calcext:value-type="float">
            <text:p>-2.6153967393</text:p>
          </table:table-cell>
          <table:table-cell office:value-type="float" office:value="-14.519023113" calcext:value-type="float">
            <text:p>-14.519023113</text:p>
          </table:table-cell>
          <table:table-cell office:value-type="float" office:value="-13.395903097" calcext:value-type="float">
            <text:p>-13.395903097</text:p>
          </table:table-cell>
          <table:table-cell table:number-columns-repeated="2"/>
        </table:table-row>
        <table:table-row table:style-name="ro1">
          <table:table-cell office:value-type="float" office:value="0.54801192413" calcext:value-type="float">
            <text:p>0.54801192413</text:p>
          </table:table-cell>
          <table:table-cell office:value-type="float" office:value="3.6407171397" calcext:value-type="float">
            <text:p>3.6407171397</text:p>
          </table:table-cell>
          <table:table-cell office:value-type="float" office:value="-2.6740765894" calcext:value-type="float">
            <text:p>-2.6740765894</text:p>
          </table:table-cell>
          <table:table-cell office:value-type="float" office:value="-14.803599624" calcext:value-type="float">
            <text:p>-14.803599624</text:p>
          </table:table-cell>
          <table:table-cell office:value-type="float" office:value="-12.97008998" calcext:value-type="float">
            <text:p>-12.97008998</text:p>
          </table:table-cell>
          <table:table-cell table:number-columns-repeated="2"/>
        </table:table-row>
        <table:table-row table:style-name="ro1">
          <table:table-cell office:value-type="float" office:value="0.54970748946" calcext:value-type="float">
            <text:p>0.54970748946</text:p>
          </table:table-cell>
          <table:table-cell office:value-type="float" office:value="3.5742192292" calcext:value-type="float">
            <text:p>3.5742192292</text:p>
          </table:table-cell>
          <table:table-cell office:value-type="float" office:value="-2.7308453396" calcext:value-type="float">
            <text:p>-2.7308453396</text:p>
          </table:table-cell>
          <table:table-cell office:value-type="float" office:value="-15.074232573" calcext:value-type="float">
            <text:p>-15.074232573</text:p>
          </table:table-cell>
          <table:table-cell office:value-type="float" office:value="-12.537249692" calcext:value-type="float">
            <text:p>-12.537249692</text:p>
          </table:table-cell>
          <table:table-cell table:number-columns-repeated="2"/>
        </table:table-row>
        <table:table-row table:style-name="ro1">
          <table:table-cell office:value-type="float" office:value="0.55140305478" calcext:value-type="float">
            <text:p>0.55140305478</text:p>
          </table:table-cell>
          <table:table-cell office:value-type="float" office:value="3.5065481219" calcext:value-type="float">
            <text:p>3.5065481219</text:p>
          </table:table-cell>
          <table:table-cell office:value-type="float" office:value="-2.7856727835" calcext:value-type="float">
            <text:p>-2.7856727835</text:p>
          </table:table-cell>
          <table:table-cell office:value-type="float" office:value="-15.330734031" calcext:value-type="float">
            <text:p>-15.330734031</text:p>
          </table:table-cell>
          <table:table-cell office:value-type="float" office:value="-12.097864139" calcext:value-type="float">
            <text:p>-12.097864139</text:p>
          </table:table-cell>
          <table:table-cell table:number-columns-repeated="2"/>
        </table:table-row>
        <table:table-row table:style-name="ro1">
          <table:table-cell office:value-type="float" office:value="0.5530986201" calcext:value-type="float">
            <text:p>0.5530986201</text:p>
          </table:table-cell>
          <table:table-cell office:value-type="float" office:value="3.4377670993" calcext:value-type="float">
            <text:p>3.4377670993</text:p>
          </table:table-cell>
          <table:table-cell office:value-type="float" office:value="-2.8385308703" calcext:value-type="float">
            <text:p>-2.8385308703</text:p>
          </table:table-cell>
          <table:table-cell office:value-type="float" office:value="-15.572933759" calcext:value-type="float">
            <text:p>-15.572933759</text:p>
          </table:table-cell>
          <table:table-cell office:value-type="float" office:value="-11.652419865" calcext:value-type="float">
            <text:p>-11.652419865</text:p>
          </table:table-cell>
          <table:table-cell table:number-columns-repeated="2"/>
        </table:table-row>
        <table:table-row table:style-name="ro1">
          <table:table-cell office:value-type="float" office:value="0.55482220859" calcext:value-type="float">
            <text:p>0.55482220859</text:p>
          </table:table-cell>
          <table:table-cell office:value-type="float" office:value="3.3667776922" calcext:value-type="float">
            <text:p>3.3667776922</text:p>
          </table:table-cell>
          <table:table-cell office:value-type="float" office:value="-2.8902174521" calcext:value-type="float">
            <text:p>-2.8902174521</text:p>
          </table:table-cell>
          <table:table-cell office:value-type="float" office:value="-15.804321094" calcext:value-type="float">
            <text:p>-15.804321094</text:p>
          </table:table-cell>
          <table:table-cell office:value-type="float" office:value="-11.193909386" calcext:value-type="float">
            <text:p>-11.193909386</text:p>
          </table:table-cell>
          <table:table-cell table:number-columns-repeated="2"/>
        </table:table-row>
        <table:table-row table:style-name="ro1">
          <table:table-cell office:value-type="float" office:value="0.55654579708" calcext:value-type="float">
            <text:p>0.55654579708</text:p>
          </table:table-cell>
          <table:table-cell office:value-type="float" office:value="3.294775427" calcext:value-type="float">
            <text:p>3.294775427</text:p>
          </table:table-cell>
          <table:table-cell office:value-type="float" office:value="-2.9398174476" calcext:value-type="float">
            <text:p>-2.9398174476</text:p>
          </table:table-cell>
          <table:table-cell office:value-type="float" office:value="-16.020631239" calcext:value-type="float">
            <text:p>-16.020631239</text:p>
          </table:table-cell>
          <table:table-cell office:value-type="float" office:value="-10.730163871" calcext:value-type="float">
            <text:p>-10.730163871</text:p>
          </table:table-cell>
          <table:table-cell table:number-columns-repeated="2"/>
        </table:table-row>
        <table:table-row table:style-name="ro1">
          <table:table-cell office:value-type="float" office:value="0.55826938557" calcext:value-type="float">
            <text:p>0.55826938557</text:p>
          </table:table-cell>
          <table:table-cell office:value-type="float" office:value="3.2218288016" calcext:value-type="float">
            <text:p>3.2218288016</text:p>
          </table:table-cell>
          <table:table-cell office:value-type="float" office:value="-2.9873083497" calcext:value-type="float">
            <text:p>-2.9873083497</text:p>
          </table:table-cell>
          <table:table-cell office:value-type="float" office:value="-16.221741931" calcext:value-type="float">
            <text:p>-16.221741931</text:p>
          </table:table-cell>
          <table:table-cell office:value-type="float" office:value="-10.261704724" calcext:value-type="float">
            <text:p>-10.261704724</text:p>
          </table:table-cell>
          <table:table-cell table:number-columns-repeated="2"/>
        </table:table-row>
        <table:table-row table:style-name="ro1">
          <table:table-cell office:value-type="float" office:value="0.55999297406" calcext:value-type="float">
            <text:p>0.55999297406</text:p>
          </table:table-cell>
          <table:table-cell office:value-type="float" office:value="3.1480068243" calcext:value-type="float">
            <text:p>3.1480068243</text:p>
          </table:table-cell>
          <table:table-cell office:value-type="float" office:value="-3.0326700151" calcext:value-type="float">
            <text:p>-3.0326700151</text:p>
          </table:table-cell>
          <table:table-cell office:value-type="float" office:value="-16.407549928" calcext:value-type="float">
            <text:p>-16.407549928</text:p>
          </table:table-cell>
          <table:table-cell office:value-type="float" office:value="-9.7890553582" calcext:value-type="float">
            <text:p>-9.7890553582</text:p>
          </table:table-cell>
          <table:table-cell table:number-columns-repeated="2"/>
        </table:table-row>
        <table:table-row table:style-name="ro1">
          <table:table-cell office:value-type="float" office:value="0.56160298069" calcext:value-type="float">
            <text:p>0.56160298069</text:p>
          </table:table-cell>
          <table:table-cell office:value-type="float" office:value="3.0783202199" calcext:value-type="float">
            <text:p>3.0783202199</text:p>
          </table:table-cell>
          <table:table-cell office:value-type="float" office:value="-3.0731032898" calcext:value-type="float">
            <text:p>-3.0731032898</text:p>
          </table:table-cell>
          <table:table-cell office:value-type="float" office:value="-16.567215467" calcext:value-type="float">
            <text:p>-16.567215467</text:p>
          </table:table-cell>
          <table:table-cell office:value-type="float" office:value="-9.3442313433" calcext:value-type="float">
            <text:p>-9.3442313433</text:p>
          </table:table-cell>
          <table:table-cell table:number-columns-repeated="2"/>
        </table:table-row>
        <table:table-row table:style-name="ro1">
          <table:table-cell office:value-type="float" office:value="0.56321298731" calcext:value-type="float">
            <text:p>0.56321298731</text:p>
          </table:table-cell>
          <table:table-cell office:value-type="float" office:value="3.00798728" calcext:value-type="float">
            <text:p>3.00798728</text:p>
          </table:table-cell>
          <table:table-cell office:value-type="float" office:value="-3.1116505667" calcext:value-type="float">
            <text:p>-3.1116505667</text:p>
          </table:table-cell>
          <table:table-cell office:value-type="float" office:value="-16.713401264" calcext:value-type="float">
            <text:p>-16.713401264</text:p>
          </table:table-cell>
          <table:table-cell office:value-type="float" office:value="-8.8966371823" calcext:value-type="float">
            <text:p>-8.8966371823</text:p>
          </table:table-cell>
          <table:table-cell table:number-columns-repeated="2"/>
        </table:table-row>
        <table:table-row table:style-name="ro1">
          <table:table-cell office:value-type="float" office:value="0.56482299393" calcext:value-type="float">
            <text:p>0.56482299393</text:p>
          </table:table-cell>
          <table:table-cell office:value-type="float" office:value="2.9370650613" calcext:value-type="float">
            <text:p>2.9370650613</text:p>
          </table:table-cell>
          <table:table-cell office:value-type="float" office:value="-3.1483010427" calcext:value-type="float">
            <text:p>-3.1483010427</text:p>
          </table:table-cell>
          <table:table-cell office:value-type="float" office:value="-16.846067892" calcext:value-type="float">
            <text:p>-16.846067892</text:p>
          </table:table-cell>
          <table:table-cell office:value-type="float" office:value="-8.4467009114" calcext:value-type="float">
            <text:p>-8.4467009114</text:p>
          </table:table-cell>
          <table:table-cell table:number-columns-repeated="2"/>
        </table:table-row>
        <table:table-row table:style-name="ro1">
          <table:table-cell office:value-type="float" office:value="0.56643300056" calcext:value-type="float">
            <text:p>0.56643300056</text:p>
          </table:table-cell>
          <table:table-cell office:value-type="float" office:value="2.8656107568" calcext:value-type="float">
            <text:p>2.8656107568</text:p>
          </table:table-cell>
          <table:table-cell office:value-type="float" office:value="-3.1830457228" calcext:value-type="float">
            <text:p>-3.1830457228</text:p>
          </table:table-cell>
          <table:table-cell office:value-type="float" office:value="-16.965190163" calcext:value-type="float">
            <text:p>-16.965190163</text:p>
          </table:table-cell>
          <table:table-cell office:value-type="float" office:value="-7.9948499899" calcext:value-type="float">
            <text:p>-7.9948499899</text:p>
          </table:table-cell>
          <table:table-cell table:number-columns-repeated="2"/>
        </table:table-row>
        <table:table-row table:style-name="ro1">
          <table:table-cell office:value-type="float" office:value="0.56798311269" calcext:value-type="float">
            <text:p>0.56798311269</text:p>
          </table:table-cell>
          <table:table-cell office:value-type="float" office:value="2.7963653363" calcext:value-type="float">
            <text:p>2.7963653363</text:p>
          </table:table-cell>
          <table:table-cell office:value-type="float" office:value="-3.2146903594" calcext:value-type="float">
            <text:p>-3.2146903594</text:p>
          </table:table-cell>
          <table:table-cell office:value-type="float" office:value="-17.067072565" calcext:value-type="float">
            <text:p>-17.067072565</text:p>
          </table:table-cell>
          <table:table-cell office:value-type="float" office:value="-7.5583973623" calcext:value-type="float">
            <text:p>-7.5583973623</text:p>
          </table:table-cell>
          <table:table-cell table:number-columns-repeated="2"/>
        </table:table-row>
        <table:table-row table:style-name="ro1">
          <table:table-cell office:value-type="float" office:value="0.56953322482" calcext:value-type="float">
            <text:p>0.56953322482</text:p>
          </table:table-cell>
          <table:table-cell office:value-type="float" office:value="2.7267309067" calcext:value-type="float">
            <text:p>2.7267309067</text:p>
          </table:table-cell>
          <table:table-cell office:value-type="float" office:value="-3.2445568424" calcext:value-type="float">
            <text:p>-3.2445568424</text:p>
          </table:table-cell>
          <table:table-cell office:value-type="float" office:value="-17.156391708" calcext:value-type="float">
            <text:p>-17.156391708</text:p>
          </table:table-cell>
          <table:table-cell office:value-type="float" office:value="-7.1209444163" calcext:value-type="float">
            <text:p>-7.1209444163</text:p>
          </table:table-cell>
          <table:table-cell table:number-columns-repeated="2"/>
        </table:table-row>
        <table:table-row table:style-name="ro1">
          <table:table-cell office:value-type="float" office:value="0.57108333695" calcext:value-type="float">
            <text:p>0.57108333695</text:p>
          </table:table-cell>
          <table:table-cell office:value-type="float" office:value="2.6567585628" calcext:value-type="float">
            <text:p>2.6567585628</text:p>
          </table:table-cell>
          <table:table-cell office:value-type="float" office:value="-3.2726418697" calcext:value-type="float">
            <text:p>-3.2726418697</text:p>
          </table:table-cell>
          <table:table-cell office:value-type="float" office:value="-17.233161926" calcext:value-type="float">
            <text:p>-17.233161926</text:p>
          </table:table-cell>
          <table:table-cell office:value-type="float" office:value="-6.6828686275" calcext:value-type="float">
            <text:p>-6.6828686275</text:p>
          </table:table-cell>
          <table:table-cell table:number-columns-repeated="2"/>
        </table:table-row>
        <table:table-row table:style-name="ro1">
          <table:table-cell office:value-type="float" office:value="0.57263344908" calcext:value-type="float">
            <text:p>0.57263344908</text:p>
          </table:table-cell>
          <table:table-cell office:value-type="float" office:value="2.5864993173" calcext:value-type="float">
            <text:p>2.5864993173</text:p>
          </table:table-cell>
          <table:table-cell office:value-type="float" office:value="-3.2989436709" calcext:value-type="float">
            <text:p>-3.2989436709</text:p>
          </table:table-cell>
          <table:table-cell office:value-type="float" office:value="-17.297409344" calcext:value-type="float">
            <text:p>-17.297409344</text:p>
          </table:table-cell>
          <table:table-cell office:value-type="float" office:value="-6.2445453605" calcext:value-type="float">
            <text:p>-6.2445453605</text:p>
          </table:table-cell>
          <table:table-cell table:number-columns-repeated="2"/>
        </table:table-row>
        <table:table-row table:style-name="ro1">
          <table:table-cell office:value-type="float" office:value="0.57415708226" calcext:value-type="float">
            <text:p>0.57415708226</text:p>
          </table:table-cell>
          <table:table-cell office:value-type="float" office:value="2.5172099527" calcext:value-type="float">
            <text:p>2.5172099527</text:p>
          </table:table-cell>
          <table:table-cell office:value-type="float" office:value="-3.3230581456" calcext:value-type="float">
            <text:p>-3.3230581456</text:p>
          </table:table-cell>
          <table:table-cell office:value-type="float" office:value="-17.3483921" calcext:value-type="float">
            <text:p>-17.3483921</text:p>
          </table:table-cell>
          <table:table-cell office:value-type="float" office:value="-5.8138296855" calcext:value-type="float">
            <text:p>-5.8138296855</text:p>
          </table:table-cell>
          <table:table-cell table:number-columns-repeated="2"/>
        </table:table-row>
        <table:table-row table:style-name="ro1">
          <table:table-cell office:value-type="float" office:value="0.57568071544" calcext:value-type="float">
            <text:p>0.57568071544</text:p>
          </table:table-cell>
          <table:table-cell office:value-type="float" office:value="2.4477407231" calcext:value-type="float">
            <text:p>2.4477407231</text:p>
          </table:table-cell>
          <table:table-cell office:value-type="float" office:value="-3.3454507419" calcext:value-type="float">
            <text:p>-3.3454507419</text:p>
          </table:table-cell>
          <table:table-cell office:value-type="float" office:value="-17.387359415" calcext:value-type="float">
            <text:p>-17.387359415</text:p>
          </table:table-cell>
          <table:table-cell office:value-type="float" office:value="-5.3835866242" calcext:value-type="float">
            <text:p>-5.3835866242</text:p>
          </table:table-cell>
          <table:table-cell table:number-columns-repeated="2"/>
        </table:table-row>
        <table:table-row table:style-name="ro1">
          <table:table-cell office:value-type="float" office:value="0.57720434862" calcext:value-type="float">
            <text:p>0.57720434862</text:p>
          </table:table-cell>
          <table:table-cell office:value-type="float" office:value="2.3781395733" calcext:value-type="float">
            <text:p>2.3781395733</text:p>
          </table:table-cell>
          <table:table-cell office:value-type="float" office:value="-3.3661240476" calcext:value-type="float">
            <text:p>-3.3661240476</text:p>
          </table:table-cell>
          <table:table-cell office:value-type="float" office:value="-17.414368558" calcext:value-type="float">
            <text:p>-17.414368558</text:p>
          </table:table-cell>
          <table:table-cell office:value-type="float" office:value="-4.9541645857" calcext:value-type="float">
            <text:p>-4.9541645857</text:p>
          </table:table-cell>
          <table:table-cell table:number-columns-repeated="2"/>
        </table:table-row>
        <table:table-row table:style-name="ro1">
          <table:table-cell office:value-type="float" office:value="0.5787279818" calcext:value-type="float">
            <text:p>0.5787279818</text:p>
          </table:table-cell>
          <table:table-cell office:value-type="float" office:value="2.3084541982" calcext:value-type="float">
            <text:p>2.3084541982</text:p>
          </table:table-cell>
          <table:table-cell office:value-type="float" office:value="-3.3850820373" calcext:value-type="float">
            <text:p>-3.3850820373</text:p>
          </table:table-cell>
          <table:table-cell office:value-type="float" office:value="-17.429487215" calcext:value-type="float">
            <text:p>-17.429487215</text:p>
          </table:table-cell>
          <table:table-cell office:value-type="float" office:value="-4.5259086604" calcext:value-type="float">
            <text:p>-4.5259086604</text:p>
          </table:table-cell>
          <table:table-cell table:number-columns-repeated="2"/>
        </table:table-row>
        <table:table-row table:style-name="ro1">
          <table:table-cell office:value-type="float" office:value="0.58024193482" calcext:value-type="float">
            <text:p>0.58024193482</text:p>
          </table:table-cell>
          <table:table-cell office:value-type="float" office:value="2.2391749911" calcext:value-type="float">
            <text:p>2.2391749911</text:p>
          </table:table-cell>
          <table:table-cell office:value-type="float" office:value="-3.402225861" calcext:value-type="float">
            <text:p>-3.402225861</text:p>
          </table:table-cell>
          <table:table-cell office:value-type="float" office:value="-17.43280942" calcext:value-type="float">
            <text:p>-17.43280942</text:p>
          </table:table-cell>
          <table:table-cell office:value-type="float" office:value="-4.1018661391" calcext:value-type="float">
            <text:p>-4.1018661391</text:p>
          </table:table-cell>
          <table:table-cell table:number-columns-repeated="2"/>
        </table:table-row>
        <table:table-row table:style-name="ro1">
          <table:table-cell office:value-type="float" office:value="0.58175588784" calcext:value-type="float">
            <text:p>0.58175588784</text:p>
          </table:table-cell>
          <table:table-cell office:value-type="float" office:value="2.1699056164" calcext:value-type="float">
            <text:p>2.1699056164</text:p>
          </table:table-cell>
          <table:table-cell office:value-type="float" office:value="-3.4176879505" calcext:value-type="float">
            <text:p>-3.4176879505</text:p>
          </table:table-cell>
          <table:table-cell office:value-type="float" office:value="-17.424554979" calcext:value-type="float">
            <text:p>-17.424554979</text:p>
          </table:table-cell>
          <table:table-cell office:value-type="float" office:value="-3.6796432814" calcext:value-type="float">
            <text:p>-3.6796432814</text:p>
          </table:table-cell>
          <table:table-cell table:number-columns-repeated="2"/>
        </table:table-row>
        <table:table-row table:style-name="ro1">
          <table:table-cell office:value-type="float" office:value="0.58326984085" calcext:value-type="float">
            <text:p>0.58326984085</text:p>
          </table:table-cell>
          <table:table-cell office:value-type="float" office:value="2.1006918936" calcext:value-type="float">
            <text:p>2.1006918936</text:p>
          </table:table-cell>
          <table:table-cell office:value-type="float" office:value="-3.4314761882" calcext:value-type="float">
            <text:p>-3.4314761882</text:p>
          </table:table-cell>
          <table:table-cell office:value-type="float" office:value="-17.404819789" calcext:value-type="float">
            <text:p>-17.404819789</text:p>
          </table:table-cell>
          <table:table-cell office:value-type="float" office:value="-3.2595671048" calcext:value-type="float">
            <text:p>-3.2595671048</text:p>
          </table:table-cell>
          <table:table-cell table:number-columns-repeated="2"/>
        </table:table-row>
        <table:table-row table:style-name="ro1">
          <table:table-cell office:value-type="float" office:value="0.58478379387" calcext:value-type="float">
            <text:p>0.58478379387</text:p>
          </table:table-cell>
          <table:table-cell office:value-type="float" office:value="2.0315792424" calcext:value-type="float">
            <text:p>2.0315792424</text:p>
          </table:table-cell>
          <table:table-cell office:value-type="float" office:value="-3.4435997475" calcext:value-type="float">
            <text:p>-3.4435997475</text:p>
          </table:table-cell>
          <table:table-cell office:value-type="float" office:value="-17.373709172" calcext:value-type="float">
            <text:p>-17.373709172</text:p>
          </table:table-cell>
          <table:table-cell office:value-type="float" office:value="-2.8419602256" calcext:value-type="float">
            <text:p>-2.8419602256</text:p>
          </table:table-cell>
          <table:table-cell table:number-columns-repeated="2"/>
        </table:table-row>
        <table:table-row table:style-name="ro1">
          <table:table-cell office:value-type="float" office:value="0.58629998882" calcext:value-type="float">
            <text:p>0.58629998882</text:p>
          </table:table-cell>
          <table:table-cell office:value-type="float" office:value="1.9625106495" calcext:value-type="float">
            <text:p>1.9625106495</text:p>
          </table:table-cell>
          <table:table-cell office:value-type="float" office:value="-3.4540833584" calcext:value-type="float">
            <text:p>-3.4540833584</text:p>
          </table:table-cell>
          <table:table-cell office:value-type="float" office:value="-17.331266648" calcext:value-type="float">
            <text:p>-17.331266648</text:p>
          </table:table-cell>
          <table:table-cell office:value-type="float" office:value="-2.4265285487" calcext:value-type="float">
            <text:p>-2.4265285487</text:p>
          </table:table-cell>
          <table:table-cell table:number-columns-repeated="2"/>
        </table:table-row>
        <table:table-row table:style-name="ro1">
          <table:table-cell office:value-type="float" office:value="0.58781618376" calcext:value-type="float">
            <text:p>0.58781618376</text:p>
          </table:table-cell>
          <table:table-cell office:value-type="float" office:value="1.8936332557" calcext:value-type="float">
            <text:p>1.8936332557</text:p>
          </table:table-cell>
          <table:table-cell office:value-type="float" office:value="-3.4629195904" calcext:value-type="float">
            <text:p>-3.4629195904</text:p>
          </table:table-cell>
          <table:table-cell office:value-type="float" office:value="-17.277654007" calcext:value-type="float">
            <text:p>-17.277654007</text:p>
          </table:table-cell>
          <table:table-cell office:value-type="float" office:value="-2.014206819" calcext:value-type="float">
            <text:p>-2.014206819</text:p>
          </table:table-cell>
          <table:table-cell table:number-columns-repeated="2"/>
        </table:table-row>
        <table:table-row table:style-name="ro1">
          <table:table-cell office:value-type="float" office:value="0.58933237871" calcext:value-type="float">
            <text:p>0.58933237871</text:p>
          </table:table-cell>
          <table:table-cell office:value-type="float" office:value="1.8249912564" calcext:value-type="float">
            <text:p>1.8249912564</text:p>
          </table:table-cell>
          <table:table-cell office:value-type="float" office:value="-3.4701214379" calcext:value-type="float">
            <text:p>-3.4701214379</text:p>
          </table:table-cell>
          <table:table-cell office:value-type="float" office:value="-17.21300421" calcext:value-type="float">
            <text:p>-17.21300421</text:p>
          </table:table-cell>
          <table:table-cell office:value-type="float" office:value="-1.6053042344" calcext:value-type="float">
            <text:p>-1.6053042344</text:p>
          </table:table-cell>
          <table:table-cell table:number-columns-repeated="2"/>
        </table:table-row>
        <table:table-row table:style-name="ro1">
          <table:table-cell office:value-type="float" office:value="0.59084857365" calcext:value-type="float">
            <text:p>0.59084857365</text:p>
          </table:table-cell>
          <table:table-cell office:value-type="float" office:value="1.7566283006" calcext:value-type="float">
            <text:p>1.7566283006</text:p>
          </table:table-cell>
          <table:table-cell office:value-type="float" office:value="-3.475703115" calcext:value-type="float">
            <text:p>-3.475703115</text:p>
          </table:table-cell>
          <table:table-cell office:value-type="float" office:value="-17.137458843" calcext:value-type="float">
            <text:p>-17.137458843</text:p>
          </table:table-cell>
          <table:table-cell office:value-type="float" office:value="-1.2001245435" calcext:value-type="float">
            <text:p>-1.2001245435</text:p>
          </table:table-cell>
          <table:table-cell table:number-columns-repeated="2"/>
        </table:table-row>
        <table:table-row table:style-name="ro1">
          <table:table-cell office:value-type="float" office:value="0.59237751847" calcext:value-type="float">
            <text:p>0.59237751847</text:p>
          </table:table-cell>
          <table:table-cell office:value-type="float" office:value="1.688016782" calcext:value-type="float">
            <text:p>1.688016782</text:p>
          </table:table-cell>
          <table:table-cell office:value-type="float" office:value="-3.4797067197" calcext:value-type="float">
            <text:p>-3.4797067197</text:p>
          </table:table-cell>
          <table:table-cell office:value-type="float" office:value="-17.050397156" calcext:value-type="float">
            <text:p>-17.050397156</text:p>
          </table:table-cell>
          <table:table-cell office:value-type="float" office:value="-0.79561031734" calcext:value-type="float">
            <text:p>-0.79561031734</text:p>
          </table:table-cell>
          <table:table-cell table:number-columns-repeated="2"/>
        </table:table-row>
        <table:table-row table:style-name="ro1">
          <table:table-cell office:value-type="float" office:value="0.59390646329" calcext:value-type="float">
            <text:p>0.59390646329</text:p>
          </table:table-cell>
          <table:table-cell office:value-type="float" office:value="1.6197763522" calcext:value-type="float">
            <text:p>1.6197763522</text:p>
          </table:table-cell>
          <table:table-cell office:value-type="float" office:value="-3.4820954817" calcext:value-type="float">
            <text:p>-3.4820954817</text:p>
          </table:table-cell>
          <table:table-cell office:value-type="float" office:value="-16.952570647" calcext:value-type="float">
            <text:p>-16.952570647</text:p>
          </table:table-cell>
          <table:table-cell office:value-type="float" office:value="-0.39548455448" calcext:value-type="float">
            <text:p>-0.39548455448</text:p>
          </table:table-cell>
          <table:table-cell table:number-columns-repeated="2"/>
        </table:table-row>
        <table:table-row table:style-name="ro1">
          <table:table-cell office:value-type="float" office:value="0.59543540811" calcext:value-type="float">
            <text:p>0.59543540811</text:p>
          </table:table-cell>
          <table:table-cell office:value-type="float" office:value="1.5519498763" calcext:value-type="float">
            <text:p>1.5519498763</text:p>
          </table:table-cell>
          <table:table-cell office:value-type="float" office:value="-3.4828876041" calcext:value-type="float">
            <text:p>-3.4828876041</text:p>
          </table:table-cell>
          <table:table-cell office:value-type="float" office:value="-16.844149702" calcext:value-type="float">
            <text:p>-16.844149702</text:p>
          </table:table-cell>
          <table:table-cell office:value-type="float" office:value="-0.000040499734754" calcext:value-type="float">
            <text:p>-4.0499734754E-05</text:p>
          </table:table-cell>
          <table:table-cell table:number-columns-repeated="2"/>
        </table:table-row>
        <table:table-row table:style-name="ro1">
          <table:table-cell office:value-type="float" office:value="0.59696435293" calcext:value-type="float">
            <text:p>0.59696435293</text:p>
          </table:table-cell>
          <table:table-cell office:value-type="float" office:value="1.4845795196" calcext:value-type="float">
            <text:p>1.4845795196</text:p>
          </table:table-cell>
          <table:table-cell office:value-type="float" office:value="-3.4821024541" calcext:value-type="float">
            <text:p>-3.4821024541</text:p>
          </table:table-cell>
          <table:table-cell office:value-type="float" office:value="-16.725312643" calcext:value-type="float">
            <text:p>-16.725312643</text:p>
          </table:table-cell>
          <table:table-cell office:value-type="float" office:value="0.39043513575" calcext:value-type="float">
            <text:p>0.39043513575</text:p>
          </table:table-cell>
          <table:table-cell table:number-columns-repeated="2"/>
        </table:table-row>
        <table:table-row table:style-name="ro1">
          <table:table-cell office:value-type="float" office:value="0.59851718428" calcext:value-type="float">
            <text:p>0.59851718428</text:p>
          </table:table-cell>
          <table:table-cell office:value-type="float" office:value="1.4166661376" calcext:value-type="float">
            <text:p>1.4166661376</text:p>
          </table:table-cell>
          <table:table-cell office:value-type="float" office:value="-3.4797117135" calcext:value-type="float">
            <text:p>-3.4797117135</text:p>
          </table:table-cell>
          <table:table-cell office:value-type="float" office:value="-16.59414894" calcext:value-type="float">
            <text:p>-16.59414894</text:p>
          </table:table-cell>
          <table:table-cell office:value-type="float" office:value="0.78163761741" calcext:value-type="float">
            <text:p>0.78163761741</text:p>
          </table:table-cell>
          <table:table-cell table:number-columns-repeated="2"/>
        </table:table-row>
        <table:table-row table:style-name="ro1">
          <table:table-cell office:value-type="float" office:value="0.60007001563" calcext:value-type="float">
            <text:p>0.60007001563</text:p>
          </table:table-cell>
          <table:table-cell office:value-type="float" office:value="1.3493085816" calcext:value-type="float">
            <text:p>1.3493085816</text:p>
          </table:table-cell>
          <table:table-cell office:value-type="float" office:value="-3.4757378417" calcext:value-type="float">
            <text:p>-3.4757378417</text:p>
          </table:table-cell>
          <table:table-cell office:value-type="float" office:value="-16.452635698" calcext:value-type="float">
            <text:p>-16.452635698</text:p>
          </table:table-cell>
          <table:table-cell office:value-type="float" office:value="1.1671404272" calcext:value-type="float">
            <text:p>1.1671404272</text:p>
          </table:table-cell>
          <table:table-cell table:number-columns-repeated="2"/>
        </table:table-row>
        <table:table-row table:style-name="ro1">
          <table:table-cell office:value-type="float" office:value="0.60162284697" calcext:value-type="float">
            <text:p>0.60162284697</text:p>
          </table:table-cell>
          <table:table-cell office:value-type="float" office:value="1.2825486119" calcext:value-type="float">
            <text:p>1.2825486119</text:p>
          </table:table-cell>
          <table:table-cell office:value-type="float" office:value="-3.470204641" calcext:value-type="float">
            <text:p>-3.470204641</text:p>
          </table:table-cell>
          <table:table-cell office:value-type="float" office:value="-16.300983179" calcext:value-type="float">
            <text:p>-16.300983179</text:p>
          </table:table-cell>
          <table:table-cell office:value-type="float" office:value="1.5466651271" calcext:value-type="float">
            <text:p>1.5466651271</text:p>
          </table:table-cell>
          <table:table-cell table:number-columns-repeated="2"/>
        </table:table-row>
        <table:table-row table:style-name="ro1">
          <table:table-cell office:value-type="float" office:value="0.60317567832" calcext:value-type="float">
            <text:p>0.60317567832</text:p>
          </table:table-cell>
          <table:table-cell office:value-type="float" office:value="1.2164271173" calcext:value-type="float">
            <text:p>1.2164271173</text:p>
          </table:table-cell>
          <table:table-cell office:value-type="float" office:value="-3.4631370332" calcext:value-type="float">
            <text:p>-3.4631370332</text:p>
          </table:table-cell>
          <table:table-cell office:value-type="float" office:value="-16.139408943" calcext:value-type="float">
            <text:p>-16.139408943</text:p>
          </table:table-cell>
          <table:table-cell office:value-type="float" office:value="1.9199410158" calcext:value-type="float">
            <text:p>1.9199410158</text:p>
          </table:table-cell>
          <table:table-cell table:number-columns-repeated="2"/>
        </table:table-row>
        <table:table-row table:style-name="ro1">
          <table:table-cell office:value-type="float" office:value="0.60476672901" calcext:value-type="float">
            <text:p>0.60476672901</text:p>
          </table:table-cell>
          <table:table-cell office:value-type="float" office:value="1.1493822478" calcext:value-type="float">
            <text:p>1.1493822478</text:p>
          </table:table-cell>
          <table:table-cell office:value-type="float" office:value="-3.4543311597" calcext:value-type="float">
            <text:p>-3.4543311597</text:p>
          </table:table-cell>
          <table:table-cell office:value-type="float" office:value="-15.963801814" calcext:value-type="float">
            <text:p>-15.963801814</text:p>
          </table:table-cell>
          <table:table-cell office:value-type="float" office:value="2.2956480481" calcext:value-type="float">
            <text:p>2.2956480481</text:p>
          </table:table-cell>
          <table:table-cell table:number-columns-repeated="2"/>
        </table:table-row>
        <table:table-row table:style-name="ro1">
          <table:table-cell office:value-type="float" office:value="0.6063577797" calcext:value-type="float">
            <text:p>0.6063577797</text:p>
          </table:table-cell>
          <table:table-cell office:value-type="float" office:value="1.0830916504" calcext:value-type="float">
            <text:p>1.0830916504</text:p>
          </table:table-cell>
          <table:table-cell office:value-type="float" office:value="-3.4439708581" calcext:value-type="float">
            <text:p>-3.4439708581</text:p>
          </table:table-cell>
          <table:table-cell office:value-type="float" office:value="-15.778263256" calcext:value-type="float">
            <text:p>-15.778263256</text:p>
          </table:table-cell>
          <table:table-cell office:value-type="float" office:value="2.6642451069" calcext:value-type="float">
            <text:p>2.6642451069</text:p>
          </table:table-cell>
          <table:table-cell table:number-columns-repeated="2"/>
        </table:table-row>
        <table:table-row table:style-name="ro1">
          <table:table-cell office:value-type="float" office:value="0.60794883039" calcext:value-type="float">
            <text:p>0.60794883039</text:p>
          </table:table-cell>
          <table:table-cell office:value-type="float" office:value="1.0175962716" calcext:value-type="float">
            <text:p>1.0175962716</text:p>
          </table:table-cell>
          <table:table-cell office:value-type="float" office:value="-3.432086379" calcext:value-type="float">
            <text:p>-3.432086379</text:p>
          </table:table-cell>
          <table:table-cell office:value-type="float" office:value="-15.583049187" calcext:value-type="float">
            <text:p>-15.583049187</text:p>
          </table:table-cell>
          <table:table-cell office:value-type="float" office:value="3.0254673456" calcext:value-type="float">
            <text:p>3.0254673456</text:p>
          </table:table-cell>
          <table:table-cell table:number-columns-repeated="2"/>
        </table:table-row>
        <table:table-row table:style-name="ro1">
          <table:table-cell office:value-type="float" office:value="0.60953988109" calcext:value-type="float">
            <text:p>0.60953988109</text:p>
          </table:table-cell>
          <table:table-cell office:value-type="float" office:value="0.95293597536" calcext:value-type="float">
            <text:p>0.95293597536</text:p>
          </table:table-cell>
          <table:table-cell office:value-type="float" office:value="-3.4187090598" calcext:value-type="float">
            <text:p>-3.4187090598</text:p>
          </table:table-cell>
          <table:table-cell office:value-type="float" office:value="-15.37842224" calcext:value-type="float">
            <text:p>-15.37842224</text:p>
          </table:table-cell>
          <table:table-cell office:value-type="float" office:value="3.379059119" calcext:value-type="float">
            <text:p>3.379059119</text:p>
          </table:table-cell>
          <table:table-cell table:number-columns-repeated="2"/>
        </table:table-row>
        <table:table-row table:style-name="ro1">
          <table:table-cell office:value-type="float" office:value="0.61119347721" calcext:value-type="float">
            <text:p>0.61119347721</text:p>
          </table:table-cell>
          <table:table-cell office:value-type="float" office:value="0.88666039878" calcext:value-type="float">
            <text:p>0.88666039878</text:p>
          </table:table-cell>
          <table:table-cell office:value-type="float" office:value="-3.403258631" calcext:value-type="float">
            <text:p>-3.403258631</text:p>
          </table:table-cell>
          <table:table-cell office:value-type="float" office:value="-15.15606496" calcext:value-type="float">
            <text:p>-15.15606496</text:p>
          </table:table-cell>
          <table:table-cell office:value-type="float" office:value="3.7382002087" calcext:value-type="float">
            <text:p>3.7382002087</text:p>
          </table:table-cell>
          <table:table-cell table:number-columns-repeated="2"/>
        </table:table-row>
        <table:table-row table:style-name="ro1">
          <table:table-cell office:value-type="float" office:value="0.61284707334" calcext:value-type="float">
            <text:p>0.61284707334</text:p>
          </table:table-cell>
          <table:table-cell office:value-type="float" office:value="0.82137091097" calcext:value-type="float">
            <text:p>0.82137091097</text:p>
          </table:table-cell>
          <table:table-cell office:value-type="float" office:value="-3.3862681929" calcext:value-type="float">
            <text:p>-3.3862681929</text:p>
          </table:table-cell>
          <table:table-cell office:value-type="float" office:value="-14.924139767" calcext:value-type="float">
            <text:p>-14.924139767</text:p>
          </table:table-cell>
          <table:table-cell office:value-type="float" office:value="4.0885674505" calcext:value-type="float">
            <text:p>4.0885674505</text:p>
          </table:table-cell>
          <table:table-cell table:number-columns-repeated="2"/>
        </table:table-row>
        <table:table-row table:style-name="ro1">
          <table:table-cell office:value-type="float" office:value="0.61450066947" calcext:value-type="float">
            <text:p>0.61450066947</text:p>
          </table:table-cell>
          <table:table-cell office:value-type="float" office:value="0.75710836081" calcext:value-type="float">
            <text:p>0.75710836081</text:p>
          </table:table-cell>
          <table:table-cell office:value-type="float" office:value="-3.3677763855" calcext:value-type="float">
            <text:p>-3.3677763855</text:p>
          </table:table-cell>
          <table:table-cell office:value-type="float" office:value="-14.682962178" calcext:value-type="float">
            <text:p>-14.682962178</text:p>
          </table:table-cell>
          <table:table-cell office:value-type="float" office:value="4.4299063536" calcext:value-type="float">
            <text:p>4.4299063536</text:p>
          </table:table-cell>
          <table:table-cell table:number-columns-repeated="2"/>
        </table:table-row>
        <table:table-row table:style-name="ro1">
          <table:table-cell office:value-type="float" office:value="0.6161542656" calcext:value-type="float">
            <text:p>0.6161542656</text:p>
          </table:table-cell>
          <table:table-cell office:value-type="float" office:value="0.69391221412" calcext:value-type="float">
            <text:p>0.69391221412</text:p>
          </table:table-cell>
          <table:table-cell office:value-type="float" office:value="-3.3478229292" calcext:value-type="float">
            <text:p>-3.3478229292</text:p>
          </table:table-cell>
          <table:table-cell office:value-type="float" office:value="-14.432853916" calcext:value-type="float">
            <text:p>-14.432853916</text:p>
          </table:table-cell>
          <table:table-cell office:value-type="float" office:value="4.7619737259" calcext:value-type="float">
            <text:p>4.7619737259</text:p>
          </table:table-cell>
          <table:table-cell table:number-columns-repeated="2"/>
        </table:table-row>
        <table:table-row table:style-name="ro1">
          <table:table-cell office:value-type="float" office:value="0.61793896449" calcext:value-type="float">
            <text:p>0.61793896449</text:p>
          </table:table-cell>
          <table:table-cell office:value-type="float" office:value="0.62694603769" calcext:value-type="float">
            <text:p>0.62694603769</text:p>
          </table:table-cell>
          <table:table-cell office:value-type="float" office:value="-3.3246943856" calcext:value-type="float">
            <text:p>-3.3246943856</text:p>
          </table:table-cell>
          <table:table-cell office:value-type="float" office:value="-14.153272761" calcext:value-type="float">
            <text:p>-14.153272761</text:p>
          </table:table-cell>
          <table:table-cell office:value-type="float" office:value="5.1096985469" calcext:value-type="float">
            <text:p>5.1096985469</text:p>
          </table:table-cell>
          <table:table-cell table:number-columns-repeated="2"/>
        </table:table-row>
        <table:table-row table:style-name="ro1">
          <table:table-cell office:value-type="float" office:value="0.61972366338" calcext:value-type="float">
            <text:p>0.61972366338</text:p>
          </table:table-cell>
          <table:table-cell office:value-type="float" office:value="0.56131234562" calcext:value-type="float">
            <text:p>0.56131234562</text:p>
          </table:table-cell>
          <table:table-cell office:value-type="float" office:value="-3.2999632432" calcext:value-type="float">
            <text:p>-3.2999632432</text:p>
          </table:table-cell>
          <table:table-cell office:value-type="float" office:value="-13.864089139" calcext:value-type="float">
            <text:p>-13.864089139</text:p>
          </table:table-cell>
          <table:table-cell office:value-type="float" office:value="5.446077194" calcext:value-type="float">
            <text:p>5.446077194</text:p>
          </table:table-cell>
          <table:table-cell table:number-columns-repeated="2"/>
        </table:table-row>
        <table:table-row table:style-name="ro1">
          <table:table-cell office:value-type="float" office:value="0.62150836227" calcext:value-type="float">
            <text:p>0.62150836227</text:p>
          </table:table-cell>
          <table:table-cell office:value-type="float" office:value="0.49705512971" calcext:value-type="float">
            <text:p>0.49705512971</text:p>
          </table:table-cell>
          <table:table-cell office:value-type="float" office:value="-3.2736832724" calcext:value-type="float">
            <text:p>-3.2736832724</text:p>
          </table:table-cell>
          <table:table-cell office:value-type="float" office:value="-13.565728528" calcext:value-type="float">
            <text:p>-13.565728528</text:p>
          </table:table-cell>
          <table:table-cell office:value-type="float" office:value="5.7708489944" calcext:value-type="float">
            <text:p>5.7708489944</text:p>
          </table:table-cell>
          <table:table-cell table:number-columns-repeated="2"/>
        </table:table-row>
        <table:table-row table:style-name="ro1">
          <table:table-cell office:value-type="float" office:value="0.62329306116" calcext:value-type="float">
            <text:p>0.62329306116</text:p>
          </table:table-cell>
          <table:table-cell office:value-type="float" office:value="0.43421637413" calcext:value-type="float">
            <text:p>0.43421637413</text:p>
          </table:table-cell>
          <table:table-cell office:value-type="float" office:value="-3.2459094278" calcext:value-type="float">
            <text:p>-3.2459094278</text:p>
          </table:table-cell>
          <table:table-cell office:value-type="float" office:value="-13.258622514" calcext:value-type="float">
            <text:p>-13.258622514</text:p>
          </table:table-cell>
          <table:table-cell office:value-type="float" office:value="6.0837690618" calcext:value-type="float">
            <text:p>6.0837690618</text:p>
          </table:table-cell>
          <table:table-cell table:number-columns-repeated="2"/>
        </table:table-row>
        <table:table-row table:style-name="ro1">
          <table:table-cell office:value-type="float" office:value="0.62509102033" calcext:value-type="float">
            <text:p>0.62509102033</text:p>
          </table:table-cell>
          <table:table-cell office:value-type="float" office:value="0.37238552923" calcext:value-type="float">
            <text:p>0.37238552923</text:p>
          </table:table-cell>
          <table:table-cell office:value-type="float" office:value="-3.2164754989" calcext:value-type="float">
            <text:p>-3.2164754989</text:p>
          </table:table-cell>
          <table:table-cell office:value-type="float" office:value="-12.940834731" calcext:value-type="float">
            <text:p>-12.940834731</text:p>
          </table:table-cell>
          <table:table-cell office:value-type="float" office:value="6.3867978313" calcext:value-type="float">
            <text:p>6.3867978313</text:p>
          </table:table-cell>
          <table:table-cell table:number-columns-repeated="2"/>
        </table:table-row>
        <table:table-row table:style-name="ro1">
          <table:table-cell office:value-type="float" office:value="0.62688897951" calcext:value-type="float">
            <text:p>0.62688897951</text:p>
          </table:table-cell>
          <table:table-cell office:value-type="float" office:value="0.31207357903" calcext:value-type="float">
            <text:p>0.31207357903</text:p>
          </table:table-cell>
          <table:table-cell office:value-type="float" office:value="-3.1856407147" calcext:value-type="float">
            <text:p>-3.1856407147</text:p>
          </table:table-cell>
          <table:table-cell office:value-type="float" office:value="-12.615066804" calcext:value-type="float">
            <text:p>-12.615066804</text:p>
          </table:table-cell>
          <table:table-cell office:value-type="float" office:value="6.6773477951" calcext:value-type="float">
            <text:p>6.6773477951</text:p>
          </table:table-cell>
          <table:table-cell table:number-columns-repeated="2"/>
        </table:table-row>
        <table:table-row table:style-name="ro1">
          <table:table-cell office:value-type="float" office:value="0.62868693868" calcext:value-type="float">
            <text:p>0.62868693868</text:p>
          </table:table-cell>
          <table:table-cell office:value-type="float" office:value="0.25331711159" calcext:value-type="float">
            <text:p>0.25331711159</text:p>
          </table:table-cell>
          <table:table-cell office:value-type="float" office:value="-3.1534644515" calcext:value-type="float">
            <text:p>-3.1534644515</text:p>
          </table:table-cell>
          <table:table-cell office:value-type="float" office:value="-12.281775193" calcext:value-type="float">
            <text:p>-12.281775193</text:p>
          </table:table-cell>
          <table:table-cell office:value-type="float" office:value="6.9552174768" calcext:value-type="float">
            <text:p>6.9552174768</text:p>
          </table:table-cell>
          <table:table-cell table:number-columns-repeated="2"/>
        </table:table-row>
        <table:table-row table:style-name="ro1">
          <table:table-cell office:value-type="float" office:value="0.63048489785" calcext:value-type="float">
            <text:p>0.63048489785</text:p>
          </table:table-cell>
          <table:table-cell office:value-type="float" office:value="0.19615055142" calcext:value-type="float">
            <text:p>0.19615055142</text:p>
          </table:table-cell>
          <table:table-cell office:value-type="float" office:value="-3.1200069976" calcext:value-type="float">
            <text:p>-3.1200069976</text:p>
          </table:table-cell>
          <table:table-cell office:value-type="float" office:value="-11.94142025" calcext:value-type="float">
            <text:p>-11.94142025</text:p>
          </table:table-cell>
          <table:table-cell office:value-type="float" office:value="7.2202217879" calcext:value-type="float">
            <text:p>7.2202217879</text:p>
          </table:table-cell>
          <table:table-cell table:number-columns-repeated="2"/>
        </table:table-row>
        <table:table-row table:style-name="ro1">
          <table:table-cell office:value-type="float" office:value="0.63230310423" calcext:value-type="float">
            <text:p>0.63230310423</text:p>
          </table:table-cell>
          <table:table-cell office:value-type="float" office:value="0.13998999931" calcext:value-type="float">
            <text:p>0.13998999931</text:p>
          </table:table-cell>
          <table:table-cell office:value-type="float" office:value="-3.0849322595" calcext:value-type="float">
            <text:p>-3.0849322595</text:p>
          </table:table-cell>
          <table:table-cell office:value-type="float" office:value="-11.59052274" calcext:value-type="float">
            <text:p>-11.59052274</text:p>
          </table:table-cell>
          <table:table-cell office:value-type="float" office:value="7.4749546867" calcext:value-type="float">
            <text:p>7.4749546867</text:p>
          </table:table-cell>
          <table:table-cell table:number-columns-repeated="2"/>
        </table:table-row>
        <table:table-row table:style-name="ro1">
          <table:table-cell office:value-type="float" office:value="0.63412131061" calcext:value-type="float">
            <text:p>0.63412131061</text:p>
          </table:table-cell>
          <table:table-cell office:value-type="float" office:value="0.085519398619" calcext:value-type="float">
            <text:p>0.085519398619</text:p>
          </table:table-cell>
          <table:table-cell office:value-type="float" office:value="-3.0486738325" calcext:value-type="float">
            <text:p>-3.0486738325</text:p>
          </table:table-cell>
          <table:table-cell office:value-type="float" office:value="-11.233358495" calcext:value-type="float">
            <text:p>-11.233358495</text:p>
          </table:table-cell>
          <table:table-cell office:value-type="float" office:value="7.7162008165" calcext:value-type="float">
            <text:p>7.7162008165</text:p>
          </table:table-cell>
          <table:table-cell table:number-columns-repeated="2"/>
        </table:table-row>
        <table:table-row table:style-name="ro1">
          <table:table-cell office:value-type="float" office:value="0.63593951698" calcext:value-type="float">
            <text:p>0.63593951698</text:p>
          </table:table-cell>
          <table:table-cell office:value-type="float" office:value="0.032767503873" calcext:value-type="float">
            <text:p>0.032767503873</text:p>
          </table:table-cell>
          <table:table-cell office:value-type="float" office:value="-3.011296427" calcext:value-type="float">
            <text:p>-3.011296427</text:p>
          </table:table-cell>
          <table:table-cell office:value-type="float" office:value="-10.870412099" calcext:value-type="float">
            <text:p>-10.870412099</text:p>
          </table:table-cell>
          <table:table-cell office:value-type="float" office:value="7.9438196825" calcext:value-type="float">
            <text:p>7.9438196825</text:p>
          </table:table-cell>
          <table:table-cell table:number-columns-repeated="2"/>
        </table:table-row>
        <table:table-row table:style-name="ro1">
          <table:table-cell office:value-type="float" office:value="0.63775772336" calcext:value-type="float">
            <text:p>0.63775772336</text:p>
          </table:table-cell>
          <table:table-cell office:value-type="float" office:value="-0.018239247277" calcext:value-type="float">
            <text:p>-0.018239247277</text:p>
          </table:table-cell>
          <table:table-cell office:value-type="float" office:value="-2.9728653834" calcext:value-type="float">
            <text:p>-2.9728653834</text:p>
          </table:table-cell>
          <table:table-cell office:value-type="float" office:value="-10.502169809" calcext:value-type="float">
            <text:p>-10.502169809</text:p>
          </table:table-cell>
          <table:table-cell office:value-type="float" office:value="8.157687714" calcext:value-type="float">
            <text:p>8.157687714</text:p>
          </table:table-cell>
          <table:table-cell table:number-columns-repeated="2"/>
        </table:table-row>
        <table:table-row table:style-name="ro1">
          <table:table-cell office:value-type="float" office:value="0.63950634558" calcext:value-type="float">
            <text:p>0.63950634558</text:p>
          </table:table-cell>
          <table:table-cell office:value-type="float" office:value="-0.065625212961" calcext:value-type="float">
            <text:p>-0.065625212961</text:p>
          </table:table-cell>
          <table:table-cell office:value-type="float" office:value="-2.9349725653" calcext:value-type="float">
            <text:p>-2.9349725653</text:p>
          </table:table-cell>
          <table:table-cell office:value-type="float" office:value="-10.143478577" calcext:value-type="float">
            <text:p>-10.143478577</text:p>
          </table:table-cell>
          <table:table-cell office:value-type="float" office:value="8.3502997746" calcext:value-type="float">
            <text:p>8.3502997746</text:p>
          </table:table-cell>
          <table:table-cell table:number-columns-repeated="2"/>
        </table:table-row>
        <table:table-row table:style-name="ro1">
          <table:table-cell office:value-type="float" office:value="0.6412549678" calcext:value-type="float">
            <text:p>0.6412549678</text:p>
          </table:table-cell>
          <table:table-cell office:value-type="float" office:value="-0.11135531861" calcext:value-type="float">
            <text:p>-0.11135531861</text:p>
          </table:table-cell>
          <table:table-cell office:value-type="float" office:value="-2.8962251856" calcext:value-type="float">
            <text:p>-2.8962251856</text:p>
          </table:table-cell>
          <table:table-cell office:value-type="float" office:value="-9.7807738551" calcext:value-type="float">
            <text:p>-9.7807738551</text:p>
          </table:table-cell>
          <table:table-cell office:value-type="float" office:value="8.5300141774" calcext:value-type="float">
            <text:p>8.5300141774</text:p>
          </table:table-cell>
          <table:table-cell table:number-columns-repeated="2"/>
        </table:table-row>
        <table:table-row table:style-name="ro1">
          <table:table-cell office:value-type="float" office:value="0.64300359002" calcext:value-type="float">
            <text:p>0.64300359002</text:p>
          </table:table-cell>
          <table:table-cell office:value-type="float" office:value="-0.15541213744" calcext:value-type="float">
            <text:p>-0.15541213744</text:p>
          </table:table-cell>
          <table:table-cell office:value-type="float" office:value="-2.8566826029" calcext:value-type="float">
            <text:p>-2.8566826029</text:p>
          </table:table-cell>
          <table:table-cell office:value-type="float" office:value="-9.4144896236" calcext:value-type="float">
            <text:p>-9.4144896236</text:p>
          </table:table-cell>
          <table:table-cell office:value-type="float" office:value="8.6967647179" calcext:value-type="float">
            <text:p>8.6967647179</text:p>
          </table:table-cell>
          <table:table-cell table:number-columns-repeated="2"/>
        </table:table-row>
        <table:table-row table:style-name="ro1">
          <table:table-cell office:value-type="float" office:value="0.64475221224" calcext:value-type="float">
            <text:p>0.64475221224</text:p>
          </table:table-cell>
          <table:table-cell office:value-type="float" office:value="-0.19778023371" calcext:value-type="float">
            <text:p>-0.19778023371</text:p>
          </table:table-cell>
          <table:table-cell office:value-type="float" office:value="-2.8164044473" calcext:value-type="float">
            <text:p>-2.8164044473</text:p>
          </table:table-cell>
          <table:table-cell office:value-type="float" office:value="-9.0450594156" calcext:value-type="float">
            <text:p>-9.0450594156</text:p>
          </table:table-cell>
          <table:table-cell office:value-type="float" office:value="8.8504992387" calcext:value-type="float">
            <text:p>8.8504992387</text:p>
          </table:table-cell>
          <table:table-cell table:number-columns-repeated="2"/>
        </table:table-row>
        <table:table-row table:style-name="ro1">
          <table:table-cell office:value-type="float" office:value="0.64645300834" calcext:value-type="float">
            <text:p>0.64645300834</text:p>
          </table:table-cell>
          <table:table-cell office:value-type="float" office:value="-0.23735666281" calcext:value-type="float">
            <text:p>-0.23735666281</text:p>
          </table:table-cell>
          <table:table-cell office:value-type="float" office:value="-2.7765791438" calcext:value-type="float">
            <text:p>-2.7765791438</text:p>
          </table:table-cell>
          <table:table-cell office:value-type="float" office:value="-8.6831266312" calcext:value-type="float">
            <text:p>-8.6831266312</text:p>
          </table:table-cell>
          <table:table-cell office:value-type="float" office:value="8.9875056763" calcext:value-type="float">
            <text:p>8.9875056763</text:p>
          </table:table-cell>
          <table:table-cell table:number-columns-repeated="2"/>
        </table:table-row>
        <table:table-row table:style-name="ro1">
          <table:table-cell office:value-type="float" office:value="0.64815380445" calcext:value-type="float">
            <text:p>0.64815380445</text:p>
          </table:table-cell>
          <table:table-cell office:value-type="float" office:value="-0.27531217808" calcext:value-type="float">
            <text:p>-0.27531217808</text:p>
          </table:table-cell>
          <table:table-cell office:value-type="float" office:value="-2.7361697632" calcext:value-type="float">
            <text:p>-2.7361697632</text:p>
          </table:table-cell>
          <table:table-cell office:value-type="float" office:value="-8.3190239169" calcext:value-type="float">
            <text:p>-8.3190239169</text:p>
          </table:table-cell>
          <table:table-cell office:value-type="float" office:value="9.1121394244" calcext:value-type="float">
            <text:p>9.1121394244</text:p>
          </table:table-cell>
          <table:table-cell table:number-columns-repeated="2"/>
        </table:table-row>
        <table:table-row table:style-name="ro1">
          <table:table-cell office:value-type="float" office:value="0.64985460056" calcext:value-type="float">
            <text:p>0.64985460056</text:p>
          </table:table-cell>
          <table:table-cell office:value-type="float" office:value="-0.31163797454" calcext:value-type="float">
            <text:p>-0.31163797454</text:p>
          </table:table-cell>
          <table:table-cell office:value-type="float" office:value="-2.6952315719" calcext:value-type="float">
            <text:p>-2.6952315719</text:p>
          </table:table-cell>
          <table:table-cell office:value-type="float" office:value="-7.9531466873" calcext:value-type="float">
            <text:p>-7.9531466873</text:p>
          </table:table-cell>
          <table:table-cell office:value-type="float" office:value="9.224389951" calcext:value-type="float">
            <text:p>9.224389951</text:p>
          </table:table-cell>
          <table:table-cell table:number-columns-repeated="2"/>
        </table:table-row>
        <table:table-row table:style-name="ro1">
          <table:table-cell office:value-type="float" office:value="0.65155539667" calcext:value-type="float">
            <text:p>0.65155539667</text:p>
          </table:table-cell>
          <table:table-cell office:value-type="float" office:value="-0.34632700842" calcext:value-type="float">
            <text:p>-0.34632700842</text:p>
          </table:table-cell>
          <table:table-cell office:value-type="float" office:value="-2.6538198565" calcext:value-type="float">
            <text:p>-2.6538198565</text:p>
          </table:table-cell>
          <table:table-cell office:value-type="float" office:value="-7.5858884833" calcext:value-type="float">
            <text:p>-7.5858884833</text:p>
          </table:table-cell>
          <table:table-cell office:value-type="float" office:value="9.3242587462" calcext:value-type="float">
            <text:p>9.3242587462</text:p>
          </table:table-cell>
          <table:table-cell table:number-columns-repeated="2"/>
        </table:table-row>
        <table:table-row table:style-name="ro1">
          <table:table-cell office:value-type="float" office:value="0.65323761967" calcext:value-type="float">
            <text:p>0.65323761967</text:p>
          </table:table-cell>
          <table:table-cell office:value-type="float" office:value="-0.37902199014" calcext:value-type="float">
            <text:p>-0.37902199014</text:p>
          </table:table-cell>
          <table:table-cell office:value-type="float" office:value="-2.6124487289" calcext:value-type="float">
            <text:p>-2.6124487289</text:p>
          </table:table-cell>
          <table:table-cell office:value-type="float" office:value="-7.2216659594" calcext:value-type="float">
            <text:p>-7.2216659594</text:p>
          </table:table-cell>
          <table:table-cell office:value-type="float" office:value="9.4108703677" calcext:value-type="float">
            <text:p>9.4108703677</text:p>
          </table:table-cell>
          <table:table-cell table:number-columns-repeated="2"/>
        </table:table-row>
        <table:table-row table:style-name="ro1">
          <table:table-cell office:value-type="float" office:value="0.65491984268" calcext:value-type="float">
            <text:p>0.65491984268</text:p>
          </table:table-cell>
          <table:table-cell office:value-type="float" office:value="-0.41010713971" calcext:value-type="float">
            <text:p>-0.41010713971</text:p>
          </table:table-cell>
          <table:table-cell office:value-type="float" office:value="-2.570721804" calcext:value-type="float">
            <text:p>-2.570721804</text:p>
          </table:table-cell>
          <table:table-cell office:value-type="float" office:value="-6.8568515294" calcext:value-type="float">
            <text:p>-6.8568515294</text:p>
          </table:table-cell>
          <table:table-cell office:value-type="float" office:value="9.485406455" calcext:value-type="float">
            <text:p>9.485406455</text:p>
          </table:table-cell>
          <table:table-cell table:number-columns-repeated="2"/>
        </table:table-row>
        <table:table-row table:style-name="ro1">
          <table:table-cell office:value-type="float" office:value="0.65660206569" calcext:value-type="float">
            <text:p>0.65660206569</text:p>
          </table:table-cell>
          <table:table-cell office:value-type="float" office:value="-0.43958066854" calcext:value-type="float">
            <text:p>-0.43958066854</text:p>
          </table:table-cell>
          <table:table-cell office:value-type="float" office:value="-2.5286923313" calcext:value-type="float">
            <text:p>-2.5286923313</text:p>
          </table:table-cell>
          <table:table-cell office:value-type="float" office:value="-6.4918186497" calcext:value-type="float">
            <text:p>-6.4918186497</text:p>
          </table:table-cell>
          <table:table-cell office:value-type="float" office:value="9.5479022231" calcext:value-type="float">
            <text:p>9.5479022231</text:p>
          </table:table-cell>
          <table:table-cell table:number-columns-repeated="2"/>
        </table:table-row>
        <table:table-row table:style-name="ro1">
          <table:table-cell office:value-type="float" office:value="0.6582842887" calcext:value-type="float">
            <text:p>0.6582842887</text:p>
          </table:table-cell>
          <table:table-cell office:value-type="float" office:value="-0.46744243048" calcext:value-type="float">
            <text:p>-0.46744243048</text:p>
          </table:table-cell>
          <table:table-cell office:value-type="float" office:value="-2.4864133808" calcext:value-type="float">
            <text:p>-2.4864133808</text:p>
          </table:table-cell>
          <table:table-cell office:value-type="float" office:value="-6.1269377406" calcext:value-type="float">
            <text:p>-6.1269377406</text:p>
          </table:table-cell>
          <table:table-cell office:value-type="float" office:value="9.5984037475" calcext:value-type="float">
            <text:p>9.5984037475</text:p>
          </table:table-cell>
          <table:table-cell table:number-columns-repeated="2"/>
        </table:table-row>
        <table:table-row table:style-name="ro1">
          <table:table-cell office:value-type="float" office:value="0.6599622049" calcext:value-type="float">
            <text:p>0.6599622049</text:p>
          </table:table-cell>
          <table:table-cell office:value-type="float" office:value="-0.49362875402" calcext:value-type="float">
            <text:p>-0.49362875402</text:p>
          </table:table-cell>
          <table:table-cell office:value-type="float" office:value="-2.4440467504" calcext:value-type="float">
            <text:p>-2.4440467504</text:p>
          </table:table-cell>
          <table:table-cell office:value-type="float" office:value="-5.7635077825" calcext:value-type="float">
            <text:p>-5.7635077825</text:p>
          </table:table-cell>
          <table:table-cell office:value-type="float" office:value="9.6368842577" calcext:value-type="float">
            <text:p>9.6368842577</text:p>
          </table:table-cell>
          <table:table-cell table:number-columns-repeated="2"/>
        </table:table-row>
        <table:table-row table:style-name="ro1">
          <table:table-cell office:value-type="float" office:value="0.66164012111" calcext:value-type="float">
            <text:p>0.66164012111</text:p>
          </table:table-cell>
          <table:table-cell office:value-type="float" office:value="-0.51821609929" calcext:value-type="float">
            <text:p>-0.51821609929</text:p>
          </table:table-cell>
          <table:table-cell office:value-type="float" office:value="-2.4015366637" calcext:value-type="float">
            <text:p>-2.4015366637</text:p>
          </table:table-cell>
          <table:table-cell office:value-type="float" office:value="-5.4009549976" calcext:value-type="float">
            <text:p>-5.4009549976</text:p>
          </table:table-cell>
          <table:table-cell office:value-type="float" office:value="9.6635550875" calcext:value-type="float">
            <text:p>9.6635550875</text:p>
          </table:table-cell>
          <table:table-cell table:number-columns-repeated="2"/>
        </table:table-row>
        <table:table-row table:style-name="ro1">
          <table:table-cell office:value-type="float" office:value="0.66331803731" calcext:value-type="float">
            <text:p>0.66331803731</text:p>
          </table:table-cell>
          <table:table-cell office:value-type="float" office:value="-0.54120911678" calcext:value-type="float">
            <text:p>-0.54120911678</text:p>
          </table:table-cell>
          <table:table-cell office:value-type="float" office:value="-2.3589349709" calcext:value-type="float">
            <text:p>-2.3589349709</text:p>
          </table:table-cell>
          <table:table-cell office:value-type="float" office:value="-5.0396362769" calcext:value-type="float">
            <text:p>-5.0396362769</text:p>
          </table:table-cell>
          <table:table-cell office:value-type="float" office:value="9.6784931815" calcext:value-type="float">
            <text:p>9.6784931815</text:p>
          </table:table-cell>
          <table:table-cell table:number-columns-repeated="2"/>
        </table:table-row>
        <table:table-row table:style-name="ro1">
          <table:table-cell office:value-type="float" office:value="0.66499595352" calcext:value-type="float">
            <text:p>0.66499595352</text:p>
          </table:table-cell>
          <table:table-cell office:value-type="float" office:value="-0.56261401994" calcext:value-type="float">
            <text:p>-0.56261401994</text:p>
          </table:table-cell>
          <table:table-cell office:value-type="float" office:value="-2.3162931611" calcext:value-type="float">
            <text:p>-2.3162931611</text:p>
          </table:table-cell>
          <table:table-cell office:value-type="float" office:value="-4.6799044278" calcext:value-type="float">
            <text:p>-4.6799044278</text:p>
          </table:table-cell>
          <table:table-cell office:value-type="float" office:value="9.6817855035" calcext:value-type="float">
            <text:p>9.6817855035</text:p>
          </table:table-cell>
          <table:table-cell table:number-columns-repeated="2"/>
        </table:table-row>
        <table:table-row table:style-name="ro1">
          <table:table-cell office:value-type="float" office:value="0.6666791384" calcext:value-type="float">
            <text:p>0.6666791384</text:p>
          </table:table-cell>
          <table:table-cell office:value-type="float" office:value="-0.58249833793" calcext:value-type="float">
            <text:p>-0.58249833793</text:p>
          </table:table-cell>
          <table:table-cell office:value-type="float" office:value="-2.2735285308" calcext:value-type="float">
            <text:p>-2.2735285308</text:p>
          </table:table-cell>
          <table:table-cell office:value-type="float" office:value="-4.320987869" calcext:value-type="float">
            <text:p>-4.320987869</text:p>
          </table:table-cell>
          <table:table-cell office:value-type="float" office:value="9.6734848506" calcext:value-type="float">
            <text:p>9.6734848506</text:p>
          </table:table-cell>
          <table:table-cell table:number-columns-repeated="2"/>
        </table:table-row>
        <table:table-row table:style-name="ro1">
          <table:table-cell office:value-type="float" office:value="0.66836232329" calcext:value-type="float">
            <text:p>0.66836232329</text:p>
          </table:table-cell>
          <table:table-cell office:value-type="float" office:value="-0.60080173617" calcext:value-type="float">
            <text:p>-0.60080173617</text:p>
          </table:table-cell>
          <table:table-cell office:value-type="float" office:value="-2.230826057" calcext:value-type="float">
            <text:p>-2.230826057</text:p>
          </table:table-cell>
          <table:table-cell office:value-type="float" office:value="-3.9643660117" calcext:value-type="float">
            <text:p>-3.9643660117</text:p>
          </table:table-cell>
          <table:table-cell office:value-type="float" office:value="9.6536700426" calcext:value-type="float">
            <text:p>9.6536700426</text:p>
          </table:table-cell>
          <table:table-cell table:number-columns-repeated="2"/>
        </table:table-row>
        <table:table-row table:style-name="ro1">
          <table:table-cell office:value-type="float" office:value="0.67004550818" calcext:value-type="float">
            <text:p>0.67004550818</text:p>
          </table:table-cell>
          <table:table-cell office:value-type="float" office:value="-0.61753511101" calcext:value-type="float">
            <text:p>-0.61753511101</text:p>
          </table:table-cell>
          <table:table-cell office:value-type="float" office:value="-2.1882363583" calcext:value-type="float">
            <text:p>-2.1882363583</text:p>
          </table:table-cell>
          <table:table-cell office:value-type="float" office:value="-3.6103811441" calcext:value-type="float">
            <text:p>-3.6103811441</text:p>
          </table:table-cell>
          <table:table-cell office:value-type="float" office:value="9.6224580582" calcext:value-type="float">
            <text:p>9.6224580582</text:p>
          </table:table-cell>
          <table:table-cell table:number-columns-repeated="2"/>
        </table:table-row>
        <table:table-row table:style-name="ro1">
          <table:table-cell office:value-type="float" office:value="0.67172869307" calcext:value-type="float">
            <text:p>0.67172869307</text:p>
          </table:table-cell>
          <table:table-cell office:value-type="float" office:value="-0.63271085995" calcext:value-type="float">
            <text:p>-0.63271085995</text:p>
          </table:table-cell>
          <table:table-cell office:value-type="float" office:value="-2.1458095156" calcext:value-type="float">
            <text:p>-2.1458095156</text:p>
          </table:table-cell>
          <table:table-cell office:value-type="float" office:value="-3.2593704695" calcext:value-type="float">
            <text:p>-3.2593704695</text:p>
          </table:table-cell>
          <table:table-cell office:value-type="float" office:value="9.5799752093" calcext:value-type="float">
            <text:p>9.5799752093</text:p>
          </table:table-cell>
          <table:table-cell table:number-columns-repeated="2"/>
        </table:table-row>
        <table:table-row table:style-name="ro1">
          <table:table-cell office:value-type="float" office:value="0.67342474904" calcext:value-type="float">
            <text:p>0.67342474904</text:p>
          </table:table-cell>
          <table:table-cell office:value-type="float" office:value="-0.64644119353" calcext:value-type="float">
            <text:p>-0.64644119353</text:p>
          </table:table-cell>
          <table:table-cell office:value-type="float" office:value="-2.1032731708" calcext:value-type="float">
            <text:p>-2.1032731708</text:p>
          </table:table-cell>
          <table:table-cell office:value-type="float" office:value="-2.9090206379" calcext:value-type="float">
            <text:p>-2.9090206379</text:p>
          </table:table-cell>
          <table:table-cell office:value-type="float" office:value="9.5259043988" calcext:value-type="float">
            <text:p>9.5259043988</text:p>
          </table:table-cell>
          <table:table-cell table:number-columns-repeated="2"/>
        </table:table-row>
        <table:table-row table:style-name="ro1">
          <table:table-cell office:value-type="float" office:value="0.67512080502" calcext:value-type="float">
            <text:p>0.67512080502</text:p>
          </table:table-cell>
          <table:table-cell office:value-type="float" office:value="-0.65861977273" calcext:value-type="float">
            <text:p>-0.65861977273</text:p>
          </table:table-cell>
          <table:table-cell office:value-type="float" office:value="-2.0610024617" calcext:value-type="float">
            <text:p>-2.0610024617</text:p>
          </table:table-cell>
          <table:table-cell office:value-type="float" office:value="-2.5623615951" calcext:value-type="float">
            <text:p>-2.5623615951</text:p>
          </table:table-cell>
          <table:table-cell office:value-type="float" office:value="9.4606749594" calcext:value-type="float">
            <text:p>9.4606749594</text:p>
          </table:table-cell>
          <table:table-cell table:number-columns-repeated="2"/>
        </table:table-row>
        <table:table-row table:style-name="ro1">
          <table:table-cell office:value-type="float" office:value="0.67681686099" calcext:value-type="float">
            <text:p>0.67681686099</text:p>
          </table:table-cell>
          <table:table-cell office:value-type="float" office:value="-0.66926376142" calcext:value-type="float">
            <text:p>-0.66926376142</text:p>
          </table:table-cell>
          <table:table-cell office:value-type="float" office:value="-2.0190467227" calcext:value-type="float">
            <text:p>-2.0190467227</text:p>
          </table:table-cell>
          <table:table-cell office:value-type="float" office:value="-2.21972137" calcext:value-type="float">
            <text:p>-2.21972137</text:p>
          </table:table-cell>
          <table:table-cell office:value-type="float" office:value="9.384443561" calcext:value-type="float">
            <text:p>9.384443561</text:p>
          </table:table-cell>
          <table:table-cell table:number-columns-repeated="2"/>
        </table:table-row>
        <table:table-row table:style-name="ro1">
          <table:table-cell office:value-type="float" office:value="0.67851291697" calcext:value-type="float">
            <text:p>0.67851291697</text:p>
          </table:table-cell>
          <table:table-cell office:value-type="float" office:value="-0.67839177041" calcext:value-type="float">
            <text:p>-0.67839177041</text:p>
          </table:table-cell>
          <table:table-cell office:value-type="float" office:value="-1.9774545709" calcext:value-type="float">
            <text:p>-1.9774545709</text:p>
          </table:table-cell>
          <table:table-cell office:value-type="float" office:value="-1.8814219083" calcext:value-type="float">
            <text:p>-1.8814219083</text:p>
          </table:table-cell>
          <table:table-cell office:value-type="float" office:value="9.2973756024" calcext:value-type="float">
            <text:p>9.2973756024</text:p>
          </table:table-cell>
          <table:table-cell table:number-columns-repeated="2"/>
        </table:table-row>
        <table:table-row table:style-name="ro1">
          <table:table-cell office:value-type="float" office:value="0.68022862167" calcext:value-type="float">
            <text:p>0.68022862167</text:p>
          </table:table-cell>
          <table:table-cell office:value-type="float" office:value="-0.68610356622" calcext:value-type="float">
            <text:p>-0.68610356622</text:p>
          </table:table-cell>
          <table:table-cell office:value-type="float" office:value="-1.935799391" calcext:value-type="float">
            <text:p>-1.935799391</text:p>
          </table:table-cell>
          <table:table-cell office:value-type="float" office:value="-1.5439421629" calcext:value-type="float">
            <text:p>-1.5439421629</text:p>
          </table:table-cell>
          <table:table-cell office:value-type="float" office:value="9.198451025" calcext:value-type="float">
            <text:p>9.198451025</text:p>
          </table:table-cell>
          <table:table-cell table:number-columns-repeated="2"/>
        </table:table-row>
        <table:table-row table:style-name="ro1">
          <table:table-cell office:value-type="float" office:value="0.68194432637" calcext:value-type="float">
            <text:p>0.68194432637</text:p>
          </table:table-cell>
          <table:table-cell office:value-type="float" office:value="-0.6923067407" calcext:value-type="float">
            <text:p>-0.6923067407</text:p>
          </table:table-cell>
          <table:table-cell office:value-type="float" office:value="-1.8946139715" calcext:value-type="float">
            <text:p>-1.8946139715</text:p>
          </table:table-cell>
          <table:table-cell office:value-type="float" office:value="-1.2115474283" calcext:value-type="float">
            <text:p>-1.2115474283</text:p>
          </table:table-cell>
          <table:table-cell office:value-type="float" office:value="9.0888039769" calcext:value-type="float">
            <text:p>9.0888039769</text:p>
          </table:table-cell>
          <table:table-cell table:number-columns-repeated="2"/>
        </table:table-row>
        <table:table-row table:style-name="ro1">
          <table:table-cell office:value-type="float" office:value="0.68366003107" calcext:value-type="float">
            <text:p>0.68366003107</text:p>
          </table:table-cell>
          <table:table-cell office:value-type="float" office:value="-0.69702490254" calcext:value-type="float">
            <text:p>-0.69702490254</text:p>
          </table:table-cell>
          <table:table-cell office:value-type="float" office:value="-1.8539461626" calcext:value-type="float">
            <text:p>-1.8539461626</text:p>
          </table:table-cell>
          <table:table-cell office:value-type="float" office:value="-0.88455081019" calcext:value-type="float">
            <text:p>-0.88455081019</text:p>
          </table:table-cell>
          <table:table-cell office:value-type="float" office:value="8.968631494" calcext:value-type="float">
            <text:p>8.968631494</text:p>
          </table:table-cell>
          <table:table-cell table:number-columns-repeated="2"/>
        </table:table-row>
        <table:table-row table:style-name="ro1">
          <table:table-cell office:value-type="float" office:value="0.68537573577" calcext:value-type="float">
            <text:p>0.68537573577</text:p>
          </table:table-cell>
          <table:table-cell office:value-type="float" office:value="-0.70028305457" calcext:value-type="float">
            <text:p>-0.70028305457</text:p>
          </table:table-cell>
          <table:table-cell office:value-type="float" office:value="-1.8138429089" calcext:value-type="float">
            <text:p>-1.8138429089</text:p>
          </table:table-cell>
          <table:table-cell office:value-type="float" office:value="-0.56325829806" calcext:value-type="float">
            <text:p>-0.56325829806</text:p>
          </table:table-cell>
          <table:table-cell office:value-type="float" office:value="8.8381387781" calcext:value-type="float">
            <text:p>8.8381387781</text:p>
          </table:table-cell>
          <table:table-cell table:number-columns-repeated="2"/>
        </table:table-row>
        <table:table-row table:style-name="ro1">
          <table:table-cell office:value-type="float" office:value="0.68711773654" calcext:value-type="float">
            <text:p>0.68711773654</text:p>
          </table:table-cell>
          <table:table-cell office:value-type="float" office:value="-0.70212451559" calcext:value-type="float">
            <text:p>-0.70212451559</text:p>
          </table:table-cell>
          <table:table-cell office:value-type="float" office:value="-1.7737499106" calcext:value-type="float">
            <text:p>-1.7737499106</text:p>
          </table:table-cell>
          <table:table-cell office:value-type="float" office:value="-0.24318450359" calcext:value-type="float">
            <text:p>-0.24318450359</text:p>
          </table:table-cell>
          <table:table-cell office:value-type="float" office:value="8.6953065412" calcext:value-type="float">
            <text:p>8.6953065412</text:p>
          </table:table-cell>
          <table:table-cell table:number-columns-repeated="2"/>
        </table:table-row>
        <table:table-row table:style-name="ro1">
          <table:table-cell office:value-type="float" office:value="0.6888597373" calcext:value-type="float">
            <text:p>0.6888597373</text:p>
          </table:table-cell>
          <table:table-cell office:value-type="float" office:value="-0.70251705381" calcext:value-type="float">
            <text:p>-0.70251705381</text:p>
          </table:table-cell>
          <table:table-cell office:value-type="float" office:value="-1.7343334505" calcext:value-type="float">
            <text:p>-1.7343334505</text:p>
          </table:table-cell>
          <table:table-cell office:value-type="float" office:value="0.07039625606" calcext:value-type="float">
            <text:p>0.07039625606</text:p>
          </table:table-cell>
          <table:table-cell office:value-type="float" office:value="8.5422862151" calcext:value-type="float">
            <text:p>8.5422862151</text:p>
          </table:table-cell>
          <table:table-cell table:number-columns-repeated="2"/>
        </table:table-row>
        <table:table-row table:style-name="ro1">
          <table:table-cell office:value-type="float" office:value="0.69060173806" calcext:value-type="float">
            <text:p>0.69060173806</text:p>
          </table:table-cell>
          <table:table-cell office:value-type="float" office:value="-0.70149104127" calcext:value-type="float">
            <text:p>-0.70149104127</text:p>
          </table:table-cell>
          <table:table-cell office:value-type="float" office:value="-1.6956395728" calcext:value-type="float">
            <text:p>-1.6956395728</text:p>
          </table:table-cell>
          <table:table-cell office:value-type="float" office:value="0.37718724749" calcext:value-type="float">
            <text:p>0.37718724749</text:p>
          </table:table-cell>
          <table:table-cell office:value-type="float" office:value="8.379316839" calcext:value-type="float">
            <text:p>8.379316839</text:p>
          </table:table-cell>
          <table:table-cell table:number-columns-repeated="2"/>
        </table:table-row>
        <table:table-row table:style-name="ro1">
          <table:table-cell office:value-type="float" office:value="0.69234373883" calcext:value-type="float">
            <text:p>0.69234373883</text:p>
          </table:table-cell>
          <table:table-cell office:value-type="float" office:value="-0.69907818814" calcext:value-type="float">
            <text:p>-0.69907818814</text:p>
          </table:table-cell>
          <table:table-cell office:value-type="float" office:value="-1.6577132106" calcext:value-type="float">
            <text:p>-1.6577132106</text:p>
          </table:table-cell>
          <table:table-cell office:value-type="float" office:value="0.6768999587" calcext:value-type="float">
            <text:p>0.6768999587</text:p>
          </table:table-cell>
          <table:table-cell office:value-type="float" office:value="8.2066450651" calcext:value-type="float">
            <text:p>8.2066450651</text:p>
          </table:table-cell>
          <table:table-cell table:number-columns-repeated="2"/>
        </table:table-row>
        <table:table-row table:style-name="ro1">
          <table:table-cell office:value-type="float" office:value="0.69411918243" calcext:value-type="float">
            <text:p>0.69411918243</text:p>
          </table:table-cell>
          <table:table-cell office:value-type="float" office:value="-0.69522617383" calcext:value-type="float">
            <text:p>-0.69522617383</text:p>
          </table:table-cell>
          <table:table-cell office:value-type="float" office:value="-1.619893842" calcext:value-type="float">
            <text:p>-1.619893842</text:p>
          </table:table-cell>
          <table:table-cell office:value-type="float" office:value="0.97479304432" calcext:value-type="float">
            <text:p>0.97479304432</text:p>
          </table:table-cell>
          <table:table-cell office:value-type="float" office:value="8.0209378482" calcext:value-type="float">
            <text:p>8.0209378482</text:p>
          </table:table-cell>
          <table:table-cell table:number-columns-repeated="2"/>
        </table:table-row>
        <table:table-row table:style-name="ro1">
          <table:table-cell office:value-type="float" office:value="0.69589462603" calcext:value-type="float">
            <text:p>0.69589462603</text:p>
          </table:table-cell>
          <table:table-cell office:value-type="float" office:value="-0.69000415557" calcext:value-type="float">
            <text:p>-0.69000415557</text:p>
          </table:table-cell>
          <table:table-cell office:value-type="float" office:value="-1.5829623282" calcext:value-type="float">
            <text:p>-1.5829623282</text:p>
          </table:table-cell>
          <table:table-cell office:value-type="float" office:value="1.2647549667" calcext:value-type="float">
            <text:p>1.2647549667</text:p>
          </table:table-cell>
          <table:table-cell office:value-type="float" office:value="7.8256925016" calcext:value-type="float">
            <text:p>7.8256925016</text:p>
          </table:table-cell>
          <table:table-cell table:number-columns-repeated="2"/>
        </table:table-row>
        <table:table-row table:style-name="ro1">
          <table:table-cell office:value-type="float" office:value="0.69767006963" calcext:value-type="float">
            <text:p>0.69767006963</text:p>
          </table:table-cell>
          <table:table-cell office:value-type="float" office:value="-0.68344974814" calcext:value-type="float">
            <text:p>-0.68344974814</text:p>
          </table:table-cell>
          <table:table-cell office:value-type="float" office:value="-1.5469624635" calcext:value-type="float">
            <text:p>-1.5469624635</text:p>
          </table:table-cell>
          <table:table-cell office:value-type="float" office:value="1.5465075417" calcext:value-type="float">
            <text:p>1.5465075417</text:p>
          </table:table-cell>
          <table:table-cell office:value-type="float" office:value="7.6211928351" calcext:value-type="float">
            <text:p>7.6211928351</text:p>
          </table:table-cell>
          <table:table-cell table:number-columns-repeated="2"/>
        </table:table-row>
        <table:table-row table:style-name="ro1">
          <table:table-cell office:value-type="float" office:value="0.69944551324" calcext:value-type="float">
            <text:p>0.69944551324</text:p>
          </table:table-cell>
          <table:table-cell office:value-type="float" office:value="-0.67560184085" calcext:value-type="float">
            <text:p>-0.67560184085</text:p>
          </table:table-cell>
          <table:table-cell office:value-type="float" office:value="-1.5119367028" calcext:value-type="float">
            <text:p>-1.5119367028</text:p>
          </table:table-cell>
          <table:table-cell office:value-type="float" office:value="1.8197820337" calcext:value-type="float">
            <text:p>1.8197820337</text:p>
          </table:table-cell>
          <table:table-cell office:value-type="float" office:value="7.4077297049" calcext:value-type="float">
            <text:p>7.4077297049</text:p>
          </table:table-cell>
          <table:table-cell table:number-columns-repeated="2"/>
        </table:table-row>
        <table:table-row table:style-name="ro1">
          <table:table-cell office:value-type="float" office:value="0.7012629256" calcext:value-type="float">
            <text:p>0.7012629256</text:p>
          </table:table-cell>
          <table:table-cell office:value-type="float" office:value="-0.66627058661" calcext:value-type="float">
            <text:p>-0.66627058661</text:p>
          </table:table-cell>
          <table:table-cell office:value-type="float" office:value="-1.4771347834" calcext:value-type="float">
            <text:p>-1.4771347834</text:p>
          </table:table-cell>
          <table:table-cell office:value-type="float" office:value="2.0904647616" calcext:value-type="float">
            <text:p>2.0904647616</text:p>
          </table:table-cell>
          <table:table-cell office:value-type="float" office:value="7.1802475801" calcext:value-type="float">
            <text:p>7.1802475801</text:p>
          </table:table-cell>
          <table:table-cell table:number-columns-repeated="2"/>
        </table:table-row>
        <table:table-row table:style-name="ro1">
          <table:table-cell office:value-type="float" office:value="0.70308033796" calcext:value-type="float">
            <text:p>0.70308033796</text:p>
          </table:table-cell>
          <table:table-cell office:value-type="float" office:value="-0.65567032587" calcext:value-type="float">
            <text:p>-0.65567032587</text:p>
          </table:table-cell>
          <table:table-cell office:value-type="float" office:value="-1.4434391567" calcext:value-type="float">
            <text:p>-1.4434391567</text:p>
          </table:table-cell>
          <table:table-cell office:value-type="float" office:value="2.3517248556" calcext:value-type="float">
            <text:p>2.3517248556</text:p>
          </table:table-cell>
          <table:table-cell office:value-type="float" office:value="6.9440113663" calcext:value-type="float">
            <text:p>6.9440113663</text:p>
          </table:table-cell>
          <table:table-cell table:number-columns-repeated="2"/>
        </table:table-row>
        <table:table-row table:style-name="ro1">
          <table:table-cell office:value-type="float" office:value="0.70489775032" calcext:value-type="float">
            <text:p>0.70489775032</text:p>
          </table:table-cell>
          <table:table-cell office:value-type="float" office:value="-0.64384662721" calcext:value-type="float">
            <text:p>-0.64384662721</text:p>
          </table:table-cell>
          <table:table-cell office:value-type="float" office:value="-1.410890794" calcext:value-type="float">
            <text:p>-1.410890794</text:p>
          </table:table-cell>
          <table:table-cell office:value-type="float" office:value="2.6033056176" calcext:value-type="float">
            <text:p>2.6033056176</text:p>
          </table:table-cell>
          <table:table-cell office:value-type="float" office:value="6.6993540618" calcext:value-type="float">
            <text:p>6.6993540618</text:p>
          </table:table-cell>
          <table:table-cell table:number-columns-repeated="2"/>
        </table:table-row>
        <table:table-row table:style-name="ro1">
          <table:table-cell office:value-type="float" office:value="0.70671516268" calcext:value-type="float">
            <text:p>0.70671516268</text:p>
          </table:table-cell>
          <table:table-cell office:value-type="float" office:value="-0.63084625791" calcext:value-type="float">
            <text:p>-0.63084625791</text:p>
          </table:table-cell>
          <table:table-cell office:value-type="float" office:value="-1.3795290628" calcext:value-type="float">
            <text:p>-1.3795290628</text:p>
          </table:table-cell>
          <table:table-cell office:value-type="float" office:value="2.8449612229" calcext:value-type="float">
            <text:p>2.8449612229</text:p>
          </table:table-cell>
          <table:table-cell office:value-type="float" office:value="6.4466151092" calcext:value-type="float">
            <text:p>6.4466151092</text:p>
          </table:table-cell>
          <table:table-cell table:number-columns-repeated="2"/>
        </table:table-row>
        <table:table-row table:style-name="ro1">
          <table:table-cell office:value-type="float" office:value="0.70858621659" calcext:value-type="float">
            <text:p>0.70858621659</text:p>
          </table:table-cell>
          <table:table-cell office:value-type="float" office:value="-0.61628346132" calcext:value-type="float">
            <text:p>-0.61628346132</text:p>
          </table:table-cell>
          <table:table-cell office:value-type="float" office:value="-1.3485211605" calcext:value-type="float">
            <text:p>-1.3485211605</text:p>
          </table:table-cell>
          <table:table-cell office:value-type="float" office:value="3.0831328009" calcext:value-type="float">
            <text:p>3.0831328009</text:p>
          </table:table-cell>
          <table:table-cell office:value-type="float" office:value="6.178338148" calcext:value-type="float">
            <text:p>6.178338148</text:p>
          </table:table-cell>
          <table:table-cell table:number-columns-repeated="2"/>
        </table:table-row>
        <table:table-row table:style-name="ro1">
          <table:table-cell office:value-type="float" office:value="0.7104572705" calcext:value-type="float">
            <text:p>0.7104572705</text:p>
          </table:table-cell>
          <table:table-cell office:value-type="float" office:value="-0.60057780101" calcext:value-type="float">
            <text:p>-0.60057780101</text:p>
          </table:table-cell>
          <table:table-cell office:value-type="float" office:value="-1.3188502924" calcext:value-type="float">
            <text:p>-1.3188502924</text:p>
          </table:table-cell>
          <table:table-cell office:value-type="float" office:value="3.3102918276" calcext:value-type="float">
            <text:p>3.3102918276</text:p>
          </table:table-cell>
          <table:table-cell office:value-type="float" office:value="5.9022452714" calcext:value-type="float">
            <text:p>5.9022452714</text:p>
          </table:table-cell>
          <table:table-cell table:number-columns-repeated="2"/>
        </table:table-row>
        <table:table-row table:style-name="ro1">
          <table:table-cell office:value-type="float" office:value="0.71232832441" calcext:value-type="float">
            <text:p>0.71232832441</text:p>
          </table:table-cell>
          <table:table-cell office:value-type="float" office:value="-0.58378393805" calcext:value-type="float">
            <text:p>-0.58378393805</text:p>
          </table:table-cell>
          <table:table-cell office:value-type="float" office:value="-1.2905538918" calcext:value-type="float">
            <text:p>-1.2905538918</text:p>
          </table:table-cell>
          <table:table-cell office:value-type="float" office:value="3.5262068588" calcext:value-type="float">
            <text:p>3.5262068588</text:p>
          </table:table-cell>
          <table:table-cell office:value-type="float" office:value="5.6187261199" calcext:value-type="float">
            <text:p>5.6187261199</text:p>
          </table:table-cell>
          <table:table-cell table:number-columns-repeated="2"/>
        </table:table-row>
        <table:table-row table:style-name="ro1">
          <table:table-cell office:value-type="float" office:value="0.71419937832" calcext:value-type="float">
            <text:p>0.71419937832</text:p>
          </table:table-cell>
          <table:table-cell office:value-type="float" office:value="-0.56595763919" calcext:value-type="float">
            <text:p>-0.56595763919</text:p>
          </table:table-cell>
          <table:table-cell office:value-type="float" office:value="-1.2636674643" calcext:value-type="float">
            <text:p>-1.2636674643</text:p>
          </table:table-cell>
          <table:table-cell office:value-type="float" office:value="3.7306590907" calcext:value-type="float">
            <text:p>3.7306590907</text:p>
          </table:table-cell>
          <table:table-cell office:value-type="float" office:value="5.3281761146" calcext:value-type="float">
            <text:p>5.3281761146</text:p>
          </table:table-cell>
          <table:table-cell table:number-columns-repeated="2"/>
        </table:table-row>
        <table:table-row table:style-name="ro1">
          <table:table-cell office:value-type="float" office:value="0.71614388831" calcext:value-type="float">
            <text:p>0.71614388831</text:p>
          </table:table-cell>
          <table:table-cell office:value-type="float" office:value="-0.546398466" calcext:value-type="float">
            <text:p>-0.546398466</text:p>
          </table:table-cell>
          <table:table-cell office:value-type="float" office:value="-1.2372555861" calcext:value-type="float">
            <text:p>-1.2372555861</text:p>
          </table:table-cell>
          <table:table-cell office:value-type="float" office:value="3.9307701904" calcext:value-type="float">
            <text:p>3.9307701904</text:p>
          </table:table-cell>
          <table:table-cell office:value-type="float" office:value="5.0191994298" calcext:value-type="float">
            <text:p>5.0191994298</text:p>
          </table:table-cell>
          <table:table-cell table:number-columns-repeated="2"/>
        </table:table-row>
        <table:table-row table:style-name="ro1">
          <table:table-cell office:value-type="float" office:value="0.7180883983" calcext:value-type="float">
            <text:p>0.7180883983</text:p>
          </table:table-cell>
          <table:table-cell office:value-type="float" office:value="-0.52585046447" calcext:value-type="float">
            <text:p>-0.52585046447</text:p>
          </table:table-cell>
          <table:table-cell office:value-type="float" office:value="-1.2124381786" calcext:value-type="float">
            <text:p>-1.2124381786</text:p>
          </table:table-cell>
          <table:table-cell office:value-type="float" office:value="4.1180616333" calcext:value-type="float">
            <text:p>4.1180616333</text:p>
          </table:table-cell>
          <table:table-cell office:value-type="float" office:value="4.7035177324" calcext:value-type="float">
            <text:p>4.7035177324</text:p>
          </table:table-cell>
          <table:table-cell table:number-columns-repeated="2"/>
        </table:table-row>
        <table:table-row table:style-name="ro1">
          <table:table-cell office:value-type="float" office:value="0.72003290829" calcext:value-type="float">
            <text:p>0.72003290829</text:p>
          </table:table-cell>
          <table:table-cell office:value-type="float" office:value="-0.50437959042" calcext:value-type="float">
            <text:p>-0.50437959042</text:p>
          </table:table-cell>
          <table:table-cell office:value-type="float" office:value="-1.1892482915" calcext:value-type="float">
            <text:p>-1.1892482915</text:p>
          </table:table-cell>
          <table:table-cell office:value-type="float" office:value="4.2923317873" calcext:value-type="float">
            <text:p>4.2923317873</text:p>
          </table:table-cell>
          <table:table-cell office:value-type="float" office:value="4.3815921896" calcext:value-type="float">
            <text:p>4.3815921896</text:p>
          </table:table-cell>
          <table:table-cell table:number-columns-repeated="2"/>
        </table:table-row>
        <table:table-row table:style-name="ro1">
          <table:table-cell office:value-type="float" office:value="0.72197741828" calcext:value-type="float">
            <text:p>0.72197741828</text:p>
          </table:table-cell>
          <table:table-cell office:value-type="float" office:value="-0.48205279038" calcext:value-type="float">
            <text:p>-0.48205279038</text:p>
          </table:table-cell>
          <table:table-cell office:value-type="float" office:value="-1.1677166077" calcext:value-type="float">
            <text:p>-1.1677166077</text:p>
          </table:table-cell>
          <table:table-cell office:value-type="float" office:value="4.4533941171" calcext:value-type="float">
            <text:p>4.4533941171</text:p>
          </table:table-cell>
          <table:table-cell office:value-type="float" office:value="4.0538890004" calcext:value-type="float">
            <text:p>4.0538890004</text:p>
          </table:table-cell>
          <table:table-cell table:number-columns-repeated="2"/>
        </table:table-row>
        <table:table-row table:style-name="ro1">
          <table:table-cell office:value-type="float" office:value="0.72404509018" calcext:value-type="float">
            <text:p>0.72404509018</text:p>
          </table:table-cell>
          <table:table-cell office:value-type="float" office:value="-0.45744892298" calcext:value-type="float">
            <text:p>-0.45744892298</text:p>
          </table:table-cell>
          <table:table-cell office:value-type="float" office:value="-1.1466718654" calcext:value-type="float">
            <text:p>-1.1466718654</text:p>
          </table:table-cell>
          <table:table-cell office:value-type="float" office:value="4.6099769987" calcext:value-type="float">
            <text:p>4.6099769987</text:p>
          </table:table-cell>
          <table:table-cell office:value-type="float" office:value="3.6996189903" calcext:value-type="float">
            <text:p>3.6996189903</text:p>
          </table:table-cell>
          <table:table-cell table:number-columns-repeated="2"/>
        </table:table-row>
        <table:table-row table:style-name="ro1">
          <table:table-cell office:value-type="float" office:value="0.72611276208" calcext:value-type="float">
            <text:p>0.72611276208</text:p>
          </table:table-cell>
          <table:table-cell office:value-type="float" office:value="-0.43203664447" calcext:value-type="float">
            <text:p>-0.43203664447</text:p>
          </table:table-cell>
          <table:table-cell office:value-type="float" office:value="-1.1275650159" calcext:value-type="float">
            <text:p>-1.1275650159</text:p>
          </table:table-cell>
          <table:table-cell office:value-type="float" office:value="4.7512452049" calcext:value-type="float">
            <text:p>4.7512452049</text:p>
          </table:table-cell>
          <table:table-cell office:value-type="float" office:value="3.3399199336" calcext:value-type="float">
            <text:p>3.3399199336</text:p>
          </table:table-cell>
          <table:table-cell table:number-columns-repeated="2"/>
        </table:table-row>
        <table:table-row table:style-name="ro1">
          <table:table-cell office:value-type="float" office:value="0.72818043398" calcext:value-type="float">
            <text:p>0.72818043398</text:p>
          </table:table-cell>
          <table:table-cell office:value-type="float" office:value="-0.40589953947" calcext:value-type="float">
            <text:p>-0.40589953947</text:p>
          </table:table-cell>
          <table:table-cell office:value-type="float" office:value="-1.1104239649" calcext:value-type="float">
            <text:p>-1.1104239649</text:p>
          </table:table-cell>
          <table:table-cell office:value-type="float" office:value="4.8770311097" calcext:value-type="float">
            <text:p>4.8770311097</text:p>
          </table:table-cell>
          <table:table-cell office:value-type="float" office:value="2.9753678124" calcext:value-type="float">
            <text:p>2.9753678124</text:p>
          </table:table-cell>
          <table:table-cell table:number-columns-repeated="2"/>
        </table:table-row>
        <table:table-row table:style-name="ro1">
          <table:table-cell office:value-type="float" office:value="0.73024810588" calcext:value-type="float">
            <text:p>0.73024810588</text:p>
          </table:table-cell>
          <table:table-cell office:value-type="float" office:value="-0.3791220493" calcext:value-type="float">
            <text:p>-0.3791220493</text:p>
          </table:table-cell>
          <table:table-cell office:value-type="float" office:value="-1.0952734803" calcext:value-type="float">
            <text:p>-1.0952734803</text:p>
          </table:table-cell>
          <table:table-cell office:value-type="float" office:value="4.9871866701" calcext:value-type="float">
            <text:p>4.9871866701</text:p>
          </table:table-cell>
          <table:table-cell office:value-type="float" office:value="2.6065428094" calcext:value-type="float">
            <text:p>2.6065428094</text:p>
          </table:table-cell>
          <table:table-cell table:number-columns-repeated="2"/>
        </table:table-row>
        <table:table-row table:style-name="ro1">
          <table:table-cell office:value-type="float" office:value="0.73251350392" calcext:value-type="float">
            <text:p>0.73251350392</text:p>
          </table:table-cell>
          <table:table-cell office:value-type="float" office:value="-0.34914967118" calcext:value-type="float">
            <text:p>-0.34914967118</text:p>
          </table:table-cell>
          <table:table-cell office:value-type="float" office:value="-1.0809849002" calcext:value-type="float">
            <text:p>-1.0809849002</text:p>
          </table:table-cell>
          <table:table-cell office:value-type="float" office:value="5.0897807125" calcext:value-type="float">
            <text:p>5.0897807125</text:p>
          </table:table-cell>
          <table:table-cell office:value-type="float" office:value="2.1982344242" calcext:value-type="float">
            <text:p>2.1982344242</text:p>
          </table:table-cell>
          <table:table-cell table:number-columns-repeated="2"/>
        </table:table-row>
        <table:table-row table:style-name="ro1">
          <table:table-cell office:value-type="float" office:value="0.73477890196" calcext:value-type="float">
            <text:p>0.73477890196</text:p>
          </table:table-cell>
          <table:table-cell office:value-type="float" office:value="-0.31862379527" calcext:value-type="float">
            <text:p>-0.31862379527</text:p>
          </table:table-cell>
          <table:table-cell office:value-type="float" office:value="-1.0691357126" calcext:value-type="float">
            <text:p>-1.0691357126</text:p>
          </table:table-cell>
          <table:table-cell office:value-type="float" office:value="5.173316554" calcext:value-type="float">
            <text:p>5.173316554</text:p>
          </table:table-cell>
          <table:table-cell office:value-type="float" office:value="1.7862698945" calcext:value-type="float">
            <text:p>1.7862698945</text:p>
          </table:table-cell>
          <table:table-cell table:number-columns-repeated="2"/>
        </table:table-row>
        <table:table-row table:style-name="ro1">
          <table:table-cell office:value-type="float" office:value="0.7370443" calcext:value-type="float">
            <text:p>0.7370443</text:p>
          </table:table-cell>
          <table:table-cell office:value-type="float" office:value="-0.28765810253" calcext:value-type="float">
            <text:p>-0.28765810253</text:p>
          </table:table-cell>
          <table:table-cell office:value-type="float" office:value="-1.0597453546" calcext:value-type="float">
            <text:p>-1.0597453546</text:p>
          </table:table-cell>
          <table:table-cell office:value-type="float" office:value="5.2376807837" calcext:value-type="float">
            <text:p>5.2376807837</text:p>
          </table:table-cell>
          <table:table-cell office:value-type="float" office:value="1.3714248071" calcext:value-type="float">
            <text:p>1.3714248071</text:p>
          </table:table-cell>
          <table:table-cell table:number-columns-repeated="2"/>
        </table:table-row>
        <table:table-row table:style-name="ro1">
          <table:table-cell office:value-type="float" office:value="0.73930969804" calcext:value-type="float">
            <text:p>0.73930969804</text:p>
          </table:table-cell>
          <table:table-cell office:value-type="float" office:value="-0.25636686394" calcext:value-type="float">
            <text:p>-0.25636686394</text:p>
          </table:table-cell>
          <table:table-cell office:value-type="float" office:value="-1.0528286431" calcext:value-type="float">
            <text:p>-1.0528286431</text:p>
          </table:table-cell>
          <table:table-cell office:value-type="float" office:value="5.2827883842" calcext:value-type="float">
            <text:p>5.2827883842</text:p>
          </table:table-cell>
          <table:table-cell office:value-type="float" office:value="0.95447743253" calcext:value-type="float">
            <text:p>0.95447743253</text:p>
          </table:table-cell>
          <table:table-cell table:number-columns-repeated="2"/>
        </table:table-row>
        <table:table-row table:style-name="ro1">
          <table:table-cell office:value-type="float" office:value="0.74139975134" calcext:value-type="float">
            <text:p>0.74139975134</text:p>
          </table:table-cell>
          <table:table-cell office:value-type="float" office:value="-0.2273079851" calcext:value-type="float">
            <text:p>-0.2273079851</text:p>
          </table:table-cell>
          <table:table-cell office:value-type="float" office:value="-1.0486500313" calcext:value-type="float">
            <text:p>-1.0486500313</text:p>
          </table:table-cell>
          <table:table-cell office:value-type="float" office:value="5.3072766279" calcext:value-type="float">
            <text:p>5.3072766279</text:p>
          </table:table-cell>
          <table:table-cell office:value-type="float" office:value="0.56861186474" calcext:value-type="float">
            <text:p>0.56861186474</text:p>
          </table:table-cell>
          <table:table-cell table:number-columns-repeated="2"/>
        </table:table-row>
        <table:table-row table:style-name="ro1">
          <table:table-cell office:value-type="float" office:value="0.74348980463" calcext:value-type="float">
            <text:p>0.74348980463</text:p>
          </table:table-cell>
          <table:table-cell office:value-type="float" office:value="-0.19815991006" calcext:value-type="float">
            <text:p>-0.19815991006</text:p>
          </table:table-cell>
          <table:table-cell office:value-type="float" office:value="-1.0465901676" calcext:value-type="float">
            <text:p>-1.0465901676</text:p>
          </table:table-cell>
          <table:table-cell office:value-type="float" office:value="5.3153023418" calcext:value-type="float">
            <text:p>5.3153023418</text:p>
          </table:table-cell>
          <table:table-cell office:value-type="float" office:value="0.1822342984" calcext:value-type="float">
            <text:p>0.1822342984</text:p>
          </table:table-cell>
          <table:table-cell table:number-columns-repeated="2"/>
        </table:table-row>
        <table:table-row table:style-name="ro1">
          <table:table-cell office:value-type="float" office:value="0.74557985793" calcext:value-type="float">
            <text:p>0.74557985793</text:p>
          </table:table-cell>
          <table:table-cell office:value-type="float" office:value="-0.16901297311" calcext:value-type="float">
            <text:p>-0.16901297311</text:p>
          </table:table-cell>
          <table:table-cell office:value-type="float" office:value="-1.0466501778" calcext:value-type="float">
            <text:p>-1.0466501778</text:p>
          </table:table-cell>
          <table:table-cell office:value-type="float" office:value="5.3068630596" calcext:value-type="float">
            <text:p>5.3068630596</text:p>
          </table:table-cell>
          <table:table-cell office:value-type="float" office:value="-0.20404178699" calcext:value-type="float">
            <text:p>-0.20404178699</text:p>
          </table:table-cell>
          <table:table-cell table:number-columns-repeated="2"/>
        </table:table-row>
        <table:table-row table:style-name="ro1">
          <table:table-cell office:value-type="float" office:value="0.74766991122" calcext:value-type="float">
            <text:p>0.74766991122</text:p>
          </table:table-cell>
          <table:table-cell office:value-type="float" office:value="-0.13995746575" calcext:value-type="float">
            <text:p>-0.13995746575</text:p>
          </table:table-cell>
          <table:table-cell office:value-type="float" office:value="-1.0488278235" calcext:value-type="float">
            <text:p>-1.0488278235</text:p>
          </table:table-cell>
          <table:table-cell office:value-type="float" office:value="5.2819768459" calcext:value-type="float">
            <text:p>5.2819768459</text:p>
          </table:table-cell>
          <table:table-cell office:value-type="float" office:value="-0.58960336078" calcext:value-type="float">
            <text:p>-0.58960336078</text:p>
          </table:table-cell>
          <table:table-cell table:number-columns-repeated="2"/>
        </table:table-row>
        <table:table-row table:style-name="ro1">
          <table:table-cell office:value-type="float" office:value="0.74965266832" calcext:value-type="float">
            <text:p>0.74965266832</text:p>
          </table:table-cell>
          <table:table-cell office:value-type="float" office:value="-0.11255997737" calcext:value-type="float">
            <text:p>-0.11255997737</text:p>
          </table:table-cell>
          <table:table-cell office:value-type="float" office:value="-1.0528459856" calcext:value-type="float">
            <text:p>-1.0528459856</text:p>
          </table:table-cell>
          <table:table-cell office:value-type="float" office:value="5.2432008951" calcext:value-type="float">
            <text:p>5.2432008951</text:p>
          </table:table-cell>
          <table:table-cell office:value-type="float" office:value="-0.9541550194" calcext:value-type="float">
            <text:p>-0.9541550194</text:p>
          </table:table-cell>
          <table:table-cell table:number-columns-repeated="2"/>
        </table:table-row>
        <table:table-row table:style-name="ro1">
          <table:table-cell office:value-type="float" office:value="0.75163542541" calcext:value-type="float">
            <text:p>0.75163542541</text:p>
          </table:table-cell>
          <table:table-cell office:value-type="float" office:value="-0.085402641429" calcext:value-type="float">
            <text:p>-0.085402641429</text:p>
          </table:table-cell>
          <table:table-cell office:value-type="float" office:value="-1.0587573535" calcext:value-type="float">
            <text:p>-1.0587573535</text:p>
          </table:table-cell>
          <table:table-cell office:value-type="float" office:value="5.1897078295" calcext:value-type="float">
            <text:p>5.1897078295</text:p>
          </table:table-cell>
          <table:table-cell office:value-type="float" office:value="-1.3169915652" calcext:value-type="float">
            <text:p>-1.3169915652</text:p>
          </table:table-cell>
          <table:table-cell table:number-columns-repeated="2"/>
        </table:table-row>
        <table:table-row table:style-name="ro1">
          <table:table-cell office:value-type="float" office:value="0.75361818251" calcext:value-type="float">
            <text:p>0.75361818251</text:p>
          </table:table-cell>
          <table:table-cell office:value-type="float" office:value="-0.058561889688" calcext:value-type="float">
            <text:p>-0.058561889688</text:p>
          </table:table-cell>
          <table:table-cell office:value-type="float" office:value="-1.066551648" calcext:value-type="float">
            <text:p>-1.066551648</text:p>
          </table:table-cell>
          <table:table-cell office:value-type="float" office:value="5.1215641253" calcext:value-type="float">
            <text:p>5.1215641253</text:p>
          </table:table-cell>
          <table:table-cell office:value-type="float" office:value="-1.6775935037" calcext:value-type="float">
            <text:p>-1.6775935037</text:p>
          </table:table-cell>
          <table:table-cell table:number-columns-repeated="2"/>
        </table:table-row>
        <table:table-row table:style-name="ro1">
          <table:table-cell office:value-type="float" office:value="0.7556009396" calcext:value-type="float">
            <text:p>0.7556009396</text:p>
          </table:table-cell>
          <table:table-cell office:value-type="float" office:value="-0.032113765001" calcext:value-type="float">
            <text:p>-0.032113765001</text:p>
          </table:table-cell>
          <table:table-cell office:value-type="float" office:value="-1.0762158913" calcext:value-type="float">
            <text:p>-1.0762158913</text:p>
          </table:table-cell>
          <table:table-cell office:value-type="float" office:value="5.0388527446" calcext:value-type="float">
            <text:p>5.0388527446</text:p>
          </table:table-cell>
          <table:table-cell office:value-type="float" office:value="-2.0354434898" calcext:value-type="float">
            <text:p>-2.0354434898</text:p>
          </table:table-cell>
          <table:table-cell table:number-columns-repeated="2"/>
        </table:table-row>
        <table:table-row table:style-name="ro1">
          <table:table-cell office:value-type="float" office:value="0.75752013702" calcext:value-type="float">
            <text:p>0.75752013702</text:p>
          </table:table-cell>
          <table:table-cell office:value-type="float" office:value="-0.0069586309316" calcext:value-type="float">
            <text:p>-0.0069586309316</text:p>
          </table:table-cell>
          <table:table-cell office:value-type="float" office:value="-1.0873365899" calcext:value-type="float">
            <text:p>-1.0873365899</text:p>
          </table:table-cell>
          <table:table-cell office:value-type="float" office:value="4.9450116315" calcext:value-type="float">
            <text:p>4.9450116315</text:p>
          </table:table-cell>
          <table:table-cell office:value-type="float" office:value="-2.3787160331" calcext:value-type="float">
            <text:p>-2.3787160331</text:p>
          </table:table-cell>
          <table:table-cell table:number-columns-repeated="2"/>
        </table:table-row>
        <table:table-row table:style-name="ro1">
          <table:table-cell office:value-type="float" office:value="0.75943933444" calcext:value-type="float">
            <text:p>0.75943933444</text:p>
          </table:table-cell>
          <table:table-cell office:value-type="float" office:value="0.017689797142" calcext:value-type="float">
            <text:p>0.017689797142</text:p>
          </table:table-cell>
          <table:table-cell office:value-type="float" office:value="-1.1001780176" calcext:value-type="float">
            <text:p>-1.1001780176</text:p>
          </table:table-cell>
          <table:table-cell office:value-type="float" office:value="4.8377196571" calcext:value-type="float">
            <text:p>4.8377196571</text:p>
          </table:table-cell>
          <table:table-cell office:value-type="float" office:value="-2.7184637271" calcext:value-type="float">
            <text:p>-2.7184637271</text:p>
          </table:table-cell>
          <table:table-cell table:number-columns-repeated="2"/>
        </table:table-row>
        <table:table-row table:style-name="ro1">
          <table:table-cell office:value-type="float" office:value="0.76135853186" calcext:value-type="float">
            <text:p>0.76135853186</text:p>
          </table:table-cell>
          <table:table-cell office:value-type="float" office:value="0.041764050046" calcext:value-type="float">
            <text:p>0.041764050046</text:p>
          </table:table-cell>
          <table:table-cell office:value-type="float" office:value="-1.1147212536" calcext:value-type="float">
            <text:p>-1.1147212536</text:p>
          </table:table-cell>
          <table:table-cell office:value-type="float" office:value="4.7170959071" calcext:value-type="float">
            <text:p>4.7170959071</text:p>
          </table:table-cell>
          <table:table-cell office:value-type="float" office:value="-3.0542254421" calcext:value-type="float">
            <text:p>-3.0542254421</text:p>
          </table:table-cell>
          <table:table-cell table:number-columns-repeated="2"/>
        </table:table-row>
        <table:table-row table:style-name="ro1">
          <table:table-cell office:value-type="float" office:value="0.76327772928" calcext:value-type="float">
            <text:p>0.76327772928</text:p>
          </table:table-cell>
          <table:table-cell office:value-type="float" office:value="0.065197294494" calcext:value-type="float">
            <text:p>0.065197294494</text:p>
          </table:table-cell>
          <table:table-cell office:value-type="float" office:value="-1.1309450628" calcext:value-type="float">
            <text:p>-1.1309450628</text:p>
          </table:table-cell>
          <table:table-cell office:value-type="float" office:value="4.583273732" calcext:value-type="float">
            <text:p>4.583273732</text:p>
          </table:table-cell>
          <table:table-cell office:value-type="float" office:value="-3.3855434319" calcext:value-type="float">
            <text:p>-3.3855434319</text:p>
          </table:table-cell>
          <table:table-cell table:number-columns-repeated="2"/>
        </table:table-row>
        <table:table-row table:style-name="ro1">
          <table:table-cell office:value-type="float" office:value="0.76514913057" calcext:value-type="float">
            <text:p>0.76514913057</text:p>
          </table:table-cell>
          <table:table-cell office:value-type="float" office:value="0.087366533724" calcext:value-type="float">
            <text:p>0.087366533724</text:p>
          </table:table-cell>
          <table:table-cell office:value-type="float" office:value="-1.1483606847" calcext:value-type="float">
            <text:p>-1.1483606847</text:p>
          </table:table-cell>
          <table:table-cell office:value-type="float" office:value="4.4402156485" calcext:value-type="float">
            <text:p>4.4402156485</text:p>
          </table:table-cell>
          <table:table-cell office:value-type="float" office:value="-3.7038975061" calcext:value-type="float">
            <text:p>-3.7038975061</text:p>
          </table:table-cell>
          <table:table-cell table:number-columns-repeated="2"/>
        </table:table-row>
        <table:table-row table:style-name="ro1">
          <table:table-cell office:value-type="float" office:value="0.76702053187" calcext:value-type="float">
            <text:p>0.76702053187</text:p>
          </table:table-cell>
          <table:table-cell office:value-type="float" office:value="0.10880281425" calcext:value-type="float">
            <text:p>0.10880281425</text:p>
          </table:table-cell>
          <table:table-cell office:value-type="float" office:value="-1.1673279441" calcext:value-type="float">
            <text:p>-1.1673279441</text:p>
          </table:table-cell>
          <table:table-cell office:value-type="float" office:value="4.2848983372" calcext:value-type="float">
            <text:p>4.2848983372</text:p>
          </table:table-cell>
          <table:table-cell office:value-type="float" office:value="-4.0171775633" calcext:value-type="float">
            <text:p>-4.0171775633</text:p>
          </table:table-cell>
          <table:table-cell table:number-columns-repeated="2"/>
        </table:table-row>
        <table:table-row table:style-name="ro1">
          <table:table-cell office:value-type="float" office:value="0.76889193316" calcext:value-type="float">
            <text:p>0.76889193316</text:p>
          </table:table-cell>
          <table:table-cell office:value-type="float" office:value="0.12944630803" calcext:value-type="float">
            <text:p>0.12944630803</text:p>
          </table:table-cell>
          <table:table-cell office:value-type="float" office:value="-1.187820899" calcext:value-type="float">
            <text:p>-1.187820899</text:p>
          </table:table-cell>
          <table:table-cell office:value-type="float" office:value="4.1174842489" calcext:value-type="float">
            <text:p>4.1174842489</text:p>
          </table:table-cell>
          <table:table-cell office:value-type="float" office:value="-4.3249705132" calcext:value-type="float">
            <text:p>-4.3249705132</text:p>
          </table:table-cell>
          <table:table-cell table:number-columns-repeated="2"/>
        </table:table-row>
        <table:table-row table:style-name="ro1">
          <table:table-cell office:value-type="float" office:value="0.77076333446" calcext:value-type="float">
            <text:p>0.77076333446</text:p>
          </table:table-cell>
          <table:table-cell office:value-type="float" office:value="0.14923801611" calcext:value-type="float">
            <text:p>0.14923801611</text:p>
          </table:table-cell>
          <table:table-cell office:value-type="float" office:value="-1.2098115887" calcext:value-type="float">
            <text:p>-1.2098115887</text:p>
          </table:table-cell>
          <table:table-cell office:value-type="float" office:value="3.9381484713" calcext:value-type="float">
            <text:p>3.9381484713</text:p>
          </table:table-cell>
          <table:table-cell office:value-type="float" office:value="-4.6268676465" calcext:value-type="float">
            <text:p>-4.6268676465</text:p>
          </table:table-cell>
          <table:table-cell table:number-columns-repeated="2"/>
        </table:table-row>
        <table:table-row table:style-name="ro1">
          <table:table-cell office:value-type="float" office:value="0.77259507703" calcext:value-type="float">
            <text:p>0.77259507703</text:p>
          </table:table-cell>
          <table:table-cell office:value-type="float" office:value="0.16772951247" calcext:value-type="float">
            <text:p>0.16772951247</text:p>
          </table:table-cell>
          <table:table-cell office:value-type="float" office:value="-1.2327579149" calcext:value-type="float">
            <text:p>-1.2327579149</text:p>
          </table:table-cell>
          <table:table-cell office:value-type="float" office:value="3.7512481621" calcext:value-type="float">
            <text:p>3.7512481621</text:p>
          </table:table-cell>
          <table:table-cell office:value-type="float" office:value="-4.9162687197" calcext:value-type="float">
            <text:p>-4.9162687197</text:p>
          </table:table-cell>
          <table:table-cell table:number-columns-repeated="2"/>
        </table:table-row>
        <table:table-row table:style-name="ro1">
          <table:table-cell office:value-type="float" office:value="0.77442681959" calcext:value-type="float">
            <text:p>0.77442681959</text:p>
          </table:table-cell>
          <table:table-cell office:value-type="float" office:value="0.18529565188" calcext:value-type="float">
            <text:p>0.18529565188</text:p>
          </table:table-cell>
          <table:table-cell office:value-type="float" office:value="-1.257080548" calcext:value-type="float">
            <text:p>-1.257080548</text:p>
          </table:table-cell>
          <table:table-cell office:value-type="float" office:value="3.5532933985" calcext:value-type="float">
            <text:p>3.5532933985</text:p>
          </table:table-cell>
          <table:table-cell office:value-type="float" office:value="-5.1992599151" calcext:value-type="float">
            <text:p>-5.1992599151</text:p>
          </table:table-cell>
          <table:table-cell table:number-columns-repeated="2"/>
        </table:table-row>
        <table:table-row table:style-name="ro1">
          <table:table-cell office:value-type="float" office:value="0.77625856215" calcext:value-type="float">
            <text:p>0.77625856215</text:p>
          </table:table-cell>
          <table:table-cell office:value-type="float" office:value="0.20188375523" calcext:value-type="float">
            <text:p>0.20188375523</text:p>
          </table:table-cell>
          <table:table-cell office:value-type="float" office:value="-1.2827477776" calcext:value-type="float">
            <text:p>-1.2827477776</text:p>
          </table:table-cell>
          <table:table-cell office:value-type="float" office:value="3.3444831065" calcext:value-type="float">
            <text:p>3.3444831065</text:p>
          </table:table-cell>
          <table:table-cell office:value-type="float" office:value="-5.4754719739" calcext:value-type="float">
            <text:p>-5.4754719739</text:p>
          </table:table-cell>
          <table:table-cell table:number-columns-repeated="2"/>
        </table:table-row>
        <table:table-row table:style-name="ro1">
          <table:table-cell office:value-type="float" office:value="0.77809030472" calcext:value-type="float">
            <text:p>0.77809030472</text:p>
          </table:table-cell>
          <table:table-cell office:value-type="float" office:value="0.21744212714" calcext:value-type="float">
            <text:p>0.21744212714</text:p>
          </table:table-cell>
          <table:table-cell office:value-type="float" office:value="-1.3097261302" calcext:value-type="float">
            <text:p>-1.3097261302</text:p>
          </table:table-cell>
          <table:table-cell office:value-type="float" office:value="3.1250275029" calcext:value-type="float">
            <text:p>3.1250275029</text:p>
          </table:table-cell>
          <table:table-cell office:value-type="float" office:value="-5.7445408602" calcext:value-type="float">
            <text:p>-5.7445408602</text:p>
          </table:table-cell>
          <table:table-cell table:number-columns-repeated="2"/>
        </table:table-row>
        <table:table-row table:style-name="ro1">
          <table:table-cell office:value-type="float" office:value="0.7798877428" calcext:value-type="float">
            <text:p>0.7798877428</text:p>
          </table:table-cell>
          <table:table-cell office:value-type="float" office:value="0.23165919528" calcext:value-type="float">
            <text:p>0.23165919528</text:p>
          </table:table-cell>
          <table:table-cell office:value-type="float" office:value="-1.3374397508" calcext:value-type="float">
            <text:p>-1.3374397508</text:p>
          </table:table-cell>
          <table:table-cell office:value-type="float" office:value="2.8995475343" calcext:value-type="float">
            <text:p>2.8995475343</text:p>
          </table:table-cell>
          <table:table-cell office:value-type="float" office:value="-6.0012805449" calcext:value-type="float">
            <text:p>-6.0012805449</text:p>
          </table:table-cell>
          <table:table-cell table:number-columns-repeated="2"/>
        </table:table-row>
        <table:table-row table:style-name="ro1">
          <table:table-cell office:value-type="float" office:value="0.78168518087" calcext:value-type="float">
            <text:p>0.78168518087</text:p>
          </table:table-cell>
          <table:table-cell office:value-type="float" office:value="0.24478910824" calcext:value-type="float">
            <text:p>0.24478910824</text:p>
          </table:table-cell>
          <table:table-cell office:value-type="float" office:value="-1.366347072" calcext:value-type="float">
            <text:p>-1.366347072</text:p>
          </table:table-cell>
          <table:table-cell office:value-type="float" office:value="2.6642500389" calcext:value-type="float">
            <text:p>2.6642500389</text:p>
          </table:table-cell>
          <table:table-cell office:value-type="float" office:value="-6.2504635419" calcext:value-type="float">
            <text:p>-6.2504635419</text:p>
          </table:table-cell>
          <table:table-cell table:number-columns-repeated="2"/>
        </table:table-row>
        <table:table-row table:style-name="ro1">
          <table:table-cell office:value-type="float" office:value="0.78348261895" calcext:value-type="float">
            <text:p>0.78348261895</text:p>
          </table:table-cell>
          <table:table-cell office:value-type="float" office:value="0.25678608296" calcext:value-type="float">
            <text:p>0.25678608296</text:p>
          </table:table-cell>
          <table:table-cell office:value-type="float" office:value="-1.396411664" calcext:value-type="float">
            <text:p>-1.396411664</text:p>
          </table:table-cell>
          <table:table-cell office:value-type="float" office:value="2.4193648317" calcext:value-type="float">
            <text:p>2.4193648317</text:p>
          </table:table-cell>
          <table:table-cell office:value-type="float" office:value="-6.4917622352" calcext:value-type="float">
            <text:p>-6.4917622352</text:p>
          </table:table-cell>
          <table:table-cell table:number-columns-repeated="2"/>
        </table:table-row>
        <table:table-row table:style-name="ro1">
          <table:table-cell office:value-type="float" office:value="0.78528005703" calcext:value-type="float">
            <text:p>0.78528005703</text:p>
          </table:table-cell>
          <table:table-cell office:value-type="float" office:value="0.26760544457" calcext:value-type="float">
            <text:p>0.26760544457</text:p>
          </table:table-cell>
          <table:table-cell office:value-type="float" office:value="-1.4275955655" calcext:value-type="float">
            <text:p>-1.4275955655</text:p>
          </table:table-cell>
          <table:table-cell office:value-type="float" office:value="2.1651318363" calcext:value-type="float">
            <text:p>2.1651318363</text:p>
          </table:table-cell>
          <table:table-cell office:value-type="float" office:value="-6.7248549636" calcext:value-type="float">
            <text:p>-6.7248549636</text:p>
          </table:table-cell>
          <table:table-cell table:number-columns-repeated="2"/>
        </table:table-row>
        <table:table-row table:style-name="ro1">
          <table:table-cell office:value-type="float" office:value="0.78704754151" calcext:value-type="float">
            <text:p>0.78704754151</text:p>
          </table:table-cell>
          <table:table-cell office:value-type="float" office:value="0.27705395612" calcext:value-type="float">
            <text:p>0.27705395612</text:p>
          </table:table-cell>
          <table:table-cell office:value-type="float" office:value="-1.4593130193" calcext:value-type="float">
            <text:p>-1.4593130193</text:p>
          </table:table-cell>
          <table:table-cell office:value-type="float" office:value="1.9062624427" calcext:value-type="float">
            <text:p>1.9062624427</text:p>
          </table:table-cell>
          <table:table-cell office:value-type="float" office:value="-6.9457553916" calcext:value-type="float">
            <text:p>-6.9457553916</text:p>
          </table:table-cell>
          <table:table-cell table:number-columns-repeated="2"/>
        </table:table-row>
        <table:table-row table:style-name="ro1">
          <table:table-cell office:value-type="float" office:value="0.788815026" calcext:value-type="float">
            <text:p>0.788815026</text:p>
          </table:table-cell>
          <table:table-cell office:value-type="float" office:value="0.28528144026" calcext:value-type="float">
            <text:p>0.28528144026</text:p>
          </table:table-cell>
          <table:table-cell office:value-type="float" office:value="-1.4920357137" calcext:value-type="float">
            <text:p>-1.4920357137</text:p>
          </table:table-cell>
          <table:table-cell office:value-type="float" office:value="1.6388428526" calcext:value-type="float">
            <text:p>1.6388428526</text:p>
          </table:table-cell>
          <table:table-cell office:value-type="float" office:value="-7.1581222406" calcext:value-type="float">
            <text:p>-7.1581222406</text:p>
          </table:table-cell>
          <table:table-cell table:number-columns-repeated="2"/>
        </table:table-row>
        <table:table-row table:style-name="ro1">
          <table:table-cell office:value-type="float" office:value="0.79058251049" calcext:value-type="float">
            <text:p>0.79058251049</text:p>
          </table:table-cell>
          <table:table-cell office:value-type="float" office:value="0.29224881827" calcext:value-type="float">
            <text:p>0.29224881827</text:p>
          </table:table-cell>
          <table:table-cell office:value-type="float" office:value="-1.5257233865" calcext:value-type="float">
            <text:p>-1.5257233865</text:p>
          </table:table-cell>
          <table:table-cell office:value-type="float" office:value="1.3631291891" calcext:value-type="float">
            <text:p>1.3631291891</text:p>
          </table:table-cell>
          <table:table-cell office:value-type="float" office:value="-7.3616680844" calcext:value-type="float">
            <text:p>-7.3616680844</text:p>
          </table:table-cell>
          <table:table-cell table:number-columns-repeated="2"/>
        </table:table-row>
        <table:table-row table:style-name="ro1">
          <table:table-cell office:value-type="float" office:value="0.79234999497" calcext:value-type="float">
            <text:p>0.79234999497</text:p>
          </table:table-cell>
          <table:table-cell office:value-type="float" office:value="0.29791822075" calcext:value-type="float">
            <text:p>0.29791822075</text:p>
          </table:table-cell>
          <table:table-cell office:value-type="float" office:value="-1.5603344574" calcext:value-type="float">
            <text:p>-1.5603344574</text:p>
          </table:table-cell>
          <table:table-cell office:value-type="float" office:value="1.0793866107" calcext:value-type="float">
            <text:p>1.0793866107</text:p>
          </table:table-cell>
          <table:table-cell office:value-type="float" office:value="-7.5561121078" calcext:value-type="float">
            <text:p>-7.5561121078</text:p>
          </table:table-cell>
          <table:table-cell table:number-columns-repeated="2"/>
        </table:table-row>
        <table:table-row table:style-name="ro1">
          <table:table-cell office:value-type="float" office:value="0.79409167062" calcext:value-type="float">
            <text:p>0.79409167062</text:p>
          </table:table-cell>
          <table:table-cell office:value-type="float" office:value="0.30219950079" calcext:value-type="float">
            <text:p>0.30219950079</text:p>
          </table:table-cell>
          <table:table-cell office:value-type="float" office:value="-1.5953016815" calcext:value-type="float">
            <text:p>-1.5953016815</text:p>
          </table:table-cell>
          <table:table-cell office:value-type="float" office:value="0.79220010834" calcext:value-type="float">
            <text:p>0.79220010834</text:p>
          </table:table-cell>
          <table:table-cell office:value-type="float" office:value="-7.7385467124" calcext:value-type="float">
            <text:p>-7.7385467124</text:p>
          </table:table-cell>
          <table:table-cell table:number-columns-repeated="2"/>
        </table:table-row>
        <table:table-row table:style-name="ro1">
          <table:table-cell office:value-type="float" office:value="0.79583334626" calcext:value-type="float">
            <text:p>0.79583334626</text:p>
          </table:table-cell>
          <table:table-cell office:value-type="float" office:value="0.3051510587" calcext:value-type="float">
            <text:p>0.3051510587</text:p>
          </table:table-cell>
          <table:table-cell office:value-type="float" office:value="-1.6310816986" calcext:value-type="float">
            <text:p>-1.6310816986</text:p>
          </table:table-cell>
          <table:table-cell office:value-type="float" office:value="0.49775418146" calcext:value-type="float">
            <text:p>0.49775418146</text:p>
          </table:table-cell>
          <table:table-cell office:value-type="float" office:value="-7.9116219738" calcext:value-type="float">
            <text:p>-7.9116219738</text:p>
          </table:table-cell>
          <table:table-cell table:number-columns-repeated="2"/>
        </table:table-row>
        <table:table-row table:style-name="ro1">
          <table:table-cell office:value-type="float" office:value="0.7975750219" calcext:value-type="float">
            <text:p>0.7975750219</text:p>
          </table:table-cell>
          <table:table-cell office:value-type="float" office:value="0.30674033981" calcext:value-type="float">
            <text:p>0.30674033981</text:p>
          </table:table-cell>
          <table:table-cell office:value-type="float" office:value="-1.6676311484" calcext:value-type="float">
            <text:p>-1.6676311484</text:p>
          </table:table-cell>
          <table:table-cell office:value-type="float" office:value="0.19632759743" calcext:value-type="float">
            <text:p>0.19632759743</text:p>
          </table:table-cell>
          <table:table-cell office:value-type="float" office:value="-8.0750895263" calcext:value-type="float">
            <text:p>-8.0750895263</text:p>
          </table:table-cell>
          <table:table-cell table:number-columns-repeated="2"/>
        </table:table-row>
        <table:table-row table:style-name="ro1">
          <table:table-cell office:value-type="float" office:value="0.79931669755" calcext:value-type="float">
            <text:p>0.79931669755</text:p>
          </table:table-cell>
          <table:table-cell office:value-type="float" office:value="0.30693608233" calcext:value-type="float">
            <text:p>0.30693608233</text:p>
          </table:table-cell>
          <table:table-cell office:value-type="float" office:value="-1.7049055515" calcext:value-type="float">
            <text:p>-1.7049055515</text:p>
          </table:table-cell>
          <table:table-cell office:value-type="float" office:value="-0.11179283626" calcext:value-type="float">
            <text:p>-0.11179283626</text:p>
          </table:table-cell>
          <table:table-cell office:value-type="float" office:value="-8.228708224" calcext:value-type="float">
            <text:p>-8.228708224</text:p>
          </table:table-cell>
          <table:table-cell table:number-columns-repeated="2"/>
        </table:table-row>
        <table:table-row table:style-name="ro1">
          <table:table-cell office:value-type="float" office:value="0.80103693381" calcext:value-type="float">
            <text:p>0.80103693381</text:p>
          </table:table-cell>
          <table:table-cell office:value-type="float" office:value="0.30573223404" calcext:value-type="float">
            <text:p>0.30573223404</text:p>
          </table:table-cell>
          <table:table-cell office:value-type="float" office:value="-1.7423881999" calcext:value-type="float">
            <text:p>-1.7423881999</text:p>
          </table:table-cell>
          <table:table-cell office:value-type="float" office:value="-0.42240308658" calcext:value-type="float">
            <text:p>-0.42240308658</text:p>
          </table:table-cell>
          <table:table-cell office:value-type="float" office:value="-8.3705397042" calcext:value-type="float">
            <text:p>-8.3705397042</text:p>
          </table:table-cell>
          <table:table-cell table:number-columns-repeated="2"/>
        </table:table-row>
        <table:table-row table:style-name="ro1">
          <table:table-cell office:value-type="float" office:value="0.80275717007" calcext:value-type="float">
            <text:p>0.80275717007</text:p>
          </table:table-cell>
          <table:table-cell office:value-type="float" office:value="0.30311220295" calcext:value-type="float">
            <text:p>0.30311220295</text:p>
          </table:table-cell>
          <table:table-cell office:value-type="float" office:value="-1.7804887013" calcext:value-type="float">
            <text:p>-1.7804887013</text:p>
          </table:table-cell>
          <table:table-cell office:value-type="float" office:value="-0.73896449685" calcext:value-type="float">
            <text:p>-0.73896449685</text:p>
          </table:table-cell>
          <table:table-cell office:value-type="float" office:value="-8.50231753" calcext:value-type="float">
            <text:p>-8.50231753</text:p>
          </table:table-cell>
          <table:table-cell table:number-columns-repeated="2"/>
        </table:table-row>
        <table:table-row table:style-name="ro1">
          <table:table-cell office:value-type="float" office:value="0.80447740632" calcext:value-type="float">
            <text:p>0.80447740632</text:p>
          </table:table-cell>
          <table:table-cell office:value-type="float" office:value="0.29904978798" calcext:value-type="float">
            <text:p>0.29904978798</text:p>
          </table:table-cell>
          <table:table-cell office:value-type="float" office:value="-1.8191611796" calcext:value-type="float">
            <text:p>-1.8191611796</text:p>
          </table:table-cell>
          <table:table-cell office:value-type="float" office:value="-1.0611784188" calcext:value-type="float">
            <text:p>-1.0611784188</text:p>
          </table:table-cell>
          <table:table-cell office:value-type="float" office:value="-8.6238315087" calcext:value-type="float">
            <text:p>-8.6238315087</text:p>
          </table:table-cell>
          <table:table-cell table:number-columns-repeated="2"/>
        </table:table-row>
        <table:table-row table:style-name="ro1">
          <table:table-cell office:value-type="float" office:value="0.80619764258" calcext:value-type="float">
            <text:p>0.80619764258</text:p>
          </table:table-cell>
          <table:table-cell office:value-type="float" office:value="0.2935201527" calcext:value-type="float">
            <text:p>0.2935201527</text:p>
          </table:table-cell>
          <table:table-cell office:value-type="float" office:value="-1.8583588275" calcext:value-type="float">
            <text:p>-1.8583588275</text:p>
          </table:table-cell>
          <table:table-cell office:value-type="float" office:value="-1.3887391029" calcext:value-type="float">
            <text:p>-1.3887391029</text:p>
          </table:table-cell>
          <table:table-cell office:value-type="float" office:value="-8.734879257" calcext:value-type="float">
            <text:p>-8.734879257</text:p>
          </table:table-cell>
          <table:table-cell table:number-columns-repeated="2"/>
        </table:table-row>
        <table:table-row table:style-name="ro1">
          <table:table-cell office:value-type="float" office:value="0.80790136392" calcext:value-type="float">
            <text:p>0.80790136392</text:p>
          </table:table-cell>
          <table:table-cell office:value-type="float" office:value="0.28657440971" calcext:value-type="float">
            <text:p>0.28657440971</text:p>
          </table:table-cell>
          <table:table-cell office:value-type="float" office:value="-1.8976509255" calcext:value-type="float">
            <text:p>-1.8976509255</text:p>
          </table:table-cell>
          <table:table-cell office:value-type="float" office:value="-1.718117875" calcext:value-type="float">
            <text:p>-1.718117875</text:p>
          </table:table-cell>
          <table:table-cell office:value-type="float" office:value="-8.834353939" calcext:value-type="float">
            <text:p>-8.834353939</text:p>
          </table:table-cell>
          <table:table-cell table:number-columns-repeated="2"/>
        </table:table-row>
        <table:table-row table:style-name="ro1">
          <table:table-cell office:value-type="float" office:value="0.80960508526" calcext:value-type="float">
            <text:p>0.80960508526</text:p>
          </table:table-cell>
          <table:table-cell office:value-type="float" office:value="0.27814509296" calcext:value-type="float">
            <text:p>0.27814509296</text:p>
          </table:table-cell>
          <table:table-cell office:value-type="float" office:value="-1.937364189" calcext:value-type="float">
            <text:p>-1.937364189</text:p>
          </table:table-cell>
          <table:table-cell office:value-type="float" office:value="-2.0521241664" calcext:value-type="float">
            <text:p>-2.0521241664</text:p>
          </table:table-cell>
          <table:table-cell office:value-type="float" office:value="-8.9231909209" calcext:value-type="float">
            <text:p>-8.9231909209</text:p>
          </table:table-cell>
          <table:table-cell table:number-columns-repeated="2"/>
        </table:table-row>
        <table:table-row table:style-name="ro1">
          <table:table-cell office:value-type="float" office:value="0.8113088066" calcext:value-type="float">
            <text:p>0.8113088066</text:p>
          </table:table-cell>
          <table:table-cell office:value-type="float" office:value="0.26821221331" calcext:value-type="float">
            <text:p>0.26821221331</text:p>
          </table:table-cell>
          <table:table-cell office:value-type="float" office:value="-1.9774506543" calcext:value-type="float">
            <text:p>-1.9774506543</text:p>
          </table:table-cell>
          <table:table-cell office:value-type="float" office:value="-2.3904412692" calcext:value-type="float">
            <text:p>-2.3904412692</text:p>
          </table:table-cell>
          <table:table-cell office:value-type="float" office:value="-9.0012175976" calcext:value-type="float">
            <text:p>-9.0012175976</text:p>
          </table:table-cell>
          <table:table-cell table:number-columns-repeated="2"/>
        </table:table-row>
        <table:table-row table:style-name="ro1">
          <table:table-cell office:value-type="float" office:value="0.81301252793" calcext:value-type="float">
            <text:p>0.81301252793</text:p>
          </table:table-cell>
          <table:table-cell office:value-type="float" office:value="0.25675721193" calcext:value-type="float">
            <text:p>0.25675721193</text:p>
          </table:table-cell>
          <table:table-cell office:value-type="float" office:value="-2.0178616046" calcext:value-type="float">
            <text:p>-2.0178616046</text:p>
          </table:table-cell>
          <table:table-cell office:value-type="float" office:value="-2.7327462766" calcext:value-type="float">
            <text:p>-2.7327462766</text:p>
          </table:table-cell>
          <table:table-cell office:value-type="float" office:value="-9.0682697742" calcext:value-type="float">
            <text:p>-9.0682697742</text:p>
          </table:table-cell>
          <table:table-cell table:number-columns-repeated="2"/>
        </table:table-row>
        <table:table-row table:style-name="ro1">
          <table:table-cell office:value-type="float" office:value="0.8147056258" calcext:value-type="float">
            <text:p>0.8147056258</text:p>
          </table:table-cell>
          <table:table-cell office:value-type="float" office:value="0.24384881248" calcext:value-type="float">
            <text:p>0.24384881248</text:p>
          </table:table-cell>
          <table:table-cell office:value-type="float" office:value="-2.0582931605" calcext:value-type="float">
            <text:p>-2.0582931605</text:p>
          </table:table-cell>
          <table:table-cell office:value-type="float" office:value="-3.0765423546" calcext:value-type="float">
            <text:p>-3.0765423546</text:p>
          </table:table-cell>
          <table:table-cell office:value-type="float" office:value="-9.123877965" calcext:value-type="float">
            <text:p>-9.123877965</text:p>
          </table:table-cell>
          <table:table-cell table:number-columns-repeated="2"/>
        </table:table-row>
        <table:table-row table:style-name="ro1">
          <table:table-cell office:value-type="float" office:value="0.81639872367" calcext:value-type="float">
            <text:p>0.81639872367</text:p>
          </table:table-cell>
          <table:table-cell office:value-type="float" office:value="0.22940498949" calcext:value-type="float">
            <text:p>0.22940498949</text:p>
          </table:table-cell>
          <table:table-cell office:value-type="float" office:value="-2.0989471705" calcext:value-type="float">
            <text:p>-2.0989471705</text:p>
          </table:table-cell>
          <table:table-cell office:value-type="float" office:value="-3.4236233693" calcext:value-type="float">
            <text:p>-3.4236233693</text:p>
          </table:table-cell>
          <table:table-cell office:value-type="float" office:value="-9.1683504166" calcext:value-type="float">
            <text:p>-9.1683504166</text:p>
          </table:table-cell>
          <table:table-cell table:number-columns-repeated="2"/>
        </table:table-row>
        <table:table-row table:style-name="ro1">
          <table:table-cell office:value-type="float" office:value="0.81809182154" calcext:value-type="float">
            <text:p>0.81809182154</text:p>
          </table:table-cell>
          <table:table-cell office:value-type="float" office:value="0.21341188425" calcext:value-type="float">
            <text:p>0.21341188425</text:p>
          </table:table-cell>
          <table:table-cell office:value-type="float" office:value="-2.1397738399" calcext:value-type="float">
            <text:p>-2.1397738399</text:p>
          </table:table-cell>
          <table:table-cell office:value-type="float" office:value="-3.7736552833" calcext:value-type="float">
            <text:p>-3.7736552833</text:p>
          </table:table-cell>
          <table:table-cell office:value-type="float" office:value="-9.2015519724" calcext:value-type="float">
            <text:p>-9.2015519724</text:p>
          </table:table-cell>
          <table:table-cell table:number-columns-repeated="2"/>
        </table:table-row>
        <table:table-row table:style-name="ro1">
          <table:table-cell office:value-type="float" office:value="0.81978491941" calcext:value-type="float">
            <text:p>0.81978491941</text:p>
          </table:table-cell>
          <table:table-cell office:value-type="float" office:value="0.19585713451" calcext:value-type="float">
            <text:p>0.19585713451</text:p>
          </table:table-cell>
          <table:table-cell office:value-type="float" office:value="-2.1807227929" calcext:value-type="float">
            <text:p>-2.1807227929</text:p>
          </table:table-cell>
          <table:table-cell office:value-type="float" office:value="-4.1262987455" calcext:value-type="float">
            <text:p>-4.1262987455</text:p>
          </table:table-cell>
          <table:table-cell office:value-type="float" office:value="-9.2233565378" calcext:value-type="float">
            <text:p>-9.2233565378</text:p>
          </table:table-cell>
          <table:table-cell table:number-columns-repeated="2"/>
        </table:table-row>
        <table:table-row table:style-name="ro1">
          <table:table-cell office:value-type="float" office:value="0.82147500151" calcext:value-type="float">
            <text:p>0.82147500151</text:p>
          </table:table-cell>
          <table:table-cell office:value-type="float" office:value="0.17676536943" calcext:value-type="float">
            <text:p>0.17676536943</text:p>
          </table:table-cell>
          <table:table-cell office:value-type="float" office:value="-2.2216700123" calcext:value-type="float">
            <text:p>-2.2216700123</text:p>
          </table:table-cell>
          <table:table-cell office:value-type="float" office:value="-4.4805752991" calcext:value-type="float">
            <text:p>-4.4805752991</text:p>
          </table:table-cell>
          <table:table-cell office:value-type="float" office:value="-9.2336392483" calcext:value-type="float">
            <text:p>-9.2336392483</text:p>
          </table:table-cell>
          <table:table-cell table:number-columns-repeated="2"/>
        </table:table-row>
        <table:table-row table:style-name="ro1">
          <table:table-cell office:value-type="float" office:value="0.82316508361" calcext:value-type="float">
            <text:p>0.82316508361</text:p>
          </table:table-cell>
          <table:table-cell office:value-type="float" office:value="0.15609745824" calcext:value-type="float">
            <text:p>0.15609745824</text:p>
          </table:table-cell>
          <table:table-cell office:value-type="float" office:value="-2.2626372009" calcext:value-type="float">
            <text:p>-2.2626372009</text:p>
          </table:table-cell>
          <table:table-cell office:value-type="float" office:value="-4.8367633453" calcext:value-type="float">
            <text:p>-4.8367633453</text:p>
          </table:table-cell>
          <table:table-cell office:value-type="float" office:value="-9.2323423226" calcext:value-type="float">
            <text:p>-9.2323423226</text:p>
          </table:table-cell>
          <table:table-cell table:number-columns-repeated="2"/>
        </table:table-row>
        <table:table-row table:style-name="ro1">
          <table:table-cell office:value-type="float" office:value="0.82485516571" calcext:value-type="float">
            <text:p>0.82485516571</text:p>
          </table:table-cell>
          <table:table-cell office:value-type="float" office:value="0.13384570068" calcext:value-type="float">
            <text:p>0.13384570068</text:p>
          </table:table-cell>
          <table:table-cell office:value-type="float" office:value="-2.3035727672" calcext:value-type="float">
            <text:p>-2.3035727672</text:p>
          </table:table-cell>
          <table:table-cell office:value-type="float" office:value="-5.1945107411" calcext:value-type="float">
            <text:p>-5.1945107411</text:p>
          </table:table-cell>
          <table:table-cell office:value-type="float" office:value="-9.2193686091" calcext:value-type="float">
            <text:p>-9.2193686091</text:p>
          </table:table-cell>
          <table:table-cell table:number-columns-repeated="2"/>
        </table:table-row>
        <table:table-row table:style-name="ro1">
          <table:table-cell office:value-type="float" office:value="0.82654524781" calcext:value-type="float">
            <text:p>0.82654524781</text:p>
          </table:table-cell>
          <table:table-cell office:value-type="float" office:value="0.11000396859" calcext:value-type="float">
            <text:p>0.11000396859</text:p>
          </table:table-cell>
          <table:table-cell office:value-type="float" office:value="-2.3444247104" calcext:value-type="float">
            <text:p>-2.3444247104</text:p>
          </table:table-cell>
          <table:table-cell office:value-type="float" office:value="-5.5534609232" calcext:value-type="float">
            <text:p>-5.5534609232</text:p>
          </table:table-cell>
          <table:table-cell office:value-type="float" office:value="-9.1946307798" calcext:value-type="float">
            <text:p>-9.1946307798</text:p>
          </table:table-cell>
          <table:table-cell table:number-columns-repeated="2"/>
        </table:table-row>
        <table:table-row table:style-name="ro1">
          <table:table-cell office:value-type="float" office:value="0.82824343277" calcext:value-type="float">
            <text:p>0.82824343277</text:p>
          </table:table-cell>
          <table:table-cell office:value-type="float" office:value="0.084441927448" calcext:value-type="float">
            <text:p>0.084441927448</text:p>
          </table:table-cell>
          <table:table-cell office:value-type="float" office:value="-2.3853354557" calcext:value-type="float">
            <text:p>-2.3853354557</text:p>
          </table:table-cell>
          <table:table-cell office:value-type="float" office:value="-5.9149795388" calcext:value-type="float">
            <text:p>-5.9149795388</text:p>
          </table:table-cell>
          <table:table-cell office:value-type="float" office:value="-9.1578475095" calcext:value-type="float">
            <text:p>-9.1578475095</text:p>
          </table:table-cell>
          <table:table-cell table:number-columns-repeated="2"/>
        </table:table-row>
        <table:table-row table:style-name="ro1">
          <table:table-cell office:value-type="float" office:value="0.82994161772" calcext:value-type="float">
            <text:p>0.82994161772</text:p>
          </table:table-cell>
          <table:table-cell office:value-type="float" office:value="0.057267081953" calcext:value-type="float">
            <text:p>0.057267081953</text:p>
          </table:table-cell>
          <table:table-cell office:value-type="float" office:value="-2.4260554494" calcext:value-type="float">
            <text:p>-2.4260554494</text:p>
          </table:table-cell>
          <table:table-cell office:value-type="float" office:value="-6.2769782746" calcext:value-type="float">
            <text:p>-6.2769782746</text:p>
          </table:table-cell>
          <table:table-cell office:value-type="float" office:value="-9.1090409592" calcext:value-type="float">
            <text:p>-9.1090409592</text:p>
          </table:table-cell>
          <table:table-cell table:number-columns-repeated="2"/>
        </table:table-row>
        <table:table-row table:style-name="ro1">
          <table:table-cell office:value-type="float" office:value="0.83163980267" calcext:value-type="float">
            <text:p>0.83163980267</text:p>
          </table:table-cell>
          <table:table-cell office:value-type="float" office:value="0.028478124079" calcext:value-type="float">
            <text:p>0.028478124079</text:p>
          </table:table-cell>
          <table:table-cell office:value-type="float" office:value="-2.4665309632" calcext:value-type="float">
            <text:p>-2.4665309632</text:p>
          </table:table-cell>
          <table:table-cell office:value-type="float" office:value="-6.6390834022" calcext:value-type="float">
            <text:p>-6.6390834022</text:p>
          </table:table-cell>
          <table:table-cell office:value-type="float" office:value="-9.0481537224" calcext:value-type="float">
            <text:p>-9.0481537224</text:p>
          </table:table-cell>
          <table:table-cell table:number-columns-repeated="2"/>
        </table:table-row>
        <table:table-row table:style-name="ro1">
          <table:table-cell office:value-type="float" office:value="0.83333798762" calcext:value-type="float">
            <text:p>0.83333798762</text:p>
          </table:table-cell>
          <table:table-cell office:value-type="float" office:value="-0.0019245804077" calcext:value-type="float">
            <text:p>-0.0019245804077</text:p>
          </table:table-cell>
          <table:table-cell office:value-type="float" office:value="-2.5067080371" calcext:value-type="float">
            <text:p>-2.5067080371</text:p>
          </table:table-cell>
          <table:table-cell office:value-type="float" office:value="-7.0009177051" calcext:value-type="float">
            <text:p>-7.0009177051</text:p>
          </table:table-cell>
          <table:table-cell office:value-type="float" office:value="-8.9751392041" calcext:value-type="float">
            <text:p>-8.9751392041</text:p>
          </table:table-cell>
          <table:table-cell table:number-columns-repeated="2"/>
        </table:table-row>
        <table:table-row table:style-name="ro1">
          <table:table-cell office:value-type="float" office:value="0.8350658364" calcext:value-type="float">
            <text:p>0.8350658364</text:p>
          </table:table-cell>
          <table:table-cell office:value-type="float" office:value="-0.034512506629" calcext:value-type="float">
            <text:p>-0.034512506629</text:p>
          </table:table-cell>
          <table:table-cell office:value-type="float" office:value="-2.5472247195" calcext:value-type="float">
            <text:p>-2.5472247195</text:p>
          </table:table-cell>
          <table:table-cell office:value-type="float" office:value="-7.3684017944" calcext:value-type="float">
            <text:p>-7.3684017944</text:p>
          </table:table-cell>
          <table:table-cell office:value-type="float" office:value="-8.8883656745" calcext:value-type="float">
            <text:p>-8.8883656745</text:p>
          </table:table-cell>
          <table:table-cell table:number-columns-repeated="2"/>
        </table:table-row>
        <table:table-row table:style-name="ro1">
          <table:table-cell office:value-type="float" office:value="0.83679368518" calcext:value-type="float">
            <text:p>0.83679368518</text:p>
          </table:table-cell>
          <table:table-cell office:value-type="float" office:value="-0.068764946019" calcext:value-type="float">
            <text:p>-0.068764946019</text:p>
          </table:table-cell>
          <table:table-cell office:value-type="float" office:value="-2.5873192132" calcext:value-type="float">
            <text:p>-2.5873192132</text:p>
          </table:table-cell>
          <table:table-cell office:value-type="float" office:value="-7.7348078157" calcext:value-type="float">
            <text:p>-7.7348078157</text:p>
          </table:table-cell>
          <table:table-cell office:value-type="float" office:value="-8.7889750443" calcext:value-type="float">
            <text:p>-8.7889750443</text:p>
          </table:table-cell>
          <table:table-cell table:number-columns-repeated="2"/>
        </table:table-row>
        <table:table-row table:style-name="ro1">
          <table:table-cell office:value-type="float" office:value="0.83852153396" calcext:value-type="float">
            <text:p>0.83852153396</text:p>
          </table:table-cell>
          <table:table-cell office:value-type="float" office:value="-0.10467608715" calcext:value-type="float">
            <text:p>-0.10467608715</text:p>
          </table:table-cell>
          <table:table-cell office:value-type="float" office:value="-2.6269342574" calcext:value-type="float">
            <text:p>-2.6269342574</text:p>
          </table:table-cell>
          <table:table-cell office:value-type="float" office:value="-8.099729152" calcext:value-type="float">
            <text:p>-8.099729152</text:p>
          </table:table-cell>
          <table:table-cell office:value-type="float" office:value="-8.6769538992" calcext:value-type="float">
            <text:p>-8.6769538992</text:p>
          </table:table-cell>
          <table:table-cell table:number-columns-repeated="2"/>
        </table:table-row>
        <table:table-row table:style-name="ro1">
          <table:table-cell office:value-type="float" office:value="0.84024938274" calcext:value-type="float">
            <text:p>0.84024938274</text:p>
          </table:table-cell>
          <table:table-cell office:value-type="float" office:value="-0.14223826869" calcext:value-type="float">
            <text:p>-0.14223826869</text:p>
          </table:table-cell>
          <table:table-cell office:value-type="float" office:value="-2.6660125587" calcext:value-type="float">
            <text:p>-2.6660125587</text:p>
          </table:table-cell>
          <table:table-cell office:value-type="float" office:value="-8.4627567187" calcext:value-type="float">
            <text:p>-8.4627567187</text:p>
          </table:table-cell>
          <table:table-cell office:value-type="float" office:value="-8.5523012001" calcext:value-type="float">
            <text:p>-8.5523012001</text:p>
          </table:table-cell>
          <table:table-cell table:number-columns-repeated="2"/>
        </table:table-row>
        <table:table-row table:style-name="ro1">
          <table:table-cell office:value-type="float" office:value="0.84210364949" calcext:value-type="float">
            <text:p>0.84210364949</text:p>
          </table:table-cell>
          <table:table-cell office:value-type="float" office:value="-0.18437445343" calcext:value-type="float">
            <text:p>-0.18437445343</text:p>
          </table:table-cell>
          <table:table-cell office:value-type="float" office:value="-2.7072876713" calcext:value-type="float">
            <text:p>-2.7072876713</text:p>
          </table:table-cell>
          <table:table-cell office:value-type="float" office:value="-8.8497698503" calcext:value-type="float">
            <text:p>-8.8497698503</text:p>
          </table:table-cell>
          <table:table-cell office:value-type="float" office:value="-8.4044900279" calcext:value-type="float">
            <text:p>-8.4044900279</text:p>
          </table:table-cell>
          <table:table-cell table:number-columns-repeated="2"/>
        </table:table-row>
        <table:table-row table:style-name="ro1">
          <table:table-cell office:value-type="float" office:value="0.84395791623" calcext:value-type="float">
            <text:p>0.84395791623</text:p>
          </table:table-cell>
          <table:table-cell office:value-type="float" office:value="-0.22838695778" calcext:value-type="float">
            <text:p>-0.22838695778</text:p>
          </table:table-cell>
          <table:table-cell office:value-type="float" office:value="-2.7478079847" calcext:value-type="float">
            <text:p>-2.7478079847</text:p>
          </table:table-cell>
          <table:table-cell office:value-type="float" office:value="-9.2336178276" calcext:value-type="float">
            <text:p>-9.2336178276</text:p>
          </table:table-cell>
          <table:table-cell office:value-type="float" office:value="-8.242175292" calcext:value-type="float">
            <text:p>-8.242175292</text:p>
          </table:table-cell>
          <table:table-cell table:number-columns-repeated="2"/>
        </table:table-row>
        <table:table-row table:style-name="ro1">
          <table:table-cell office:value-type="float" office:value="0.84581218297" calcext:value-type="float">
            <text:p>0.84581218297</text:p>
          </table:table-cell>
          <table:table-cell office:value-type="float" office:value="-0.27425912866" calcext:value-type="float">
            <text:p>-0.27425912866</text:p>
          </table:table-cell>
          <table:table-cell office:value-type="float" office:value="-2.7875030136" calcext:value-type="float">
            <text:p>-2.7875030136</text:p>
          </table:table-cell>
          <table:table-cell office:value-type="float" office:value="-9.6137883806" calcext:value-type="float">
            <text:p>-9.6137883806</text:p>
          </table:table-cell>
          <table:table-cell office:value-type="float" office:value="-8.0654046806" calcext:value-type="float">
            <text:p>-8.0654046806</text:p>
          </table:table-cell>
          <table:table-cell table:number-columns-repeated="2"/>
        </table:table-row>
        <table:table-row table:style-name="ro1">
          <table:table-cell office:value-type="float" office:value="0.84766644972" calcext:value-type="float">
            <text:p>0.84766644972</text:p>
          </table:table-cell>
          <table:table-cell office:value-type="float" office:value="-0.3219718164" calcext:value-type="float">
            <text:p>-0.3219718164</text:p>
          </table:table-cell>
          <table:table-cell office:value-type="float" office:value="-2.8263025473" calcext:value-type="float">
            <text:p>-2.8263025473</text:p>
          </table:table-cell>
          <table:table-cell office:value-type="float" office:value="-9.9897679767" calcext:value-type="float">
            <text:p>-9.9897679767</text:p>
          </table:table-cell>
          <table:table-cell office:value-type="float" office:value="-7.8742432306" calcext:value-type="float">
            <text:p>-7.8742432306</text:p>
          </table:table-cell>
          <table:table-cell table:number-columns-repeated="2"/>
        </table:table-row>
        <table:table-row table:style-name="ro1">
          <table:table-cell office:value-type="float" office:value="0.84943337867" calcext:value-type="float">
            <text:p>0.84943337867</text:p>
          </table:table-cell>
          <table:table-cell office:value-type="float" office:value="-0.36912991073" calcext:value-type="float">
            <text:p>-0.36912991073</text:p>
          </table:table-cell>
          <table:table-cell office:value-type="float" office:value="-2.8623773803" calcext:value-type="float">
            <text:p>-2.8623773803</text:p>
          </table:table-cell>
          <table:table-cell office:value-type="float" office:value="-10.343668058" calcext:value-type="float">
            <text:p>-10.343668058</text:p>
          </table:table-cell>
          <table:table-cell office:value-type="float" office:value="-7.6787710461" calcext:value-type="float">
            <text:p>-7.6787710461</text:p>
          </table:table-cell>
          <table:table-cell table:number-columns-repeated="2"/>
        </table:table-row>
        <table:table-row table:style-name="ro1">
          <table:table-cell office:value-type="float" office:value="0.85120030762" calcext:value-type="float">
            <text:p>0.85120030762</text:p>
          </table:table-cell>
          <table:table-cell office:value-type="float" office:value="-0.41791873345" calcext:value-type="float">
            <text:p>-0.41791873345</text:p>
          </table:table-cell>
          <table:table-cell office:value-type="float" office:value="-2.8975155841" calcext:value-type="float">
            <text:p>-2.8975155841</text:p>
          </table:table-cell>
          <table:table-cell office:value-type="float" office:value="-10.692850618" calcext:value-type="float">
            <text:p>-10.692850618</text:p>
          </table:table-cell>
          <table:table-cell office:value-type="float" office:value="-7.4703930569" calcext:value-type="float">
            <text:p>-7.4703930569</text:p>
          </table:table-cell>
          <table:table-cell table:number-columns-repeated="2"/>
        </table:table-row>
        <table:table-row table:style-name="ro1">
          <table:table-cell office:value-type="float" office:value="0.85296723658" calcext:value-type="float">
            <text:p>0.85296723658</text:p>
          </table:table-cell>
          <table:table-cell office:value-type="float" office:value="-0.46831537175" calcext:value-type="float">
            <text:p>-0.46831537175</text:p>
          </table:table-cell>
          <table:table-cell office:value-type="float" office:value="-2.9316575291" calcext:value-type="float">
            <text:p>-2.9316575291</text:p>
          </table:table-cell>
          <table:table-cell office:value-type="float" office:value="-11.036870961" calcext:value-type="float">
            <text:p>-11.036870961</text:p>
          </table:table-cell>
          <table:table-cell office:value-type="float" office:value="-7.2492105018" calcext:value-type="float">
            <text:p>-7.2492105018</text:p>
          </table:table-cell>
          <table:table-cell table:number-columns-repeated="2"/>
        </table:table-row>
        <table:table-row table:style-name="ro1">
          <table:table-cell office:value-type="float" office:value="0.85473416553" calcext:value-type="float">
            <text:p>0.85473416553</text:p>
          </table:table-cell>
          <table:table-cell office:value-type="float" office:value="-0.52029485214" calcext:value-type="float">
            <text:p>-0.52029485214</text:p>
          </table:table-cell>
          <table:table-cell office:value-type="float" office:value="-2.9647440898" calcext:value-type="float">
            <text:p>-2.9647440898</text:p>
          </table:table-cell>
          <table:table-cell office:value-type="float" office:value="-11.375285235" calcext:value-type="float">
            <text:p>-11.375285235</text:p>
          </table:table-cell>
          <table:table-cell office:value-type="float" office:value="-7.0153395211" calcext:value-type="float">
            <text:p>-7.0153395211</text:p>
          </table:table-cell>
          <table:table-cell table:number-columns-repeated="2"/>
        </table:table-row>
        <table:table-row table:style-name="ro1">
          <table:table-cell office:value-type="float" office:value="0.85656260565" calcext:value-type="float">
            <text:p>0.85656260565</text:p>
          </table:table-cell>
          <table:table-cell office:value-type="float" office:value="-0.57572151534" calcext:value-type="float">
            <text:p>-0.57572151534</text:p>
          </table:table-cell>
          <table:table-cell office:value-type="float" office:value="-2.9978089816" calcext:value-type="float">
            <text:p>-2.9978089816</text:p>
          </table:table-cell>
          <table:table-cell office:value-type="float" office:value="-11.719107017" calcext:value-type="float">
            <text:p>-11.719107017</text:p>
          </table:table-cell>
          <table:table-cell office:value-type="float" office:value="-6.7601080427" calcext:value-type="float">
            <text:p>-6.7601080427</text:p>
          </table:table-cell>
          <table:table-cell table:number-columns-repeated="2"/>
        </table:table-row>
        <table:table-row table:style-name="ro1">
          <table:table-cell office:value-type="float" office:value="0.85839104578" calcext:value-type="float">
            <text:p>0.85839104578</text:p>
          </table:table-cell>
          <table:table-cell office:value-type="float" office:value="-0.63278192477" calcext:value-type="float">
            <text:p>-0.63278192477</text:p>
          </table:table-cell>
          <table:table-cell office:value-type="float" office:value="-3.0296168666" calcext:value-type="float">
            <text:p>-3.0296168666</text:p>
          </table:table-cell>
          <table:table-cell office:value-type="float" office:value="-12.055963393" calcext:value-type="float">
            <text:p>-12.055963393</text:p>
          </table:table-cell>
          <table:table-cell office:value-type="float" office:value="-6.491592233" calcext:value-type="float">
            <text:p>-6.491592233</text:p>
          </table:table-cell>
          <table:table-cell table:number-columns-repeated="2"/>
        </table:table-row>
        <table:table-row table:style-name="ro1">
          <table:table-cell office:value-type="float" office:value="0.8602194859" calcext:value-type="float">
            <text:p>0.8602194859</text:p>
          </table:table-cell>
          <table:table-cell office:value-type="float" office:value="-0.69144148196" calcext:value-type="float">
            <text:p>-0.69144148196</text:p>
          </table:table-cell>
          <table:table-cell office:value-type="float" office:value="-3.0601044106" calcext:value-type="float">
            <text:p>-3.0601044106</text:p>
          </table:table-cell>
          <table:table-cell office:value-type="float" office:value="-12.385368793" calcext:value-type="float">
            <text:p>-12.385368793</text:p>
          </table:table-cell>
          <table:table-cell office:value-type="float" office:value="-6.2099718926" calcext:value-type="float">
            <text:p>-6.2099718926</text:p>
          </table:table-cell>
          <table:table-cell table:number-columns-repeated="2"/>
        </table:table-row>
        <table:table-row table:style-name="ro1">
          <table:table-cell office:value-type="float" office:value="0.86204792602" calcext:value-type="float">
            <text:p>0.86204792602</text:p>
          </table:table-cell>
          <table:table-cell office:value-type="float" office:value="-0.75166326582" calcext:value-type="float">
            <text:p>-0.75166326582</text:p>
          </table:table-cell>
          <table:table-cell office:value-type="float" office:value="-3.0892091842" calcext:value-type="float">
            <text:p>-3.0892091842</text:p>
          </table:table-cell>
          <table:table-cell office:value-type="float" office:value="-12.706840984" calcext:value-type="float">
            <text:p>-12.706840984</text:p>
          </table:table-cell>
          <table:table-cell office:value-type="float" office:value="-5.9154443215" calcext:value-type="float">
            <text:p>-5.9154443215</text:p>
          </table:table-cell>
          <table:table-cell table:number-columns-repeated="2"/>
        </table:table-row>
        <table:table-row table:style-name="ro1">
          <table:table-cell office:value-type="float" office:value="0.86375505959" calcext:value-type="float">
            <text:p>0.86375505959</text:p>
          </table:table-cell>
          <table:table-cell office:value-type="float" office:value="-0.80926528208" calcext:value-type="float">
            <text:p>-0.80926528208</text:p>
          </table:table-cell>
          <table:table-cell office:value-type="float" office:value="-3.1150805614" calcext:value-type="float">
            <text:p>-3.1150805614</text:p>
          </table:table-cell>
          <table:table-cell office:value-type="float" office:value="-12.999401866" calcext:value-type="float">
            <text:p>-12.999401866</text:p>
          </table:table-cell>
          <table:table-cell office:value-type="float" office:value="-5.6289952147" calcext:value-type="float">
            <text:p>-5.6289952147</text:p>
          </table:table-cell>
          <table:table-cell table:number-columns-repeated="2"/>
        </table:table-row>
        <table:table-row table:style-name="ro1">
          <table:table-cell office:value-type="float" office:value="0.86546219316" calcext:value-type="float">
            <text:p>0.86546219316</text:p>
          </table:table-cell>
          <table:table-cell office:value-type="float" office:value="-0.86816121193" calcext:value-type="float">
            <text:p>-0.86816121193</text:p>
          </table:table-cell>
          <table:table-cell office:value-type="float" office:value="-3.1396438191" calcext:value-type="float">
            <text:p>-3.1396438191</text:p>
          </table:table-cell>
          <table:table-cell office:value-type="float" office:value="-13.284244609" calcext:value-type="float">
            <text:p>-13.284244609</text:p>
          </table:table-cell>
          <table:table-cell office:value-type="float" office:value="-5.3316705419" calcext:value-type="float">
            <text:p>-5.3316705419</text:p>
          </table:table-cell>
          <table:table-cell table:number-columns-repeated="2"/>
        </table:table-row>
        <table:table-row table:style-name="ro1">
          <table:table-cell office:value-type="float" office:value="0.86716932672" calcext:value-type="float">
            <text:p>0.86716932672</text:p>
          </table:table-cell>
          <table:table-cell office:value-type="float" office:value="-0.92831561165" calcext:value-type="float">
            <text:p>-0.92831561165</text:p>
          </table:table-cell>
          <table:table-cell office:value-type="float" office:value="-3.1628506702" calcext:value-type="float">
            <text:p>-3.1628506702</text:p>
          </table:table-cell>
          <table:table-cell office:value-type="float" office:value="-13.560987557" calcext:value-type="float">
            <text:p>-13.560987557</text:p>
          </table:table-cell>
          <table:table-cell office:value-type="float" office:value="-5.0236723843" calcext:value-type="float">
            <text:p>-5.0236723843</text:p>
          </table:table-cell>
          <table:table-cell table:number-columns-repeated="2"/>
        </table:table-row>
        <table:table-row table:style-name="ro1">
          <table:table-cell office:value-type="float" office:value="0.86887646029" calcext:value-type="float">
            <text:p>0.86887646029</text:p>
          </table:table-cell>
          <table:table-cell office:value-type="float" office:value="-0.98969133715" calcext:value-type="float">
            <text:p>-0.98969133715</text:p>
          </table:table-cell>
          <table:table-cell office:value-type="float" office:value="-3.184653763" calcext:value-type="float">
            <text:p>-3.184653763</text:p>
          </table:table-cell>
          <table:table-cell office:value-type="float" office:value="-13.829253504" calcext:value-type="float">
            <text:p>-13.829253504</text:p>
          </table:table-cell>
          <table:table-cell office:value-type="float" office:value="-4.7052161859" calcext:value-type="float">
            <text:p>-4.7052161859</text:p>
          </table:table-cell>
          <table:table-cell table:number-columns-repeated="2"/>
        </table:table-row>
        <table:table-row table:style-name="ro1">
          <table:table-cell office:value-type="float" office:value="0.87049283407" calcext:value-type="float">
            <text:p>0.87049283407</text:p>
          </table:table-cell>
          <table:table-cell office:value-type="float" office:value="-1.0488945457" calcext:value-type="float">
            <text:p>-1.0488945457</text:p>
          </table:table-cell>
          <table:table-cell office:value-type="float" office:value="-3.2039619138" calcext:value-type="float">
            <text:p>-3.2039619138</text:p>
          </table:table-cell>
          <table:table-cell office:value-type="float" office:value="-14.075106998" calcext:value-type="float">
            <text:p>-14.075106998</text:p>
          </table:table-cell>
          <table:table-cell office:value-type="float" office:value="-4.3942588645" calcext:value-type="float">
            <text:p>-4.3942588645</text:p>
          </table:table-cell>
          <table:table-cell table:number-columns-repeated="2"/>
        </table:table-row>
        <table:table-row table:style-name="ro1">
          <table:table-cell office:value-type="float" office:value="0.87210920786" calcext:value-type="float">
            <text:p>0.87210920786</text:p>
          </table:table-cell>
          <table:table-cell office:value-type="float" office:value="-1.1091235491" calcext:value-type="float">
            <text:p>-1.1091235491</text:p>
          </table:table-cell>
          <table:table-cell office:value-type="float" office:value="-3.2219315483" calcext:value-type="float">
            <text:p>-3.2219315483</text:p>
          </table:table-cell>
          <table:table-cell office:value-type="float" office:value="-14.312715513" calcext:value-type="float">
            <text:p>-14.312715513</text:p>
          </table:table-cell>
          <table:table-cell office:value-type="float" office:value="-4.0743361395" calcext:value-type="float">
            <text:p>-4.0743361395</text:p>
          </table:table-cell>
          <table:table-cell table:number-columns-repeated="2"/>
        </table:table-row>
        <table:table-row table:style-name="ro1">
          <table:table-cell office:value-type="float" office:value="0.87372558164" calcext:value-type="float">
            <text:p>0.87372558164</text:p>
          </table:table-cell>
          <table:table-cell office:value-type="float" office:value="-1.1703427113" calcext:value-type="float">
            <text:p>-1.1703427113</text:p>
          </table:table-cell>
          <table:table-cell office:value-type="float" office:value="-3.2385250813" calcext:value-type="float">
            <text:p>-3.2385250813</text:p>
          </table:table-cell>
          <table:table-cell office:value-type="float" office:value="-14.541772244" calcext:value-type="float">
            <text:p>-14.541772244</text:p>
          </table:table-cell>
          <table:table-cell office:value-type="float" office:value="-3.7456638384" calcext:value-type="float">
            <text:p>-3.7456638384</text:p>
          </table:table-cell>
          <table:table-cell table:number-columns-repeated="2"/>
        </table:table-row>
        <table:table-row table:style-name="ro1">
          <table:table-cell office:value-type="float" office:value="0.87534195543" calcext:value-type="float">
            <text:p>0.87534195543</text:p>
          </table:table-cell>
          <table:table-cell office:value-type="float" office:value="-1.2325151051" calcext:value-type="float">
            <text:p>-1.2325151051</text:p>
          </table:table-cell>
          <table:table-cell office:value-type="float" office:value="-3.2537058657" calcext:value-type="float">
            <text:p>-3.2537058657</text:p>
          </table:table-cell>
          <table:table-cell office:value-type="float" office:value="-14.761975493" calcext:value-type="float">
            <text:p>-14.761975493</text:p>
          </table:table-cell>
          <table:table-cell office:value-type="float" office:value="-3.4084683688" calcext:value-type="float">
            <text:p>-3.4084683688</text:p>
          </table:table-cell>
          <table:table-cell table:number-columns-repeated="2"/>
        </table:table-row>
        <table:table-row table:style-name="ro1">
          <table:table-cell office:value-type="float" office:value="0.87690632564" calcext:value-type="float">
            <text:p>0.87690632564</text:p>
          </table:table-cell>
          <table:table-cell office:value-type="float" office:value="-1.2935589755" calcext:value-type="float">
            <text:p>-1.2935589755</text:p>
          </table:table-cell>
          <table:table-cell office:value-type="float" office:value="-3.2670193298" calcext:value-type="float">
            <text:p>-3.2670193298</text:p>
          </table:table-cell>
          <table:table-cell office:value-type="float" office:value="-14.966384231" calcext:value-type="float">
            <text:p>-14.966384231</text:p>
          </table:table-cell>
          <table:table-cell office:value-type="float" office:value="-3.0742283418" calcext:value-type="float">
            <text:p>-3.0742283418</text:p>
          </table:table-cell>
          <table:table-cell table:number-columns-repeated="2"/>
        </table:table-row>
        <table:table-row table:style-name="ro1">
          <table:table-cell office:value-type="float" office:value="0.87847069584" calcext:value-type="float">
            <text:p>0.87847069584</text:p>
          </table:table-cell>
          <table:table-cell office:value-type="float" office:value="-1.355424216" calcext:value-type="float">
            <text:p>-1.355424216</text:p>
          </table:table-cell>
          <table:table-cell office:value-type="float" office:value="-3.2789446551" calcext:value-type="float">
            <text:p>-3.2789446551</text:p>
          </table:table-cell>
          <table:table-cell office:value-type="float" office:value="-15.161959175" calcext:value-type="float">
            <text:p>-15.161959175</text:p>
          </table:table-cell>
          <table:table-cell office:value-type="float" office:value="-2.7324507084" calcext:value-type="float">
            <text:p>-2.7324507084</text:p>
          </table:table-cell>
          <table:table-cell table:number-columns-repeated="2"/>
        </table:table-row>
        <table:table-row table:style-name="ro1">
          <table:table-cell office:value-type="float" office:value="0.88003506605" calcext:value-type="float">
            <text:p>0.88003506605</text:p>
          </table:table-cell>
          <table:table-cell office:value-type="float" office:value="-1.4180740195" calcext:value-type="float">
            <text:p>-1.4180740195</text:p>
          </table:table-cell>
          <table:table-cell office:value-type="float" office:value="-3.2894513649" calcext:value-type="float">
            <text:p>-3.2894513649</text:p>
          </table:table-cell>
          <table:table-cell office:value-type="float" office:value="-15.348442503" calcext:value-type="float">
            <text:p>-15.348442503</text:p>
          </table:table-cell>
          <table:table-cell office:value-type="float" office:value="-2.3833686025" calcext:value-type="float">
            <text:p>-2.3833686025</text:p>
          </table:table-cell>
          <table:table-cell table:number-columns-repeated="2"/>
        </table:table-row>
        <table:table-row table:style-name="ro1">
          <table:table-cell office:value-type="float" office:value="0.88159943626" calcext:value-type="float">
            <text:p>0.88159943626</text:p>
          </table:table-cell>
          <table:table-cell office:value-type="float" office:value="-1.481470532" calcext:value-type="float">
            <text:p>-1.481470532</text:p>
          </table:table-cell>
          <table:table-cell office:value-type="float" office:value="-3.2985099582" calcext:value-type="float">
            <text:p>-3.2985099582</text:p>
          </table:table-cell>
          <table:table-cell office:value-type="float" office:value="-15.525582201" calcext:value-type="float">
            <text:p>-15.525582201</text:p>
          </table:table-cell>
          <table:table-cell office:value-type="float" office:value="-2.0272241176" calcext:value-type="float">
            <text:p>-2.0272241176</text:p>
          </table:table-cell>
          <table:table-cell table:number-columns-repeated="2"/>
        </table:table-row>
        <table:table-row table:style-name="ro1">
          <table:table-cell office:value-type="float" office:value="0.88313012456" calcext:value-type="float">
            <text:p>0.88313012456</text:p>
          </table:table-cell>
          <table:table-cell office:value-type="float" office:value="-1.5441874864" calcext:value-type="float">
            <text:p>-1.5441874864</text:p>
          </table:table-cell>
          <table:table-cell office:value-type="float" office:value="-3.3059444451" calcext:value-type="float">
            <text:p>-3.3059444451</text:p>
          </table:table-cell>
          <table:table-cell office:value-type="float" office:value="-15.689627591" calcext:value-type="float">
            <text:p>-15.689627591</text:p>
          </table:table-cell>
          <table:table-cell office:value-type="float" office:value="-1.672152842" calcext:value-type="float">
            <text:p>-1.672152842</text:p>
          </table:table-cell>
          <table:table-cell table:number-columns-repeated="2"/>
        </table:table-row>
        <table:table-row table:style-name="ro1">
          <table:table-cell office:value-type="float" office:value="0.88466081287" calcext:value-type="float">
            <text:p>0.88466081287</text:p>
          </table:table-cell>
          <table:table-cell office:value-type="float" office:value="-1.6075447783" calcext:value-type="float">
            <text:p>-1.6075447783</text:p>
          </table:table-cell>
          <table:table-cell office:value-type="float" office:value="-3.3119395018" calcext:value-type="float">
            <text:p>-3.3119395018</text:p>
          </table:table-cell>
          <table:table-cell office:value-type="float" office:value="-15.844267554" calcext:value-type="float">
            <text:p>-15.844267554</text:p>
          </table:table-cell>
          <table:table-cell office:value-type="float" office:value="-1.3108034424" calcext:value-type="float">
            <text:p>-1.3108034424</text:p>
          </table:table-cell>
          <table:table-cell table:number-columns-repeated="2"/>
        </table:table-row>
        <table:table-row table:style-name="ro1">
          <table:table-cell office:value-type="float" office:value="0.88619150117" calcext:value-type="float">
            <text:p>0.88619150117</text:p>
          </table:table-cell>
          <table:table-cell office:value-type="float" office:value="-1.6715041757" calcext:value-type="float">
            <text:p>-1.6715041757</text:p>
          </table:table-cell>
          <table:table-cell office:value-type="float" office:value="-3.316470405" calcext:value-type="float">
            <text:p>-3.316470405</text:p>
          </table:table-cell>
          <table:table-cell office:value-type="float" office:value="-15.989283963" calcext:value-type="float">
            <text:p>-15.989283963</text:p>
          </table:table-cell>
          <table:table-cell office:value-type="float" office:value="-0.94342696983" calcext:value-type="float">
            <text:p>-0.94342696983</text:p>
          </table:table-cell>
          <table:table-cell table:number-columns-repeated="2"/>
        </table:table-row>
        <table:table-row table:style-name="ro1">
          <table:table-cell office:value-type="float" office:value="0.88772218947" calcext:value-type="float">
            <text:p>0.88772218947</text:p>
          </table:table-cell>
          <table:table-cell office:value-type="float" office:value="-1.7360265832" calcext:value-type="float">
            <text:p>-1.7360265832</text:p>
          </table:table-cell>
          <table:table-cell office:value-type="float" office:value="-3.3195134551" calcext:value-type="float">
            <text:p>-3.3195134551</text:p>
          </table:table-cell>
          <table:table-cell office:value-type="float" office:value="-16.12446521" calcext:value-type="float">
            <text:p>-16.12446521</text:p>
          </table:table-cell>
          <table:table-cell office:value-type="float" office:value="-0.57028222021" calcext:value-type="float">
            <text:p>-0.57028222021</text:p>
          </table:table-cell>
          <table:table-cell table:number-columns-repeated="2"/>
        </table:table-row>
        <table:table-row table:style-name="ro1">
          <table:table-cell office:value-type="float" office:value="0.88923183402" calcext:value-type="float">
            <text:p>0.88923183402</text:p>
          </table:table-cell>
          <table:table-cell office:value-type="float" office:value="-1.8001744632" calcext:value-type="float">
            <text:p>-1.8001744632</text:p>
          </table:table-cell>
          <table:table-cell office:value-type="float" office:value="-3.3210352751" calcext:value-type="float">
            <text:p>-3.3210352751</text:p>
          </table:table-cell>
          <table:table-cell office:value-type="float" office:value="-16.247955007" calcext:value-type="float">
            <text:p>-16.247955007</text:p>
          </table:table-cell>
          <table:table-cell office:value-type="float" office:value="-0.19687727955" calcext:value-type="float">
            <text:p>-0.19687727955</text:p>
          </table:table-cell>
          <table:table-cell table:number-columns-repeated="2"/>
        </table:table-row>
        <table:table-row table:style-name="ro1">
          <table:table-cell office:value-type="float" office:value="0.89074147856" calcext:value-type="float">
            <text:p>0.89074147856</text:p>
          </table:table-cell>
          <table:table-cell office:value-type="float" office:value="-1.8647920571" calcext:value-type="float">
            <text:p>-1.8647920571</text:p>
          </table:table-cell>
          <table:table-cell office:value-type="float" office:value="-3.3210671495" calcext:value-type="float">
            <text:p>-3.3210671495</text:p>
          </table:table-cell>
          <table:table-cell office:value-type="float" office:value="-16.361489244" calcext:value-type="float">
            <text:p>-16.361489244</text:p>
          </table:table-cell>
          <table:table-cell office:value-type="float" office:value="0.18161663939" calcext:value-type="float">
            <text:p>0.18161663939</text:p>
          </table:table-cell>
          <table:table-cell table:number-columns-repeated="2"/>
        </table:table-row>
        <table:table-row table:style-name="ro1">
          <table:table-cell office:value-type="float" office:value="0.8922511231" calcext:value-type="float">
            <text:p>0.8922511231</text:p>
          </table:table-cell>
          <table:table-cell office:value-type="float" office:value="-1.9298395485" calcext:value-type="float">
            <text:p>-1.9298395485</text:p>
          </table:table-cell>
          <table:table-cell office:value-type="float" office:value="-3.3195894438" calcext:value-type="float">
            <text:p>-3.3195894438</text:p>
          </table:table-cell>
          <table:table-cell office:value-type="float" office:value="-16.46488521" calcext:value-type="float">
            <text:p>-16.46488521</text:p>
          </table:table-cell>
          <table:table-cell office:value-type="float" office:value="0.56492999178" calcext:value-type="float">
            <text:p>0.56492999178</text:p>
          </table:table-cell>
          <table:table-cell table:number-columns-repeated="2"/>
        </table:table-row>
        <table:table-row table:style-name="ro1">
          <table:table-cell office:value-type="float" office:value="0.89376076764" calcext:value-type="float">
            <text:p>0.89376076764</text:p>
          </table:table-cell>
          <table:table-cell office:value-type="float" office:value="-1.9952764112" calcext:value-type="float">
            <text:p>-1.9952764112</text:p>
          </table:table-cell>
          <table:table-cell office:value-type="float" office:value="-3.3165836053" calcext:value-type="float">
            <text:p>-3.3165836053</text:p>
          </table:table-cell>
          <table:table-cell office:value-type="float" office:value="-16.557967449" calcext:value-type="float">
            <text:p>-16.557967449</text:p>
          </table:table-cell>
          <table:table-cell office:value-type="float" office:value="0.95278651265" calcext:value-type="float">
            <text:p>0.95278651265</text:p>
          </table:table-cell>
          <table:table-cell table:number-columns-repeated="2"/>
        </table:table-row>
        <table:table-row table:style-name="ro1">
          <table:table-cell office:value-type="float" office:value="0.89526022467" calcext:value-type="float">
            <text:p>0.89526022467</text:p>
          </table:table-cell>
          <table:table-cell office:value-type="float" office:value="-2.060616426" calcext:value-type="float">
            <text:p>-2.060616426</text:p>
          </table:table-cell>
          <table:table-cell office:value-type="float" office:value="-3.3120681181" calcext:value-type="float">
            <text:p>-3.3120681181</text:p>
          </table:table-cell>
          <table:table-cell office:value-type="float" office:value="-16.640046088" calcext:value-type="float">
            <text:p>-16.640046088</text:p>
          </table:table-cell>
          <table:table-cell office:value-type="float" office:value="1.3422436262" calcext:value-type="float">
            <text:p>1.3422436262</text:p>
          </table:table-cell>
          <table:table-cell table:number-columns-repeated="2"/>
        </table:table-row>
        <table:table-row table:style-name="ro1">
          <table:table-cell office:value-type="float" office:value="0.89675968169" calcext:value-type="float">
            <text:p>0.89675968169</text:p>
          </table:table-cell>
          <table:table-cell office:value-type="float" office:value="-2.1262589055" calcext:value-type="float">
            <text:p>-2.1262589055</text:p>
          </table:table-cell>
          <table:table-cell office:value-type="float" office:value="-3.3060118505" calcext:value-type="float">
            <text:p>-3.3060118505</text:p>
          </table:table-cell>
          <table:table-cell office:value-type="float" office:value="-16.711627063" calcext:value-type="float">
            <text:p>-16.711627063</text:p>
          </table:table-cell>
          <table:table-cell office:value-type="float" office:value="1.7356204486" calcext:value-type="float">
            <text:p>1.7356204486</text:p>
          </table:table-cell>
          <table:table-cell table:number-columns-repeated="2"/>
        </table:table-row>
        <table:table-row table:style-name="ro1">
          <table:table-cell office:value-type="float" office:value="0.89825913872" calcext:value-type="float">
            <text:p>0.89825913872</text:p>
          </table:table-cell>
          <table:table-cell office:value-type="float" office:value="-2.192162234" calcext:value-type="float">
            <text:p>-2.192162234</text:p>
          </table:table-cell>
          <table:table-cell office:value-type="float" office:value="-3.298399942" calcext:value-type="float">
            <text:p>-3.298399942</text:p>
          </table:table-cell>
          <table:table-cell office:value-type="float" office:value="-16.772561248" calcext:value-type="float">
            <text:p>-16.772561248</text:p>
          </table:table-cell>
          <table:table-cell office:value-type="float" office:value="2.1326276647" calcext:value-type="float">
            <text:p>2.1326276647</text:p>
          </table:table-cell>
          <table:table-cell table:number-columns-repeated="2"/>
        </table:table-row>
        <table:table-row table:style-name="ro1">
          <table:table-cell office:value-type="float" office:value="0.89975859574" calcext:value-type="float">
            <text:p>0.89975859574</text:p>
          </table:table-cell>
          <table:table-cell office:value-type="float" office:value="-2.2582842248" calcext:value-type="float">
            <text:p>-2.2582842248</text:p>
          </table:table-cell>
          <table:table-cell office:value-type="float" office:value="-3.2892186826" calcext:value-type="float">
            <text:p>-3.2892186826</text:p>
          </table:table-cell>
          <table:table-cell office:value-type="float" office:value="-16.822707593" calcext:value-type="float">
            <text:p>-16.822707593</text:p>
          </table:table-cell>
          <table:table-cell office:value-type="float" office:value="2.5329701754" calcext:value-type="float">
            <text:p>2.5329701754</text:p>
          </table:table-cell>
          <table:table-cell table:number-columns-repeated="2"/>
        </table:table-row>
        <table:table-row table:style-name="ro1">
          <table:table-cell office:value-type="float" office:value="0.90125913175" calcext:value-type="float">
            <text:p>0.90125913175</text:p>
          </table:table-cell>
          <table:table-cell office:value-type="float" office:value="-2.3246299097" calcext:value-type="float">
            <text:p>-2.3246299097</text:p>
          </table:table-cell>
          <table:table-cell office:value-type="float" office:value="-3.2784472156" calcext:value-type="float">
            <text:p>-3.2784472156</text:p>
          </table:table-cell>
          <table:table-cell office:value-type="float" office:value="-16.861957607" calcext:value-type="float">
            <text:p>-16.861957607</text:p>
          </table:table-cell>
          <table:table-cell office:value-type="float" office:value="2.9366385795" calcext:value-type="float">
            <text:p>2.9366385795</text:p>
          </table:table-cell>
          <table:table-cell table:number-columns-repeated="2"/>
        </table:table-row>
        <table:table-row table:style-name="ro1">
          <table:table-cell office:value-type="float" office:value="0.90275966775" calcext:value-type="float">
            <text:p>0.90275966775</text:p>
          </table:table-cell>
          <table:table-cell office:value-type="float" office:value="-2.3911084547" calcext:value-type="float">
            <text:p>-2.3911084547</text:p>
          </table:table-cell>
          <table:table-cell office:value-type="float" office:value="-3.2660802124" calcext:value-type="float">
            <text:p>-3.2660802124</text:p>
          </table:table-cell>
          <table:table-cell office:value-type="float" office:value="-16.890146836" calcext:value-type="float">
            <text:p>-16.890146836</text:p>
          </table:table-cell>
          <table:table-cell office:value-type="float" office:value="3.3430392691" calcext:value-type="float">
            <text:p>3.3430392691</text:p>
          </table:table-cell>
          <table:table-cell table:number-columns-repeated="2"/>
        </table:table-row>
        <table:table-row table:style-name="ro1">
          <table:table-cell office:value-type="float" office:value="0.90426020376" calcext:value-type="float">
            <text:p>0.90426020376</text:p>
          </table:table-cell>
          <table:table-cell office:value-type="float" office:value="-2.4576760617" calcext:value-type="float">
            <text:p>-2.4576760617</text:p>
          </table:table-cell>
          <table:table-cell office:value-type="float" office:value="-3.2521075235" calcext:value-type="float">
            <text:p>-3.2521075235</text:p>
          </table:table-cell>
          <table:table-cell office:value-type="float" office:value="-16.907159634" calcext:value-type="float">
            <text:p>-16.907159634</text:p>
          </table:table-cell>
          <table:table-cell office:value-type="float" office:value="3.7518604468" calcext:value-type="float">
            <text:p>3.7518604468</text:p>
          </table:table-cell>
          <table:table-cell table:number-columns-repeated="2"/>
        </table:table-row>
        <table:table-row table:style-name="ro1">
          <table:table-cell office:value-type="float" office:value="0.90576073977" calcext:value-type="float">
            <text:p>0.90576073977</text:p>
          </table:table-cell>
          <table:table-cell office:value-type="float" office:value="-2.524288495" calcext:value-type="float">
            <text:p>-2.524288495</text:p>
          </table:table-cell>
          <table:table-cell office:value-type="float" office:value="-3.2365202374" calcext:value-type="float">
            <text:p>-3.2365202374</text:p>
          </table:table-cell>
          <table:table-cell office:value-type="float" office:value="-16.912889386" calcext:value-type="float">
            <text:p>-16.912889386</text:p>
          </table:table-cell>
          <table:table-cell office:value-type="float" office:value="4.1627854416" calcext:value-type="float">
            <text:p>4.1627854416</text:p>
          </table:table-cell>
          <table:table-cell table:number-columns-repeated="2"/>
        </table:table-row>
        <table:table-row table:style-name="ro1">
          <table:table-cell office:value-type="float" office:value="0.90727679341" calcext:value-type="float">
            <text:p>0.90727679341</text:p>
          </table:table-cell>
          <table:table-cell office:value-type="float" office:value="-2.5915898253" calcext:value-type="float">
            <text:p>-2.5915898253</text:p>
          </table:table-cell>
          <table:table-cell office:value-type="float" office:value="-3.2191242289" calcext:value-type="float">
            <text:p>-3.2191242289</text:p>
          </table:table-cell>
          <table:table-cell office:value-type="float" office:value="-16.907120503" calcext:value-type="float">
            <text:p>-16.907120503</text:p>
          </table:table-cell>
          <table:table-cell office:value-type="float" office:value="4.5797690931" calcext:value-type="float">
            <text:p>4.5797690931</text:p>
          </table:table-cell>
          <table:table-cell table:number-columns-repeated="2"/>
        </table:table-row>
        <table:table-row table:style-name="ro1">
          <table:table-cell office:value-type="float" office:value="0.90879284704" calcext:value-type="float">
            <text:p>0.90879284704</text:p>
          </table:table-cell>
          <table:table-cell office:value-type="float" office:value="-2.6588449272" calcext:value-type="float">
            <text:p>-2.6588449272</text:p>
          </table:table-cell>
          <table:table-cell office:value-type="float" office:value="-3.2000656678" calcext:value-type="float">
            <text:p>-3.2000656678</text:p>
          </table:table-cell>
          <table:table-cell office:value-type="float" office:value="-16.889643987" calcext:value-type="float">
            <text:p>-16.889643987</text:p>
          </table:table-cell>
          <table:table-cell office:value-type="float" office:value="4.998236421" calcext:value-type="float">
            <text:p>4.998236421</text:p>
          </table:table-cell>
          <table:table-cell table:number-columns-repeated="2"/>
        </table:table-row>
        <table:table-row table:style-name="ro1">
          <table:table-cell office:value-type="float" office:value="0.91030890068" calcext:value-type="float">
            <text:p>0.91030890068</text:p>
          </table:table-cell>
          <table:table-cell office:value-type="float" office:value="-2.7260070451" calcext:value-type="float">
            <text:p>-2.7260070451</text:p>
          </table:table-cell>
          <table:table-cell office:value-type="float" office:value="-3.1793393257" calcext:value-type="float">
            <text:p>-3.1793393257</text:p>
          </table:table-cell>
          <table:table-cell office:value-type="float" office:value="-16.860379302" calcext:value-type="float">
            <text:p>-16.860379302</text:p>
          </table:table-cell>
          <table:table-cell office:value-type="float" office:value="5.4178473242" calcext:value-type="float">
            <text:p>5.4178473242</text:p>
          </table:table-cell>
          <table:table-cell table:number-columns-repeated="2"/>
        </table:table-row>
        <table:table-row table:style-name="ro1">
          <table:table-cell office:value-type="float" office:value="0.91182495431" calcext:value-type="float">
            <text:p>0.91182495431</text:p>
          </table:table-cell>
          <table:table-cell office:value-type="float" office:value="-2.7930291235" calcext:value-type="float">
            <text:p>-2.7930291235</text:p>
          </table:table-cell>
          <table:table-cell office:value-type="float" office:value="-3.1569413351" calcext:value-type="float">
            <text:p>-3.1569413351</text:p>
          </table:table-cell>
          <table:table-cell office:value-type="float" office:value="-16.819256189" calcext:value-type="float">
            <text:p>-16.819256189</text:p>
          </table:table-cell>
          <table:table-cell office:value-type="float" office:value="5.8382577694" calcext:value-type="float">
            <text:p>5.8382577694</text:p>
          </table:table-cell>
          <table:table-cell table:number-columns-repeated="2"/>
        </table:table-row>
        <table:table-row table:style-name="ro1">
          <table:table-cell office:value-type="float" office:value="0.91338267454" calcext:value-type="float">
            <text:p>0.91338267454</text:p>
          </table:table-cell>
          <table:table-cell office:value-type="float" office:value="-2.8616976045" calcext:value-type="float">
            <text:p>-2.8616976045</text:p>
          </table:table-cell>
          <table:table-cell office:value-type="float" office:value="-3.132183964" calcext:value-type="float">
            <text:p>-3.132183964</text:p>
          </table:table-cell>
          <table:table-cell office:value-type="float" office:value="-16.764588311" calcext:value-type="float">
            <text:p>-16.764588311</text:p>
          </table:table-cell>
          <table:table-cell office:value-type="float" office:value="6.2706899277" calcext:value-type="float">
            <text:p>6.2706899277</text:p>
          </table:table-cell>
          <table:table-cell table:number-columns-repeated="2"/>
        </table:table-row>
        <table:table-row table:style-name="ro1">
          <table:table-cell office:value-type="float" office:value="0.91494039477" calcext:value-type="float">
            <text:p>0.91494039477</text:p>
          </table:table-cell>
          <table:table-cell office:value-type="float" office:value="-2.9301167224" calcext:value-type="float">
            <text:p>-2.9301167224</text:p>
          </table:table-cell>
          <table:table-cell office:value-type="float" office:value="-3.1056579983" calcext:value-type="float">
            <text:p>-3.1056579983</text:p>
          </table:table-cell>
          <table:table-cell office:value-type="float" office:value="-16.697285009" calcext:value-type="float">
            <text:p>-16.697285009</text:p>
          </table:table-cell>
          <table:table-cell office:value-type="float" office:value="6.703218358" calcext:value-type="float">
            <text:p>6.703218358</text:p>
          </table:table-cell>
          <table:table-cell table:number-columns-repeated="2"/>
        </table:table-row>
        <table:table-row table:style-name="ro1">
          <table:table-cell office:value-type="float" office:value="0.91649811501" calcext:value-type="float">
            <text:p>0.91649811501</text:p>
          </table:table-cell>
          <table:table-cell office:value-type="float" office:value="-2.9982347231" calcext:value-type="float">
            <text:p>-2.9982347231</text:p>
          </table:table-cell>
          <table:table-cell office:value-type="float" office:value="-3.077363829" calcext:value-type="float">
            <text:p>-3.077363829</text:p>
          </table:table-cell>
          <table:table-cell office:value-type="float" office:value="-16.617305249" calcext:value-type="float">
            <text:p>-16.617305249</text:p>
          </table:table-cell>
          <table:table-cell office:value-type="float" office:value="7.1354590411" calcext:value-type="float">
            <text:p>7.1354590411</text:p>
          </table:table-cell>
          <table:table-cell table:number-columns-repeated="2"/>
        </table:table-row>
        <table:table-row table:style-name="ro1">
          <table:table-cell office:value-type="float" office:value="0.91805583524" calcext:value-type="float">
            <text:p>0.91805583524</text:p>
          </table:table-cell>
          <table:table-cell office:value-type="float" office:value="-3.0659997099" calcext:value-type="float">
            <text:p>-3.0659997099</text:p>
          </table:table-cell>
          <table:table-cell office:value-type="float" office:value="-3.0473034232" calcext:value-type="float">
            <text:p>-3.0473034232</text:p>
          </table:table-cell>
          <table:table-cell office:value-type="float" office:value="-16.524620266" calcext:value-type="float">
            <text:p>-16.524620266</text:p>
          </table:table-cell>
          <table:table-cell office:value-type="float" office:value="7.5670250623" calcext:value-type="float">
            <text:p>7.5670250623</text:p>
          </table:table-cell>
          <table:table-cell table:number-columns-repeated="2"/>
        </table:table-row>
        <table:table-row table:style-name="ro1">
          <table:table-cell office:value-type="float" office:value="0.91977916702" calcext:value-type="float">
            <text:p>0.91977916702</text:p>
          </table:table-cell>
          <table:table-cell office:value-type="float" office:value="-3.1404952094" calcext:value-type="float">
            <text:p>-3.1404952094</text:p>
          </table:table-cell>
          <table:table-cell office:value-type="float" office:value="-3.0119935462" calcext:value-type="float">
            <text:p>-3.0119935462</text:p>
          </table:table-cell>
          <table:table-cell office:value-type="float" office:value="-16.407258847" calcext:value-type="float">
            <text:p>-16.407258847</text:p>
          </table:table-cell>
          <table:table-cell office:value-type="float" office:value="8.043217773" calcext:value-type="float">
            <text:p>8.043217773</text:p>
          </table:table-cell>
          <table:table-cell table:number-columns-repeated="2"/>
        </table:table-row>
        <table:table-row table:style-name="ro1">
          <table:table-cell office:value-type="float" office:value="0.9215024988" calcext:value-type="float">
            <text:p>0.9215024988</text:p>
          </table:table-cell>
          <table:table-cell office:value-type="float" office:value="-3.2144245493" calcext:value-type="float">
            <text:p>-3.2144245493</text:p>
          </table:table-cell>
          <table:table-cell office:value-type="float" office:value="-2.9745333841" calcext:value-type="float">
            <text:p>-2.9745333841</text:p>
          </table:table-cell>
          <table:table-cell office:value-type="float" office:value="-16.274323247" calcext:value-type="float">
            <text:p>-16.274323247</text:p>
          </table:table-cell>
          <table:table-cell office:value-type="float" office:value="8.5175777934" calcext:value-type="float">
            <text:p>8.5175777934</text:p>
          </table:table-cell>
          <table:table-cell table:number-columns-repeated="2"/>
        </table:table-row>
        <table:table-row table:style-name="ro1">
          <table:table-cell office:value-type="float" office:value="0.92322583058" calcext:value-type="float">
            <text:p>0.92322583058</text:p>
          </table:table-cell>
          <table:table-cell office:value-type="float" office:value="-3.2877173039" calcext:value-type="float">
            <text:p>-3.2877173039</text:p>
          </table:table-cell>
          <table:table-cell office:value-type="float" office:value="-2.9349324322" calcext:value-type="float">
            <text:p>-2.9349324322</text:p>
          </table:table-cell>
          <table:table-cell office:value-type="float" office:value="-16.125828513" calcext:value-type="float">
            <text:p>-16.125828513</text:p>
          </table:table-cell>
          <table:table-cell office:value-type="float" office:value="8.989572513" calcext:value-type="float">
            <text:p>8.989572513</text:p>
          </table:table-cell>
          <table:table-cell table:number-columns-repeated="2"/>
        </table:table-row>
        <table:table-row table:style-name="ro1">
          <table:table-cell office:value-type="float" office:value="0.92494916236" calcext:value-type="float">
            <text:p>0.92494916236</text:p>
          </table:table-cell>
          <table:table-cell office:value-type="float" office:value="-3.3603031596" calcext:value-type="float">
            <text:p>-3.3603031596</text:p>
          </table:table-cell>
          <table:table-cell office:value-type="float" office:value="-2.8932025988" calcext:value-type="float">
            <text:p>-2.8932025988</text:p>
          </table:table-cell>
          <table:table-cell office:value-type="float" office:value="-15.961809043" calcext:value-type="float">
            <text:p>-15.961809043</text:p>
          </table:table-cell>
          <table:table-cell office:value-type="float" office:value="9.4586676371" calcext:value-type="float">
            <text:p>9.4586676371</text:p>
          </table:table-cell>
          <table:table-cell table:number-columns-repeated="2"/>
        </table:table-row>
        <table:table-row table:style-name="ro1">
          <table:table-cell office:value-type="float" office:value="0.92675794236" calcext:value-type="float">
            <text:p>0.92675794236</text:p>
          </table:table-cell>
          <table:table-cell office:value-type="float" office:value="-3.4356510428" calcext:value-type="float">
            <text:p>-3.4356510428</text:p>
          </table:table-cell>
          <table:table-cell office:value-type="float" office:value="-2.8471295341" calcext:value-type="float">
            <text:p>-2.8471295341</text:p>
          </table:table-cell>
          <table:table-cell office:value-type="float" office:value="-15.773017725" calcext:value-type="float">
            <text:p>-15.773017725</text:p>
          </table:table-cell>
          <table:table-cell office:value-type="float" office:value="9.9473178732" calcext:value-type="float">
            <text:p>9.9473178732</text:p>
          </table:table-cell>
          <table:table-cell table:number-columns-repeated="2"/>
        </table:table-row>
        <table:table-row table:style-name="ro1">
          <table:table-cell office:value-type="float" office:value="0.92856672235" calcext:value-type="float">
            <text:p>0.92856672235</text:p>
          </table:table-cell>
          <table:table-cell office:value-type="float" office:value="-3.5100622126" calcext:value-type="float">
            <text:p>-3.5100622126</text:p>
          </table:table-cell>
          <table:table-cell office:value-type="float" office:value="-2.7987464844" calcext:value-type="float">
            <text:p>-2.7987464844</text:p>
          </table:table-cell>
          <table:table-cell office:value-type="float" office:value="-15.567269248" calcext:value-type="float">
            <text:p>-15.567269248</text:p>
          </table:table-cell>
          <table:table-cell office:value-type="float" office:value="10.431564995" calcext:value-type="float">
            <text:p>10.431564995</text:p>
          </table:table-cell>
          <table:table-cell table:number-columns-repeated="2"/>
        </table:table-row>
        <table:table-row table:style-name="ro1">
          <table:table-cell office:value-type="float" office:value="0.93037550234" calcext:value-type="float">
            <text:p>0.93037550234</text:p>
          </table:table-cell>
          <table:table-cell office:value-type="float" office:value="-3.5834564086" calcext:value-type="float">
            <text:p>-3.5834564086</text:p>
          </table:table-cell>
          <table:table-cell office:value-type="float" office:value="-2.7480758248" calcext:value-type="float">
            <text:p>-2.7480758248</text:p>
          </table:table-cell>
          <table:table-cell office:value-type="float" office:value="-15.344673368" calcext:value-type="float">
            <text:p>-15.344673368</text:p>
          </table:table-cell>
          <table:table-cell office:value-type="float" office:value="10.910790658" calcext:value-type="float">
            <text:p>10.910790658</text:p>
          </table:table-cell>
          <table:table-cell table:number-columns-repeated="2"/>
        </table:table-row>
        <table:table-row table:style-name="ro1">
          <table:table-cell office:value-type="float" office:value="0.93218428233" calcext:value-type="float">
            <text:p>0.93218428233</text:p>
          </table:table-cell>
          <table:table-cell office:value-type="float" office:value="-3.6557539489" calcext:value-type="float">
            <text:p>-3.6557539489</text:p>
          </table:table-cell>
          <table:table-cell office:value-type="float" office:value="-2.6951428624" calcext:value-type="float">
            <text:p>-2.6951428624</text:p>
          </table:table-cell>
          <table:table-cell office:value-type="float" office:value="-15.105364006" calcext:value-type="float">
            <text:p>-15.105364006</text:p>
          </table:table-cell>
          <table:table-cell office:value-type="float" office:value="11.384378243" calcext:value-type="float">
            <text:p>11.384378243</text:p>
          </table:table-cell>
          <table:table-cell table:number-columns-repeated="2"/>
        </table:table-row>
        <table:table-row table:style-name="ro1">
          <table:table-cell office:value-type="float" office:value="0.93374265489" calcext:value-type="float">
            <text:p>0.93374265489</text:p>
          </table:table-cell>
          <table:table-cell office:value-type="float" office:value="-3.7171027398" calcext:value-type="float">
            <text:p>-3.7171027398</text:p>
          </table:table-cell>
          <table:table-cell office:value-type="float" office:value="-2.6477452611" calcext:value-type="float">
            <text:p>-2.6477452611</text:p>
          </table:table-cell>
          <table:table-cell office:value-type="float" office:value="-14.885902035" calcext:value-type="float">
            <text:p>-14.885902035</text:p>
          </table:table-cell>
          <table:table-cell office:value-type="float" office:value="11.787411347" calcext:value-type="float">
            <text:p>11.787411347</text:p>
          </table:table-cell>
          <table:table-cell table:number-columns-repeated="2"/>
        </table:table-row>
        <table:table-row table:style-name="ro1">
          <table:table-cell office:value-type="float" office:value="0.93530102745" calcext:value-type="float">
            <text:p>0.93530102745</text:p>
          </table:table-cell>
          <table:table-cell office:value-type="float" office:value="-3.777528805" calcext:value-type="float">
            <text:p>-3.777528805</text:p>
          </table:table-cell>
          <table:table-cell office:value-type="float" office:value="-2.5987090779" calcext:value-type="float">
            <text:p>-2.5987090779</text:p>
          </table:table-cell>
          <table:table-cell office:value-type="float" office:value="-14.654266493" calcext:value-type="float">
            <text:p>-14.654266493</text:p>
          </table:table-cell>
          <table:table-cell office:value-type="float" office:value="12.18541314" calcext:value-type="float">
            <text:p>12.18541314</text:p>
          </table:table-cell>
          <table:table-cell table:number-columns-repeated="2"/>
        </table:table-row>
        <table:table-row table:style-name="ro1">
          <table:table-cell office:value-type="float" office:value="0.93685940001" calcext:value-type="float">
            <text:p>0.93685940001</text:p>
          </table:table-cell>
          <table:table-cell office:value-type="float" office:value="-3.8369826055" calcext:value-type="float">
            <text:p>-3.8369826055</text:p>
          </table:table-cell>
          <table:table-cell office:value-type="float" office:value="-2.5480556888" calcext:value-type="float">
            <text:p>-2.5480556888</text:p>
          </table:table-cell>
          <table:table-cell office:value-type="float" office:value="-14.410586334" calcext:value-type="float">
            <text:p>-14.410586334</text:p>
          </table:table-cell>
          <table:table-cell office:value-type="float" office:value="12.577995753" calcext:value-type="float">
            <text:p>12.577995753</text:p>
          </table:table-cell>
          <table:table-cell table:number-columns-repeated="2"/>
        </table:table-row>
        <table:table-row table:style-name="ro1">
          <table:table-cell office:value-type="float" office:value="0.93841777257" calcext:value-type="float">
            <text:p>0.93841777257</text:p>
          </table:table-cell>
          <table:table-cell office:value-type="float" office:value="-3.8954151574" calcext:value-type="float">
            <text:p>-3.8954151574</text:p>
          </table:table-cell>
          <table:table-cell office:value-type="float" office:value="-2.4958080507" calcext:value-type="float">
            <text:p>-2.4958080507</text:p>
          </table:table-cell>
          <table:table-cell office:value-type="float" office:value="-14.155003847" calcext:value-type="float">
            <text:p>-14.155003847</text:p>
          </table:table-cell>
          <table:table-cell office:value-type="float" office:value="12.964774354" calcext:value-type="float">
            <text:p>12.964774354</text:p>
          </table:table-cell>
          <table:table-cell table:number-columns-repeated="2"/>
        </table:table-row>
        <table:table-row table:style-name="ro1">
          <table:table-cell office:value-type="float" office:value="0.9399030308" calcext:value-type="float">
            <text:p>0.9399030308</text:p>
          </table:table-cell>
          <table:table-cell office:value-type="float" office:value="-3.9501113913" calcext:value-type="float">
            <text:p>-3.9501113913</text:p>
          </table:table-cell>
          <table:table-cell office:value-type="float" office:value="-2.4445503652" calcext:value-type="float">
            <text:p>-2.4445503652</text:p>
          </table:table-cell>
          <table:table-cell office:value-type="float" office:value="-13.900477147" calcext:value-type="float">
            <text:p>-13.900477147</text:p>
          </table:table-cell>
          <table:table-cell office:value-type="float" office:value="13.327655072" calcext:value-type="float">
            <text:p>13.327655072</text:p>
          </table:table-cell>
          <table:table-cell table:number-columns-repeated="2"/>
        </table:table-row>
        <table:table-row table:style-name="ro1">
          <table:table-cell office:value-type="float" office:value="0.94138828904" calcext:value-type="float">
            <text:p>0.94138828904</text:p>
          </table:table-cell>
          <table:table-cell office:value-type="float" office:value="-4.0037946826" calcext:value-type="float">
            <text:p>-4.0037946826</text:p>
          </table:table-cell>
          <table:table-cell office:value-type="float" office:value="-2.3918893284" calcext:value-type="float">
            <text:p>-2.3918893284</text:p>
          </table:table-cell>
          <table:table-cell office:value-type="float" office:value="-13.63542586" calcext:value-type="float">
            <text:p>-13.63542586</text:p>
          </table:table-cell>
          <table:table-cell office:value-type="float" office:value="13.684590443" calcext:value-type="float">
            <text:p>13.684590443</text:p>
          </table:table-cell>
          <table:table-cell table:number-columns-repeated="2"/>
        </table:table-row>
        <table:table-row table:style-name="ro1">
          <table:table-cell office:value-type="float" office:value="0.94287354727" calcext:value-type="float">
            <text:p>0.94287354727</text:p>
          </table:table-cell>
          <table:table-cell office:value-type="float" office:value="-4.0564243005" calcext:value-type="float">
            <text:p>-4.0564243005</text:p>
          </table:table-cell>
          <table:table-cell office:value-type="float" office:value="-2.3378487511" calcext:value-type="float">
            <text:p>-2.3378487511</text:p>
          </table:table-cell>
          <table:table-cell office:value-type="float" office:value="-13.360006689" calcext:value-type="float">
            <text:p>-13.360006689</text:p>
          </table:table-cell>
          <table:table-cell office:value-type="float" office:value="14.035257446" calcext:value-type="float">
            <text:p>14.035257446</text:p>
          </table:table-cell>
          <table:table-cell table:number-columns-repeated="2"/>
        </table:table-row>
        <table:table-row table:style-name="ro1">
          <table:table-cell office:value-type="float" office:value="0.94435880551" calcext:value-type="float">
            <text:p>0.94435880551</text:p>
          </table:table-cell>
          <table:table-cell office:value-type="float" office:value="-4.1079601461" calcext:value-type="float">
            <text:p>-4.1079601461</text:p>
          </table:table-cell>
          <table:table-cell office:value-type="float" office:value="-2.2824536954" calcext:value-type="float">
            <text:p>-2.2824536954</text:p>
          </table:table-cell>
          <table:table-cell office:value-type="float" office:value="-13.074387084" calcext:value-type="float">
            <text:p>-13.074387084</text:p>
          </table:table-cell>
          <table:table-cell office:value-type="float" office:value="14.379337155" calcext:value-type="float">
            <text:p>14.379337155</text:p>
          </table:table-cell>
          <table:table-cell table:number-columns-repeated="2"/>
        </table:table-row>
        <table:table-row table:style-name="ro1">
          <table:table-cell office:value-type="float" office:value="0.94580476346" calcext:value-type="float">
            <text:p>0.94580476346</text:p>
          </table:table-cell>
          <table:table-cell office:value-type="float" office:value="-4.1570440506" calcext:value-type="float">
            <text:p>-4.1570440506</text:p>
          </table:table-cell>
          <table:table-cell office:value-type="float" office:value="-2.2272482464" calcext:value-type="float">
            <text:p>-2.2272482464</text:p>
          </table:table-cell>
          <table:table-cell office:value-type="float" office:value="-12.786695424" calcext:value-type="float">
            <text:p>-12.786695424</text:p>
          </table:table-cell>
          <table:table-cell office:value-type="float" office:value="14.707684814" calcext:value-type="float">
            <text:p>14.707684814</text:p>
          </table:table-cell>
          <table:table-cell table:number-columns-repeated="2"/>
        </table:table-row>
        <table:table-row table:style-name="ro1">
          <table:table-cell office:value-type="float" office:value="0.94725072142" calcext:value-type="float">
            <text:p>0.94725072142</text:p>
          </table:table-cell>
          <table:table-cell office:value-type="float" office:value="-4.2050181979" calcext:value-type="float">
            <text:p>-4.2050181979</text:p>
          </table:table-cell>
          <table:table-cell office:value-type="float" office:value="-2.1708093442" calcext:value-type="float">
            <text:p>-2.1708093442</text:p>
          </table:table-cell>
          <table:table-cell office:value-type="float" office:value="-12.489678711" calcext:value-type="float">
            <text:p>-12.489678711</text:p>
          </table:table-cell>
          <table:table-cell office:value-type="float" office:value="15.02920535" calcext:value-type="float">
            <text:p>15.02920535</text:p>
          </table:table-cell>
          <table:table-cell table:number-columns-repeated="2"/>
        </table:table-row>
        <table:table-row table:style-name="ro1">
          <table:table-cell office:value-type="float" office:value="0.94869667938" calcext:value-type="float">
            <text:p>0.94869667938</text:p>
          </table:table-cell>
          <table:table-cell office:value-type="float" office:value="-4.2518475387" calcext:value-type="float">
            <text:p>-4.2518475387</text:p>
          </table:table-cell>
          <table:table-cell office:value-type="float" office:value="-2.1131634371" calcext:value-type="float">
            <text:p>-2.1131634371</text:p>
          </table:table-cell>
          <table:table-cell office:value-type="float" office:value="-12.183520233" calcext:value-type="float">
            <text:p>-12.183520233</text:p>
          </table:table-cell>
          <table:table-cell office:value-type="float" office:value="15.343617744" calcext:value-type="float">
            <text:p>15.343617744</text:p>
          </table:table-cell>
          <table:table-cell table:number-columns-repeated="2"/>
        </table:table-row>
        <table:table-row table:style-name="ro1">
          <table:table-cell office:value-type="float" office:value="0.95014263733" calcext:value-type="float">
            <text:p>0.95014263733</text:p>
          </table:table-cell>
          <table:table-cell office:value-type="float" office:value="-4.2974977371" calcext:value-type="float">
            <text:p>-4.2974977371</text:p>
          </table:table-cell>
          <table:table-cell office:value-type="float" office:value="-2.0543380302" calcext:value-type="float">
            <text:p>-2.0543380302</text:p>
          </table:table-cell>
          <table:table-cell office:value-type="float" office:value="-11.868412499" calcext:value-type="float">
            <text:p>-11.868412499</text:p>
          </table:table-cell>
          <table:table-cell office:value-type="float" office:value="15.650646012" calcext:value-type="float">
            <text:p>15.650646012</text:p>
          </table:table-cell>
          <table:table-cell table:number-columns-repeated="2"/>
        </table:table-row>
        <table:table-row table:style-name="ro1">
          <table:table-cell office:value-type="float" office:value="0.95156657307" calcext:value-type="float">
            <text:p>0.95156657307</text:p>
          </table:table-cell>
          <table:table-cell office:value-type="float" office:value="-4.3412676694" calcext:value-type="float">
            <text:p>-4.3412676694</text:p>
          </table:table-cell>
          <table:table-cell office:value-type="float" office:value="-1.9952836054" calcext:value-type="float">
            <text:p>-1.9952836054</text:p>
          </table:table-cell>
          <table:table-cell office:value-type="float" office:value="-11.549554063" calcext:value-type="float">
            <text:p>-11.549554063</text:p>
          </table:table-cell>
          <table:table-cell office:value-type="float" office:value="15.945518715" calcext:value-type="float">
            <text:p>15.945518715</text:p>
          </table:table-cell>
          <table:table-cell table:number-columns-repeated="2"/>
        </table:table-row>
        <table:table-row table:style-name="ro1">
          <table:table-cell office:value-type="float" office:value="0.9529905088" calcext:value-type="float">
            <text:p>0.9529905088</text:p>
          </table:table-cell>
          <table:table-cell office:value-type="float" office:value="-4.3838301881" calcext:value-type="float">
            <text:p>-4.3838301881</text:p>
          </table:table-cell>
          <table:table-cell office:value-type="float" office:value="-1.9351412379" calcext:value-type="float">
            <text:p>-1.9351412379</text:p>
          </table:table-cell>
          <table:table-cell office:value-type="float" office:value="-11.222413384" calcext:value-type="float">
            <text:p>-11.222413384</text:p>
          </table:table-cell>
          <table:table-cell office:value-type="float" office:value="16.232714942" calcext:value-type="float">
            <text:p>16.232714942</text:p>
          </table:table-cell>
          <table:table-cell table:number-columns-repeated="2"/>
        </table:table-row>
        <table:table-row table:style-name="ro1">
          <table:table-cell office:value-type="float" office:value="0.95441444454" calcext:value-type="float">
            <text:p>0.95441444454</text:p>
          </table:table-cell>
          <table:table-cell office:value-type="float" office:value="-4.4251547244" calcext:value-type="float">
            <text:p>-4.4251547244</text:p>
          </table:table-cell>
          <table:table-cell office:value-type="float" office:value="-1.8739400853" calcext:value-type="float">
            <text:p>-1.8739400853</text:p>
          </table:table-cell>
          <table:table-cell office:value-type="float" office:value="-10.8871997" calcext:value-type="float">
            <text:p>-10.8871997</text:p>
          </table:table-cell>
          <table:table-cell office:value-type="float" office:value="16.511987281" calcext:value-type="float">
            <text:p>16.511987281</text:p>
          </table:table-cell>
          <table:table-cell table:number-columns-repeated="2"/>
        </table:table-row>
        <table:table-row table:style-name="ro1">
          <table:table-cell office:value-type="float" office:value="0.95583838028" calcext:value-type="float">
            <text:p>0.95583838028</text:p>
          </table:table-cell>
          <table:table-cell office:value-type="float" office:value="-4.4652115066" calcext:value-type="float">
            <text:p>-4.4652115066</text:p>
          </table:table-cell>
          <table:table-cell office:value-type="float" office:value="-1.8117102188" calcext:value-type="float">
            <text:p>-1.8117102188</text:p>
          </table:table-cell>
          <table:table-cell office:value-type="float" office:value="-10.544130324" calcext:value-type="float">
            <text:p>-10.544130324</text:p>
          </table:table-cell>
          <table:table-cell office:value-type="float" office:value="16.783094254" calcext:value-type="float">
            <text:p>16.783094254</text:p>
          </table:table-cell>
          <table:table-cell table:number-columns-repeated="2"/>
        </table:table-row>
        <table:table-row table:style-name="ro1">
          <table:table-cell office:value-type="float" office:value="0.95725284273" calcext:value-type="float">
            <text:p>0.95725284273</text:p>
          </table:table-cell>
          <table:table-cell office:value-type="float" office:value="-4.5037180687" calcext:value-type="float">
            <text:p>-4.5037180687</text:p>
          </table:table-cell>
          <table:table-cell office:value-type="float" office:value="-1.7489064763" calcext:value-type="float">
            <text:p>-1.7489064763</text:p>
          </table:table-cell>
          <table:table-cell office:value-type="float" office:value="-10.195788359" calcext:value-type="float">
            <text:p>-10.195788359</text:p>
          </table:table-cell>
          <table:table-cell office:value-type="float" office:value="17.044081095" calcext:value-type="float">
            <text:p>17.044081095</text:p>
          </table:table-cell>
          <table:table-cell table:number-columns-repeated="2"/>
        </table:table-row>
        <table:table-row table:style-name="ro1">
          <table:table-cell office:value-type="float" office:value="0.95866730518" calcext:value-type="float">
            <text:p>0.95866730518</text:p>
          </table:table-cell>
          <table:table-cell office:value-type="float" office:value="-4.5409175894" calcext:value-type="float">
            <text:p>-4.5409175894</text:p>
          </table:table-cell>
          <table:table-cell office:value-type="float" office:value="-1.6851494123" calcext:value-type="float">
            <text:p>-1.6851494123</text:p>
          </table:table-cell>
          <table:table-cell office:value-type="float" office:value="-9.8401454193" calcext:value-type="float">
            <text:p>-9.8401454193</text:p>
          </table:table-cell>
          <table:table-cell office:value-type="float" office:value="17.296554444" calcext:value-type="float">
            <text:p>17.296554444</text:p>
          </table:table-cell>
          <table:table-cell table:number-columns-repeated="2"/>
        </table:table-row>
        <table:table-row table:style-name="ro1">
          <table:table-cell office:value-type="float" office:value="0.96008176763" calcext:value-type="float">
            <text:p>0.96008176763</text:p>
          </table:table-cell>
          <table:table-cell office:value-type="float" office:value="-4.5767833959" calcext:value-type="float">
            <text:p>-4.5767833959</text:p>
          </table:table-cell>
          <table:table-cell office:value-type="float" office:value="-1.6204710433" calcext:value-type="float">
            <text:p>-1.6204710433</text:p>
          </table:table-cell>
          <table:table-cell office:value-type="float" office:value="-9.4774371088" calcext:value-type="float">
            <text:p>-9.4774371088</text:p>
          </table:table-cell>
          <table:table-cell office:value-type="float" office:value="17.540296667" calcext:value-type="float">
            <text:p>17.540296667</text:p>
          </table:table-cell>
          <table:table-cell table:number-columns-repeated="2"/>
        </table:table-row>
        <table:table-row table:style-name="ro1">
          <table:table-cell office:value-type="float" office:value="0.96149623008" calcext:value-type="float">
            <text:p>0.96149623008</text:p>
          </table:table-cell>
          <table:table-cell office:value-type="float" office:value="-4.6112897035" calcext:value-type="float">
            <text:p>-4.6112897035</text:p>
          </table:table-cell>
          <table:table-cell office:value-type="float" office:value="-1.554904181" calcext:value-type="float">
            <text:p>-1.554904181</text:p>
          </table:table-cell>
          <table:table-cell office:value-type="float" office:value="-9.1079061451" calcext:value-type="float">
            <text:p>-9.1079061451</text:p>
          </table:table-cell>
          <table:table-cell office:value-type="float" office:value="17.775096996" calcext:value-type="float">
            <text:p>17.775096996</text:p>
          </table:table-cell>
          <table:table-cell table:number-columns-repeated="2"/>
        </table:table-row>
        <table:table-row table:style-name="ro1">
          <table:table-cell office:value-type="float" office:value="0.96291264187" calcext:value-type="float">
            <text:p>0.96291264187</text:p>
          </table:table-cell>
          <table:table-cell office:value-type="float" office:value="-4.6444563201" calcext:value-type="float">
            <text:p>-4.6444563201</text:p>
          </table:table-cell>
          <table:table-cell office:value-type="float" office:value="-1.4883902955" calcext:value-type="float">
            <text:p>-1.4883902955</text:p>
          </table:table-cell>
          <table:table-cell office:value-type="float" office:value="-8.7312794149" calcext:value-type="float">
            <text:p>-8.7312794149</text:p>
          </table:table-cell>
          <table:table-cell office:value-type="float" office:value="18.001056342" calcext:value-type="float">
            <text:p>18.001056342</text:p>
          </table:table-cell>
          <table:table-cell table:number-columns-repeated="2"/>
        </table:table-row>
        <table:table-row table:style-name="ro1">
          <table:table-cell office:value-type="float" office:value="0.96432905365" calcext:value-type="float">
            <text:p>0.96432905365</text:p>
          </table:table-cell>
          <table:table-cell office:value-type="float" office:value="-4.6762107156" calcext:value-type="float">
            <text:p>-4.6762107156</text:p>
          </table:table-cell>
          <table:table-cell office:value-type="float" office:value="-1.4210536103" calcext:value-type="float">
            <text:p>-1.4210536103</text:p>
          </table:table-cell>
          <table:table-cell office:value-type="float" office:value="-8.3483189049" calcext:value-type="float">
            <text:p>-8.3483189049</text:p>
          </table:table-cell>
          <table:table-cell office:value-type="float" office:value="18.217647784" calcext:value-type="float">
            <text:p>18.217647784</text:p>
          </table:table-cell>
          <table:table-cell table:number-columns-repeated="2"/>
        </table:table-row>
        <table:table-row table:style-name="ro1">
          <table:table-cell office:value-type="float" office:value="0.96574546544" calcext:value-type="float">
            <text:p>0.96574546544</text:p>
          </table:table-cell>
          <table:table-cell office:value-type="float" office:value="-4.7065298294" calcext:value-type="float">
            <text:p>-4.7065298294</text:p>
          </table:table-cell>
          <table:table-cell office:value-type="float" office:value="-1.3529293106" calcext:value-type="float">
            <text:p>-1.3529293106</text:p>
          </table:table-cell>
          <table:table-cell office:value-type="float" office:value="-7.9592884421" calcext:value-type="float">
            <text:p>-7.9592884421</text:p>
          </table:table-cell>
          <table:table-cell office:value-type="float" office:value="18.424681869" calcext:value-type="float">
            <text:p>18.424681869</text:p>
          </table:table-cell>
          <table:table-cell table:number-columns-repeated="2"/>
        </table:table-row>
        <table:table-row table:style-name="ro1">
          <table:table-cell office:value-type="float" office:value="0.96716187722" calcext:value-type="float">
            <text:p>0.96716187722</text:p>
          </table:table-cell>
          <table:table-cell office:value-type="float" office:value="-4.7353915932" calcext:value-type="float">
            <text:p>-4.7353915932</text:p>
          </table:table-cell>
          <table:table-cell office:value-type="float" office:value="-1.2840532712" calcext:value-type="float">
            <text:p>-1.2840532712</text:p>
          </table:table-cell>
          <table:table-cell office:value-type="float" office:value="-7.5644580801" calcext:value-type="float">
            <text:p>-7.5644580801</text:p>
          </table:table-cell>
          <table:table-cell office:value-type="float" office:value="18.621977023" calcext:value-type="float">
            <text:p>18.621977023</text:p>
          </table:table-cell>
          <table:table-cell table:number-columns-repeated="2"/>
        </table:table-row>
        <table:table-row table:style-name="ro1">
          <table:table-cell office:value-type="float" office:value="0.96859304535" calcext:value-type="float">
            <text:p>0.96859304535</text:p>
          </table:table-cell>
          <table:table-cell office:value-type="float" office:value="-4.7630523829" calcext:value-type="float">
            <text:p>-4.7630523829</text:p>
          </table:table-cell>
          <table:table-cell office:value-type="float" office:value="-1.2137333855" calcext:value-type="float">
            <text:p>-1.2137333855</text:p>
          </table:table-cell>
          <table:table-cell office:value-type="float" office:value="-7.1599048383" calcext:value-type="float">
            <text:p>-7.1599048383</text:p>
          </table:table-cell>
          <table:table-cell office:value-type="float" office:value="18.811259168" calcext:value-type="float">
            <text:p>18.811259168</text:p>
          </table:table-cell>
          <table:table-cell table:number-columns-repeated="2"/>
        </table:table-row>
        <table:table-row table:style-name="ro1">
          <table:table-cell office:value-type="float" office:value="0.97002421349" calcext:value-type="float">
            <text:p>0.97002421349</text:p>
          </table:table-cell>
          <table:table-cell office:value-type="float" office:value="-4.7891831613" calcext:value-type="float">
            <text:p>-4.7891831613</text:p>
          </table:table-cell>
          <table:table-cell office:value-type="float" office:value="-1.1427216626" calcext:value-type="float">
            <text:p>-1.1427216626</text:p>
          </table:table-cell>
          <table:table-cell office:value-type="float" office:value="-6.7500027343" calcext:value-type="float">
            <text:p>-6.7500027343</text:p>
          </table:table-cell>
          <table:table-cell office:value-type="float" office:value="18.99025095" calcext:value-type="float">
            <text:p>18.99025095</text:p>
          </table:table-cell>
          <table:table-cell table:number-columns-repeated="2"/>
        </table:table-row>
        <table:table-row table:style-name="ro1">
          <table:table-cell office:value-type="float" office:value="0.97145538162" calcext:value-type="float">
            <text:p>0.97145538162</text:p>
          </table:table-cell>
          <table:table-cell office:value-type="float" office:value="-4.8137643889" calcext:value-type="float">
            <text:p>-4.8137643889</text:p>
          </table:table-cell>
          <table:table-cell office:value-type="float" office:value="-1.0710570675" calcext:value-type="float">
            <text:p>-1.0710570675</text:p>
          </table:table-cell>
          <table:table-cell office:value-type="float" office:value="-6.3350480865" calcext:value-type="float">
            <text:p>-6.3350480865</text:p>
          </table:table-cell>
          <table:table-cell office:value-type="float" office:value="19.158790926" calcext:value-type="float">
            <text:p>19.158790926</text:p>
          </table:table-cell>
          <table:table-cell table:number-columns-repeated="2"/>
        </table:table-row>
        <table:table-row table:style-name="ro1">
          <table:table-cell office:value-type="float" office:value="0.97288654975" calcext:value-type="float">
            <text:p>0.97288654975</text:p>
          </table:table-cell>
          <table:table-cell office:value-type="float" office:value="-4.8367776496" calcext:value-type="float">
            <text:p>-4.8367776496</text:p>
          </table:table-cell>
          <table:table-cell office:value-type="float" office:value="-0.99877915451" calcext:value-type="float">
            <text:p>-0.99877915451</text:p>
          </table:table-cell>
          <table:table-cell office:value-type="float" office:value="-5.9153425756" calcext:value-type="float">
            <text:p>-5.9153425756</text:p>
          </table:table-cell>
          <table:table-cell office:value-type="float" office:value="19.316726747" calcext:value-type="float">
            <text:p>19.316726747</text:p>
          </table:table-cell>
          <table:table-cell table:number-columns-repeated="2"/>
        </table:table-row>
        <table:table-row table:style-name="ro1">
          <table:table-cell office:value-type="float" office:value="0.9743508363" calcext:value-type="float">
            <text:p>0.9743508363</text:p>
          </table:table-cell>
          <table:table-cell office:value-type="float" office:value="-4.8586826335" calcext:value-type="float">
            <text:p>-4.8586826335</text:p>
          </table:table-cell>
          <table:table-cell office:value-type="float" office:value="-0.92423573766" calcext:value-type="float">
            <text:p>-0.92423573766</text:p>
          </table:table-cell>
          <table:table-cell office:value-type="float" office:value="-5.4813276555" calcext:value-type="float">
            <text:p>-5.4813276555</text:p>
          </table:table-cell>
          <table:table-cell office:value-type="float" office:value="19.467193088" calcext:value-type="float">
            <text:p>19.467193088</text:p>
          </table:table-cell>
          <table:table-cell table:number-columns-repeated="2"/>
        </table:table-row>
        <table:table-row table:style-name="ro1">
          <table:table-cell office:value-type="float" office:value="0.97581512285" calcext:value-type="float">
            <text:p>0.97581512285</text:p>
          </table:table-cell>
          <table:table-cell office:value-type="float" office:value="-4.8789109209" calcext:value-type="float">
            <text:p>-4.8789109209</text:p>
          </table:table-cell>
          <table:table-cell office:value-type="float" office:value="-0.8491358052" calcext:value-type="float">
            <text:p>-0.8491358052</text:p>
          </table:table-cell>
          <table:table-cell office:value-type="float" office:value="-5.0429942829" calcext:value-type="float">
            <text:p>-5.0429942829</text:p>
          </table:table-cell>
          <table:table-cell office:value-type="float" office:value="19.606266103" calcext:value-type="float">
            <text:p>19.606266103</text:p>
          </table:table-cell>
          <table:table-cell table:number-columns-repeated="2"/>
        </table:table-row>
        <table:table-row table:style-name="ro1">
          <table:table-cell office:value-type="float" office:value="0.9772794094" calcext:value-type="float">
            <text:p>0.9772794094</text:p>
          </table:table-cell>
          <table:table-cell office:value-type="float" office:value="-4.8974465623" calcext:value-type="float">
            <text:p>-4.8974465623</text:p>
          </table:table-cell>
          <table:table-cell office:value-type="float" office:value="-0.77352340779" calcext:value-type="float">
            <text:p>-0.77352340779</text:p>
          </table:table-cell>
          <table:table-cell office:value-type="float" office:value="-4.6006809609" calcext:value-type="float">
            <text:p>-4.6006809609</text:p>
          </table:table-cell>
          <table:table-cell office:value-type="float" office:value="19.733813401" calcext:value-type="float">
            <text:p>19.733813401</text:p>
          </table:table-cell>
          <table:table-cell table:number-columns-repeated="2"/>
        </table:table-row>
        <table:table-row table:style-name="ro1">
          <table:table-cell office:value-type="float" office:value="0.97874369595" calcext:value-type="float">
            <text:p>0.97874369595</text:p>
          </table:table-cell>
          <table:table-cell office:value-type="float" office:value="-4.9142749176" calcext:value-type="float">
            <text:p>-4.9142749176</text:p>
          </table:table-cell>
          <table:table-cell office:value-type="float" office:value="-0.69744308429" calcext:value-type="float">
            <text:p>-0.69744308429</text:p>
          </table:table-cell>
          <table:table-cell office:value-type="float" office:value="-4.1547306619" calcext:value-type="float">
            <text:p>-4.1547306619</text:p>
          </table:table-cell>
          <table:table-cell office:value-type="float" office:value="19.849713344" calcext:value-type="float">
            <text:p>19.849713344</text:p>
          </table:table-cell>
          <table:table-cell table:number-columns-repeated="2"/>
        </table:table-row>
        <table:table-row table:style-name="ro1">
          <table:table-cell office:value-type="float" office:value="0.98028315892" calcext:value-type="float">
            <text:p>0.98028315892</text:p>
          </table:table-cell>
          <table:table-cell office:value-type="float" office:value="-4.9301116413" calcext:value-type="float">
            <text:p>-4.9301116413</text:p>
          </table:table-cell>
          <table:table-cell office:value-type="float" office:value="-0.61700157031" calcext:value-type="float">
            <text:p>-0.61700157031</text:p>
          </table:table-cell>
          <table:table-cell office:value-type="float" office:value="-3.6823441751" calcext:value-type="float">
            <text:p>-3.6823441751</text:p>
          </table:table-cell>
          <table:table-cell office:value-type="float" office:value="19.958882622" calcext:value-type="float">
            <text:p>19.958882622</text:p>
          </table:table-cell>
          <table:table-cell table:number-columns-repeated="2"/>
        </table:table-row>
        <table:table-row table:style-name="ro1">
          <table:table-cell office:value-type="float" office:value="0.98182262189" calcext:value-type="float">
            <text:p>0.98182262189</text:p>
          </table:table-cell>
          <table:table-cell office:value-type="float" office:value="-4.9440326977" calcext:value-type="float">
            <text:p>-4.9440326977</text:p>
          </table:table-cell>
          <table:table-cell office:value-type="float" office:value="-0.53614534116" calcext:value-type="float">
            <text:p>-0.53614534116</text:p>
          </table:table-cell>
          <table:table-cell office:value-type="float" office:value="-3.206729124" calcext:value-type="float">
            <text:p>-3.206729124</text:p>
          </table:table-cell>
          <table:table-cell office:value-type="float" office:value="20.054940128" calcext:value-type="float">
            <text:p>20.054940128</text:p>
          </table:table-cell>
          <table:table-cell table:number-columns-repeated="2"/>
        </table:table-row>
        <table:table-row table:style-name="ro1">
          <table:table-cell office:value-type="float" office:value="0.98336208485" calcext:value-type="float">
            <text:p>0.98336208485</text:p>
          </table:table-cell>
          <table:table-cell office:value-type="float" office:value="-4.9560258708" calcext:value-type="float">
            <text:p>-4.9560258708</text:p>
          </table:table-cell>
          <table:table-cell office:value-type="float" office:value="-0.45492759237" calcext:value-type="float">
            <text:p>-0.45492759237</text:p>
          </table:table-cell>
          <table:table-cell office:value-type="float" office:value="-2.7282972659" calcext:value-type="float">
            <text:p>-2.7282972659</text:p>
          </table:table-cell>
          <table:table-cell office:value-type="float" office:value="20.137784089" calcext:value-type="float">
            <text:p>20.137784089</text:p>
          </table:table-cell>
          <table:table-cell table:number-columns-repeated="2"/>
        </table:table-row>
        <table:table-row table:style-name="ro1">
          <table:table-cell office:value-type="float" office:value="0.98490154782" calcext:value-type="float">
            <text:p>0.98490154782</text:p>
          </table:table-cell>
          <table:table-cell office:value-type="float" office:value="-4.9660806159" calcext:value-type="float">
            <text:p>-4.9660806159</text:p>
          </table:table-cell>
          <table:table-cell office:value-type="float" office:value="-0.37340190273" calcext:value-type="float">
            <text:p>-0.37340190273</text:p>
          </table:table-cell>
          <table:table-cell office:value-type="float" office:value="-2.2474638843" calcext:value-type="float">
            <text:p>-2.2474638843</text:p>
          </table:table-cell>
          <table:table-cell office:value-type="float" office:value="20.207326588" calcext:value-type="float">
            <text:p>20.207326588</text:p>
          </table:table-cell>
          <table:table-cell table:number-columns-repeated="2"/>
        </table:table-row>
        <table:table-row table:style-name="ro1">
          <table:table-cell office:value-type="float" office:value="0.98678634369" calcext:value-type="float">
            <text:p>0.98678634369</text:p>
          </table:table-cell>
          <table:table-cell office:value-type="float" office:value="-4.9757385744" calcext:value-type="float">
            <text:p>-4.9757385744</text:p>
          </table:table-cell>
          <table:table-cell office:value-type="float" office:value="-0.27324795158" calcext:value-type="float">
            <text:p>-0.27324795158</text:p>
          </table:table-cell>
          <table:table-cell office:value-type="float" office:value="-1.6561121758" calcext:value-type="float">
            <text:p>-1.6561121758</text:p>
          </table:table-cell>
          <table:table-cell office:value-type="float" office:value="20.274250019" calcext:value-type="float">
            <text:p>20.274250019</text:p>
          </table:table-cell>
          <table:table-cell table:number-columns-repeated="2"/>
        </table:table-row>
        <table:table-row table:style-name="ro1">
          <table:table-cell office:value-type="float" office:value="0.98867113955" calcext:value-type="float">
            <text:p>0.98867113955</text:p>
          </table:table-cell>
          <table:table-cell office:value-type="float" office:value="-4.9824649307" calcext:value-type="float">
            <text:p>-4.9824649307</text:p>
          </table:table-cell>
          <table:table-cell office:value-type="float" office:value="-0.17281271166" calcext:value-type="float">
            <text:p>-0.17281271166</text:p>
          </table:table-cell>
          <table:table-cell office:value-type="float" office:value="-1.0625606115" calcext:value-type="float">
            <text:p>-1.0625606115</text:p>
          </table:table-cell>
          <table:table-cell office:value-type="float" office:value="20.321018225" calcext:value-type="float">
            <text:p>20.321018225</text:p>
          </table:table-cell>
          <table:table-cell table:number-columns-repeated="2"/>
        </table:table-row>
        <table:table-row table:style-name="ro1">
          <table:table-cell office:value-type="float" office:value="0.99055593542" calcext:value-type="float">
            <text:p>0.99055593542</text:p>
          </table:table-cell>
          <table:table-cell office:value-type="float" office:value="-4.9862507215" calcext:value-type="float">
            <text:p>-4.9862507215</text:p>
          </table:table-cell>
          <table:table-cell office:value-type="float" office:value="-0.072196098286" calcext:value-type="float">
            <text:p>-0.072196098286</text:p>
          </table:table-cell>
          <table:table-cell office:value-type="float" office:value="-0.46758595572" calcext:value-type="float">
            <text:p>-0.46758595572</text:p>
          </table:table-cell>
          <table:table-cell office:value-type="float" office:value="20.347556239" calcext:value-type="float">
            <text:p>20.347556239</text:p>
          </table:table-cell>
          <table:table-cell table:number-columns-repeated="2"/>
        </table:table-row>
        <table:table-row table:style-name="ro1">
          <table:table-cell office:value-type="float" office:value="0.99244073128" calcext:value-type="float">
            <text:p>0.99244073128</text:p>
          </table:table-cell>
          <table:table-cell office:value-type="float" office:value="-4.9870908334" calcext:value-type="float">
            <text:p>-4.9870908334</text:p>
          </table:table-cell>
          <table:table-cell office:value-type="float" office:value="0.028501681663" calcext:value-type="float">
            <text:p>0.028501681663</text:p>
          </table:table-cell>
          <table:table-cell office:value-type="float" office:value="0.12803232941" calcext:value-type="float">
            <text:p>0.12803232941</text:p>
          </table:table-cell>
          <table:table-cell office:value-type="float" office:value="20.35382118" calcext:value-type="float">
            <text:p>20.35382118</text:p>
          </table:table-cell>
          <table:table-cell table:number-columns-repeated="2"/>
        </table:table-row>
        <table:table-row table:style-name="ro1">
          <table:table-cell office:value-type="float" office:value="0.99433054846" calcext:value-type="float">
            <text:p>0.99433054846</text:p>
          </table:table-cell>
          <table:table-cell office:value-type="float" office:value="-4.9849744654" calcext:value-type="float">
            <text:p>-4.9849744654</text:p>
          </table:table-cell>
          <table:table-cell office:value-type="float" office:value="0.12944838167" calcext:value-type="float">
            <text:p>0.12944838167</text:p>
          </table:table-cell>
          <table:table-cell office:value-type="float" office:value="0.72509899322" calcext:value-type="float">
            <text:p>0.72509899322</text:p>
          </table:table-cell>
          <table:table-cell office:value-type="float" office:value="20.339737921" calcext:value-type="float">
            <text:p>20.339737921</text:p>
          </table:table-cell>
          <table:table-cell table:number-columns-repeated="2"/>
        </table:table-row>
        <table:table-row table:style-name="ro1">
          <table:table-cell office:value-type="float" office:value="0.99622036564" calcext:value-type="float">
            <text:p>0.99622036564</text:p>
          </table:table-cell>
          <table:table-cell office:value-type="float" office:value="-4.9798980805" calcext:value-type="float">
            <text:p>-4.9798980805</text:p>
          </table:table-cell>
          <table:table-cell office:value-type="float" office:value="0.23027466733" calcext:value-type="float">
            <text:p>0.23027466733</text:p>
          </table:table-cell>
          <table:table-cell office:value-type="float" office:value="1.3212409308" calcext:value-type="float">
            <text:p>1.3212409308</text:p>
          </table:table-cell>
          <table:table-cell office:value-type="float" office:value="20.305284434" calcext:value-type="float">
            <text:p>20.305284434</text:p>
          </table:table-cell>
          <table:table-cell table:number-columns-repeated="2"/>
        </table:table-row>
        <table:table-row table:style-name="ro1">
          <table:table-cell office:value-type="float" office:value="0.99811018282" calcext:value-type="float">
            <text:p>0.99811018282</text:p>
          </table:table-cell>
          <table:table-cell office:value-type="float" office:value="-4.9718682142" calcext:value-type="float">
            <text:p>-4.9718682142</text:p>
          </table:table-cell>
          <table:table-cell office:value-type="float" office:value="0.33087961094" calcext:value-type="float">
            <text:p>0.33087961094</text:p>
          </table:table-cell>
          <table:table-cell office:value-type="float" office:value="1.9156731486" calcext:value-type="float">
            <text:p>1.9156731486</text:p>
          </table:table-cell>
          <table:table-cell office:value-type="float" office:value="20.25051497" calcext:value-type="float">
            <text:p>20.2505149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960895288" calcext:value-type="float">
            <text:p>-4.960895288</text:p>
          </table:table-cell>
          <table:table-cell office:value-type="float" office:value="0.4311626343" calcext:value-type="float">
            <text:p>0.4311626343</text:p>
          </table:table-cell>
          <table:table-cell office:value-type="float" office:value="2.5076138562" calcext:value-type="float">
            <text:p>2.5076138562</text:p>
          </table:table-cell>
          <table:table-cell office:value-type="float" office:value="20.175516163" calcext:value-type="float">
            <text:p>20.1755161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6T23:45:07.900911450</dc:date>
    <meta:editing-duration>PT2M47S</meta:editing-duration>
    <meta:editing-cycles>1</meta:editing-cycles>
    <meta:document-statistic meta:table-count="1" meta:cell-count="3007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scatter" chart:style-name="ch1">
        <chart:legend chart:legend-position="end" svg:x="12.522cm" svg:y="4.204cm" style:legend-expansion="high" chart:style-name="ch2"/>
        <chart:plot-area chart:style-name="ch3" table:cell-range-address="'orbit_from_weird_foldContin_sample_at_epsH1e-1_zeta1e-5_Omeg5_UZ1'.B1:'orbit_from_weird_foldContin_sample_at_epsH1e-1_zeta1e-5_Omeg5_UZ1'.C256" chart:data-source-has-labels="both" svg:x="0.32cm" svg:y="0.18cm" svg:width="11.882cm" svg:height="8.646cm">
          <chartooo:coordinate-region svg:x="0.466cm" svg:y="0.379cm" svg:width="11.642cm" svg:height="7.8cm"/>
          <chart:axis chart:dimension="x" chart:name="primary-x" chart:style-name="ch4" chartooo:axis-type="auto">
            <chart:categories table:cell-range-address="'orbit_from_weird_foldContin_sample_at_epsH1e-1_zeta1e-5_Omeg5_UZ1'.B2:'orbit_from_weird_foldContin_sample_at_epsH1e-1_zeta1e-5_Omeg5_UZ1'.B2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orbit_from_weird_foldContin_sample_at_epsH1e-1_zeta1e-5_Omeg5_UZ1'.C2:'orbit_from_weird_foldContin_sample_at_epsH1e-1_zeta1e-5_Omeg5_UZ1'.C256" chart:label-cell-address="'orbit_from_weird_foldContin_sample_at_epsH1e-1_zeta1e-5_Omeg5_UZ1'.C1:'orbit_from_weird_foldContin_sample_at_epsH1e-1_zeta1e-5_Omeg5_UZ1'.C1" chart:class="chart:scatter">
            <chart:domain table:cell-range-address="'orbit_from_weird_foldContin_sample_at_epsH1e-1_zeta1e-5_Omeg5_UZ1'.B2:'orbit_from_weird_foldContin_sample_at_epsH1e-1_zeta1e-5_Omeg5_UZ1'.B256"/>
            <chart:data-point chart:repeated="2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4311626343</text:p>
                <draw:g>
                  <svg:desc>'orbit_from_weird_foldContin_sample_at_epsH1e-1_zeta1e-5_Omeg5_UZ1'.C1:'orbit_from_weird_foldContin_sample_at_epsH1e-1_zeta1e-5_Omeg5_UZ1'.C1</svg:desc>
                </draw:g>
              </table:table-cell>
            </table:table-row>
          </table:table-header-rows>
          <table:table-rows>
            <table:table-row>
              <table:table-cell office:value-type="float" office:value="-4.9504008203">
                <text:p>-4.9504008203</text:p>
                <draw:g>
                  <svg:desc>'orbit_from_weird_foldContin_sample_at_epsH1e-1_zeta1e-5_Omeg5_UZ1'.B2:'orbit_from_weird_foldContin_sample_at_epsH1e-1_zeta1e-5_Omeg5_UZ1'.B256</svg:desc>
                </draw:g>
              </table:table-cell>
              <table:table-cell office:value-type="float" office:value="0.50842816543">
                <text:p>0.50842816543</text:p>
                <draw:g>
                  <svg:desc>'orbit_from_weird_foldContin_sample_at_epsH1e-1_zeta1e-5_Omeg5_UZ1'.C2:'orbit_from_weird_foldContin_sample_at_epsH1e-1_zeta1e-5_Omeg5_UZ1'.C256</svg:desc>
                </draw:g>
              </table:table-cell>
            </table:table-row>
            <table:table-row>
              <table:table-cell office:value-type="float" office:value="-4.9381630393">
                <text:p>-4.9381630393</text:p>
              </table:table-cell>
              <table:table-cell office:value-type="float" office:value="0.58539531128">
                <text:p>0.58539531128</text:p>
              </table:table-cell>
            </table:table-row>
            <table:table-row>
              <table:table-cell office:value-type="float" office:value="-4.9241914941">
                <text:p>-4.9241914941</text:p>
              </table:table-cell>
              <table:table-cell office:value-type="float" office:value="0.66201834454">
                <text:p>0.66201834454</text:p>
              </table:table-cell>
            </table:table-row>
            <table:table-row>
              <table:table-cell office:value-type="float" office:value="-4.9084970871">
                <text:p>-4.9084970871</text:p>
              </table:table-cell>
              <table:table-cell office:value-type="float" office:value="0.73825186396">
                <text:p>0.73825186396</text:p>
              </table:table-cell>
            </table:table-row>
            <table:table-row>
              <table:table-cell office:value-type="float" office:value="-4.8914810554">
                <text:p>-4.8914810554</text:p>
              </table:table-cell>
              <table:table-cell office:value-type="float" office:value="0.81243897177">
                <text:p>0.81243897177</text:p>
              </table:table-cell>
            </table:table-row>
            <table:table-row>
              <table:table-cell office:value-type="float" office:value="-4.8728393053">
                <text:p>-4.8728393053</text:p>
              </table:table-cell>
              <table:table-cell office:value-type="float" office:value="0.88616803437">
                <text:p>0.88616803437</text:p>
              </table:table-cell>
            </table:table-row>
            <table:table-row>
              <table:table-cell office:value-type="float" office:value="-4.8525857504">
                <text:p>-4.8525857504</text:p>
              </table:table-cell>
              <table:table-cell office:value-type="float" office:value="0.95939763538">
                <text:p>0.95939763538</text:p>
              </table:table-cell>
            </table:table-row>
            <table:table-row>
              <table:table-cell office:value-type="float" office:value="-4.8307354935">
                <text:p>-4.8307354935</text:p>
              </table:table-cell>
              <table:table-cell office:value-type="float" office:value="1.03208681">
                <text:p>1.03208681</text:p>
              </table:table-cell>
            </table:table-row>
            <table:table-row>
              <table:table-cell office:value-type="float" office:value="-4.8075457447">
                <text:p>-4.8075457447</text:p>
              </table:table-cell>
              <table:table-cell office:value-type="float" office:value="1.1034803903">
                <text:p>1.1034803903</text:p>
              </table:table-cell>
            </table:table-row>
            <table:table-row>
              <table:table-cell office:value-type="float" office:value="-4.7828237861">
                <text:p>-4.7828237861</text:p>
              </table:table-cell>
              <table:table-cell office:value-type="float" office:value="1.1742657925">
                <text:p>1.1742657925</text:p>
              </table:table-cell>
            </table:table-row>
            <table:table-row>
              <table:table-cell office:value-type="float" office:value="-4.756587623">
                <text:p>-4.756587623</text:p>
              </table:table-cell>
              <table:table-cell office:value-type="float" office:value="1.2444047786">
                <text:p>1.2444047786</text:p>
              </table:table-cell>
            </table:table-row>
            <table:table-row>
              <table:table-cell office:value-type="float" office:value="-4.7288563352">
                <text:p>-4.7288563352</text:p>
              </table:table-cell>
              <table:table-cell office:value-type="float" office:value="1.3138596794">
                <text:p>1.3138596794</text:p>
              </table:table-cell>
            </table:table-row>
            <table:table-row>
              <table:table-cell office:value-type="float" office:value="-4.6996871454">
                <text:p>-4.6996871454</text:p>
              </table:table-cell>
              <table:table-cell office:value-type="float" office:value="1.3825087343">
                <text:p>1.3825087343</text:p>
              </table:table-cell>
            </table:table-row>
            <table:table-row>
              <table:table-cell office:value-type="float" office:value="-4.6690677106">
                <text:p>-4.6690677106</text:p>
              </table:table-cell>
              <table:table-cell office:value-type="float" office:value="1.4504021167">
                <text:p>1.4504021167</text:p>
              </table:table-cell>
            </table:table-row>
            <table:table-row>
              <table:table-cell office:value-type="float" office:value="-4.6370201277">
                <text:p>-4.6370201277</text:p>
              </table:table-cell>
              <table:table-cell office:value-type="float" office:value="1.5175041852">
                <text:p>1.5175041852</text:p>
              </table:table-cell>
            </table:table-row>
            <table:table-row>
              <table:table-cell office:value-type="float" office:value="-4.6035674786">
                <text:p>-4.6035674786</text:p>
              </table:table-cell>
              <table:table-cell office:value-type="float" office:value="1.5837799878">
                <text:p>1.5837799878</text:p>
              </table:table-cell>
            </table:table-row>
            <table:table-row>
              <table:table-cell office:value-type="float" office:value="-4.568488833">
                <text:p>-4.568488833</text:p>
              </table:table-cell>
              <table:table-cell office:value-type="float" office:value="1.6496433707">
                <text:p>1.6496433707</text:p>
              </table:table-cell>
            </table:table-row>
            <table:table-row>
              <table:table-cell office:value-type="float" office:value="-4.5320355576">
                <text:p>-4.5320355576</text:p>
              </table:table-cell>
              <table:table-cell office:value-type="float" office:value="1.7146001551">
                <text:p>1.7146001551</text:p>
              </table:table-cell>
            </table:table-row>
            <table:table-row>
              <table:table-cell office:value-type="float" office:value="-4.4942340925">
                <text:p>-4.4942340925</text:p>
              </table:table-cell>
              <table:table-cell office:value-type="float" office:value="1.7786169505">
                <text:p>1.7786169505</text:p>
              </table:table-cell>
            </table:table-row>
            <table:table-row>
              <table:table-cell office:value-type="float" office:value="-4.4551117877">
                <text:p>-4.4551117877</text:p>
              </table:table-cell>
              <table:table-cell office:value-type="float" office:value="1.8416611866">
                <text:p>1.8416611866</text:p>
              </table:table-cell>
            </table:table-row>
            <table:table-row>
              <table:table-cell office:value-type="float" office:value="-4.4140385919">
                <text:p>-4.4140385919</text:p>
              </table:table-cell>
              <table:table-cell office:value-type="float" office:value="1.9046873884">
                <text:p>1.9046873884</text:p>
              </table:table-cell>
            </table:table-row>
            <table:table-row>
              <table:table-cell office:value-type="float" office:value="-4.3716615313">
                <text:p>-4.3716615313</text:p>
              </table:table-cell>
              <table:table-cell office:value-type="float" office:value="1.9666444942">
                <text:p>1.9666444942</text:p>
              </table:table-cell>
            </table:table-row>
            <table:table-row>
              <table:table-cell office:value-type="float" office:value="-4.3280119975">
                <text:p>-4.3280119975</text:p>
              </table:table-cell>
              <table:table-cell office:value-type="float" office:value="2.0275011049">
                <text:p>2.0275011049</text:p>
              </table:table-cell>
            </table:table-row>
            <table:table-row>
              <table:table-cell office:value-type="float" office:value="-4.2831222271">
                <text:p>-4.2831222271</text:p>
              </table:table-cell>
              <table:table-cell office:value-type="float" office:value="2.0872267998">
                <text:p>2.0872267998</text:p>
              </table:table-cell>
            </table:table-row>
            <table:table-row>
              <table:table-cell office:value-type="float" office:value="-4.2356744087">
                <text:p>-4.2356744087</text:p>
              </table:table-cell>
              <table:table-cell office:value-type="float" office:value="2.147468461">
                <text:p>2.147468461</text:p>
              </table:table-cell>
            </table:table-row>
            <table:table-row>
              <table:table-cell office:value-type="float" office:value="-4.186985432">
                <text:p>-4.186985432</text:p>
              </table:table-cell>
              <table:table-cell office:value-type="float" office:value="2.2064507849">
                <text:p>2.2064507849</text:p>
              </table:table-cell>
            </table:table-row>
            <table:table-row>
              <table:table-cell office:value-type="float" office:value="-4.137092989">
                <text:p>-4.137092989</text:p>
              </table:table-cell>
              <table:table-cell office:value-type="float" office:value="2.2641440285">
                <text:p>2.2641440285</text:p>
              </table:table-cell>
            </table:table-row>
            <table:table-row>
              <table:table-cell office:value-type="float" office:value="-4.0860355643">
                <text:p>-4.0860355643</text:p>
              </table:table-cell>
              <table:table-cell office:value-type="float" office:value="2.320519643">
                <text:p>2.320519643</text:p>
              </table:table-cell>
            </table:table-row>
            <table:table-row>
              <table:table-cell office:value-type="float" office:value="-4.0309131597">
                <text:p>-4.0309131597</text:p>
              </table:table-cell>
              <table:table-cell office:value-type="float" office:value="2.3785757714">
                <text:p>2.3785757714</text:p>
              </table:table-cell>
            </table:table-row>
            <table:table-row>
              <table:table-cell office:value-type="float" office:value="-3.9745831292">
                <text:p>-3.9745831292</text:p>
              </table:table-cell>
              <table:table-cell office:value-type="float" office:value="2.4351022597">
                <text:p>2.4351022597</text:p>
              </table:table-cell>
            </table:table-row>
            <table:table-row>
              <table:table-cell office:value-type="float" office:value="-3.917093321">
                <text:p>-3.917093321</text:p>
              </table:table-cell>
              <table:table-cell office:value-type="float" office:value="2.4900699977">
                <text:p>2.4900699977</text:p>
              </table:table-cell>
            </table:table-row>
            <table:table-row>
              <table:table-cell office:value-type="float" office:value="-3.858492354">
                <text:p>-3.858492354</text:p>
              </table:table-cell>
              <table:table-cell office:value-type="float" office:value="2.5434514536">
                <text:p>2.5434514536</text:p>
              </table:table-cell>
            </table:table-row>
            <table:table-row>
              <table:table-cell office:value-type="float" office:value="-3.7931444072">
                <text:p>-3.7931444072</text:p>
              </table:table-cell>
              <table:table-cell office:value-type="float" office:value="2.600023487">
                <text:p>2.600023487</text:p>
              </table:table-cell>
            </table:table-row>
            <table:table-row>
              <table:table-cell office:value-type="float" office:value="-3.7265902925">
                <text:p>-3.7265902925</text:p>
              </table:table-cell>
              <table:table-cell office:value-type="float" office:value="2.6546328078">
                <text:p>2.6546328078</text:p>
              </table:table-cell>
            </table:table-row>
            <table:table-row>
              <table:table-cell office:value-type="float" office:value="-3.6588964303">
                <text:p>-3.6588964303</text:p>
              </table:table-cell>
              <table:table-cell office:value-type="float" office:value="2.7072499807">
                <text:p>2.7072499807</text:p>
              </table:table-cell>
            </table:table-row>
            <table:table-row>
              <table:table-cell office:value-type="float" office:value="-3.5901300072">
                <text:p>-3.5901300072</text:p>
              </table:table-cell>
              <table:table-cell office:value-type="float" office:value="2.7578479304">
                <text:p>2.7578479304</text:p>
              </table:table-cell>
            </table:table-row>
            <table:table-row>
              <table:table-cell office:value-type="float" office:value="-3.5225023926">
                <text:p>-3.5225023926</text:p>
              </table:table-cell>
              <table:table-cell office:value-type="float" office:value="2.8049506266">
                <text:p>2.8049506266</text:p>
              </table:table-cell>
            </table:table-row>
            <table:table-row>
              <table:table-cell office:value-type="float" office:value="-3.4539928414">
                <text:p>-3.4539928414</text:p>
              </table:table-cell>
              <table:table-cell office:value-type="float" office:value="2.8501118764">
                <text:p>2.8501118764</text:p>
              </table:table-cell>
            </table:table-row>
            <table:table-row>
              <table:table-cell office:value-type="float" office:value="-3.3846641604">
                <text:p>-3.3846641604</text:p>
              </table:table-cell>
              <table:table-cell office:value-type="float" office:value="2.8933134359">
                <text:p>2.8933134359</text:p>
              </table:table-cell>
            </table:table-row>
            <table:table-row>
              <table:table-cell office:value-type="float" office:value="-3.3145795212">
                <text:p>-3.3145795212</text:p>
              </table:table-cell>
              <table:table-cell office:value-type="float" office:value="2.9345391843">
                <text:p>2.9345391843</text:p>
              </table:table-cell>
            </table:table-row>
            <table:table-row>
              <table:table-cell office:value-type="float" office:value="-3.2486448791">
                <text:p>-3.2486448791</text:p>
              </table:table-cell>
              <table:table-cell office:value-type="float" office:value="2.9711655294">
                <text:p>2.9711655294</text:p>
              </table:table-cell>
            </table:table-row>
            <table:table-row>
              <table:table-cell office:value-type="float" office:value="-3.1821604102">
                <text:p>-3.1821604102</text:p>
              </table:table-cell>
              <table:table-cell office:value-type="float" office:value="3.0060542659">
                <text:p>3.0060542659</text:p>
              </table:table-cell>
            </table:table-row>
            <table:table-row>
              <table:table-cell office:value-type="float" office:value="-3.1151777456">
                <text:p>-3.1151777456</text:p>
              </table:table-cell>
              <table:table-cell office:value-type="float" office:value="3.039197329">
                <text:p>3.039197329</text:p>
              </table:table-cell>
            </table:table-row>
            <table:table-row>
              <table:table-cell office:value-type="float" office:value="-3.0477485722">
                <text:p>-3.0477485722</text:p>
              </table:table-cell>
              <table:table-cell office:value-type="float" office:value="3.0705882492">
                <text:p>3.0705882492</text:p>
              </table:table-cell>
            </table:table-row>
            <table:table-row>
              <table:table-cell office:value-type="float" office:value="-2.9816145854">
                <text:p>-2.9816145854</text:p>
              </table:table-cell>
              <table:table-cell office:value-type="float" office:value="3.0995069767">
                <text:p>3.0995069767</text:p>
              </table:table-cell>
            </table:table-row>
            <table:table-row>
              <table:table-cell office:value-type="float" office:value="-2.9151530576">
                <text:p>-2.9151530576</text:p>
              </table:table-cell>
              <table:table-cell office:value-type="float" office:value="3.126751849">
                <text:p>3.126751849</text:p>
              </table:table-cell>
            </table:table-row>
            <table:table-row>
              <table:table-cell office:value-type="float" office:value="-2.8484117905">
                <text:p>-2.8484117905</text:p>
              </table:table-cell>
              <table:table-cell office:value-type="float" office:value="3.1523212117">
                <text:p>3.1523212117</text:p>
              </table:table-cell>
            </table:table-row>
            <table:table-row>
              <table:table-cell office:value-type="float" office:value="-2.7814384542">
                <text:p>-2.7814384542</text:p>
              </table:table-cell>
              <table:table-cell office:value-type="float" office:value="3.1762148224">
                <text:p>3.1762148224</text:p>
              </table:table-cell>
            </table:table-row>
            <table:table-row>
              <table:table-cell office:value-type="float" office:value="-2.7149616109">
                <text:p>-2.7149616109</text:p>
              </table:table-cell>
              <table:table-cell office:value-type="float" office:value="3.1982171549">
                <text:p>3.1982171549</text:p>
              </table:table-cell>
            </table:table-row>
            <table:table-row>
              <table:table-cell office:value-type="float" office:value="-2.6483497769">
                <text:p>-2.6483497769</text:p>
              </table:table-cell>
              <table:table-cell office:value-type="float" office:value="3.2185811123">
                <text:p>3.2185811123</text:p>
              </table:table-cell>
            </table:table-row>
            <table:table-row>
              <table:table-cell office:value-type="float" office:value="-2.5816485598">
                <text:p>-2.5816485598</text:p>
              </table:table-cell>
              <table:table-cell office:value-type="float" office:value="3.2373104791">
                <text:p>3.2373104791</text:p>
              </table:table-cell>
            </table:table-row>
            <table:table-row>
              <table:table-cell office:value-type="float" office:value="-2.5149032791">
                <text:p>-2.5149032791</text:p>
              </table:table-cell>
              <table:table-cell office:value-type="float" office:value="3.2544103452">
                <text:p>3.2544103452</text:p>
              </table:table-cell>
            </table:table-row>
            <table:table-row>
              <table:table-cell office:value-type="float" office:value="-2.4482125869">
                <text:p>-2.4482125869</text:p>
              </table:table-cell>
              <table:table-cell office:value-type="float" office:value="3.2698752976">
                <text:p>3.2698752976</text:p>
              </table:table-cell>
            </table:table-row>
            <table:table-row>
              <table:table-cell office:value-type="float" office:value="-2.3815673491">
                <text:p>-2.3815673491</text:p>
              </table:table-cell>
              <table:table-cell office:value-type="float" office:value="3.283727377">
                <text:p>3.283727377</text:p>
              </table:table-cell>
            </table:table-row>
            <table:table-row>
              <table:table-cell office:value-type="float" office:value="-2.315011687">
                <text:p>-2.315011687</text:p>
              </table:table-cell>
              <table:table-cell office:value-type="float" office:value="3.2959754712">
                <text:p>3.2959754712</text:p>
              </table:table-cell>
            </table:table-row>
            <table:table-row>
              <table:table-cell office:value-type="float" office:value="-2.2485892861">
                <text:p>-2.2485892861</text:p>
              </table:table-cell>
              <table:table-cell office:value-type="float" office:value="3.3066297016">
                <text:p>3.3066297016</text:p>
              </table:table-cell>
            </table:table-row>
            <table:table-row>
              <table:table-cell office:value-type="float" office:value="-2.181894663">
                <text:p>-2.181894663</text:p>
              </table:table-cell>
              <table:table-cell office:value-type="float" office:value="3.31575757">
                <text:p>3.31575757</text:p>
              </table:table-cell>
            </table:table-row>
            <table:table-row>
              <table:table-cell office:value-type="float" office:value="-2.1154225061">
                <text:p>-2.1154225061</text:p>
              </table:table-cell>
              <table:table-cell office:value-type="float" office:value="3.3232941607">
                <text:p>3.3232941607</text:p>
              </table:table-cell>
            </table:table-row>
            <table:table-row>
              <table:table-cell office:value-type="float" office:value="-2.0492158458">
                <text:p>-2.0492158458</text:p>
              </table:table-cell>
              <table:table-cell office:value-type="float" office:value="3.3292534677">
                <text:p>3.3292534677</text:p>
              </table:table-cell>
            </table:table-row>
            <table:table-row>
              <table:table-cell office:value-type="float" office:value="-1.9833171259">
                <text:p>-1.9833171259</text:p>
              </table:table-cell>
              <table:table-cell office:value-type="float" office:value="3.3336506661">
                <text:p>3.3336506661</text:p>
              </table:table-cell>
            </table:table-row>
            <table:table-row>
              <table:table-cell office:value-type="float" office:value="-1.9168418474">
                <text:p>-1.9168418474</text:p>
              </table:table-cell>
              <table:table-cell office:value-type="float" office:value="3.336531477">
                <text:p>3.336531477</text:p>
              </table:table-cell>
            </table:table-row>
            <table:table-row>
              <table:table-cell office:value-type="float" office:value="-1.8507692681">
                <text:p>-1.8507692681</text:p>
              </table:table-cell>
              <table:table-cell office:value-type="float" office:value="3.3378406159">
                <text:p>3.3378406159</text:p>
              </table:table-cell>
            </table:table-row>
            <table:table-row>
              <table:table-cell office:value-type="float" office:value="-1.7851416133">
                <text:p>-1.7851416133</text:p>
              </table:table-cell>
              <table:table-cell office:value-type="float" office:value="3.3375974792">
                <text:p>3.3375974792</text:p>
              </table:table-cell>
            </table:table-row>
            <table:table-row>
              <table:table-cell office:value-type="float" office:value="-1.7200003567">
                <text:p>-1.7200003567</text:p>
              </table:table-cell>
              <table:table-cell office:value-type="float" office:value="3.3358226052">
                <text:p>3.3358226052</text:p>
              </table:table-cell>
            </table:table-row>
            <table:table-row>
              <table:table-cell office:value-type="float" office:value="-1.6539212259">
                <text:p>-1.6539212259</text:p>
              </table:table-cell>
              <table:table-cell office:value-type="float" office:value="3.3324454322">
                <text:p>3.3324454322</text:p>
              </table:table-cell>
            </table:table-row>
            <table:table-row>
              <table:table-cell office:value-type="float" office:value="-1.5884361236">
                <text:p>-1.5884361236</text:p>
              </table:table-cell>
              <table:table-cell office:value-type="float" office:value="3.32751296">
                <text:p>3.32751296</text:p>
              </table:table-cell>
            </table:table-row>
            <table:table-row>
              <table:table-cell office:value-type="float" office:value="-1.523586789">
                <text:p>-1.523586789</text:p>
              </table:table-cell>
              <table:table-cell office:value-type="float" office:value="3.3210506776">
                <text:p>3.3210506776</text:p>
              </table:table-cell>
            </table:table-row>
            <table:table-row>
              <table:table-cell office:value-type="float" office:value="-1.4594140126">
                <text:p>-1.4594140126</text:p>
              </table:table-cell>
              <table:table-cell office:value-type="float" office:value="3.3130851911">
                <text:p>3.3130851911</text:p>
              </table:table-cell>
            </table:table-row>
            <table:table-row>
              <table:table-cell office:value-type="float" office:value="-1.3937180266">
                <text:p>-1.3937180266</text:p>
              </table:table-cell>
              <table:table-cell office:value-type="float" office:value="3.303282184">
                <text:p>3.303282184</text:p>
              </table:table-cell>
            </table:table-row>
            <table:table-row>
              <table:table-cell office:value-type="float" office:value="-1.3288332601">
                <text:p>-1.3288332601</text:p>
              </table:table-cell>
              <table:table-cell office:value-type="float" office:value="3.2919289516">
                <text:p>3.2919289516</text:p>
              </table:table-cell>
            </table:table-row>
            <table:table-row>
              <table:table-cell office:value-type="float" office:value="-1.2648016">
                <text:p>-1.2648016</text:p>
              </table:table-cell>
              <table:table-cell office:value-type="float" office:value="3.2790585786">
                <text:p>3.2790585786</text:p>
              </table:table-cell>
            </table:table-row>
            <table:table-row>
              <table:table-cell office:value-type="float" office:value="-1.2016637188">
                <text:p>-1.2016637188</text:p>
              </table:table-cell>
              <table:table-cell office:value-type="float" office:value="3.2647052655">
                <text:p>3.2647052655</text:p>
              </table:table-cell>
            </table:table-row>
            <table:table-row>
              <table:table-cell office:value-type="float" office:value="-1.1355077085">
                <text:p>-1.1355077085</text:p>
              </table:table-cell>
              <table:table-cell office:value-type="float" office:value="3.2478437937">
                <text:p>3.2478437937</text:p>
              </table:table-cell>
            </table:table-row>
            <table:table-row>
              <table:table-cell office:value-type="float" office:value="-1.0704541908">
                <text:p>-1.0704541908</text:p>
              </table:table-cell>
              <table:table-cell office:value-type="float" office:value="3.2293870642">
                <text:p>3.2293870642</text:p>
              </table:table-cell>
            </table:table-row>
            <table:table-row>
              <table:table-cell office:value-type="float" office:value="-1.0065474355">
                <text:p>-1.0065474355</text:p>
              </table:table-cell>
              <table:table-cell office:value-type="float" office:value="3.2093800979">
                <text:p>3.2093800979</text:p>
              </table:table-cell>
            </table:table-row>
            <table:table-row>
              <table:table-cell office:value-type="float" office:value="-0.94383002533">
                <text:p>-0.94383002533</text:p>
              </table:table-cell>
              <table:table-cell office:value-type="float" office:value="3.1878691078">
                <text:p>3.1878691078</text:p>
              </table:table-cell>
            </table:table-row>
            <table:table-row>
              <table:table-cell office:value-type="float" office:value="-0.87965182579">
                <text:p>-0.87965182579</text:p>
              </table:table-cell>
              <table:table-cell office:value-type="float" office:value="3.1638525209">
                <text:p>3.1638525209</text:p>
              </table:table-cell>
            </table:table-row>
            <table:table-row>
              <table:table-cell office:value-type="float" office:value="-0.81685958731">
                <text:p>-0.81685958731</text:p>
              </table:table-cell>
              <table:table-cell office:value-type="float" office:value="3.1383026884">
                <text:p>3.1383026884</text:p>
              </table:table-cell>
            </table:table-row>
            <table:table-row>
              <table:table-cell office:value-type="float" office:value="-0.75549571961">
                <text:p>-0.75549571961</text:p>
              </table:table-cell>
              <table:table-cell office:value-type="float" office:value="3.1112759474">
                <text:p>3.1112759474</text:p>
              </table:table-cell>
            </table:table-row>
            <table:table-row>
              <table:table-cell office:value-type="float" office:value="-0.69560050851">
                <text:p>-0.69560050851</text:p>
              </table:table-cell>
              <table:table-cell office:value-type="float" office:value="3.0828297467">
                <text:p>3.0828297467</text:p>
              </table:table-cell>
            </table:table-row>
            <table:table-row>
              <table:table-cell office:value-type="float" office:value="-0.63823023036">
                <text:p>-0.63823023036</text:p>
              </table:table-cell>
              <table:table-cell office:value-type="float" office:value="3.0535605804">
                <text:p>3.0535605804</text:p>
              </table:table-cell>
            </table:table-row>
            <table:table-row>
              <table:table-cell office:value-type="float" office:value="-0.58234810925">
                <text:p>-0.58234810925</text:p>
              </table:table-cell>
              <table:table-cell office:value-type="float" office:value="3.0230344373">
                <text:p>3.0230344373</text:p>
              </table:table-cell>
            </table:table-row>
            <table:table-row>
              <table:table-cell office:value-type="float" office:value="-0.52798622884">
                <text:p>-0.52798622884</text:p>
              </table:table-cell>
              <table:table-cell office:value-type="float" office:value="2.9913084703">
                <text:p>2.9913084703</text:p>
              </table:table-cell>
            </table:table-row>
            <table:table-row>
              <table:table-cell office:value-type="float" office:value="-0.47517462631">
                <text:p>-0.47517462631</text:p>
              </table:table-cell>
              <table:table-cell office:value-type="float" office:value="2.9584405782">
                <text:p>2.9584405782</text:p>
              </table:table-cell>
            </table:table-row>
            <table:table-row>
              <table:table-cell office:value-type="float" office:value="-0.42289352254">
                <text:p>-0.42289352254</text:p>
              </table:table-cell>
              <table:table-cell office:value-type="float" office:value="2.9237727254">
                <text:p>2.9237727254</text:p>
              </table:table-cell>
            </table:table-row>
            <table:table-row>
              <table:table-cell office:value-type="float" office:value="-0.37228448771">
                <text:p>-0.37228448771</text:p>
              </table:table-cell>
              <table:table-cell office:value-type="float" office:value="2.8880389912">
                <text:p>2.8880389912</text:p>
              </table:table-cell>
            </table:table-row>
            <table:table-row>
              <table:table-cell office:value-type="float" office:value="-0.32337281247">
                <text:p>-0.32337281247</text:p>
              </table:table-cell>
              <table:table-cell office:value-type="float" office:value="2.8513029053">
                <text:p>2.8513029053</text:p>
              </table:table-cell>
            </table:table-row>
            <table:table-row>
              <table:table-cell office:value-type="float" office:value="-0.27618153418">
                <text:p>-0.27618153418</text:p>
              </table:table-cell>
              <table:table-cell office:value-type="float" office:value="2.813628499">
                <text:p>2.813628499</text:p>
              </table:table-cell>
            </table:table-row>
            <table:table-row>
              <table:table-cell office:value-type="float" office:value="-0.23282758044">
                <text:p>-0.23282758044</text:p>
              </table:table-cell>
              <table:table-cell office:value-type="float" office:value="2.7769099877">
                <text:p>2.7769099877</text:p>
              </table:table-cell>
            </table:table-row>
            <table:table-row>
              <table:table-cell office:value-type="float" office:value="-0.19107113465">
                <text:p>-0.19107113465</text:p>
              </table:table-cell>
              <table:table-cell office:value-type="float" office:value="2.7394538926">
                <text:p>2.7394538926</text:p>
              </table:table-cell>
            </table:table-row>
            <table:table-row>
              <table:table-cell office:value-type="float" office:value="-0.15092642319">
                <text:p>-0.15092642319</text:p>
              </table:table-cell>
              <table:table-cell office:value-type="float" office:value="2.7013165309">
                <text:p>2.7013165309</text:p>
              </table:table-cell>
            </table:table-row>
            <table:table-row>
              <table:table-cell office:value-type="float" office:value="-0.1124058202">
                <text:p>-0.1124058202</text:p>
              </table:table-cell>
              <table:table-cell office:value-type="float" office:value="2.6625543913">
                <text:p>2.6625543913</text:p>
              </table:table-cell>
            </table:table-row>
            <table:table-row>
              <table:table-cell office:value-type="float" office:value="-0.076053531262">
                <text:p>-0.076053531262</text:p>
              </table:table-cell>
              <table:table-cell office:value-type="float" office:value="2.6238097383">
                <text:p>2.6238097383</text:p>
              </table:table-cell>
            </table:table-row>
            <table:table-row>
              <table:table-cell office:value-type="float" office:value="-0.041296200981">
                <text:p>-0.041296200981</text:p>
              </table:table-cell>
              <table:table-cell office:value-type="float" office:value="2.5845677829">
                <text:p>2.5845677829</text:p>
              </table:table-cell>
            </table:table-row>
            <table:table-row>
              <table:table-cell office:value-type="float" office:value="-0.0081404278194">
                <text:p>-0.0081404278194</text:p>
              </table:table-cell>
              <table:table-cell office:value-type="float" office:value="2.5448827076">
                <text:p>2.5448827076</text:p>
              </table:table-cell>
            </table:table-row>
            <table:table-row>
              <table:table-cell office:value-type="float" office:value="0.023408903184">
                <text:p>0.023408903184</text:p>
              </table:table-cell>
              <table:table-cell office:value-type="float" office:value="2.504808645">
                <text:p>2.504808645</text:p>
              </table:table-cell>
            </table:table-row>
            <table:table-row>
              <table:table-cell office:value-type="float" office:value="0.053231202095">
                <text:p>0.053231202095</text:p>
              </table:table-cell>
              <table:table-cell office:value-type="float" office:value="2.4645630567">
                <text:p>2.4645630567</text:p>
              </table:table-cell>
            </table:table-row>
            <table:table-row>
              <table:table-cell office:value-type="float" office:value="0.081455343504">
                <text:p>0.081455343504</text:p>
              </table:table-cell>
              <table:table-cell office:value-type="float" office:value="2.4240384478">
                <text:p>2.4240384478</text:p>
              </table:table-cell>
            </table:table-row>
            <table:table-row>
              <table:table-cell office:value-type="float" office:value="0.1080814971">
                <text:p>0.1080814971</text:p>
              </table:table-cell>
              <table:table-cell office:value-type="float" office:value="2.3832878562">
                <text:p>2.3832878562</text:p>
              </table:table-cell>
            </table:table-row>
            <table:table-row>
              <table:table-cell office:value-type="float" office:value="0.13311146601">
                <text:p>0.13311146601</text:p>
              </table:table-cell>
              <table:table-cell office:value-type="float" office:value="2.342364077">
                <text:p>2.342364077</text:p>
              </table:table-cell>
            </table:table-row>
            <table:table-row>
              <table:table-cell office:value-type="float" office:value="0.15659982943">
                <text:p>0.15659982943</text:p>
              </table:table-cell>
              <table:table-cell office:value-type="float" office:value="2.3012267805">
                <text:p>2.3012267805</text:p>
              </table:table-cell>
            </table:table-row>
            <table:table-row>
              <table:table-cell office:value-type="float" office:value="0.1784932825">
                <text:p>0.1784932825</text:p>
              </table:table-cell>
              <table:table-cell office:value-type="float" office:value="2.2600207885">
                <text:p>2.2600207885</text:p>
              </table:table-cell>
            </table:table-row>
            <table:table-row>
              <table:table-cell office:value-type="float" office:value="0.19879847786">
                <text:p>0.19879847786</text:p>
              </table:table-cell>
              <table:table-cell office:value-type="float" office:value="2.2187982442">
                <text:p>2.2187982442</text:p>
              </table:table-cell>
            </table:table-row>
            <table:table-row>
              <table:table-cell office:value-type="float" office:value="0.21752364447">
                <text:p>0.21752364447</text:p>
              </table:table-cell>
              <table:table-cell office:value-type="float" office:value="2.1776108642">
                <text:p>2.1776108642</text:p>
              </table:table-cell>
            </table:table-row>
            <table:table-row>
              <table:table-cell office:value-type="float" office:value="0.23478845013">
                <text:p>0.23478845013</text:p>
              </table:table-cell>
              <table:table-cell office:value-type="float" office:value="2.1362343898">
                <text:p>2.1362343898</text:p>
              </table:table-cell>
            </table:table-row>
            <table:table-row>
              <table:table-cell office:value-type="float" office:value="0.25047341697">
                <text:p>0.25047341697</text:p>
              </table:table-cell>
              <table:table-cell office:value-type="float" office:value="2.0949972572">
                <text:p>2.0949972572</text:p>
              </table:table-cell>
            </table:table-row>
            <table:table-row>
              <table:table-cell office:value-type="float" office:value="0.26459165076">
                <text:p>0.26459165076</text:p>
              </table:table-cell>
              <table:table-cell office:value-type="float" office:value="2.0539506586">
                <text:p>2.0539506586</text:p>
              </table:table-cell>
            </table:table-row>
            <table:table-row>
              <table:table-cell office:value-type="float" office:value="0.27715778517">
                <text:p>0.27715778517</text:p>
              </table:table-cell>
              <table:table-cell office:value-type="float" office:value="2.0131451759">
                <text:p>2.0131451759</text:p>
              </table:table-cell>
            </table:table-row>
            <table:table-row>
              <table:table-cell office:value-type="float" office:value="0.28829237921">
                <text:p>0.28829237921</text:p>
              </table:table-cell>
              <table:table-cell office:value-type="float" office:value="1.9722200833">
                <text:p>1.9722200833</text:p>
              </table:table-cell>
            </table:table-row>
            <table:table-row>
              <table:table-cell office:value-type="float" office:value="0.297877758">
                <text:p>0.297877758</text:p>
              </table:table-cell>
              <table:table-cell office:value-type="float" office:value="1.9316427498">
                <text:p>1.9316427498</text:p>
              </table:table-cell>
            </table:table-row>
            <table:table-row>
              <table:table-cell office:value-type="float" office:value="0.30593359494">
                <text:p>0.30593359494</text:p>
              </table:table-cell>
              <table:table-cell office:value-type="float" office:value="1.8914631688">
                <text:p>1.8914631688</text:p>
              </table:table-cell>
            </table:table-row>
            <table:table-row>
              <table:table-cell office:value-type="float" office:value="0.31248104358">
                <text:p>0.31248104358</text:p>
              </table:table-cell>
              <table:table-cell office:value-type="float" office:value="1.8517305333">
                <text:p>1.8517305333</text:p>
              </table:table-cell>
            </table:table-row>
            <table:table-row>
              <table:table-cell office:value-type="float" office:value="0.31759898074">
                <text:p>0.31759898074</text:p>
              </table:table-cell>
              <table:table-cell office:value-type="float" office:value="1.8119852503">
                <text:p>1.8119852503</text:p>
              </table:table-cell>
            </table:table-row>
            <table:table-row>
              <table:table-cell office:value-type="float" office:value="0.32121714092">
                <text:p>0.32121714092</text:p>
              </table:table-cell>
              <table:table-cell office:value-type="float" office:value="1.772797618">
                <text:p>1.772797618</text:p>
              </table:table-cell>
            </table:table-row>
            <table:table-row>
              <table:table-cell office:value-type="float" office:value="0.32336196988">
                <text:p>0.32336196988</text:p>
              </table:table-cell>
              <table:table-cell office:value-type="float" office:value="1.7342160259">
                <text:p>1.7342160259</text:p>
              </table:table-cell>
            </table:table-row>
            <table:table-row>
              <table:table-cell office:value-type="float" office:value="0.32406134035">
                <text:p>0.32406134035</text:p>
              </table:table-cell>
              <table:table-cell office:value-type="float" office:value="1.6962878633">
                <text:p>1.6962878633</text:p>
              </table:table-cell>
            </table:table-row>
            <table:table-row>
              <table:table-cell office:value-type="float" office:value="0.32332240841">
                <text:p>0.32332240841</text:p>
              </table:table-cell>
              <table:table-cell office:value-type="float" office:value="1.6584878114">
                <text:p>1.6584878114</text:p>
              </table:table-cell>
            </table:table-row>
            <table:table-row>
              <table:table-cell office:value-type="float" office:value="0.32115509824">
                <text:p>0.32115509824</text:p>
              </table:table-cell>
              <table:table-cell office:value-type="float" office:value="1.6214568309">
                <text:p>1.6214568309</text:p>
              </table:table-cell>
            </table:table-row>
            <table:table-row>
              <table:table-cell office:value-type="float" office:value="0.31759289141">
                <text:p>0.31759289141</text:p>
              </table:table-cell>
              <table:table-cell office:value-type="float" office:value="1.5852411548">
                <text:p>1.5852411548</text:p>
              </table:table-cell>
            </table:table-row>
            <table:table-row>
              <table:table-cell office:value-type="float" office:value="0.31267063235">
                <text:p>0.31267063235</text:p>
              </table:table-cell>
              <table:table-cell office:value-type="float" office:value="1.5498858029">
                <text:p>1.5498858029</text:p>
              </table:table-cell>
            </table:table-row>
            <table:table-row>
              <table:table-cell office:value-type="float" office:value="0.30630151519">
                <text:p>0.30630151519</text:p>
              </table:table-cell>
              <table:table-cell office:value-type="float" office:value="1.5148296293">
                <text:p>1.5148296293</text:p>
              </table:table-cell>
            </table:table-row>
            <table:table-row>
              <table:table-cell office:value-type="float" office:value="0.29860045741">
                <text:p>0.29860045741</text:p>
              </table:table-cell>
              <table:table-cell office:value-type="float" office:value="1.48075482">
                <text:p>1.48075482</text:p>
              </table:table-cell>
            </table:table-row>
            <table:table-row>
              <table:table-cell office:value-type="float" office:value="0.28960828332">
                <text:p>0.28960828332</text:p>
              </table:table-cell>
              <table:table-cell office:value-type="float" office:value="1.4477047525">
                <text:p>1.4477047525</text:p>
              </table:table-cell>
            </table:table-row>
            <table:table-row>
              <table:table-cell office:value-type="float" office:value="0.27936709982">
                <text:p>0.27936709982</text:p>
              </table:table-cell>
              <table:table-cell office:value-type="float" office:value="1.4157213601">
                <text:p>1.4157213601</text:p>
              </table:table-cell>
            </table:table-row>
            <table:table-row>
              <table:table-cell office:value-type="float" office:value="0.26767697837">
                <text:p>0.26767697837</text:p>
              </table:table-cell>
              <table:table-cell office:value-type="float" office:value="1.3842332534">
                <text:p>1.3842332534</text:p>
              </table:table-cell>
            </table:table-row>
            <table:table-row>
              <table:table-cell office:value-type="float" office:value="0.25477931033">
                <text:p>0.25477931033</text:p>
              </table:table-cell>
              <table:table-cell office:value-type="float" office:value="1.3539387858">
                <text:p>1.3539387858</text:p>
              </table:table-cell>
            </table:table-row>
            <table:table-row>
              <table:table-cell office:value-type="float" office:value="0.24072262559">
                <text:p>0.24072262559</text:p>
              </table:table-cell>
              <table:table-cell office:value-type="float" office:value="1.3248776322">
                <text:p>1.3248776322</text:p>
              </table:table-cell>
            </table:table-row>
            <table:table-row>
              <table:table-cell office:value-type="float" office:value="0.22555663455">
                <text:p>0.22555663455</text:p>
              </table:table-cell>
              <table:table-cell office:value-type="float" office:value="1.2970877706">
                <text:p>1.2970877706</text:p>
              </table:table-cell>
            </table:table-row>
            <table:table-row>
              <table:table-cell office:value-type="float" office:value="0.20894327459">
                <text:p>0.20894327459</text:p>
              </table:table-cell>
              <table:table-cell office:value-type="float" office:value="1.2700063308">
                <text:p>1.2700063308</text:p>
              </table:table-cell>
            </table:table-row>
            <table:table-row>
              <table:table-cell office:value-type="float" office:value="0.19127735274">
                <text:p>0.19127735274</text:p>
              </table:table-cell>
              <table:table-cell office:value-type="float" office:value="1.2443307939">
                <text:p>1.2443307939</text:p>
              </table:table-cell>
            </table:table-row>
            <table:table-row>
              <table:table-cell office:value-type="float" office:value="0.17261560429">
                <text:p>0.17261560429</text:p>
              </table:table-cell>
              <table:table-cell office:value-type="float" office:value="1.2200961396">
                <text:p>1.2200961396</text:p>
              </table:table-cell>
            </table:table-row>
            <table:table-row>
              <table:table-cell office:value-type="float" office:value="0.15301581552">
                <text:p>0.15301581552</text:p>
              </table:table-cell>
              <table:table-cell office:value-type="float" office:value="1.1973353658">
                <text:p>1.1973353658</text:p>
              </table:table-cell>
            </table:table-row>
            <table:table-row>
              <table:table-cell office:value-type="float" office:value="0.1319477547">
                <text:p>0.1319477547</text:p>
              </table:table-cell>
              <table:table-cell office:value-type="float" office:value="1.1755028009">
                <text:p>1.1755028009</text:p>
              </table:table-cell>
            </table:table-row>
            <table:table-row>
              <table:table-cell office:value-type="float" office:value="0.1100151115">
                <text:p>0.1100151115</text:p>
              </table:table-cell>
              <table:table-cell office:value-type="float" office:value="1.1552925138">
                <text:p>1.1552925138</text:p>
              </table:table-cell>
            </table:table-row>
            <table:table-row>
              <table:table-cell office:value-type="float" office:value="0.087283748069">
                <text:p>0.087283748069</text:p>
              </table:table-cell>
              <table:table-cell office:value-type="float" office:value="1.1367336461">
                <text:p>1.1367336461</text:p>
              </table:table-cell>
            </table:table-row>
            <table:table-row>
              <table:table-cell office:value-type="float" office:value="0.063820414038">
                <text:p>0.063820414038</text:p>
              </table:table-cell>
              <table:table-cell office:value-type="float" office:value="1.1198530161">
                <text:p>1.1198530161</text:p>
              </table:table-cell>
            </table:table-row>
            <table:table-row>
              <table:table-cell office:value-type="float" office:value="0.038733924625">
                <text:p>0.038733924625</text:p>
              </table:table-cell>
              <table:table-cell office:value-type="float" office:value="1.1041149103">
                <text:p>1.1041149103</text:p>
              </table:table-cell>
            </table:table-row>
            <table:table-row>
              <table:table-cell office:value-type="float" office:value="0.013006586468">
                <text:p>0.013006586468</text:p>
              </table:table-cell>
              <table:table-cell office:value-type="float" office:value="1.0902404163">
                <text:p>1.0902404163</text:p>
              </table:table-cell>
            </table:table-row>
            <table:table-row>
              <table:table-cell office:value-type="float" office:value="-0.013284156727">
                <text:p>-0.013284156727</text:p>
              </table:table-cell>
              <table:table-cell office:value-type="float" office:value="1.0782515059">
                <text:p>1.0782515059</text:p>
              </table:table-cell>
            </table:table-row>
            <table:table-row>
              <table:table-cell office:value-type="float" office:value="-0.040060180062">
                <text:p>-0.040060180062</text:p>
              </table:table-cell>
              <table:table-cell office:value-type="float" office:value="1.0681673474">
                <text:p>1.0681673474</text:p>
              </table:table-cell>
            </table:table-row>
            <table:table-row>
              <table:table-cell office:value-type="float" office:value="-0.069403963599">
                <text:p>-0.069403963599</text:p>
              </table:table-cell>
              <table:table-cell office:value-type="float" office:value="1.0594420158">
                <text:p>1.0594420158</text:p>
              </table:table-cell>
            </table:table-row>
            <table:table-row>
              <table:table-cell office:value-type="float" office:value="-0.099121506513">
                <text:p>-0.099121506513</text:p>
              </table:table-cell>
              <table:table-cell office:value-type="float" office:value="1.0529699062">
                <text:p>1.0529699062</text:p>
              </table:table-cell>
            </table:table-row>
            <table:table-row>
              <table:table-cell office:value-type="float" office:value="-0.12911275088">
                <text:p>-0.12911275088</text:p>
              </table:table-cell>
              <table:table-cell office:value-type="float" office:value="1.0487639818">
                <text:p>1.0487639818</text:p>
              </table:table-cell>
            </table:table-row>
            <table:table-row>
              <table:table-cell office:value-type="float" office:value="-0.15927723189">
                <text:p>-0.15927723189</text:p>
              </table:table-cell>
              <table:table-cell office:value-type="float" office:value="1.0468333275">
                <text:p>1.0468333275</text:p>
              </table:table-cell>
            </table:table-row>
            <table:table-row>
              <table:table-cell office:value-type="float" office:value="-0.19054361558">
                <text:p>-0.19054361558</text:p>
              </table:table-cell>
              <table:table-cell office:value-type="float" office:value="1.0472352122">
                <text:p>1.0472352122</text:p>
              </table:table-cell>
            </table:table-row>
            <table:table-row>
              <table:table-cell office:value-type="float" office:value="-0.22177596687">
                <text:p>-0.22177596687</text:p>
              </table:table-cell>
              <table:table-cell office:value-type="float" office:value="1.050076809">
                <text:p>1.050076809</text:p>
              </table:table-cell>
            </table:table-row>
            <table:table-row>
              <table:table-cell office:value-type="float" office:value="-0.25286275967">
                <text:p>-0.25286275967</text:p>
              </table:table-cell>
              <table:table-cell office:value-type="float" office:value="1.0553550209">
                <text:p>1.0553550209</text:p>
              </table:table-cell>
            </table:table-row>
            <table:table-row>
              <table:table-cell office:value-type="float" office:value="-0.28369263192">
                <text:p>-0.28369263192</text:p>
              </table:table-cell>
              <table:table-cell office:value-type="float" office:value="1.0630622935">
                <text:p>1.0630622935</text:p>
              </table:table-cell>
            </table:table-row>
            <table:table-row>
              <table:table-cell office:value-type="float" office:value="-0.31111302384">
                <text:p>-0.31111302384</text:p>
              </table:table-cell>
              <table:table-cell office:value-type="float" office:value="1.0720603506">
                <text:p>1.0720603506</text:p>
              </table:table-cell>
            </table:table-row>
            <table:table-row>
              <table:table-cell office:value-type="float" office:value="-0.33815519208">
                <text:p>-0.33815519208</text:p>
              </table:table-cell>
              <table:table-cell office:value-type="float" office:value="1.0830023094">
                <text:p>1.0830023094</text:p>
              </table:table-cell>
            </table:table-row>
            <table:table-row>
              <table:table-cell office:value-type="float" office:value="-0.36473906455">
                <text:p>-0.36473906455</text:p>
              </table:table-cell>
              <table:table-cell office:value-type="float" office:value="1.0958734614">
                <text:p>1.0958734614</text:p>
              </table:table-cell>
            </table:table-row>
            <table:table-row>
              <table:table-cell office:value-type="float" office:value="-0.39078507528">
                <text:p>-0.39078507528</text:p>
              </table:table-cell>
              <table:table-cell office:value-type="float" office:value="1.1106562115">
                <text:p>1.1106562115</text:p>
              </table:table-cell>
            </table:table-row>
            <table:table-row>
              <table:table-cell office:value-type="float" office:value="-0.41504029656">
                <text:p>-0.41504029656</text:p>
              </table:table-cell>
              <table:table-cell office:value-type="float" office:value="1.1265087582">
                <text:p>1.1265087582</text:p>
              </table:table-cell>
            </table:table-row>
            <table:table-row>
              <table:table-cell office:value-type="float" office:value="-0.43866718591">
                <text:p>-0.43866718591</text:p>
              </table:table-cell>
              <table:table-cell office:value-type="float" office:value="1.1440596136">
                <text:p>1.1440596136</text:p>
              </table:table-cell>
            </table:table-row>
            <table:table-row>
              <table:table-cell office:value-type="float" office:value="-0.46159857589">
                <text:p>-0.46159857589</text:p>
              </table:table-cell>
              <table:table-cell office:value-type="float" office:value="1.1632862869">
                <text:p>1.1632862869</text:p>
              </table:table-cell>
            </table:table-row>
            <table:table-row>
              <table:table-cell office:value-type="float" office:value="-0.48376802002">
                <text:p>-0.48376802002</text:p>
              </table:table-cell>
              <table:table-cell office:value-type="float" office:value="1.184163961">
                <text:p>1.184163961</text:p>
              </table:table-cell>
            </table:table-row>
            <table:table-row>
              <table:table-cell office:value-type="float" office:value="-0.5044138511">
                <text:p>-0.5044138511</text:p>
              </table:table-cell>
              <table:table-cell office:value-type="float" office:value="1.2058911156">
                <text:p>1.2058911156</text:p>
              </table:table-cell>
            </table:table-row>
            <table:table-row>
              <table:table-cell office:value-type="float" office:value="-0.52422767444">
                <text:p>-0.52422767444</text:p>
              </table:table-cell>
              <table:table-cell office:value-type="float" office:value="1.2291093677">
                <text:p>1.2291093677</text:p>
              </table:table-cell>
            </table:table-row>
            <table:table-row>
              <table:table-cell office:value-type="float" office:value="-0.54315176394">
                <text:p>-0.54315176394</text:p>
              </table:table-cell>
              <table:table-cell office:value-type="float" office:value="1.2537902019">
                <text:p>1.2537902019</text:p>
              </table:table-cell>
            </table:table-row>
            <table:table-row>
              <table:table-cell office:value-type="float" office:value="-0.56112927419">
                <text:p>-0.56112927419</text:p>
              </table:table-cell>
              <table:table-cell office:value-type="float" office:value="1.2799031468">
                <text:p>1.2799031468</text:p>
              </table:table-cell>
            </table:table-row>
            <table:table-row>
              <table:table-cell office:value-type="float" office:value="-0.57767102657">
                <text:p>-0.57767102657</text:p>
              </table:table-cell>
              <table:table-cell office:value-type="float" office:value="1.3066743576">
                <text:p>1.3066743576</text:p>
              </table:table-cell>
            </table:table-row>
            <table:table-row>
              <table:table-cell office:value-type="float" office:value="-0.59321164196">
                <text:p>-0.59321164196</text:p>
              </table:table-cell>
              <table:table-cell office:value-type="float" office:value="1.3347409486">
                <text:p>1.3347409486</text:p>
              </table:table-cell>
            </table:table-row>
            <table:table-row>
              <table:table-cell office:value-type="float" office:value="-0.60770137963">
                <text:p>-0.60770137963</text:p>
              </table:table-cell>
              <table:table-cell office:value-type="float" office:value="1.3640695742">
                <text:p>1.3640695742</text:p>
              </table:table-cell>
            </table:table-row>
            <table:table-row>
              <table:table-cell office:value-type="float" office:value="-0.62109150486">
                <text:p>-0.62109150486</text:p>
              </table:table-cell>
              <table:table-cell office:value-type="float" office:value="1.3946252207">
                <text:p>1.3946252207</text:p>
              </table:table-cell>
            </table:table-row>
            <table:table-row>
              <table:table-cell office:value-type="float" office:value="-0.63308239653">
                <text:p>-0.63308239653</text:p>
              </table:table-cell>
              <table:table-cell office:value-type="float" office:value="1.4256733541">
                <text:p>1.4256733541</text:p>
              </table:table-cell>
            </table:table-row>
            <table:table-row>
              <table:table-cell office:value-type="float" office:value="-0.64393137878">
                <text:p>-0.64393137878</text:p>
              </table:table-cell>
              <table:table-cell office:value-type="float" office:value="1.4578251683">
                <text:p>1.4578251683</text:p>
              </table:table-cell>
            </table:table-row>
            <table:table-row>
              <table:table-cell office:value-type="float" office:value="-0.65359588747">
                <text:p>-0.65359588747</text:p>
              </table:table-cell>
              <table:table-cell office:value-type="float" office:value="1.4910433807">
                <text:p>1.4910433807</text:p>
              </table:table-cell>
            </table:table-row>
            <table:table-row>
              <table:table-cell office:value-type="float" office:value="-0.66203446641">
                <text:p>-0.66203446641</text:p>
              </table:table-cell>
              <table:table-cell office:value-type="float" office:value="1.525289282">
                <text:p>1.525289282</text:p>
              </table:table-cell>
            </table:table-row>
            <table:table-row>
              <table:table-cell office:value-type="float" office:value="-0.66909050566">
                <text:p>-0.66909050566</text:p>
              </table:table-cell>
              <table:table-cell office:value-type="float" office:value="1.5598875804">
                <text:p>1.5598875804</text:p>
              </table:table-cell>
            </table:table-row>
            <table:table-row>
              <table:table-cell office:value-type="float" office:value="-0.67488788708">
                <text:p>-0.67488788708</text:p>
              </table:table-cell>
              <table:table-cell office:value-type="float" office:value="1.5953993446">
                <text:p>1.5953993446</text:p>
              </table:table-cell>
            </table:table-row>
            <table:table-row>
              <table:table-cell office:value-type="float" office:value="-0.67939069873">
                <text:p>-0.67939069873</text:p>
              </table:table-cell>
              <table:table-cell office:value-type="float" office:value="1.6317840387">
                <text:p>1.6317840387</text:p>
              </table:table-cell>
            </table:table-row>
            <table:table-row>
              <table:table-cell office:value-type="float" office:value="-0.68256422265">
                <text:p>-0.68256422265</text:p>
              </table:table-cell>
              <table:table-cell office:value-type="float" office:value="1.6689999117">
                <text:p>1.6689999117</text:p>
              </table:table-cell>
            </table:table-row>
            <table:table-row>
              <table:table-cell office:value-type="float" office:value="-0.68435881069">
                <text:p>-0.68435881069</text:p>
              </table:table-cell>
              <table:table-cell office:value-type="float" office:value="1.7064544388">
                <text:p>1.7064544388</text:p>
              </table:table-cell>
            </table:table-row>
            <table:table-row>
              <table:table-cell office:value-type="float" office:value="-0.68479851086">
                <text:p>-0.68479851086</text:p>
              </table:table-cell>
              <table:table-cell office:value-type="float" office:value="1.7446325794">
                <text:p>1.7446325794</text:p>
              </table:table-cell>
            </table:table-row>
            <table:table-row>
              <table:table-cell office:value-type="float" office:value="-0.68385370047">
                <text:p>-0.68385370047</text:p>
              </table:table-cell>
              <table:table-cell office:value-type="float" office:value="1.783491063">
                <text:p>1.783491063</text:p>
              </table:table-cell>
            </table:table-row>
            <table:table-row>
              <table:table-cell office:value-type="float" office:value="-0.68149602683">
                <text:p>-0.68149602683</text:p>
              </table:table-cell>
              <table:table-cell office:value-type="float" office:value="1.8229855941">
                <text:p>1.8229855941</text:p>
              </table:table-cell>
            </table:table-row>
            <table:table-row>
              <table:table-cell office:value-type="float" office:value="-0.67774745823">
                <text:p>-0.67774745823</text:p>
              </table:table-cell>
              <table:table-cell office:value-type="float" office:value="1.8626329866">
                <text:p>1.8626329866</text:p>
              </table:table-cell>
            </table:table-row>
            <table:table-row>
              <table:table-cell office:value-type="float" office:value="-0.67256515428">
                <text:p>-0.67256515428</text:p>
              </table:table-cell>
              <table:table-cell office:value-type="float" office:value="1.9028136362">
                <text:p>1.9028136362</text:p>
              </table:table-cell>
            </table:table-row>
            <table:table-row>
              <table:table-cell office:value-type="float" office:value="-0.66592553544">
                <text:p>-0.66592553544</text:p>
              </table:table-cell>
              <table:table-cell office:value-type="float" office:value="1.943481909">
                <text:p>1.943481909</text:p>
              </table:table-cell>
            </table:table-row>
            <table:table-row>
              <table:table-cell office:value-type="float" office:value="-0.65780636344">
                <text:p>-0.65780636344</text:p>
              </table:table-cell>
              <table:table-cell office:value-type="float" office:value="1.9845913225">
                <text:p>1.9845913225</text:p>
              </table:table-cell>
            </table:table-row>
            <table:table-row>
              <table:table-cell office:value-type="float" office:value="-0.64826021547">
                <text:p>-0.64826021547</text:p>
              </table:table-cell>
              <table:table-cell office:value-type="float" office:value="2.0257993831">
                <text:p>2.0257993831</text:p>
              </table:table-cell>
            </table:table-row>
            <table:table-row>
              <table:table-cell office:value-type="float" office:value="-0.63721575547">
                <text:p>-0.63721575547</text:p>
              </table:table-cell>
              <table:table-cell office:value-type="float" office:value="2.067348671">
                <text:p>2.067348671</text:p>
              </table:table-cell>
            </table:table-row>
            <table:table-row>
              <table:table-cell office:value-type="float" office:value="-0.62465530837">
                <text:p>-0.62465530837</text:p>
              </table:table-cell>
              <table:table-cell office:value-type="float" office:value="2.109191413">
                <text:p>2.109191413</text:p>
              </table:table-cell>
            </table:table-row>
            <table:table-row>
              <table:table-cell office:value-type="float" office:value="-0.61056261228">
                <text:p>-0.61056261228</text:p>
              </table:table-cell>
              <table:table-cell office:value-type="float" office:value="2.1512791548">
                <text:p>2.1512791548</text:p>
              </table:table-cell>
            </table:table-row>
            <table:table-row>
              <table:table-cell office:value-type="float" office:value="-0.59496602972">
                <text:p>-0.59496602972</text:p>
              </table:table-cell>
              <table:table-cell office:value-type="float" office:value="2.1934513413">
                <text:p>2.1934513413</text:p>
              </table:table-cell>
            </table:table-row>
            <table:table-row>
              <table:table-cell office:value-type="float" office:value="-0.57781724331">
                <text:p>-0.57781724331</text:p>
              </table:table-cell>
              <table:table-cell office:value-type="float" office:value="2.2357690877">
                <text:p>2.2357690877</text:p>
              </table:table-cell>
            </table:table-row>
            <table:table-row>
              <table:table-cell office:value-type="float" office:value="-0.55910446686">
                <text:p>-0.55910446686</text:p>
              </table:table-cell>
              <table:table-cell office:value-type="float" office:value="2.278182528">
                <text:p>2.278182528</text:p>
              </table:table-cell>
            </table:table-row>
            <table:table-row>
              <table:table-cell office:value-type="float" office:value="-0.53881740717">
                <text:p>-0.53881740717</text:p>
              </table:table-cell>
              <table:table-cell office:value-type="float" office:value="2.3206412796">
                <text:p>2.3206412796</text:p>
              </table:table-cell>
            </table:table-row>
            <table:table-row>
              <table:table-cell office:value-type="float" office:value="-0.51687409116">
                <text:p>-0.51687409116</text:p>
              </table:table-cell>
              <table:table-cell office:value-type="float" office:value="2.3632315015">
                <text:p>2.3632315015</text:p>
              </table:table-cell>
            </table:table-row>
            <table:table-row>
              <table:table-cell office:value-type="float" office:value="-0.49333015899">
                <text:p>-0.49333015899</text:p>
              </table:table-cell>
              <table:table-cell office:value-type="float" office:value="2.4057643434">
                <text:p>2.4057643434</text:p>
              </table:table-cell>
            </table:table-row>
            <table:table-row>
              <table:table-cell office:value-type="float" office:value="-0.46817987285">
                <text:p>-0.46817987285</text:p>
              </table:table-cell>
              <table:table-cell office:value-type="float" office:value="2.4481876197">
                <text:p>2.4481876197</text:p>
              </table:table-cell>
            </table:table-row>
            <table:table-row>
              <table:table-cell office:value-type="float" office:value="-0.44141908742">
                <text:p>-0.44141908742</text:p>
              </table:table-cell>
              <table:table-cell office:value-type="float" office:value="2.4904487952">
                <text:p>2.4904487952</text:p>
              </table:table-cell>
            </table:table-row>
            <table:table-row>
              <table:table-cell office:value-type="float" office:value="-0.41268301333">
                <text:p>-0.41268301333</text:p>
              </table:table-cell>
              <table:table-cell office:value-type="float" office:value="2.5330152392">
                <text:p>2.5330152392</text:p>
              </table:table-cell>
            </table:table-row>
            <table:table-row>
              <table:table-cell office:value-type="float" office:value="-0.3822926892">
                <text:p>-0.3822926892</text:p>
              </table:table-cell>
              <table:table-cell office:value-type="float" office:value="2.5753062665">
                <text:p>2.5753062665</text:p>
              </table:table-cell>
            </table:table-row>
            <table:table-row>
              <table:table-cell office:value-type="float" office:value="-0.350248906">
                <text:p>-0.350248906</text:p>
              </table:table-cell>
              <table:table-cell office:value-type="float" office:value="2.6172665557">
                <text:p>2.6172665557</text:p>
              </table:table-cell>
            </table:table-row>
            <table:table-row>
              <table:table-cell office:value-type="float" office:value="-0.31655419306">
                <text:p>-0.31655419306</text:p>
              </table:table-cell>
              <table:table-cell office:value-type="float" office:value="2.6588406163">
                <text:p>2.6588406163</text:p>
              </table:table-cell>
            </table:table-row>
            <table:table-row>
              <table:table-cell office:value-type="float" office:value="-0.28002481354">
                <text:p>-0.28002481354</text:p>
              </table:table-cell>
              <table:table-cell office:value-type="float" office:value="2.7013149722">
                <text:p>2.7013149722</text:p>
              </table:table-cell>
            </table:table-row>
            <table:table-row>
              <table:table-cell office:value-type="float" office:value="-0.24174560013">
                <text:p>-0.24174560013</text:p>
              </table:table-cell>
              <table:table-cell office:value-type="float" office:value="2.7432566601">
                <text:p>2.7432566601</text:p>
              </table:table-cell>
            </table:table-row>
            <table:table-row>
              <table:table-cell office:value-type="float" office:value="-0.20172526226">
                <text:p>-0.20172526226</text:p>
              </table:table-cell>
              <table:table-cell office:value-type="float" office:value="2.7846043315">
                <text:p>2.7846043315</text:p>
              </table:table-cell>
            </table:table-row>
            <table:table-row>
              <table:table-cell office:value-type="float" office:value="-0.15997453739">
                <text:p>-0.15997453739</text:p>
              </table:table-cell>
              <table:table-cell office:value-type="float" office:value="2.8252966911">
                <text:p>2.8252966911</text:p>
              </table:table-cell>
            </table:table-row>
            <table:table-row>
              <table:table-cell office:value-type="float" office:value="-0.11544815068">
                <text:p>-0.11544815068</text:p>
              </table:table-cell>
              <table:table-cell office:value-type="float" office:value="2.8662171544">
                <text:p>2.8662171544</text:p>
              </table:table-cell>
            </table:table-row>
            <table:table-row>
              <table:table-cell office:value-type="float" office:value="-0.069137142174">
                <text:p>-0.069137142174</text:p>
              </table:table-cell>
              <table:table-cell office:value-type="float" office:value="2.9063210569">
                <text:p>2.9063210569</text:p>
              </table:table-cell>
            </table:table-row>
            <table:table-row>
              <table:table-cell office:value-type="float" office:value="-0.021059689294">
                <text:p>-0.021059689294</text:p>
              </table:table-cell>
              <table:table-cell office:value-type="float" office:value="2.945543212">
                <text:p>2.945543212</text:p>
              </table:table-cell>
            </table:table-row>
            <table:table-row>
              <table:table-cell office:value-type="float" office:value="0.028763779636">
                <text:p>0.028763779636</text:p>
              </table:table-cell>
              <table:table-cell office:value-type="float" office:value="2.9838187835">
                <text:p>2.9838187835</text:p>
              </table:table-cell>
            </table:table-row>
            <table:table-row>
              <table:table-cell office:value-type="float" office:value="0.080509739561">
                <text:p>0.080509739561</text:p>
              </table:table-cell>
              <table:table-cell office:value-type="float" office:value="3.0212229666">
                <text:p>3.0212229666</text:p>
              </table:table-cell>
            </table:table-row>
            <table:table-row>
              <table:table-cell office:value-type="float" office:value="0.13396694097">
                <text:p>0.13396694097</text:p>
              </table:table-cell>
              <table:table-cell office:value-type="float" office:value="3.0575438102">
                <text:p>3.0575438102</text:p>
              </table:table-cell>
            </table:table-row>
            <table:table-row>
              <table:table-cell office:value-type="float" office:value="0.1891078899">
                <text:p>0.1891078899</text:p>
              </table:table-cell>
              <table:table-cell office:value-type="float" office:value="3.0927172665">
                <text:p>3.0927172665</text:p>
              </table:table-cell>
            </table:table-row>
            <table:table-row>
              <table:table-cell office:value-type="float" office:value="0.24590282375">
                <text:p>0.24590282375</text:p>
              </table:table-cell>
              <table:table-cell office:value-type="float" office:value="3.1266799561">
                <text:p>3.1266799561</text:p>
              </table:table-cell>
            </table:table-row>
            <table:table-row>
              <table:table-cell office:value-type="float" office:value="0.30273167879">
                <text:p>0.30273167879</text:p>
              </table:table-cell>
              <table:table-cell office:value-type="float" office:value="3.1585094356">
                <text:p>3.1585094356</text:p>
              </table:table-cell>
            </table:table-row>
            <table:table-row>
              <table:table-cell office:value-type="float" office:value="0.36106509423">
                <text:p>0.36106509423</text:p>
              </table:table-cell>
              <table:table-cell office:value-type="float" office:value="3.1890759343">
                <text:p>3.1890759343</text:p>
              </table:table-cell>
            </table:table-row>
            <table:table-row>
              <table:table-cell office:value-type="float" office:value="0.42086951799">
                <text:p>0.42086951799</text:p>
              </table:table-cell>
              <table:table-cell office:value-type="float" office:value="3.2183232887">
                <text:p>3.2183232887</text:p>
              </table:table-cell>
            </table:table-row>
            <table:table-row>
              <table:table-cell office:value-type="float" office:value="0.48210941615">
                <text:p>0.48210941615</text:p>
              </table:table-cell>
              <table:table-cell office:value-type="float" office:value="3.2461962164">
                <text:p>3.2461962164</text:p>
              </table:table-cell>
            </table:table-row>
            <table:table-row>
              <table:table-cell office:value-type="float" office:value="0.54070388052">
                <text:p>0.54070388052</text:p>
              </table:table-cell>
              <table:table-cell office:value-type="float" office:value="3.2709944509">
                <text:p>3.2709944509</text:p>
              </table:table-cell>
            </table:table-row>
            <table:table-row>
              <table:table-cell office:value-type="float" office:value="0.60049109221">
                <text:p>0.60049109221</text:p>
              </table:table-cell>
              <table:table-cell office:value-type="float" office:value="3.2944969026">
                <text:p>3.2944969026</text:p>
              </table:table-cell>
            </table:table-row>
            <table:table-row>
              <table:table-cell office:value-type="float" office:value="0.66143727731">
                <text:p>0.66143727731</text:p>
              </table:table-cell>
              <table:table-cell office:value-type="float" office:value="3.3166606455">
                <text:p>3.3166606455</text:p>
              </table:table-cell>
            </table:table-row>
            <table:table-row>
              <table:table-cell office:value-type="float" office:value="0.72350720797">
                <text:p>0.72350720797</text:p>
              </table:table-cell>
              <table:table-cell office:value-type="float" office:value="3.3374436364">
                <text:p>3.3374436364</text:p>
              </table:table-cell>
            </table:table-row>
            <table:table-row>
              <table:table-cell office:value-type="float" office:value="0.78441192749">
                <text:p>0.78441192749</text:p>
              </table:table-cell>
              <table:table-cell office:value-type="float" office:value="3.356144576">
                <text:p>3.356144576</text:p>
              </table:table-cell>
            </table:table-row>
            <table:table-row>
              <table:table-cell office:value-type="float" office:value="0.84629403466">
                <text:p>0.84629403466</text:p>
              </table:table-cell>
              <table:table-cell office:value-type="float" office:value="3.3734864239">
                <text:p>3.3734864239</text:p>
              </table:table-cell>
            </table:table-row>
            <table:table-row>
              <table:table-cell office:value-type="float" office:value="0.90911817734">
                <text:p>0.90911817734</text:p>
              </table:table-cell>
              <table:table-cell office:value-type="float" office:value="3.389434036">
                <text:p>3.389434036</text:p>
              </table:table-cell>
            </table:table-row>
            <table:table-row>
              <table:table-cell office:value-type="float" office:value="0.97284782404">
                <text:p>0.97284782404</text:p>
              </table:table-cell>
              <table:table-cell office:value-type="float" office:value="3.4039532">
                <text:p>3.4039532</text:p>
              </table:table-cell>
            </table:table-row>
            <table:table-row>
              <table:table-cell office:value-type="float" office:value="1.0359285268">
                <text:p>1.0359285268</text:p>
              </table:table-cell>
              <table:table-cell office:value-type="float" office:value="3.4167229186">
                <text:p>3.4167229186</text:p>
              </table:table-cell>
            </table:table-row>
            <table:table-row>
              <table:table-cell office:value-type="float" office:value="1.0998008703">
                <text:p>1.0998008703</text:p>
              </table:table-cell>
              <table:table-cell office:value-type="float" office:value="3.4280683132">
                <text:p>3.4280683132</text:p>
              </table:table-cell>
            </table:table-row>
            <table:table-row>
              <table:table-cell office:value-type="float" office:value="1.1644276942">
                <text:p>1.1644276942</text:p>
              </table:table-cell>
              <table:table-cell office:value-type="float" office:value="3.4379603011">
                <text:p>3.4379603011</text:p>
              </table:table-cell>
            </table:table-row>
            <table:table-row>
              <table:table-cell office:value-type="float" office:value="1.2297708557">
                <text:p>1.2297708557</text:p>
              </table:table-cell>
              <table:table-cell office:value-type="float" office:value="3.4463707891">
                <text:p>3.4463707891</text:p>
              </table:table-cell>
            </table:table-row>
            <table:table-row>
              <table:table-cell office:value-type="float" office:value="1.2947796752">
                <text:p>1.2947796752</text:p>
              </table:table-cell>
              <table:table-cell office:value-type="float" office:value="3.4531789191">
                <text:p>3.4531789191</text:p>
              </table:table-cell>
            </table:table-row>
            <table:table-row>
              <table:table-cell office:value-type="float" office:value="1.3604070151">
                <text:p>1.3604070151</text:p>
              </table:table-cell>
              <table:table-cell office:value-type="float" office:value="3.4584992765">
                <text:p>3.4584992765</text:p>
              </table:table-cell>
            </table:table-row>
            <table:table-row>
              <table:table-cell office:value-type="float" office:value="1.4266138065">
                <text:p>1.4266138065</text:p>
              </table:table-cell>
              <table:table-cell office:value-type="float" office:value="3.4623080345">
                <text:p>3.4623080345</text:p>
              </table:table-cell>
            </table:table-row>
            <table:table-row>
              <table:table-cell office:value-type="float" office:value="1.4933601585">
                <text:p>1.4933601585</text:p>
              </table:table-cell>
              <table:table-cell office:value-type="float" office:value="3.4645824191">
                <text:p>3.4645824191</text:p>
              </table:table-cell>
            </table:table-row>
            <table:table-row>
              <table:table-cell office:value-type="float" office:value="1.5600342783">
                <text:p>1.5600342783</text:p>
              </table:table-cell>
              <table:table-cell office:value-type="float" office:value="3.4653012441">
                <text:p>3.4653012441</text:p>
              </table:table-cell>
            </table:table-row>
            <table:table-row>
              <table:table-cell office:value-type="float" office:value="1.6271584596">
                <text:p>1.6271584596</text:p>
              </table:table-cell>
              <table:table-cell office:value-type="float" office:value="3.464470158">
                <text:p>3.464470158</text:p>
              </table:table-cell>
            </table:table-row>
            <table:table-row>
              <table:table-cell office:value-type="float" office:value="1.6946915893">
                <text:p>1.6946915893</text:p>
              </table:table-cell>
              <table:table-cell office:value-type="float" office:value="3.4620701919">
                <text:p>3.4620701919</text:p>
              </table:table-cell>
            </table:table-row>
            <table:table-row>
              <table:table-cell office:value-type="float" office:value="1.7625918744">
                <text:p>1.7625918744</text:p>
              </table:table-cell>
              <table:table-cell office:value-type="float" office:value="3.458083502">
                <text:p>3.458083502</text:p>
              </table:table-cell>
            </table:table-row>
            <table:table-row>
              <table:table-cell office:value-type="float" office:value="1.830698707">
                <text:p>1.830698707</text:p>
              </table:table-cell>
              <table:table-cell office:value-type="float" office:value="3.4525044458">
                <text:p>3.4525044458</text:p>
              </table:table-cell>
            </table:table-row>
            <table:table-row>
              <table:table-cell office:value-type="float" office:value="1.899086291">
                <text:p>1.899086291</text:p>
              </table:table-cell>
              <table:table-cell office:value-type="float" office:value="3.4453120651">
                <text:p>3.4453120651</text:p>
              </table:table-cell>
            </table:table-row>
            <table:table-row>
              <table:table-cell office:value-type="float" office:value="1.9677112104">
                <text:p>1.9677112104</text:p>
              </table:table-cell>
              <table:table-cell office:value-type="float" office:value="3.4364921081">
                <text:p>3.4364921081</text:p>
              </table:table-cell>
            </table:table-row>
            <table:table-row>
              <table:table-cell office:value-type="float" office:value="2.0365295018">
                <text:p>2.0365295018</text:p>
              </table:table-cell>
              <table:table-cell office:value-type="float" office:value="3.4260315341">
                <text:p>3.4260315341</text:p>
              </table:table-cell>
            </table:table-row>
            <table:table-row>
              <table:table-cell office:value-type="float" office:value="2.1059213652">
                <text:p>2.1059213652</text:p>
              </table:table-cell>
              <table:table-cell office:value-type="float" office:value="3.4138388728">
                <text:p>3.4138388728</text:p>
              </table:table-cell>
            </table:table-row>
            <table:table-row>
              <table:table-cell office:value-type="float" office:value="2.1754181685">
                <text:p>2.1754181685</text:p>
              </table:table-cell>
              <table:table-cell office:value-type="float" office:value="3.399962641">
                <text:p>3.399962641</text:p>
              </table:table-cell>
            </table:table-row>
            <table:table-row>
              <table:table-cell office:value-type="float" office:value="2.2449736709">
                <text:p>2.2449736709</text:p>
              </table:table-cell>
              <table:table-cell office:value-type="float" office:value="3.3843933938">
                <text:p>3.3843933938</text:p>
              </table:table-cell>
            </table:table-row>
            <table:table-row>
              <table:table-cell office:value-type="float" office:value="2.3145412185">
                <text:p>2.3145412185</text:p>
              </table:table-cell>
              <table:table-cell office:value-type="float" office:value="3.3671230082">
                <text:p>3.3671230082</text:p>
              </table:table-cell>
            </table:table-row>
            <table:table-row>
              <table:table-cell office:value-type="float" office:value="2.3852914985">
                <text:p>2.3852914985</text:p>
              </table:table-cell>
              <table:table-cell office:value-type="float" office:value="3.3477969119">
                <text:p>3.3477969119</text:p>
              </table:table-cell>
            </table:table-row>
            <table:table-row>
              <table:table-cell office:value-type="float" office:value="2.4559556513">
                <text:p>2.4559556513</text:p>
              </table:table-cell>
              <table:table-cell office:value-type="float" office:value="3.3266968157">
                <text:p>3.3266968157</text:p>
              </table:table-cell>
            </table:table-row>
            <table:table-row>
              <table:table-cell office:value-type="float" office:value="2.5264834624">
                <text:p>2.5264834624</text:p>
              </table:table-cell>
              <table:table-cell office:value-type="float" office:value="3.3038184849">
                <text:p>3.3038184849</text:p>
              </table:table-cell>
            </table:table-row>
            <table:table-row>
              <table:table-cell office:value-type="float" office:value="2.5968244473">
                <text:p>2.5968244473</text:p>
              </table:table-cell>
              <table:table-cell office:value-type="float" office:value="3.2791591701">
                <text:p>3.2791591701</text:p>
              </table:table-cell>
            </table:table-row>
            <table:table-row>
              <table:table-cell office:value-type="float" office:value="2.6697991546">
                <text:p>2.6697991546</text:p>
              </table:table-cell>
              <table:table-cell office:value-type="float" office:value="3.2515943743">
                <text:p>3.2515943743</text:p>
              </table:table-cell>
            </table:table-row>
            <table:table-row>
              <table:table-cell office:value-type="float" office:value="2.7424590057">
                <text:p>2.7424590057</text:p>
              </table:table-cell>
              <table:table-cell office:value-type="float" office:value="3.2220983957">
                <text:p>3.2220983957</text:p>
              </table:table-cell>
            </table:table-row>
            <table:table-row>
              <table:table-cell office:value-type="float" office:value="2.8147464346">
                <text:p>2.8147464346</text:p>
              </table:table-cell>
              <table:table-cell office:value-type="float" office:value="3.190673354">
                <text:p>3.190673354</text:p>
              </table:table-cell>
            </table:table-row>
            <table:table-row>
              <table:table-cell office:value-type="float" office:value="2.886603782">
                <text:p>2.886603782</text:p>
              </table:table-cell>
              <table:table-cell office:value-type="float" office:value="3.1573231689">
                <text:p>3.1573231689</text:p>
              </table:table-cell>
            </table:table-row>
            <table:table-row>
              <table:table-cell office:value-type="float" office:value="2.9625937655">
                <text:p>2.9625937655</text:p>
              </table:table-cell>
              <table:table-cell office:value-type="float" office:value="3.1196949584">
                <text:p>3.1196949584</text:p>
              </table:table-cell>
            </table:table-row>
            <table:table-row>
              <table:table-cell office:value-type="float" office:value="3.037960844">
                <text:p>3.037960844</text:p>
              </table:table-cell>
              <table:table-cell office:value-type="float" office:value="3.0798989302">
                <text:p>3.0798989302</text:p>
              </table:table-cell>
            </table:table-row>
            <table:table-row>
              <table:table-cell office:value-type="float" office:value="3.1126354792">
                <text:p>3.1126354792</text:p>
              </table:table-cell>
              <table:table-cell office:value-type="float" office:value="3.0379466166">
                <text:p>3.0379466166</text:p>
              </table:table-cell>
            </table:table-row>
            <table:table-row>
              <table:table-cell office:value-type="float" office:value="3.1865483324">
                <text:p>3.1865483324</text:p>
              </table:table-cell>
              <table:table-cell office:value-type="float" office:value="2.9938518987">
                <text:p>2.9938518987</text:p>
              </table:table-cell>
            </table:table-row>
            <table:table-row>
              <table:table-cell office:value-type="float" office:value="3.2581182376">
                <text:p>3.2581182376</text:p>
              </table:table-cell>
              <table:table-cell office:value-type="float" office:value="2.9486145322">
                <text:p>2.9486145322</text:p>
              </table:table-cell>
            </table:table-row>
            <table:table-row>
              <table:table-cell office:value-type="float" office:value="3.3288270237">
                <text:p>3.3288270237</text:p>
              </table:table-cell>
              <table:table-cell office:value-type="float" office:value="2.901355987">
                <text:p>2.901355987</text:p>
              </table:table-cell>
            </table:table-row>
            <table:table-row>
              <table:table-cell office:value-type="float" office:value="3.3986106115">
                <text:p>3.3986106115</text:p>
              </table:table-cell>
              <table:table-cell office:value-type="float" office:value="2.852095837">
                <text:p>2.8520958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